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0aca4c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04be67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06495e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0fb29b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10392d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rsid="000fb29b" officeooo:paragraph-rsid="000fb29b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rsid="000fb29b" officeooo:paragraph-rsid="0010392d" style:font-size-asian="10pt" style:font-size-complex="10pt"/>
    </style:style>
    <style:style style:name="P9" style:family="paragraph" style:parent-style-name="Preformatted_20_Text">
      <style:paragraph-properties fo:margin-top="0in" fo:margin-bottom="0in" loext:contextual-spacing="false" fo:line-height="100%"/>
      <style:text-properties style:font-name="Ubuntu Mono" fo:font-size="10pt" officeooo:paragraph-rsid="000fb29b" style:font-size-asian="10pt" style:font-size-complex="10pt"/>
    </style:style>
    <style:style style:name="P10" style:family="paragraph" style:parent-style-name="Preformatted_20_Text">
      <style:paragraph-properties fo:margin-top="0in" fo:margin-bottom="0in" loext:contextual-spacing="false" fo:line-height="100%"/>
      <style:text-properties style:font-name="Ubuntu Mono" fo:font-size="10pt" officeooo:paragraph-rsid="000aca4c" style:font-size-asian="10pt" style:font-size-complex="10pt"/>
    </style:style>
    <style:style style:name="P11" style:family="paragraph" style:parent-style-name="Text_20_body">
      <style:paragraph-properties fo:line-height="100%"/>
      <style:text-properties style:font-name="Ubuntu Mono" fo:font-size="10pt" officeooo:paragraph-rsid="000aca4c" style:font-size-asian="10pt" style:font-size-complex="10pt"/>
    </style:style>
    <style:style style:name="P12" style:family="paragraph" style:parent-style-name="Text_20_body">
      <style:paragraph-properties fo:line-height="100%"/>
      <style:text-properties style:font-name="Ubuntu Mono" fo:font-size="10pt" officeooo:paragraph-rsid="0004be67" style:font-size-asian="10pt" style:font-size-complex="10pt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rsid="000fb29b" officeooo:paragraph-rsid="0010392d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style:font-name="Ubuntu Mono" fo:font-size="10pt" officeooo:paragraph-rsid="000fb29b" style:font-size-asian="10pt" style:font-size-complex="10pt"/>
    </style:style>
    <style:style style:name="P16" style:family="paragraph" style:parent-style-name="Heading_20_2">
      <style:text-properties officeooo:rsid="000aca4c" officeooo:paragraph-rsid="000aca4c"/>
    </style:style>
    <style:style style:name="P17" style:family="paragraph" style:parent-style-name="Heading_20_2">
      <style:text-properties officeooo:paragraph-rsid="000aca4c"/>
    </style:style>
    <style:style style:name="P18" style:family="paragraph" style:parent-style-name="Heading_20_2">
      <style:text-properties officeooo:paragraph-rsid="000fb29b"/>
    </style:style>
    <style:style style:name="P19" style:family="paragraph" style:parent-style-name="Heading_20_2">
      <style:text-properties officeooo:paragraph-rsid="0010392d"/>
    </style:style>
    <style:style style:name="P20" style:family="paragraph" style:parent-style-name="Heading_20_2">
      <style:text-properties officeooo:rsid="000fb29b" officeooo:paragraph-rsid="000fb29b"/>
    </style:style>
    <style:style style:name="P2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aca4c"/>
    </style:style>
    <style:style style:name="T2" style:family="text">
      <style:text-properties officeooo:rsid="000e243e"/>
    </style:style>
    <style:style style:name="T3" style:family="text">
      <style:text-properties officeooo:rsid="000fb29b"/>
    </style:style>
    <style:style style:name="T4" style:family="text">
      <style:text-properties officeooo:rsid="00103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Local</text:h>
      <text:h text:style-name="Heading_20_2" text:outline-level="2">Title</text:h>
      <text:p text:style-name="P1">&gt;Namespace(dr=None, intro=False, lemmer=False, lemstop=False, max_df=None, methods=['km', 'em', 'ac', 'aa', 'aw', 'db'], min_df=None, ngram=None, raw=False, stemer=False, stopword=False, title=True)</text:p>
      <text:p text:style-name="P1">&gt;TfidfVectorizer(analyzer='word', binary=False, decode_error='strict',</text:p>
      <text:p text:style-name="P1"><text:s text:c="8"/>dtype=&lt;class 'numpy.float64'&gt;, encoding='utf-8', input='content',</text:p>
      <text:p text:style-name="P1"><text:s text:c="8"/>lowercase=True, max_df=1.0, max_features=None, min_df=1,</text:p>
      <text:p text:style-name="P1"><text:s text:c="8"/>ngram_range=(1, 1), norm='l2', preprocessor=None, smooth_idf=True,</text:p>
      <text:p text:style-name="P1"><text:s text:c="8"/>stop_words=None, strip_accents=None, sublinear_tf=False,</text:p>
      <text:p text:style-name="P1"><text:s text:c="8"/>token_pattern='(?u)\\b\\w\\w+\\b', tokenizer=None, use_idf=True,</text:p>
      <text:p text:style-name="P1"><text:s text:c="8"/>vocabulary=None)</text:p>
      <text:p text:style-name="P1">[{'model': KMeans(algorithm='auto', copy_x=True, init='k-means++', max_iter=300,</text:p>
      <text:p text:style-name="P1"><text:s text:c="4"/>n_clusters=5, n_init=10, n_jobs=-1, precompute_distances='auto',</text:p>
      <text:p text:style-name="P1"><text:s text:c="4"/>random_state=42, tol=0.0001, verbose=0), 'title': 'K-means'}, {'model': GaussianMixture(covariance_type='diag', init_params='kmeans', max_iter=100,</text:p>
      <text:p text:style-name="P1"><text:s text:c="8"/>means_init=None, n_components=5, n_init=1, precisions_init=None,</text:p>
      <text:p text:style-name="P1"><text:s text:c="8"/>random_state=42, reg_covar=1e-06, tol=0.001, verbose=0,</text:p>
      <text:p text:style-name="P1"><text:s text:c="8"/>verbose_interval=10, warm_start=False, weights_init=None), 'title': 'Expectation–maximization'}, {'model': AgglomerativeClustering(affinity='euclidean', compute_full_tree='auto',</text:p>
      <text:p text:style-name="P1"><text:s text:c="12"/>connectivity=None, linkage='complete', memory=None,</text:p>
      <text:p text:style-name="P1"><text:s text:c="12"/>n_clusters=5, pooling_func='deprecated'), 'title': 'Complete-linkage clustering'}, {'model': AgglomerativeClustering(affinity='euclidean', compute_full_tree='auto',</text:p>
      <text:p text:style-name="P1"><text:s text:c="12"/>connectivity=None, linkage='average', memory=None,</text:p>
      <text:p text:style-name="P1"><text:s text:c="12"/>n_clusters=5, pooling_func='deprecated'), 'title': 'Average-linkage clustering'}, {'model': AgglomerativeClustering(affinity='euclidean', compute_full_tree='auto',</text:p>
      <text:p text:style-name="P1"><text:s text:c="12"/>connectivity=None, linkage='ward', memory=None, n_clusters=5,</text:p>
      <text:p text:style-name="P1"><text:s text:c="12"/>pooling_func='deprecated'), 'title': 'Ward-linkage clustering'}, {'model': DBSCAN(algorithm='auto', eps=0.5, leaf_size=30, metric='euclidean',</text:p>
      <text:p text:style-name="P1"><text:s text:c="4"/>metric_params=None, min_samples=5, n_jobs=-1, p=None), 'title': 'DBSCAN'}]</text:p>
      <text:p text:style-name="P1">&gt;(4058, 13987)</text:p>
      <text:p text:style-name="P1"/>
      <text:p text:style-name="P1">K-means results</text:p>
      <text:p text:style-name="P1">[ 217 <text:s/>288 2668 <text:s/>591 <text:s/>294]</text:p>
      <text:p text:style-name="P1">Cluster 0: automobilių kas naują vokietijos naudotų po ataskaita specialistų kilometrų tūkst</text:p>
      <text:p text:style-name="P1">Cluster 1: su kad ir tai apie iš dėl kaip eksperimentą mokslininkai</text:p>
      <text:p text:style-name="P1">Cluster 2: kaip iš dėl apie lietuvoje ar metų dar už po</text:p>
      <text:p text:style-name="P1">Cluster 3: ir apie iš už tik pasaulio savo kaip dėl lietuvoje</text:p>
      <text:p text:style-name="P1">Cluster 4: lietuvos čempionato rinktinė metų čempionate ir ledo iš europos balso</text:p>
      <text:p text:style-name="P1">Rand <text:s text:c="7"/>0.017</text:p>
      <text:p text:style-name="P1">Homogeneity 0.038</text:p>
      <text:p text:style-name="P1">Homogeneity 0.056</text:p>
      <text:p text:style-name="P1">[[123 <text:s/>41 598 <text:s/>78 <text:s/>55]</text:p>
      <text:p text:style-name="P1"><text:s/>[ 22 <text:s/>89 428 208 <text:s/>32]</text:p>
      <text:p text:style-name="P1"><text:s/>[ 11 <text:s/>53 420 137 139]</text:p>
      <text:p text:style-name="P1"><text:s/>[ 31 <text:s/>75 624 <text:s/>93 <text:s/>14]</text:p>
      <text:p text:style-name="P1"><text:s/>[ 30 <text:s/>30 598 <text:s/>75 <text:s/>54]]</text:p>
      <text:p text:style-name="P1">New labels:</text:p>
      <text:p text:style-name="P1">0 -&gt; 0(Auto)</text:p>
      <text:p text:style-name="P1">1 -&gt; 1(Veidai)</text:p>
      <text:p text:style-name="P1">2 -&gt; 3(Mokslas)</text:p>
      <text:p text:style-name="P1">3 -&gt; 1(Veidai)</text:p>
      <text:p text:style-name="P1">4 -&gt; 2(Sportas)</text:p>
      <text:p text:style-name="P1">[ 217 <text:s/>879 <text:s/>294 2668]</text:p>
      <text:p text:style-name="P1">Rand <text:s text:c="7"/>0.018</text:p>
      <text:p text:style-name="P1">Homogeneity 0.037</text:p>
      <text:p text:style-name="P1">Homogeneity 0.063</text:p>
      <text:p text:style-name="P1">[[123 119 <text:s/>55 598 <text:s text:c="2"/>0]</text:p>
      <text:p text:style-name="P1"><text:s/>[ 22 297 <text:s/>32 428 <text:s text:c="2"/>0]</text:p>
      <text:p text:style-name="P1"><text:s/>[ 11 190 139 420 <text:s text:c="2"/>0]</text:p>
      <text:p text:style-name="P1"><text:s/>[ 31 168 <text:s/>14 624 <text:s text:c="2"/>0]</text:p>
      <text:p text:style-name="P1"><text:s/>[ 30 105 <text:s/>54 598 <text:s text:c="2"/>0]]</text:p>
      <text:p text:style-name="P1">{'model': KMeans(algorithm='auto', copy_x=True, init='k-means++', max_iter=300,</text:p>
      <text:p text:style-name="P1"><text:s text:c="4"/>n_clusters=5, n_init=10, n_jobs=-1, precompute_distances='auto',</text:p>
      <text:p text:style-name="P1"><text:s text:c="4"/>random_state=42, tol=0.0001, verbose=0), 'title': 'K-means'}</text:p>
      <text:p text:style-name="P1">&gt; K-means 10.26759958267212 to run</text:p>
      <text:p text:style-name="P1"><text:soft-page-break/></text:p>
      <text:p text:style-name="P1">Expectation–maximization results</text:p>
      <text:p text:style-name="P1">(array([0, 1, 2, 3, 4]), array([3070, <text:s text:c="2"/>52, <text:s text:c="2"/>16, <text:s/>660, <text:s/>260]))</text:p>
      <text:p text:style-name="P1">Cluster 0: lietuvos su kaip dėl iš apie metų automobilių lietuvoje ar</text:p>
      <text:p text:style-name="P1">Cluster 1: kurie telefono ilgiau leis dalykų lietuvos kaip aptiktas ir kas</text:p>
      <text:p text:style-name="P1">Cluster 2: ataskaita naudotų specialistų kilometrų vokietijos tūkst automobilių po volkswagen škoda</text:p>
      <text:p text:style-name="P1">Cluster 3: ir apie lietuvos iš su pasaulio už metų dėl tik</text:p>
      <text:p text:style-name="P1">Cluster 4: už kad ką jau žinoti tai lietuvoje reiškia mokslininkai reikia</text:p>
      <text:p text:style-name="P1">Rand <text:s text:c="7"/>0.009</text:p>
      <text:p text:style-name="P1">Homogeneity 0.018</text:p>
      <text:p text:style-name="P1">Homogeneity 0.038</text:p>
      <text:p text:style-name="P1">[[726 <text:s text:c="2"/>4 <text:s/>16 <text:s/>99 <text:s/>50]</text:p>
      <text:p text:style-name="P1"><text:s/>[491 <text:s/>11 <text:s text:c="2"/>0 223 <text:s/>54]</text:p>
      <text:p text:style-name="P1"><text:s/>[556 <text:s text:c="2"/>2 <text:s text:c="2"/>0 166 <text:s/>36]</text:p>
      <text:p text:style-name="P1"><text:s/>[650 <text:s/>23 <text:s text:c="2"/>0 <text:s/>98 <text:s/>66]</text:p>
      <text:p text:style-name="P1"><text:s/>[647 <text:s/>12 <text:s text:c="2"/>0 <text:s/>74 <text:s/>54]]</text:p>
      <text:p text:style-name="P1">New labels:</text:p>
      <text:p text:style-name="P1">0 -&gt; 0(Auto)</text:p>
      <text:p text:style-name="P1">1 -&gt; 3(Mokslas)</text:p>
      <text:p text:style-name="P1">2 -&gt; 0(Auto)</text:p>
      <text:p text:style-name="P1">3 -&gt; 1(Veidai)</text:p>
      <text:p text:style-name="P1">4 -&gt; 3(Mokslas)</text:p>
      <text:p text:style-name="P1">[3086 <text:s/>660 <text:s text:c="3"/>0 <text:s/>312]</text:p>
      <text:p text:style-name="P1">Rand <text:s text:c="7"/>0.010</text:p>
      <text:p text:style-name="P1">Homogeneity 0.014</text:p>
      <text:p text:style-name="P1">Homogeneity 0.031</text:p>
      <text:p text:style-name="P1">[[742 <text:s/>99 <text:s text:c="2"/>0 <text:s/>54 <text:s text:c="2"/>0]</text:p>
      <text:p text:style-name="P1"><text:s/>[491 223 <text:s text:c="2"/>0 <text:s/>65 <text:s text:c="2"/>0]</text:p>
      <text:p text:style-name="P1"><text:s/>[556 166 <text:s text:c="2"/>0 <text:s/>38 <text:s text:c="2"/>0]</text:p>
      <text:p text:style-name="P1"><text:s/>[650 <text:s/>98 <text:s text:c="2"/>0 <text:s/>89 <text:s text:c="2"/>0]</text:p>
      <text:p text:style-name="P1"><text:s/>[647 <text:s/>74 <text:s text:c="2"/>0 <text:s/>66 <text:s text:c="2"/>0]]</text:p>
      <text:p text:style-name="P1">{'model': GaussianMixture(covariance_type='diag', init_params='kmeans', max_iter=100,</text:p>
      <text:p text:style-name="P1"><text:s text:c="8"/>means_init=None, n_components=5, n_init=1, precisions_init=None,</text:p>
      <text:p text:style-name="P1"><text:s text:c="8"/>random_state=42, reg_covar=1e-06, tol=0.001, verbose=0,</text:p>
      <text:p text:style-name="P1"><text:s text:c="8"/>verbose_interval=10, warm_start=False, weights_init=None), 'title': 'Expectation–maximization'}</text:p>
      <text:p text:style-name="P1">&gt; Expectation–maximization 12.94561505317688 to run</text:p>
      <text:p text:style-name="P1"/>
      <text:p text:style-name="P1">Complete-linkage clustering results</text:p>
      <text:p text:style-name="P1">(array([0, 1, 2, 3, 4]), array([3442, <text:s/>174, <text:s text:c="2"/>89, <text:s/>203, <text:s/>150]))</text:p>
      <text:p text:style-name="P1">Rand <text:s text:c="7"/>0.002</text:p>
      <text:p text:style-name="P1">Homogeneity 0.007</text:p>
      <text:p text:style-name="P1">Homogeneity 0.019</text:p>
      <text:p text:style-name="P1">[[752 <text:s/>38 <text:s/>10 <text:s/>48 <text:s/>47]</text:p>
      <text:p text:style-name="P1"><text:s/>[613 <text:s/>48 <text:s/>36 <text:s/>65 <text:s/>17]</text:p>
      <text:p text:style-name="P1"><text:s/>[663 <text:s/>28 <text:s/>21 <text:s/>23 <text:s/>25]</text:p>
      <text:p text:style-name="P1"><text:s/>[750 <text:s/>20 <text:s/>14 <text:s/>32 <text:s/>21]</text:p>
      <text:p text:style-name="P1"><text:s/>[664 <text:s/>40 <text:s text:c="2"/>8 <text:s/>35 <text:s/>40]]</text:p>
      <text:p text:style-name="P1">New labels:</text:p>
      <text:p text:style-name="P1">0 -&gt; 0(Auto)</text:p>
      <text:p text:style-name="P1">1 -&gt; 1(Veidai)</text:p>
      <text:p text:style-name="P1">2 -&gt; 1(Veidai)</text:p>
      <text:p text:style-name="P1">3 -&gt; 1(Veidai)</text:p>
      <text:p text:style-name="P1">4 -&gt; 0(Auto)</text:p>
      <text:p text:style-name="P1">[3592 <text:s/>466]</text:p>
      <text:p text:style-name="P1">Rand <text:s text:c="7"/>0.002</text:p>
      <text:p text:style-name="P1">Homogeneity 0.004</text:p>
      <text:p text:style-name="P1">Homogeneity 0.019</text:p>
      <text:p text:style-name="P1">[[799 <text:s/>96 <text:s text:c="2"/>0 <text:s text:c="2"/>0 <text:s text:c="2"/>0]</text:p>
      <text:p text:style-name="P1"><text:s/>[630 149 <text:s text:c="2"/>0 <text:s text:c="2"/>0 <text:s text:c="2"/>0]</text:p>
      <text:p text:style-name="P1"><text:s/>[688 <text:s/>72 <text:s text:c="2"/>0 <text:s text:c="2"/>0 <text:s text:c="2"/>0]</text:p>
      <text:p text:style-name="P1"><text:s/>[771 <text:s/>66 <text:s text:c="2"/>0 <text:s text:c="2"/>0 <text:s text:c="2"/>0]</text:p>
      <text:p text:style-name="P1"><text:s/>[704 <text:s/>83 <text:s text:c="2"/>0 <text:s text:c="2"/>0 <text:s text:c="2"/>0]]</text:p>
      <text:p text:style-name="P1">{'model': AgglomerativeClustering(affinity='euclidean', compute_full_tree='auto',</text:p>
      <text:p text:style-name="P1"><text:s text:c="12"/>connectivity=None, linkage='complete', memory=None,</text:p>
      <text:p text:style-name="P1"><text:s text:c="12"/>n_clusters=5, pooling_func='deprecated'), 'title': 'Complete-linkage clustering'}</text:p>
      <text:p text:style-name="P1">&gt; Complete-linkage clustering 80.22417187690735 to run</text:p>
      <text:p text:style-name="P1"/>
      <text:p text:style-name="P1">Average-linkage clustering results</text:p>
      <text:p text:style-name="P1">(array([0, 1, 2, 3, 4]), array([4054, <text:s text:c="3"/>1, <text:s text:c="3"/>1, <text:s text:c="3"/>1, <text:s text:c="3"/>1]))</text:p>
      <text:p text:style-name="P1">Rand <text:s text:c="7"/>0.000</text:p>
      <text:p text:style-name="P1"><text:soft-page-break/>Homogeneity 0.001</text:p>
      <text:p text:style-name="P1">Homogeneity 0.173</text:p>
      <text:p text:style-name="P1">[[894 <text:s text:c="2"/>0 <text:s text:c="2"/>0 <text:s text:c="2"/>1 <text:s text:c="2"/>0]</text:p>
      <text:p text:style-name="P1"><text:s/>[778 <text:s text:c="2"/>0 <text:s text:c="2"/>0 <text:s text:c="2"/>0 <text:s text:c="2"/>1]</text:p>
      <text:p text:style-name="P1"><text:s/>[760 <text:s text:c="2"/>0 <text:s text:c="2"/>0 <text:s text:c="2"/>0 <text:s text:c="2"/>0]</text:p>
      <text:p text:style-name="P1"><text:s/>[837 <text:s text:c="2"/>0 <text:s text:c="2"/>0 <text:s text:c="2"/>0 <text:s text:c="2"/>0]</text:p>
      <text:p text:style-name="P1"><text:s/>[785 <text:s text:c="2"/>1 <text:s text:c="2"/>1 <text:s text:c="2"/>0 <text:s text:c="2"/>0]]</text:p>
      <text:p text:style-name="P1">New labels:</text:p>
      <text:p text:style-name="P1">0 -&gt; 0(Auto)</text:p>
      <text:p text:style-name="P1">1 -&gt; 4(Verslas)</text:p>
      <text:p text:style-name="P1">2 -&gt; 4(Verslas)</text:p>
      <text:p text:style-name="P1">3 -&gt; 0(Auto)</text:p>
      <text:p text:style-name="P1">4 -&gt; 1(Veidai)</text:p>
      <text:p text:style-name="P1">[4055 <text:s text:c="3"/>1 <text:s text:c="3"/>0 <text:s text:c="3"/>0 <text:s text:c="3"/>2]</text:p>
      <text:p text:style-name="P1">Rand <text:s text:c="7"/>0.000</text:p>
      <text:p text:style-name="P1">Homogeneity 0.001</text:p>
      <text:p text:style-name="P1">Homogeneity 0.186</text:p>
      <text:p text:style-name="P1">[[895 <text:s text:c="2"/>0 <text:s text:c="2"/>0 <text:s text:c="2"/>0 <text:s text:c="2"/>0]</text:p>
      <text:p text:style-name="P1"><text:s/>[778 <text:s text:c="2"/>1 <text:s text:c="2"/>0 <text:s text:c="2"/>0 <text:s text:c="2"/>0]</text:p>
      <text:p text:style-name="P1"><text:s/>[760 <text:s text:c="2"/>0 <text:s text:c="2"/>0 <text:s text:c="2"/>0 <text:s text:c="2"/>0]</text:p>
      <text:p text:style-name="P1"><text:s/>[837 <text:s text:c="2"/>0 <text:s text:c="2"/>0 <text:s text:c="2"/>0 <text:s text:c="2"/>0]</text:p>
      <text:p text:style-name="P1"><text:s/>[785 <text:s text:c="2"/>0 <text:s text:c="2"/>0 <text:s text:c="2"/>0 <text:s text:c="2"/>2]]</text:p>
      <text:p text:style-name="P1">{'model': AgglomerativeClustering(affinity='euclidean', compute_full_tree='auto',</text:p>
      <text:p text:style-name="P1"><text:s text:c="12"/>connectivity=None, linkage='average', memory=None,</text:p>
      <text:p text:style-name="P1"><text:s text:c="12"/>n_clusters=5, pooling_func='deprecated'), 'title': 'Average-linkage clustering'}</text:p>
      <text:p text:style-name="P1">&gt; Average-linkage clustering 80.67472290992737 to run</text:p>
      <text:p text:style-name="P1"/>
      <text:p text:style-name="P1">Ward-linkage clustering results</text:p>
      <text:p text:style-name="P1">(array([0, 1, 2, 3, 4]), array([3805, <text:s text:c="2"/>24, <text:s/>203, <text:s text:c="2"/>16, <text:s text:c="2"/>10]))</text:p>
      <text:p text:style-name="P1">Rand <text:s text:c="7"/>0.004</text:p>
      <text:p text:style-name="P1">Homogeneity 0.024</text:p>
      <text:p text:style-name="P1">Homogeneity 0.139</text:p>
      <text:p text:style-name="P1">[[824 <text:s text:c="2"/>5 <text:s/>40 <text:s/>16 <text:s/>10]</text:p>
      <text:p text:style-name="P1"><text:s/>[770 <text:s text:c="2"/>1 <text:s text:c="2"/>8 <text:s text:c="2"/>0 <text:s text:c="2"/>0]</text:p>
      <text:p text:style-name="P1"><text:s/>[635 <text:s text:c="2"/>1 124 <text:s text:c="2"/>0 <text:s text:c="2"/>0]</text:p>
      <text:p text:style-name="P1"><text:s/>[818 <text:s text:c="2"/>3 <text:s/>16 <text:s text:c="2"/>0 <text:s text:c="2"/>0]</text:p>
      <text:p text:style-name="P1"><text:s/>[758 <text:s/>14 <text:s/>15 <text:s text:c="2"/>0 <text:s text:c="2"/>0]]</text:p>
      <text:p text:style-name="P1">New labels:</text:p>
      <text:p text:style-name="P1">0 -&gt; 0(Auto)</text:p>
      <text:p text:style-name="P1">1 -&gt; 4(Verslas)</text:p>
      <text:p text:style-name="P1">2 -&gt; 2(Sportas)</text:p>
      <text:p text:style-name="P1">3 -&gt; 0(Auto)</text:p>
      <text:p text:style-name="P1">4 -&gt; 0(Auto)</text:p>
      <text:p text:style-name="P1">[3831 <text:s text:c="3"/>0 <text:s/>203 <text:s text:c="3"/>0 <text:s text:c="2"/>24]</text:p>
      <text:p text:style-name="P1">Rand <text:s text:c="7"/>0.004</text:p>
      <text:p text:style-name="P1">Homogeneity 0.018</text:p>
      <text:p text:style-name="P1">Homogeneity 0.122</text:p>
      <text:p text:style-name="P1">[[850 <text:s text:c="2"/>0 <text:s/>40 <text:s text:c="2"/>0 <text:s text:c="2"/>5]</text:p>
      <text:p text:style-name="P1"><text:s/>[770 <text:s text:c="2"/>0 <text:s text:c="2"/>8 <text:s text:c="2"/>0 <text:s text:c="2"/>1]</text:p>
      <text:p text:style-name="P1"><text:s/>[635 <text:s text:c="2"/>0 124 <text:s text:c="2"/>0 <text:s text:c="2"/>1]</text:p>
      <text:p text:style-name="P1"><text:s/>[818 <text:s text:c="2"/>0 <text:s/>16 <text:s text:c="2"/>0 <text:s text:c="2"/>3]</text:p>
      <text:p text:style-name="P1"><text:s/>[758 <text:s text:c="2"/>0 <text:s/>15 <text:s text:c="2"/>0 <text:s/>14]]</text:p>
      <text:p text:style-name="P1">{'model': AgglomerativeClustering(affinity='euclidean', compute_full_tree='auto',</text:p>
      <text:p text:style-name="P1"><text:s text:c="12"/>connectivity=None, linkage='ward', memory=None, n_clusters=5,</text:p>
      <text:p text:style-name="P1"><text:s text:c="12"/>pooling_func='deprecated'), 'title': 'Ward-linkage clustering'}</text:p>
      <text:p text:style-name="P1">&gt; Ward-linkage clustering 91.87128567695618 to run</text:p>
      <text:p text:style-name="P1"/>
      <text:p text:style-name="P1">DBSCAN results</text:p>
      <text:p text:style-name="P1">ε=0.6 min=3: noise=4058 clusters= <text:s/>0 top10=[]</text:p>
      <text:p text:style-name="P1">ε=0.6 min=4: noise=4058 clusters= <text:s/>0 top10=[]</text:p>
      <text:p text:style-name="P1">ε=0.6 min=5: noise=4058 clusters= <text:s/>0 top10=[]</text:p>
      <text:p text:style-name="P1">ε=0.6 min=6: noise=4058 clusters= <text:s/>0 top10=[]</text:p>
      <text:p text:style-name="P1">ε=0.6 min=7: noise=4058 clusters= <text:s/>0 top10=[]</text:p>
      <text:p text:style-name="P1">ε=0.6 min=8: noise=4058 clusters= <text:s/>0 top10=[]</text:p>
      <text:p text:style-name="P1">ε=0.7 min=3: noise=4052 clusters= <text:s/>1 top10=[6]</text:p>
      <text:p text:style-name="P1">ε=0.7 min=4: noise=4052 clusters= <text:s/>1 top10=[6]</text:p>
      <text:p text:style-name="P1">ε=0.7 min=5: noise=4052 clusters= <text:s/>1 top10=[6]</text:p>
      <text:p text:style-name="P1">ε=0.7 min=6: noise=4052 clusters= <text:s/>1 top10=[6]</text:p>
      <text:p text:style-name="P1">ε=0.7 min=7: noise=4058 clusters= <text:s/>0 top10=[]</text:p>
      <text:p text:style-name="P1">ε=0.7 min=8: noise=4058 clusters= <text:s/>0 top10=[]</text:p>
      <text:p text:style-name="P1">ε=0.8 min=3: noise=4043 clusters= <text:s/>1 top10=[15]</text:p>
      <text:p text:style-name="P1">ε=0.8 min=4: noise=4043 clusters= <text:s/>1 top10=[15]</text:p>
      <text:p text:style-name="P1"><text:soft-page-break/>ε=0.8 min=5: noise=4043 clusters= <text:s/>1 top10=[15]</text:p>
      <text:p text:style-name="P1">ε=0.8 min=6: noise=4043 clusters= <text:s/>1 top10=[15]</text:p>
      <text:p text:style-name="P1">ε=0.8 min=7: noise=4043 clusters= <text:s/>1 top10=[15]</text:p>
      <text:p text:style-name="P1">ε=0.8 min=8: noise=4043 clusters= <text:s/>1 top10=[15]</text:p>
      <text:p text:style-name="P1">ε=0.9 min=3: noise=4042 clusters= <text:s/>1 top10=[16]</text:p>
      <text:p text:style-name="P1">ε=0.9 min=4: noise=4042 clusters= <text:s/>1 top10=[16]</text:p>
      <text:p text:style-name="P1">ε=0.9 min=5: noise=4042 clusters= <text:s/>1 top10=[16]</text:p>
      <text:p text:style-name="P1">ε=0.9 min=6: noise=4042 clusters= <text:s/>1 top10=[16]</text:p>
      <text:p text:style-name="P1">ε=0.9 min=7: noise=4042 clusters= <text:s/>1 top10=[16]</text:p>
      <text:p text:style-name="P1">ε=0.9 min=8: noise=4042 clusters= <text:s/>1 top10=[16]</text:p>
      <text:p text:style-name="P1">ε=1.0 min=3: noise=4027 clusters= <text:s/>6 top10=[16 <text:s/>3 <text:s/>3 <text:s/>3 <text:s/>3 <text:s/>3]</text:p>
      <text:p text:style-name="P1">ε=1.0 min=4: noise=4042 clusters= <text:s/>1 top10=[16]</text:p>
      <text:p text:style-name="P1">ε=1.0 min=5: noise=4042 clusters= <text:s/>1 top10=[16]</text:p>
      <text:p text:style-name="P1">ε=1.0 min=6: noise=4042 clusters= <text:s/>1 top10=[16]</text:p>
      <text:p text:style-name="P1">ε=1.0 min=7: noise=4042 clusters= <text:s/>1 top10=[16]</text:p>
      <text:p text:style-name="P1">ε=1.0 min=8: noise=4042 clusters= <text:s/>1 top10=[16]</text:p>
      <text:p text:style-name="P1">ε=1.1 min=3: noise=3927 clusters= 34 top10=[16 <text:s/>5 <text:s/>5 <text:s/>5 <text:s/>5 <text:s/>4 <text:s/>4 <text:s/>4 <text:s/>4 <text:s/>4]</text:p>
      <text:p text:style-name="P1">ε=1.1 min=4: noise=4004 clusters= 10 top10=[16 <text:s/>5 <text:s/>5 <text:s/>4 <text:s/>4 <text:s/>4 <text:s/>4 <text:s/>4 <text:s/>4 <text:s/>4]</text:p>
      <text:p text:style-name="P1">ε=1.1 min=5: noise=4032 clusters= <text:s/>3 top10=[16 <text:s/>5 <text:s/>5]</text:p>
      <text:p text:style-name="P1">ε=1.1 min=6: noise=4042 clusters= <text:s/>1 top10=[16]</text:p>
      <text:p text:style-name="P1">ε=1.1 min=7: noise=4042 clusters= <text:s/>1 top10=[16]</text:p>
      <text:p text:style-name="P1">ε=1.1 min=8: noise=4042 clusters= <text:s/>1 top10=[16]</text:p>
      <text:p text:style-name="P1">ε=1.2 min=3: noise=3439 clusters=126 top10=[41 24 19 15 15 12 10 10 10 <text:s/>9]</text:p>
      <text:p text:style-name="P1">ε=1.2 min=4: noise=3704 clusters= 61 top10=[22 20 20 12 11 10 <text:s/>9 <text:s/>8 <text:s/>8 <text:s/>6]</text:p>
      <text:p text:style-name="P1">ε=1.2 min=5: noise=3863 clusters= 24 top10=[22 20 19 12 11 10 <text:s/>8 <text:s/>8 <text:s/>7 <text:s/>6]</text:p>
      <text:p text:style-name="P1">ε=1.2 min=6: noise=3945 clusters= 11 top10=[21 19 12 10 <text:s/>8 <text:s/>8 <text:s/>8 <text:s/>8 <text:s/>7 <text:s/>6]</text:p>
      <text:p text:style-name="P1">ε=1.2 min=7: noise=3965 clusters= <text:s/>8 top10=[21 19 12 10 <text:s/>8 <text:s/>8 <text:s/>8 <text:s/>7]</text:p>
      <text:p text:style-name="P1">ε=1.2 min=8: noise=3979 clusters= <text:s/>7 top10=[19 14 12 10 <text:s/>8 <text:s/>8 <text:s/>8]</text:p>
      <text:p text:style-name="P1">ε=1.3 min=3: noise= 694 clusters= 13 top10=[3326 <text:s text:c="3"/>4 <text:s text:c="3"/>4 <text:s text:c="3"/>3 <text:s text:c="3"/>3 <text:s text:c="3"/>3 <text:s text:c="3"/>3 <text:s text:c="3"/>3 <text:s text:c="3"/>3 <text:s text:c="3"/>3]</text:p>
      <text:p text:style-name="P1">ε=1.3 min=4: noise= 815 clusters= <text:s/>8 top10=[3221 <text:s text:c="3"/>4 <text:s text:c="3"/>4 <text:s text:c="3"/>3 <text:s text:c="3"/>3 <text:s text:c="3"/>3 <text:s text:c="3"/>3 <text:s text:c="3"/>2]</text:p>
      <text:p text:style-name="P1">ε=1.3 min=5: noise= 983 clusters= <text:s/>9 top10=[3048 <text:s text:c="3"/>5 <text:s text:c="3"/>4 <text:s text:c="3"/>4 <text:s text:c="3"/>4 <text:s text:c="3"/>4 <text:s text:c="3"/>3 <text:s text:c="3"/>2 <text:s text:c="3"/>1]</text:p>
      <text:p text:style-name="P1">ε=1.3 min=6: noise=1139 clusters= <text:s/>5 top10=[2900 <text:s text:c="3"/>6 <text:s text:c="3"/>5 <text:s text:c="3"/>4 <text:s text:c="3"/>4]</text:p>
      <text:p text:style-name="P1">ε=1.3 min=7: noise=1320 clusters= 10 top10=[2698 <text:s text:c="2"/>10 <text:s text:c="3"/>6 <text:s text:c="3"/>5 <text:s text:c="3"/>4 <text:s text:c="3"/>4 <text:s text:c="3"/>4 <text:s text:c="3"/>3 <text:s text:c="3"/>2 <text:s text:c="3"/>2]</text:p>
      <text:p text:style-name="P1">ε=1.3 min=8: noise=1554 clusters= 11 top10=[2446 <text:s text:c="2"/>11 <text:s text:c="3"/>8 <text:s text:c="3"/>7 <text:s text:c="3"/>6 <text:s text:c="3"/>6 <text:s text:c="3"/>5 <text:s text:c="3"/>5 <text:s text:c="3"/>4 <text:s text:c="3"/>3]</text:p>
      <text:p text:style-name="P1">&gt; DBSCAN 33.201804399490356 to run</text:p>
      <text:h text:style-name="Heading_20_2" text:outline-level="2">Intro</text:h>
      <text:p text:style-name="P3">&gt;Namespace(dr=None, intro=True, lemmer=False, lemstop=False, max_df=None, methods=['km', 'em', 'ac', 'aa', 'aw', 'db'], min_df=None, ngram=None, raw=False, stemer=False, stopword=False, title=False)</text:p>
      <text:p text:style-name="P3">&gt;TfidfVectorizer(analyzer='word', binary=False, decode_error='strict',</text:p>
      <text:p text:style-name="P3"><text:s text:c="8"/>dtype=&lt;class 'numpy.float64'&gt;, encoding='utf-8', input='content',</text:p>
      <text:p text:style-name="P3"><text:s text:c="8"/>lowercase=True, max_df=1.0, max_features=None, min_df=1,</text:p>
      <text:p text:style-name="P3"><text:s text:c="8"/>ngram_range=(1, 1), norm='l2', preprocessor=None, smooth_idf=True,</text:p>
      <text:p text:style-name="P3"><text:s text:c="8"/>stop_words=None, strip_accents=None, sublinear_tf=False,</text:p>
      <text:p text:style-name="P3"><text:s text:c="8"/>token_pattern='(?u)\\b\\w\\w+\\b', tokenizer=None, use_idf=True,</text:p>
      <text:p text:style-name="P3"><text:s text:c="8"/>vocabulary=None)</text:p>
      <text:p text:style-name="P3">[{'model': KMeans(algorithm='auto', copy_x=True, init='k-means++', max_iter=300,</text:p>
      <text:p text:style-name="P3"><text:s text:c="4"/>n_clusters=5, n_init=10, n_jobs=-1, precompute_distances='auto',</text:p>
      <text:p text:style-name="P3"><text:s text:c="4"/>random_state=42, tol=0.0001, verbose=0), 'title': 'K-means'}, {'model': GaussianMixture(covariance_type='diag', init_params='kmeans', max_iter=100,</text:p>
      <text:p text:style-name="P3"><text:s text:c="8"/>means_init=None, n_components=5, n_init=1, precisions_init=None,</text:p>
      <text:p text:style-name="P3"><text:s text:c="8"/>random_state=42, reg_covar=1e-06, tol=0.001, verbose=0,</text:p>
      <text:p text:style-name="P3"><text:s text:c="8"/>verbose_interval=10, warm_start=False, weights_init=None), 'title': 'Expectation–maximization'}, {'model': AgglomerativeClustering(affinity='euclidean', compute_full_tree='auto',</text:p>
      <text:p text:style-name="P3"><text:s text:c="12"/>connectivity=None, linkage='complete', memory=None,</text:p>
      <text:p text:style-name="P3"><text:s text:c="12"/>n_clusters=5, pooling_func='deprecated'), 'title': 'Complete-linkage clustering'}, {'model': AgglomerativeClustering(affinity='euclidean', compute_full_tree='auto',</text:p>
      <text:p text:style-name="P3"><text:s text:c="12"/>connectivity=None, linkage='average', memory=None,</text:p>
      <text:p text:style-name="P3"><text:s text:c="12"/>n_clusters=5, pooling_func='deprecated'), 'title': 'Average-linkage clustering'}, {'model': AgglomerativeClustering(affinity='euclidean', compute_full_tree='auto',</text:p>
      <text:p text:style-name="P3"><text:s text:c="12"/>connectivity=None, linkage='ward', memory=None, n_clusters=5,</text:p>
      <text:p text:style-name="P3"><text:s text:c="12"/>pooling_func='deprecated'), 'title': 'Ward-linkage clustering'}, {'model': DBSCAN(algorithm='auto', eps=0.5, leaf_size=30, metric='euclidean',</text:p>
      <text:p text:style-name="P3"><text:s text:c="4"/>metric_params=None, min_samples=5, n_jobs=-1, p=None), 'title': 'DBSCAN'}]</text:p>
      <text:p text:style-name="P3">&gt;(4058, 32069)</text:p>
      <text:p text:style-name="P3"/>
      <text:p text:style-name="P3">K-means results</text:p>
      <text:p text:style-name="P3">[ <text:s/>28 <text:s/>915 <text:s/>515 1099 1501]</text:p>
      <text:p text:style-name="P3">Cluster 0: bild auto su kiekvieną sporto žurnalu pastabą smulkiausias ilgalaikiais atliekamais</text:p>
      <text:p text:style-name="P3"><text:soft-page-break/>Cluster 1: ir kad ne ar tik yra gali bet tai tačiau</text:p>
      <text:p text:style-name="P3">Cluster 2: lietuvos futbolo čempionato lygos ir pasaulio metų europos čempionate ledo</text:p>
      <text:p text:style-name="P3">Cluster 3: ir automobilių metų nuo eurų lietuvos proc pranešime rašoma žiniasklaidai</text:p>
      <text:p text:style-name="P3">Cluster 4: ir iš savo su buvo lietuvos jau metų po apie</text:p>
      <text:p text:style-name="P3">Rand <text:s text:c="7"/>0.175</text:p>
      <text:p text:style-name="P3">Homogeneity 0.232</text:p>
      <text:p text:style-name="P3">Homogeneity 0.275</text:p>
      <text:p text:style-name="P3">[[ 16 273 <text:s/>43 441 122]</text:p>
      <text:p text:style-name="P3"><text:s/>[ <text:s/>0 170 <text:s text:c="2"/>0 <text:s/>23 586]</text:p>
      <text:p text:style-name="P3"><text:s/>[ 12 <text:s/>40 471 <text:s/>30 207]</text:p>
      <text:p text:style-name="P3"><text:s/>[ <text:s/>0 288 <text:s text:c="2"/>0 156 393]</text:p>
      <text:p text:style-name="P3"><text:s/>[ <text:s/>0 144 <text:s text:c="2"/>1 449 193]]</text:p>
      <text:p text:style-name="P3">New labels:</text:p>
      <text:p text:style-name="P3">0 -&gt; 0(Auto)</text:p>
      <text:p text:style-name="P3">1 -&gt; 3(Mokslas)</text:p>
      <text:p text:style-name="P3">2 -&gt; 2(Sportas)</text:p>
      <text:p text:style-name="P3">3 -&gt; 4(Verslas)</text:p>
      <text:p text:style-name="P3">4 -&gt; 1(Veidai)</text:p>
      <text:p text:style-name="P3">[ <text:s/>28 1501 <text:s/>515 <text:s/>915 1099]</text:p>
      <text:p text:style-name="P3">Rand <text:s text:c="7"/>0.175</text:p>
      <text:p text:style-name="P3">Homogeneity 0.232</text:p>
      <text:p text:style-name="P3">Homogeneity 0.275</text:p>
      <text:p text:style-name="P3">[[ 16 122 <text:s/>43 273 441]</text:p>
      <text:p text:style-name="P3"><text:s/>[ <text:s/>0 586 <text:s text:c="2"/>0 170 <text:s/>23]</text:p>
      <text:p text:style-name="P3"><text:s/>[ 12 207 471 <text:s/>40 <text:s/>30]</text:p>
      <text:p text:style-name="P3"><text:s/>[ <text:s/>0 393 <text:s text:c="2"/>0 288 156]</text:p>
      <text:p text:style-name="P3"><text:s/>[ <text:s/>0 193 <text:s text:c="2"/>1 144 449]]</text:p>
      <text:p text:style-name="P3">{'model': KMeans(algorithm='auto', copy_x=True, init='k-means++', max_iter=300,</text:p>
      <text:p text:style-name="P3"><text:s text:c="4"/>n_clusters=5, n_init=10, n_jobs=-1, precompute_distances='auto',</text:p>
      <text:p text:style-name="P3"><text:s text:c="4"/>random_state=42, tol=0.0001, verbose=0), 'title': 'K-means'}</text:p>
      <text:p text:style-name="P3">&gt; K-means 60.30489230155945 to run</text:p>
      <text:p text:style-name="P3"/>
      <text:p text:style-name="P3">Expectation–maximization results</text:p>
      <text:p text:style-name="P3">(array([0, 1, 2, 3, 4]), array([1474, 1247, <text:s/>323, <text:s/>649, <text:s/>365]))</text:p>
      <text:p text:style-name="P3">Cluster 0: ir su kad lietuvos dėl europos per metų eurų jav</text:p>
      <text:p text:style-name="P3">Cluster 1: ir kad ne yra ar tik savo tačiau tai kaip</text:p>
      <text:p text:style-name="P3">Cluster 2: automobilių ir žiniasklaidai su pranešime rašoma transporto vokietijos kaip bild</text:p>
      <text:p text:style-name="P3">Cluster 3: lietuvos ir iš metų jau pranešime sporto rašoma bus buvo</text:p>
      <text:p text:style-name="P3">Cluster 4: futbolo lygos lietuvos čempionato pasaulio ir rungtynėse ledo ritulio rinktinė</text:p>
      <text:p text:style-name="P3">Rand <text:s text:c="7"/>0.131</text:p>
      <text:p text:style-name="P3">Homogeneity 0.224</text:p>
      <text:p text:style-name="P3">Homogeneity 0.250</text:p>
      <text:p text:style-name="P3">[[126 270 303 190 <text:s text:c="2"/>6]</text:p>
      <text:p text:style-name="P3"><text:s/>[218 374 <text:s text:c="2"/>0 187 <text:s text:c="2"/>0]</text:p>
      <text:p text:style-name="P3"><text:s/>[172 <text:s/>60 <text:s text:c="2"/>0 169 359]</text:p>
      <text:p text:style-name="P3"><text:s/>[413 374 <text:s text:c="2"/>2 <text:s/>48 <text:s text:c="2"/>0]</text:p>
      <text:p text:style-name="P3"><text:s/>[545 169 <text:s/>18 <text:s/>55 <text:s text:c="2"/>0]]</text:p>
      <text:p text:style-name="P3">New labels:</text:p>
      <text:p text:style-name="P3">0 -&gt; 4(Verslas)</text:p>
      <text:p text:style-name="P3">1 -&gt; 1(Veidai)</text:p>
      <text:p text:style-name="P3">2 -&gt; 0(Auto)</text:p>
      <text:p text:style-name="P3">3 -&gt; 0(Auto)</text:p>
      <text:p text:style-name="P3">4 -&gt; 2(Sportas)</text:p>
      <text:p text:style-name="P3">[ 972 1247 <text:s/>365 <text:s text:c="3"/>0 1474]</text:p>
      <text:p text:style-name="P3">Rand <text:s text:c="7"/>0.137</text:p>
      <text:p text:style-name="P3">Homogeneity 0.187</text:p>
      <text:p text:style-name="P3">Homogeneity 0.233</text:p>
      <text:p text:style-name="P3">[[493 270 <text:s text:c="2"/>6 <text:s text:c="2"/>0 126]</text:p>
      <text:p text:style-name="P3"><text:s/>[187 374 <text:s text:c="2"/>0 <text:s text:c="2"/>0 218]</text:p>
      <text:p text:style-name="P3"><text:s/>[169 <text:s/>60 359 <text:s text:c="2"/>0 172]</text:p>
      <text:p text:style-name="P3"><text:s/>[ 50 374 <text:s text:c="2"/>0 <text:s text:c="2"/>0 413]</text:p>
      <text:p text:style-name="P3"><text:s/>[ 73 169 <text:s text:c="2"/>0 <text:s text:c="2"/>0 545]]</text:p>
      <text:p text:style-name="P3">{'model': GaussianMixture(covariance_type='diag', init_params='kmeans', max_iter=100,</text:p>
      <text:p text:style-name="P3"><text:s text:c="8"/>means_init=None, n_components=5, n_init=1, precisions_init=None,</text:p>
      <text:p text:style-name="P3"><text:s text:c="8"/>random_state=42, reg_covar=1e-06, tol=0.001, verbose=0,</text:p>
      <text:p text:style-name="P3"><text:s text:c="8"/>verbose_interval=10, warm_start=False, weights_init=None), 'title': 'Expectation–maximization'}</text:p>
      <text:p text:style-name="P3">&gt; Expectation–maximization 37.50122880935669 to run</text:p>
      <text:p text:style-name="P3"/>
      <text:p text:style-name="P3">Complete-linkage clustering results</text:p>
      <text:p text:style-name="P3">(array([0, 1, 2, 3, 4]), array([1031, <text:s/>956, 1887, <text:s text:c="2"/>70, <text:s/>114]))</text:p>
      <text:p text:style-name="P3">Rand <text:s text:c="7"/>0.002</text:p>
      <text:p text:style-name="P3"><text:soft-page-break/>Homogeneity 0.017</text:p>
      <text:p text:style-name="P3">Homogeneity 0.022</text:p>
      <text:p text:style-name="P3">[[254 145 414 <text:s/>64 <text:s/>18]</text:p>
      <text:p text:style-name="P3"><text:s/>[179 211 365 <text:s text:c="2"/>0 <text:s/>24]</text:p>
      <text:p text:style-name="P3"><text:s/>[204 171 371 <text:s text:c="2"/>0 <text:s/>14]</text:p>
      <text:p text:style-name="P3"><text:s/>[212 217 373 <text:s text:c="2"/>6 <text:s/>29]</text:p>
      <text:p text:style-name="P3"><text:s/>[182 212 364 <text:s text:c="2"/>0 <text:s/>29]]</text:p>
      <text:p text:style-name="P3">New labels:</text:p>
      <text:p text:style-name="P3">0 -&gt; 0(Auto)</text:p>
      <text:p text:style-name="P3">1 -&gt; 3(Mokslas)</text:p>
      <text:p text:style-name="P3">2 -&gt; 0(Auto)</text:p>
      <text:p text:style-name="P3">3 -&gt; 0(Auto)</text:p>
      <text:p text:style-name="P3">4 -&gt; 3(Mokslas)</text:p>
      <text:p text:style-name="P3">[2988 <text:s text:c="3"/>0 <text:s text:c="3"/>0 1070]</text:p>
      <text:p text:style-name="P3">Rand <text:s text:c="7"/>0.005</text:p>
      <text:p text:style-name="P3">Homogeneity 0.004</text:p>
      <text:p text:style-name="P3">Homogeneity 0.011</text:p>
      <text:p text:style-name="P3">[[732 <text:s text:c="2"/>0 <text:s text:c="2"/>0 163 <text:s text:c="2"/>0]</text:p>
      <text:p text:style-name="P3"><text:s/>[544 <text:s text:c="2"/>0 <text:s text:c="2"/>0 235 <text:s text:c="2"/>0]</text:p>
      <text:p text:style-name="P3"><text:s/>[575 <text:s text:c="2"/>0 <text:s text:c="2"/>0 185 <text:s text:c="2"/>0]</text:p>
      <text:p text:style-name="P3"><text:s/>[591 <text:s text:c="2"/>0 <text:s text:c="2"/>0 246 <text:s text:c="2"/>0]</text:p>
      <text:p text:style-name="P3"><text:s/>[546 <text:s text:c="2"/>0 <text:s text:c="2"/>0 241 <text:s text:c="2"/>0]]</text:p>
      <text:p text:style-name="P3">{'model': AgglomerativeClustering(affinity='euclidean', compute_full_tree='auto',</text:p>
      <text:p text:style-name="P3"><text:s text:c="12"/>connectivity=None, linkage='complete', memory=None,</text:p>
      <text:p text:style-name="P3"><text:s text:c="12"/>n_clusters=5, pooling_func='deprecated'), 'title': 'Complete-linkage clustering'}</text:p>
      <text:p text:style-name="P3">&gt; Complete-linkage clustering 182.9171130657196 to run</text:p>
      <text:p text:style-name="P3"/>
      <text:p text:style-name="P3">Average-linkage clustering results</text:p>
      <text:p text:style-name="P3">(array([0, 1, 2, 3, 4]), array([4034, <text:s text:c="3"/>9, <text:s text:c="3"/>4, <text:s text:c="3"/>3, <text:s text:c="3"/>8]))</text:p>
      <text:p text:style-name="P3">Rand <text:s text:c="7"/>0.000</text:p>
      <text:p text:style-name="P3">Homogeneity 0.002</text:p>
      <text:p text:style-name="P3">Homogeneity 0.083</text:p>
      <text:p text:style-name="P3">[[894 <text:s text:c="2"/>0 <text:s text:c="2"/>0 <text:s text:c="2"/>1 <text:s text:c="2"/>0]</text:p>
      <text:p text:style-name="P3"><text:s/>[776 <text:s text:c="2"/>1 <text:s text:c="2"/>0 <text:s text:c="2"/>0 <text:s text:c="2"/>2]</text:p>
      <text:p text:style-name="P3"><text:s/>[752 <text:s text:c="2"/>2 <text:s text:c="2"/>3 <text:s text:c="2"/>0 <text:s text:c="2"/>3]</text:p>
      <text:p text:style-name="P3"><text:s/>[829 <text:s text:c="2"/>4 <text:s text:c="2"/>1 <text:s text:c="2"/>0 <text:s text:c="2"/>3]</text:p>
      <text:p text:style-name="P3"><text:s/>[783 <text:s text:c="2"/>2 <text:s text:c="2"/>0 <text:s text:c="2"/>2 <text:s text:c="2"/>0]]</text:p>
      <text:p text:style-name="P3">New labels:</text:p>
      <text:p text:style-name="P3">0 -&gt; 0(Auto)</text:p>
      <text:p text:style-name="P3">1 -&gt; 3(Mokslas)</text:p>
      <text:p text:style-name="P3">2 -&gt; 2(Sportas)</text:p>
      <text:p text:style-name="P3">3 -&gt; 4(Verslas)</text:p>
      <text:p text:style-name="P3">4 -&gt; 2(Sportas)</text:p>
      <text:p text:style-name="P3">[4034 <text:s text:c="3"/>0 <text:s text:c="2"/>12 <text:s text:c="3"/>9 <text:s text:c="3"/>3]</text:p>
      <text:p text:style-name="P3">Rand <text:s text:c="7"/>0.000</text:p>
      <text:p text:style-name="P3">Homogeneity 0.002</text:p>
      <text:p text:style-name="P3">Homogeneity 0.080</text:p>
      <text:p text:style-name="P3">[[894 <text:s text:c="2"/>0 <text:s text:c="2"/>0 <text:s text:c="2"/>0 <text:s text:c="2"/>1]</text:p>
      <text:p text:style-name="P3"><text:s/>[776 <text:s text:c="2"/>0 <text:s text:c="2"/>2 <text:s text:c="2"/>1 <text:s text:c="2"/>0]</text:p>
      <text:p text:style-name="P3"><text:s/>[752 <text:s text:c="2"/>0 <text:s text:c="2"/>6 <text:s text:c="2"/>2 <text:s text:c="2"/>0]</text:p>
      <text:p text:style-name="P3"><text:s/>[829 <text:s text:c="2"/>0 <text:s text:c="2"/>4 <text:s text:c="2"/>4 <text:s text:c="2"/>0]</text:p>
      <text:p text:style-name="P3"><text:s/>[783 <text:s text:c="2"/>0 <text:s text:c="2"/>0 <text:s text:c="2"/>2 <text:s text:c="2"/>2]]</text:p>
      <text:p text:style-name="P3">{'model': AgglomerativeClustering(affinity='euclidean', compute_full_tree='auto',</text:p>
      <text:p text:style-name="P3"><text:s text:c="12"/>connectivity=None, linkage='average', memory=None,</text:p>
      <text:p text:style-name="P3"><text:s text:c="12"/>n_clusters=5, pooling_func='deprecated'), 'title': 'Average-linkage clustering'}</text:p>
      <text:p text:style-name="P3">&gt; Average-linkage clustering 180.62733221054077 to run</text:p>
      <text:p text:style-name="P3"/>
      <text:p text:style-name="P3">Ward-linkage clustering results</text:p>
      <text:p text:style-name="P3">(array([0, 1, 2, 3, 4]), array([ 595, <text:s text:c="2"/>12, 3427, <text:s text:c="2"/>16, <text:s text:c="3"/>8]))</text:p>
      <text:p text:style-name="P3">Rand <text:s text:c="7"/>0.104</text:p>
      <text:p text:style-name="P3">Homogeneity 0.174</text:p>
      <text:p text:style-name="P3">Homogeneity 0.589</text:p>
      <text:p text:style-name="P3">[[ 32 <text:s text:c="2"/>0 847 <text:s/>16 <text:s text:c="2"/>0]</text:p>
      <text:p text:style-name="P3"><text:s/>[ <text:s/>4 <text:s text:c="2"/>0 775 <text:s text:c="2"/>0 <text:s text:c="2"/>0]</text:p>
      <text:p text:style-name="P3"><text:s/>[555 <text:s/>12 185 <text:s text:c="2"/>0 <text:s text:c="2"/>8]</text:p>
      <text:p text:style-name="P3"><text:s/>[ <text:s/>1 <text:s text:c="2"/>0 836 <text:s text:c="2"/>0 <text:s text:c="2"/>0]</text:p>
      <text:p text:style-name="P3"><text:s/>[ <text:s/>3 <text:s text:c="2"/>0 784 <text:s text:c="2"/>0 <text:s text:c="2"/>0]]</text:p>
      <text:p text:style-name="P3">New labels:</text:p>
      <text:p text:style-name="P3">0 -&gt; 2(Sportas)</text:p>
      <text:p text:style-name="P3">1 -&gt; 2(Sportas)</text:p>
      <text:p text:style-name="P3">2 -&gt; 0(Auto)</text:p>
      <text:p text:style-name="P3">3 -&gt; 0(Auto)</text:p>
      <text:p text:style-name="P3"><text:soft-page-break/>4 -&gt; 2(Sportas)</text:p>
      <text:p text:style-name="P3">[3443 <text:s text:c="3"/>0 <text:s/>615]</text:p>
      <text:p text:style-name="P3">Rand <text:s text:c="7"/>0.107</text:p>
      <text:p text:style-name="P3">Homogeneity 0.171</text:p>
      <text:p text:style-name="P3">Homogeneity 0.645</text:p>
      <text:p text:style-name="P3">[[863 <text:s text:c="2"/>0 <text:s/>32 <text:s text:c="2"/>0 <text:s text:c="2"/>0]</text:p>
      <text:p text:style-name="P3"><text:s/>[775 <text:s text:c="2"/>0 <text:s text:c="2"/>4 <text:s text:c="2"/>0 <text:s text:c="2"/>0]</text:p>
      <text:p text:style-name="P3"><text:s/>[185 <text:s text:c="2"/>0 575 <text:s text:c="2"/>0 <text:s text:c="2"/>0]</text:p>
      <text:p text:style-name="P3"><text:s/>[836 <text:s text:c="2"/>0 <text:s text:c="2"/>1 <text:s text:c="2"/>0 <text:s text:c="2"/>0]</text:p>
      <text:p text:style-name="P3"><text:s/>[784 <text:s text:c="2"/>0 <text:s text:c="2"/>3 <text:s text:c="2"/>0 <text:s text:c="2"/>0]]</text:p>
      <text:p text:style-name="P3">{'model': AgglomerativeClustering(affinity='euclidean', compute_full_tree='auto',</text:p>
      <text:p text:style-name="P3"><text:s text:c="12"/>connectivity=None, linkage='ward', memory=None, n_clusters=5,</text:p>
      <text:p text:style-name="P3"><text:s text:c="12"/>pooling_func='deprecated'), 'title': 'Ward-linkage clustering'}</text:p>
      <text:p text:style-name="P3">&gt; Ward-linkage clustering 176.2253406047821 to run</text:p>
      <text:p text:style-name="P3"/>
      <text:p text:style-name="P3">DBSCAN results</text:p>
      <text:p text:style-name="P3">ε=0.6 min=3: noise=4032 clusters= <text:s/>3 top10=[16 <text:s/>7 <text:s/>3]</text:p>
      <text:p text:style-name="P3">ε=0.6 min=4: noise=4035 clusters= <text:s/>2 top10=[16 <text:s/>7]</text:p>
      <text:p text:style-name="P3">ε=0.6 min=5: noise=4035 clusters= <text:s/>2 top10=[16 <text:s/>7]</text:p>
      <text:p text:style-name="P3">ε=0.6 min=6: noise=4036 clusters= <text:s/>2 top10=[16 <text:s/>6]</text:p>
      <text:p text:style-name="P3">ε=0.6 min=7: noise=4042 clusters= <text:s/>1 top10=[16]</text:p>
      <text:p text:style-name="P3">ε=0.6 min=8: noise=4042 clusters= <text:s/>1 top10=[16]</text:p>
      <text:p text:style-name="P3">ε=0.7 min=3: noise=4024 clusters= <text:s/>5 top10=[16 <text:s/>8 <text:s/>4 <text:s/>3 <text:s/>3]</text:p>
      <text:p text:style-name="P3">ε=0.7 min=4: noise=4030 clusters= <text:s/>3 top10=[16 <text:s/>8 <text:s/>4]</text:p>
      <text:p text:style-name="P3">ε=0.7 min=5: noise=4034 clusters= <text:s/>2 top10=[16 <text:s/>8]</text:p>
      <text:p text:style-name="P3">ε=0.7 min=6: noise=4034 clusters= <text:s/>2 top10=[16 <text:s/>8]</text:p>
      <text:p text:style-name="P3">ε=0.7 min=7: noise=4034 clusters= <text:s/>2 top10=[16 <text:s/>8]</text:p>
      <text:p text:style-name="P3">ε=0.7 min=8: noise=4034 clusters= <text:s/>2 top10=[16 <text:s/>8]</text:p>
      <text:p text:style-name="P3">ε=0.8 min=3: noise=4017 clusters= <text:s/>7 top10=[16 <text:s/>8 <text:s/>5 <text:s/>3 <text:s/>3 <text:s/>3 <text:s/>3]</text:p>
      <text:p text:style-name="P3">ε=0.8 min=4: noise=4029 clusters= <text:s/>3 top10=[16 <text:s/>8 <text:s/>5]</text:p>
      <text:p text:style-name="P3">ε=0.8 min=5: noise=4029 clusters= <text:s/>3 top10=[16 <text:s/>8 <text:s/>5]</text:p>
      <text:p text:style-name="P3">ε=0.8 min=6: noise=4034 clusters= <text:s/>2 top10=[16 <text:s/>8]</text:p>
      <text:p text:style-name="P3">ε=0.8 min=7: noise=4034 clusters= <text:s/>2 top10=[16 <text:s/>8]</text:p>
      <text:p text:style-name="P3">ε=0.8 min=8: noise=4034 clusters= <text:s/>2 top10=[16 <text:s/>8]</text:p>
      <text:p text:style-name="P3">ε=0.9 min=3: noise=4007 clusters= <text:s/>8 top10=[16 11 <text:s/>8 <text:s/>4 <text:s/>3 <text:s/>3 <text:s/>3 <text:s/>3]</text:p>
      <text:p text:style-name="P3">ε=0.9 min=4: noise=4019 clusters= <text:s/>4 top10=[16 11 <text:s/>8 <text:s/>4]</text:p>
      <text:p text:style-name="P3">ε=0.9 min=5: noise=4023 clusters= <text:s/>3 top10=[16 11 <text:s/>8]</text:p>
      <text:p text:style-name="P3">ε=0.9 min=6: noise=4023 clusters= <text:s/>3 top10=[16 11 <text:s/>8]</text:p>
      <text:p text:style-name="P3">ε=0.9 min=7: noise=4023 clusters= <text:s/>3 top10=[16 11 <text:s/>8]</text:p>
      <text:p text:style-name="P3">ε=0.9 min=8: noise=4023 clusters= <text:s/>3 top10=[16 11 <text:s/>8]</text:p>
      <text:p text:style-name="P3">ε=1.0 min=3: noise=3982 clusters= 13 top10=[16 12 <text:s/>8 <text:s/>6 <text:s/>6 <text:s/>5 <text:s/>4 <text:s/>4 <text:s/>3 <text:s/>3]</text:p>
      <text:p text:style-name="P3">ε=1.0 min=4: noise=4001 clusters= <text:s/>8 top10=[16 12 <text:s/>8 <text:s/>5 <text:s/>4 <text:s/>4 <text:s/>4 <text:s/>4]</text:p>
      <text:p text:style-name="P3">ε=1.0 min=5: noise=4022 clusters= <text:s/>3 top10=[16 12 <text:s/>8]</text:p>
      <text:p text:style-name="P3">ε=1.0 min=6: noise=4022 clusters= <text:s/>3 top10=[16 12 <text:s/>8]</text:p>
      <text:p text:style-name="P3">ε=1.0 min=7: noise=4022 clusters= <text:s/>3 top10=[16 12 <text:s/>8]</text:p>
      <text:p text:style-name="P3">ε=1.0 min=8: noise=4022 clusters= <text:s/>3 top10=[16 12 <text:s/>8]</text:p>
      <text:p text:style-name="P3">ε=1.1 min=3: noise=3896 clusters= 32 top10=[16 12 12 <text:s/>8 <text:s/>8 <text:s/>6 <text:s/>6 <text:s/>6 <text:s/>6 <text:s/>5]</text:p>
      <text:p text:style-name="P3">ε=1.1 min=4: noise=3955 clusters= 16 top10=[16 12 <text:s/>9 <text:s/>8 <text:s/>8 <text:s/>6 <text:s/>6 <text:s/>6 <text:s/>4 <text:s/>4]</text:p>
      <text:p text:style-name="P3">ε=1.1 min=5: noise=3988 clusters= <text:s/>8 top10=[16 12 <text:s/>9 <text:s/>8 <text:s/>7 <text:s/>6 <text:s/>6 <text:s/>6]</text:p>
      <text:p text:style-name="P3">ε=1.1 min=6: noise=3988 clusters= <text:s/>8 top10=[16 12 <text:s/>9 <text:s/>8 <text:s/>7 <text:s/>6 <text:s/>6 <text:s/>6]</text:p>
      <text:p text:style-name="P3">ε=1.1 min=7: noise=4015 clusters= <text:s/>4 top10=[16 12 <text:s/>8 <text:s/>7]</text:p>
      <text:p text:style-name="P3">ε=1.1 min=8: noise=4022 clusters= <text:s/>3 top10=[16 12 <text:s/>8]</text:p>
      <text:p text:style-name="P3">ε=1.2 min=3: noise=3640 clusters= 74 top10=[25 17 16 16 14 13 13 12 10 10]</text:p>
      <text:p text:style-name="P3">ε=1.2 min=4: noise=3778 clusters= 35 top10=[25 16 16 16 14 13 12 12 10 10]</text:p>
      <text:p text:style-name="P3">ε=1.2 min=5: noise=3832 clusters= 23 top10=[25 16 16 16 14 13 12 12 10 <text:s/>9]</text:p>
      <text:p text:style-name="P3">ε=1.2 min=6: noise=3864 clusters= 19 top10=[24 16 16 14 13 12 12 10 <text:s/>9 <text:s/>9]</text:p>
      <text:p text:style-name="P3">ε=1.2 min=7: noise=3892 clusters= 15 top10=[19 16 15 14 13 12 12 10 <text:s/>9 <text:s/>9]</text:p>
      <text:p text:style-name="P3">ε=1.2 min=8: noise=3934 clusters= 10 top10=[18 16 14 13 13 12 11 10 <text:s/>9 <text:s/>8]</text:p>
      <text:p text:style-name="P3">ε=1.3 min=3: noise=2195 clusters= 93 top10=[1376 <text:s text:c="2"/>27 <text:s text:c="2"/>20 <text:s text:c="2"/>19 <text:s text:c="2"/>14 <text:s text:c="2"/>12 <text:s text:c="2"/>11 <text:s text:c="2"/>11 <text:s text:c="3"/>9 <text:s text:c="3"/>9]</text:p>
      <text:p text:style-name="P3">ε=1.3 min=4: noise=2419 clusters= 62 top10=[1164 <text:s text:c="2"/>78 <text:s text:c="2"/>25 <text:s text:c="2"/>18 <text:s text:c="2"/>18 <text:s text:c="2"/>16 <text:s text:c="2"/>14 <text:s text:c="2"/>12 <text:s text:c="2"/>11 <text:s text:c="2"/>11]</text:p>
      <text:p text:style-name="P3">ε=1.3 min=5: noise=2644 clusters= 48 top10=[560 430 <text:s/>52 <text:s/>24 <text:s/>23 <text:s/>18 <text:s/>18 <text:s/>16 <text:s/>15 <text:s/>14]</text:p>
      <text:p text:style-name="P3">ε=1.3 min=6: noise=2841 clusters= 38 top10=[467 342 <text:s/>39 <text:s/>25 <text:s/>23 <text:s/>23 <text:s/>22 <text:s/>19 <text:s/>19 <text:s/>15]</text:p>
      <text:p text:style-name="P3">ε=1.3 min=7: noise=2997 clusters= 28 top10=[435 277 <text:s/>23 <text:s/>22 <text:s/>22 <text:s/>21 <text:s/>19 <text:s/>18 <text:s/>18 <text:s/>17]</text:p>
      <text:p text:style-name="P3">ε=1.3 min=8: noise=3099 clusters= 27 top10=[426 241 <text:s/>22 <text:s/>22 <text:s/>19 <text:s/>18 <text:s/>17 <text:s/>14 <text:s/>12 <text:s/>12]</text:p>
      <text:p text:style-name="P3">&gt; DBSCAN 34.708251953125 to run</text:p>
      <text:p text:style-name="P12"/>
      <text:h text:style-name="Heading_20_2" text:outline-level="2"><text:soft-page-break/><text:span text:style-name="T2">N</text:span>gram 1</text:h>
      <text:p text:style-name="P4">&gt;Namespace(dr=None, intro=False, lemmer=False, lemstop=False, max_df=None, methods=['km', 'em', 'ac', 'aa', 'aw', 'db'], min_df=None, ngram=1, raw=False, stemer=False, stopword=False, title=False)</text:p>
      <text:p text:style-name="P4">&gt;TfidfVectorizer(analyzer='char_wb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1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, 'title': 'K-means'}, {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, 'title': 'Expectation–maximization'}, {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, 'title': 'Complete-linkage clustering'}, {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, 'title': 'Average-linkage clustering'}, {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, 'title': 'Ward-linkage clustering'}, {'model': DBSCAN(algorithm='auto', eps=0.5, leaf_size=30, metric='euclidean',</text:p>
      <text:p text:style-name="P4"><text:s text:c="4"/>metric_params=None, min_samples=5, n_jobs=-1, p=None), 'title': 'DBSCAN'}]</text:p>
      <text:p text:style-name="P4">&gt;(4058, 93)</text:p>
      <text:p text:style-name="P4"/>
      <text:p text:style-name="P4">K-means results</text:p>
      <text:p text:style-name="P4">[525 909 739 889 996]</text:p>
      <text:p text:style-name="P4">Cluster 0: <text:s text:c="2"/>i a e s o t r n u</text:p>
      <text:p text:style-name="P4">Cluster 1: <text:s text:c="2"/>i a s t e o r u n</text:p>
      <text:p text:style-name="P4">Cluster 2: <text:s text:c="2"/>i a s o t e r n u</text:p>
      <text:p text:style-name="P4">Cluster 3: <text:s text:c="2"/>i a s o t e r n u</text:p>
      <text:p text:style-name="P4">Cluster 4: <text:s text:c="2"/>i a s t e o r n u</text:p>
      <text:p text:style-name="P4">Rand <text:s text:c="7"/>0.064</text:p>
      <text:p text:style-name="P4">Homogeneity 0.078</text:p>
      <text:p text:style-name="P4">Homogeneity 0.079</text:p>
      <text:p text:style-name="P4">[[ 58 <text:s/>83 236 181 337]</text:p>
      <text:p text:style-name="P4"><text:s/>[ 73 408 <text:s/>63 112 123]</text:p>
      <text:p text:style-name="P4"><text:s/>[254 177 <text:s/>77 186 <text:s/>66]</text:p>
      <text:p text:style-name="P4"><text:s/>[ 54 148 163 188 284]</text:p>
      <text:p text:style-name="P4"><text:s/>[ 86 <text:s/>93 200 222 186]]</text:p>
      <text:p text:style-name="P4">New labels:</text:p>
      <text:p text:style-name="P4">0 -&gt; 2(Sportas)</text:p>
      <text:p text:style-name="P4">1 -&gt; 1(Veidai)</text:p>
      <text:p text:style-name="P4">2 -&gt; 0(Auto)</text:p>
      <text:p text:style-name="P4">3 -&gt; 4(Verslas)</text:p>
      <text:p text:style-name="P4">4 -&gt; 0(Auto)</text:p>
      <text:p text:style-name="P4">[1735 <text:s/>909 <text:s/>525 <text:s text:c="3"/>0 <text:s/>889]</text:p>
      <text:p text:style-name="P4">Rand <text:s text:c="7"/>0.073</text:p>
      <text:p text:style-name="P4">Homogeneity 0.075</text:p>
      <text:p text:style-name="P4">Homogeneity 0.093</text:p>
      <text:p text:style-name="P4">[[573 <text:s/>83 <text:s/>58 <text:s text:c="2"/>0 181]</text:p>
      <text:p text:style-name="P4"><text:s/>[186 408 <text:s/>73 <text:s text:c="2"/>0 112]</text:p>
      <text:p text:style-name="P4"><text:s/>[143 177 254 <text:s text:c="2"/>0 186]</text:p>
      <text:p text:style-name="P4"><text:s/>[447 148 <text:s/>54 <text:s text:c="2"/>0 188]</text:p>
      <text:p text:style-name="P4"><text:s/>[386 <text:s/>93 <text:s/>86 <text:s text:c="2"/>0 222]]</text:p>
      <text:p text:style-name="P4">{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, 'title': 'K-means'}</text:p>
      <text:p text:style-name="P4">&gt; K-means 67.70584321022034 to run</text:p>
      <text:p text:style-name="P4"/>
      <text:p text:style-name="P4">Expectation–maximization results</text:p>
      <text:p text:style-name="P4">(array([0, 1, 2, 3, 4]), array([2965, <text:s text:c="2"/>69, <text:s text:c="2"/>21, <text:s/>988, <text:s text:c="2"/>15]))</text:p>
      <text:p text:style-name="P4">Cluster 0: <text:s text:c="2"/>i a s t o e r n u</text:p>
      <text:p text:style-name="P4">Cluster 1: <text:s text:c="2"/>i a s o e r t n u</text:p>
      <text:p text:style-name="P4"><text:soft-page-break/>Cluster 2: <text:s text:c="2"/>i a s o e t r n u</text:p>
      <text:p text:style-name="P4">Cluster 3: <text:s text:c="2"/>i a s o e t r n u</text:p>
      <text:p text:style-name="P4">Cluster 4: <text:s text:c="2"/>i a s o e r t n u</text:p>
      <text:p text:style-name="P4">Rand <text:s text:c="7"/>0.004</text:p>
      <text:p text:style-name="P4">Homogeneity 0.009</text:p>
      <text:p text:style-name="P4">Homogeneity 0.022</text:p>
      <text:p text:style-name="P4">[[621 <text:s/>26 <text:s text:c="2"/>4 243 <text:s text:c="2"/>1]</text:p>
      <text:p text:style-name="P4"><text:s/>[604 <text:s/>14 <text:s/>11 141 <text:s text:c="2"/>9]</text:p>
      <text:p text:style-name="P4"><text:s/>[489 <text:s/>11 <text:s text:c="2"/>0 256 <text:s text:c="2"/>4]</text:p>
      <text:p text:style-name="P4"><text:s/>[615 <text:s/>12 <text:s text:c="2"/>5 204 <text:s text:c="2"/>1]</text:p>
      <text:p text:style-name="P4"><text:s/>[636 <text:s text:c="2"/>6 <text:s text:c="2"/>1 144 <text:s text:c="2"/>0]]</text:p>
      <text:p text:style-name="P4">New labels:</text:p>
      <text:p text:style-name="P4">0 -&gt; 4(Verslas)</text:p>
      <text:p text:style-name="P4">1 -&gt; 0(Auto)</text:p>
      <text:p text:style-name="P4">2 -&gt; 1(Veidai)</text:p>
      <text:p text:style-name="P4">3 -&gt; 2(Sportas)</text:p>
      <text:p text:style-name="P4">4 -&gt; 1(Veidai)</text:p>
      <text:p text:style-name="P4">[ <text:s/>69 <text:s text:c="2"/>36 <text:s/>988 <text:s text:c="3"/>0 2965]</text:p>
      <text:p text:style-name="P4">Rand <text:s text:c="7"/>0.004</text:p>
      <text:p text:style-name="P4">Homogeneity 0.009</text:p>
      <text:p text:style-name="P4">Homogeneity 0.020</text:p>
      <text:p text:style-name="P4">[[ 26 <text:s text:c="2"/>5 243 <text:s text:c="2"/>0 621]</text:p>
      <text:p text:style-name="P4"><text:s/>[ 14 <text:s/>20 141 <text:s text:c="2"/>0 604]</text:p>
      <text:p text:style-name="P4"><text:s/>[ 11 <text:s text:c="2"/>4 256 <text:s text:c="2"/>0 489]</text:p>
      <text:p text:style-name="P4"><text:s/>[ 12 <text:s text:c="2"/>6 204 <text:s text:c="2"/>0 615]</text:p>
      <text:p text:style-name="P4"><text:s/>[ <text:s/>6 <text:s text:c="2"/>1 144 <text:s text:c="2"/>0 636]]</text:p>
      <text:p text:style-name="P4">{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, 'title': 'Expectation–maximization'}</text:p>
      <text:p text:style-name="P4">&gt; Expectation–maximization 0.5012862682342529 to run</text:p>
      <text:p text:style-name="P4"/>
      <text:p text:style-name="P4">Complete-linkage clustering results</text:p>
      <text:p text:style-name="P4">(array([0, 1, 2, 3, 4]), array([ 507, <text:s text:c="2"/>22, 3527, <text:s text:c="3"/>1, <text:s text:c="3"/>1]))</text:p>
      <text:p text:style-name="P4">Rand <text:s text:c="7"/>0.004</text:p>
      <text:p text:style-name="P4">Homogeneity 0.007</text:p>
      <text:p text:style-name="P4">Homogeneity 0.028</text:p>
      <text:p text:style-name="P4">[[ 71 <text:s text:c="2"/>7 816 <text:s text:c="2"/>1 <text:s text:c="2"/>0]</text:p>
      <text:p text:style-name="P4"><text:s/>[ 84 <text:s text:c="2"/>2 693 <text:s text:c="2"/>0 <text:s text:c="2"/>0]</text:p>
      <text:p text:style-name="P4"><text:s/>[166 <text:s text:c="2"/>2 591 <text:s text:c="2"/>0 <text:s text:c="2"/>1]</text:p>
      <text:p text:style-name="P4"><text:s/>[ 84 <text:s text:c="2"/>2 751 <text:s text:c="2"/>0 <text:s text:c="2"/>0]</text:p>
      <text:p text:style-name="P4"><text:s/>[102 <text:s text:c="2"/>9 676 <text:s text:c="2"/>0 <text:s text:c="2"/>0]]</text:p>
      <text:p text:style-name="P4">New labels:</text:p>
      <text:p text:style-name="P4">0 -&gt; 2(Sportas)</text:p>
      <text:p text:style-name="P4">1 -&gt; 4(Verslas)</text:p>
      <text:p text:style-name="P4">2 -&gt; 0(Auto)</text:p>
      <text:p text:style-name="P4">3 -&gt; 0(Auto)</text:p>
      <text:p text:style-name="P4">4 -&gt; 2(Sportas)</text:p>
      <text:p text:style-name="P4">[3528 <text:s text:c="3"/>0 <text:s/>508 <text:s text:c="3"/>0 <text:s text:c="2"/>22]</text:p>
      <text:p text:style-name="P4">Rand <text:s text:c="7"/>0.005</text:p>
      <text:p text:style-name="P4">Homogeneity 0.007</text:p>
      <text:p text:style-name="P4">Homogeneity 0.026</text:p>
      <text:p text:style-name="P4">[[817 <text:s text:c="2"/>0 <text:s/>71 <text:s text:c="2"/>0 <text:s text:c="2"/>7]</text:p>
      <text:p text:style-name="P4"><text:s/>[693 <text:s text:c="2"/>0 <text:s/>84 <text:s text:c="2"/>0 <text:s text:c="2"/>2]</text:p>
      <text:p text:style-name="P4"><text:s/>[591 <text:s text:c="2"/>0 167 <text:s text:c="2"/>0 <text:s text:c="2"/>2]</text:p>
      <text:p text:style-name="P4"><text:s/>[751 <text:s text:c="2"/>0 <text:s/>84 <text:s text:c="2"/>0 <text:s text:c="2"/>2]</text:p>
      <text:p text:style-name="P4"><text:s/>[676 <text:s text:c="2"/>0 102 <text:s text:c="2"/>0 <text:s text:c="2"/>9]]</text:p>
      <text:p text:style-name="P4">{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, 'title': 'Complete-linkage clustering'}</text:p>
      <text:p text:style-name="P4">&gt; Complete-linkage clustering 1.1437528133392334 to run</text:p>
      <text:p text:style-name="P4"/>
      <text:p text:style-name="P4">Average-linkage clustering results</text:p>
      <text:p text:style-name="P4">(array([0, 1, 2, 3, 4]), array([4052, <text:s text:c="3"/>3, <text:s text:c="3"/>1, <text:s text:c="3"/>1, <text:s text:c="3"/>1]))</text:p>
      <text:p text:style-name="P4">Rand <text:s text:c="7"/>0.000</text:p>
      <text:p text:style-name="P4">Homogeneity 0.001</text:p>
      <text:p text:style-name="P4">Homogeneity 0.186</text:p>
      <text:p text:style-name="P4">[[894 <text:s text:c="2"/>0 <text:s text:c="2"/>0 <text:s text:c="2"/>1 <text:s text:c="2"/>0]</text:p>
      <text:p text:style-name="P4"><text:s/>[779 <text:s text:c="2"/>0 <text:s text:c="2"/>0 <text:s text:c="2"/>0 <text:s text:c="2"/>0]</text:p>
      <text:p text:style-name="P4"><text:s/>[759 <text:s text:c="2"/>0 <text:s text:c="2"/>1 <text:s text:c="2"/>0 <text:s text:c="2"/>0]</text:p>
      <text:p text:style-name="P4"><text:s/>[837 <text:s text:c="2"/>0 <text:s text:c="2"/>0 <text:s text:c="2"/>0 <text:s text:c="2"/>0]</text:p>
      <text:p text:style-name="P4"><text:soft-page-break/><text:s/>[783 <text:s text:c="2"/>3 <text:s text:c="2"/>0 <text:s text:c="2"/>0 <text:s text:c="2"/>1]]</text:p>
      <text:p text:style-name="P4">New labels:</text:p>
      <text:p text:style-name="P4">0 -&gt; 0(Auto)</text:p>
      <text:p text:style-name="P4">1 -&gt; 4(Verslas)</text:p>
      <text:p text:style-name="P4">2 -&gt; 2(Sportas)</text:p>
      <text:p text:style-name="P4">3 -&gt; 0(Auto)</text:p>
      <text:p text:style-name="P4">4 -&gt; 4(Verslas)</text:p>
      <text:p text:style-name="P4">[4053 <text:s text:c="3"/>0 <text:s text:c="3"/>1 <text:s text:c="3"/>0 <text:s text:c="3"/>4]</text:p>
      <text:p text:style-name="P4">Rand <text:s text:c="7"/>0.000</text:p>
      <text:p text:style-name="P4">Homogeneity 0.001</text:p>
      <text:p text:style-name="P4">Homogeneity 0.201</text:p>
      <text:p text:style-name="P4">[[895 <text:s text:c="2"/>0 <text:s text:c="2"/>0 <text:s text:c="2"/>0 <text:s text:c="2"/>0]</text:p>
      <text:p text:style-name="P4"><text:s/>[779 <text:s text:c="2"/>0 <text:s text:c="2"/>0 <text:s text:c="2"/>0 <text:s text:c="2"/>0]</text:p>
      <text:p text:style-name="P4"><text:s/>[759 <text:s text:c="2"/>0 <text:s text:c="2"/>1 <text:s text:c="2"/>0 <text:s text:c="2"/>0]</text:p>
      <text:p text:style-name="P4"><text:s/>[837 <text:s text:c="2"/>0 <text:s text:c="2"/>0 <text:s text:c="2"/>0 <text:s text:c="2"/>0]</text:p>
      <text:p text:style-name="P4"><text:s/>[783 <text:s text:c="2"/>0 <text:s text:c="2"/>0 <text:s text:c="2"/>0 <text:s text:c="2"/>4]]</text:p>
      <text:p text:style-name="P4">{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, 'title': 'Average-linkage clustering'}</text:p>
      <text:p text:style-name="P4">&gt; Average-linkage clustering 1.1292173862457275 to run</text:p>
      <text:p text:style-name="P4"/>
      <text:p text:style-name="P4">Ward-linkage clustering results</text:p>
      <text:p text:style-name="P4">(array([0, 1, 2, 3, 4]), array([1034, 1244, <text:s/>372, <text:s/>790, <text:s/>618]))</text:p>
      <text:p text:style-name="P4">Rand <text:s text:c="7"/>0.052</text:p>
      <text:p text:style-name="P4">Homogeneity 0.072</text:p>
      <text:p text:style-name="P4">Homogeneity 0.075</text:p>
      <text:p text:style-name="P4">[[101 284 <text:s/>32 292 186]</text:p>
      <text:p text:style-name="P4"><text:s/>[400 151 <text:s/>52 118 <text:s/>58]</text:p>
      <text:p text:style-name="P4"><text:s/>[214 229 212 <text:s/>40 <text:s/>65]</text:p>
      <text:p text:style-name="P4"><text:s/>[191 255 <text:s/>30 222 139]</text:p>
      <text:p text:style-name="P4"><text:s/>[128 325 <text:s/>46 118 170]]</text:p>
      <text:p text:style-name="P4">New labels:</text:p>
      <text:p text:style-name="P4">0 -&gt; 1(Veidai)</text:p>
      <text:p text:style-name="P4">1 -&gt; 4(Verslas)</text:p>
      <text:p text:style-name="P4">2 -&gt; 2(Sportas)</text:p>
      <text:p text:style-name="P4">3 -&gt; 0(Auto)</text:p>
      <text:p text:style-name="P4">4 -&gt; 0(Auto)</text:p>
      <text:p text:style-name="P4">[1408 1034 <text:s/>372 <text:s text:c="3"/>0 1244]</text:p>
      <text:p text:style-name="P4">Rand <text:s text:c="7"/>0.058</text:p>
      <text:p text:style-name="P4">Homogeneity 0.068</text:p>
      <text:p text:style-name="P4">Homogeneity 0.084</text:p>
      <text:p text:style-name="P4">[[478 101 <text:s/>32 <text:s text:c="2"/>0 284]</text:p>
      <text:p text:style-name="P4"><text:s/>[176 400 <text:s/>52 <text:s text:c="2"/>0 151]</text:p>
      <text:p text:style-name="P4"><text:s/>[105 214 212 <text:s text:c="2"/>0 229]</text:p>
      <text:p text:style-name="P4"><text:s/>[361 191 <text:s/>30 <text:s text:c="2"/>0 255]</text:p>
      <text:p text:style-name="P4"><text:s/>[288 128 <text:s/>46 <text:s text:c="2"/>0 325]]</text:p>
      <text:p text:style-name="P4">{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, 'title': 'Ward-linkage clustering'}</text:p>
      <text:p text:style-name="P4">&gt; Ward-linkage clustering 1.211332082748413 to run</text:p>
      <text:p text:style-name="P4"/>
      <text:p text:style-name="P4">DBSCAN results</text:p>
      <text:p text:style-name="P4">ε=0.6 min=3: noise= <text:s text:c="2"/>0 clusters= <text:s/>1 top10=[4058]</text:p>
      <text:p text:style-name="P4">ε=0.6 min=4: noise= <text:s text:c="2"/>0 clusters= <text:s/>1 top10=[4058]</text:p>
      <text:p text:style-name="P4">ε=0.6 min=5: noise= <text:s text:c="2"/>0 clusters= <text:s/>1 top10=[4058]</text:p>
      <text:p text:style-name="P4">ε=0.6 min=6: noise= <text:s text:c="2"/>0 clusters= <text:s/>1 top10=[4058]</text:p>
      <text:p text:style-name="P4">ε=0.6 min=7: noise= <text:s text:c="2"/>0 clusters= <text:s/>1 top10=[4058]</text:p>
      <text:p text:style-name="P4">ε=0.6 min=8: noise= <text:s text:c="2"/>0 clusters= <text:s/>1 top10=[4058]</text:p>
      <text:p text:style-name="P4">ε=0.7 min=3: noise= <text:s text:c="2"/>0 clusters= <text:s/>1 top10=[4058]</text:p>
      <text:p text:style-name="P4">ε=0.7 min=4: noise= <text:s text:c="2"/>0 clusters= <text:s/>1 top10=[4058]</text:p>
      <text:p text:style-name="P4">ε=0.7 min=5: noise= <text:s text:c="2"/>0 clusters= <text:s/>1 top10=[4058]</text:p>
      <text:p text:style-name="P4">ε=0.7 min=6: noise= <text:s text:c="2"/>0 clusters= <text:s/>1 top10=[4058]</text:p>
      <text:p text:style-name="P4">ε=0.7 min=7: noise= <text:s text:c="2"/>0 clusters= <text:s/>1 top10=[4058]</text:p>
      <text:p text:style-name="P4">ε=0.7 min=8: noise= <text:s text:c="2"/>0 clusters= <text:s/>1 top10=[4058]</text:p>
      <text:p text:style-name="P4">ε=0.8 min=3: noise= <text:s text:c="2"/>0 clusters= <text:s/>1 top10=[4058]</text:p>
      <text:p text:style-name="P4">ε=0.8 min=4: noise= <text:s text:c="2"/>0 clusters= <text:s/>1 top10=[4058]</text:p>
      <text:p text:style-name="P4">ε=0.8 min=5: noise= <text:s text:c="2"/>0 clusters= <text:s/>1 top10=[4058]</text:p>
      <text:p text:style-name="P4">ε=0.8 min=6: noise= <text:s text:c="2"/>0 clusters= <text:s/>1 top10=[4058]</text:p>
      <text:p text:style-name="P4">ε=0.8 min=7: noise= <text:s text:c="2"/>0 clusters= <text:s/>1 top10=[4058]</text:p>
      <text:p text:style-name="P4">ε=0.8 min=8: noise= <text:s text:c="2"/>0 clusters= <text:s/>1 top10=[4058]</text:p>
      <text:p text:style-name="P4">ε=0.9 min=3: noise= <text:s text:c="2"/>0 clusters= <text:s/>1 top10=[4058]</text:p>
      <text:p text:style-name="P4">ε=0.9 min=4: noise= <text:s text:c="2"/>0 clusters= <text:s/>1 top10=[4058]</text:p>
      <text:p text:style-name="P4"><text:soft-page-break/>ε=0.9 min=5: noise= <text:s text:c="2"/>0 clusters= <text:s/>1 top10=[4058]</text:p>
      <text:p text:style-name="P4">ε=0.9 min=6: noise= <text:s text:c="2"/>0 clusters= <text:s/>1 top10=[4058]</text:p>
      <text:p text:style-name="P4">ε=0.9 min=7: noise= <text:s text:c="2"/>0 clusters= <text:s/>1 top10=[4058]</text:p>
      <text:p text:style-name="P4">ε=0.9 min=8: noise= <text:s text:c="2"/>0 clusters= <text:s/>1 top10=[4058]</text:p>
      <text:p text:style-name="P4">ε=1.0 min=3: noise= <text:s text:c="2"/>0 clusters= <text:s/>1 top10=[4058]</text:p>
      <text:p text:style-name="P4">ε=1.0 min=4: noise= <text:s text:c="2"/>0 clusters= <text:s/>1 top10=[4058]</text:p>
      <text:p text:style-name="P4">ε=1.0 min=5: noise= <text:s text:c="2"/>0 clusters= <text:s/>1 top10=[4058]</text:p>
      <text:p text:style-name="P4">ε=1.0 min=6: noise= <text:s text:c="2"/>0 clusters= <text:s/>1 top10=[4058]</text:p>
      <text:p text:style-name="P4">ε=1.0 min=7: noise= <text:s text:c="2"/>0 clusters= <text:s/>1 top10=[4058]</text:p>
      <text:p text:style-name="P4">ε=1.0 min=8: noise= <text:s text:c="2"/>0 clusters= <text:s/>1 top10=[4058]</text:p>
      <text:p text:style-name="P4">ε=1.1 min=3: noise= <text:s text:c="2"/>0 clusters= <text:s/>1 top10=[4058]</text:p>
      <text:p text:style-name="P4">ε=1.1 min=4: noise= <text:s text:c="2"/>0 clusters= <text:s/>1 top10=[4058]</text:p>
      <text:p text:style-name="P4">ε=1.1 min=5: noise= <text:s text:c="2"/>0 clusters= <text:s/>1 top10=[4058]</text:p>
      <text:p text:style-name="P4">ε=1.1 min=6: noise= <text:s text:c="2"/>0 clusters= <text:s/>1 top10=[4058]</text:p>
      <text:p text:style-name="P4">ε=1.1 min=7: noise= <text:s text:c="2"/>0 clusters= <text:s/>1 top10=[4058]</text:p>
      <text:p text:style-name="P4">ε=1.1 min=8: noise= <text:s text:c="2"/>0 clusters= <text:s/>1 top10=[4058]</text:p>
      <text:p text:style-name="P4">ε=1.2 min=3: noise= <text:s text:c="2"/>0 clusters= <text:s/>1 top10=[4058]</text:p>
      <text:p text:style-name="P4">ε=1.2 min=4: noise= <text:s text:c="2"/>0 clusters= <text:s/>1 top10=[4058]</text:p>
      <text:p text:style-name="P4">ε=1.2 min=5: noise= <text:s text:c="2"/>0 clusters= <text:s/>1 top10=[4058]</text:p>
      <text:p text:style-name="P4">ε=1.2 min=6: noise= <text:s text:c="2"/>0 clusters= <text:s/>1 top10=[4058]</text:p>
      <text:p text:style-name="P4">ε=1.2 min=7: noise= <text:s text:c="2"/>0 clusters= <text:s/>1 top10=[4058]</text:p>
      <text:p text:style-name="P4">ε=1.2 min=8: noise= <text:s text:c="2"/>0 clusters= <text:s/>1 top10=[4058]</text:p>
      <text:p text:style-name="P4">ε=1.3 min=3: noise= <text:s text:c="2"/>0 clusters= <text:s/>1 top10=[4058]</text:p>
      <text:p text:style-name="P4">ε=1.3 min=4: noise= <text:s text:c="2"/>0 clusters= <text:s/>1 top10=[4058]</text:p>
      <text:p text:style-name="P4">ε=1.3 min=5: noise= <text:s text:c="2"/>0 clusters= <text:s/>1 top10=[4058]</text:p>
      <text:p text:style-name="P4">ε=1.3 min=6: noise= <text:s text:c="2"/>0 clusters= <text:s/>1 top10=[4058]</text:p>
      <text:p text:style-name="P4">ε=1.3 min=7: noise= <text:s text:c="2"/>0 clusters= <text:s/>1 top10=[4058]</text:p>
      <text:p text:style-name="P4">ε=1.3 min=8: noise= <text:s text:c="2"/>0 clusters= <text:s/>1 top10=[4058]</text:p>
      <text:p text:style-name="P4">&gt; DBSCAN 77.73711824417114 to run</text:p>
      <text:h text:style-name="Heading_20_2" text:outline-level="2">Ngram 2</text:h>
      <text:p text:style-name="P4">&gt;Namespace(dr=None, intro=False, lemmer=False, lemstop=False, max_df=None, methods=['km', 'em', 'ac', 'aa', 'aw', 'db'], min_df=None, ngram=2, raw=False, stemer=False, stopword=False, title=False)</text:p>
      <text:p text:style-name="P4">&gt;TfidfVectorizer(analyzer='char_wb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1,</text:p>
      <text:p text:style-name="P4"><text:s text:c="8"/>ngram_range=(2, 2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, {'title': 'DBSCAN', 'model': DBSCAN(algorithm='auto', eps=0.5, leaf_size=30, metric='euclidean',</text:p>
      <text:p text:style-name="P4"><text:s text:c="4"/>metric_params=None, min_samples=5, n_jobs=-1, p=None)}]</text:p>
      <text:p text:style-name="P4">&gt;(4058, 1309)</text:p>
      <text:p text:style-name="P4"/>
      <text:p text:style-name="P4">K-means results</text:p>
      <text:p text:style-name="P4">[ 636 1214 1350 <text:s/>630 <text:s/>228]</text:p>
      <text:p text:style-name="P4">Cluster 0: s <text:s/>o <text:s text:c="2"/>p in as i <text:s/>ai e <text:s text:c="2"/>s <text:s/>k</text:p>
      <text:p text:style-name="P4">Cluster 1: s <text:s text:c="2"/>p in o <text:s/>i <text:s/>ai ų <text:s/>ti <text:s/>k as</text:p>
      <text:p text:style-name="P4">Cluster 2: s <text:s/>i <text:s/>ai <text:s/>p o <text:s text:c="2"/>k ti in <text:s/>t a </text:p>
      <text:p text:style-name="P4">Cluster 3: s <text:s/>i <text:s/>o <text:s text:c="2"/>p ai in au ti ų <text:s/>li</text:p>
      <text:p text:style-name="P4">Cluster 4: s <text:s text:c="2"/>p o <text:s/>ų <text:s/>in i <text:s/>ai au os <text:s/>s</text:p>
      <text:p text:style-name="P4">Rand <text:s text:c="7"/>0.208</text:p>
      <text:p text:style-name="P4">Homogeneity 0.273</text:p>
      <text:p text:style-name="P4"><text:soft-page-break/>Homogeneity 0.299</text:p>
      <text:p text:style-name="P4">[[ 52 126 130 556 <text:s/>31]</text:p>
      <text:p text:style-name="P4"><text:s/>[ 78 194 503 <text:s text:c="2"/>0 <text:s text:c="2"/>4]</text:p>
      <text:p text:style-name="P4"><text:s/>[489 100 169 <text:s text:c="2"/>1 <text:s text:c="2"/>1]</text:p>
      <text:p text:style-name="P4"><text:s/>[ 14 379 381 <text:s/>30 <text:s/>33]</text:p>
      <text:p text:style-name="P4"><text:s/>[ <text:s/>3 415 167 <text:s/>43 159]]</text:p>
      <text:p text:style-name="P4">New labels:</text:p>
      <text:p text:style-name="P4">0 -&gt; 2(Sportas)</text:p>
      <text:p text:style-name="P4">1 -&gt; 4(Verslas)</text:p>
      <text:p text:style-name="P4">2 -&gt; 1(Veidai)</text:p>
      <text:p text:style-name="P4">3 -&gt; 0(Auto)</text:p>
      <text:p text:style-name="P4">4 -&gt; 4(Verslas)</text:p>
      <text:p text:style-name="P4">[ 630 1350 <text:s/>636 <text:s text:c="3"/>0 1442]</text:p>
      <text:p text:style-name="P4">Rand <text:s text:c="7"/>0.215</text:p>
      <text:p text:style-name="P4">Homogeneity 0.262</text:p>
      <text:p text:style-name="P4">Homogeneity 0.321</text:p>
      <text:p text:style-name="P4">[[556 130 <text:s/>52 <text:s text:c="2"/>0 157]</text:p>
      <text:p text:style-name="P4"><text:s/>[ <text:s/>0 503 <text:s/>78 <text:s text:c="2"/>0 198]</text:p>
      <text:p text:style-name="P4"><text:s/>[ <text:s/>1 169 489 <text:s text:c="2"/>0 101]</text:p>
      <text:p text:style-name="P4"><text:s/>[ 30 381 <text:s/>14 <text:s text:c="2"/>0 412]</text:p>
      <text:p text:style-name="P4"><text:s/>[ 43 167 <text:s text:c="2"/>3 <text:s text:c="2"/>0 574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306.22041630744934 to run</text:p>
      <text:p text:style-name="P4"/>
      <text:p text:style-name="P4">Expectation–maximization results</text:p>
      <text:p text:style-name="P4">(array([0, 1, 2, 3, 4]), array([1532, 1122, <text:s/>366, <text:s/>426, <text:s/>612]))</text:p>
      <text:p text:style-name="P4">Cluster 0: s <text:s/>i <text:s text:c="2"/>p o <text:s/>ai in ti <text:s/>k ų <text:s text:c="2"/>s</text:p>
      <text:p text:style-name="P4">Cluster 1: s <text:s/>i <text:s/>o <text:s text:c="2"/>p ai <text:s/>k in ti as <text:s/>t</text:p>
      <text:p text:style-name="P4">Cluster 2: s <text:s/>o <text:s text:c="2"/>p in i <text:s/>as ai <text:s/>s e <text:s text:c="2"/>k</text:p>
      <text:p text:style-name="P4">Cluster 3: s <text:s text:c="2"/>p o <text:s/>in i <text:s/>ų <text:s/>ai <text:s/>k ti <text:s/>s</text:p>
      <text:p text:style-name="P4">Cluster 4: s <text:s/>o <text:s text:c="2"/>p i <text:s/>in ai as <text:s/>k <text:s/>s au</text:p>
      <text:p text:style-name="P4">Rand <text:s text:c="7"/>0.139</text:p>
      <text:p text:style-name="P4">Homogeneity 0.169</text:p>
      <text:p text:style-name="P4">Homogeneity 0.186</text:p>
      <text:p text:style-name="P4">[[637 <text:s/>91 <text:s/>32 <text:s/>44 <text:s/>91]</text:p>
      <text:p text:style-name="P4"><text:s/>[147 408 <text:s/>66 <text:s/>31 127]</text:p>
      <text:p text:style-name="P4"><text:s/>[ 70 113 230 <text:s/>12 335]</text:p>
      <text:p text:style-name="P4"><text:s/>[285 366 <text:s/>25 122 <text:s/>39]</text:p>
      <text:p text:style-name="P4"><text:s/>[393 144 <text:s/>13 217 <text:s/>20]]</text:p>
      <text:p text:style-name="P4">New labels:</text:p>
      <text:p text:style-name="P4">0 -&gt; 0(Auto)</text:p>
      <text:p text:style-name="P4">1 -&gt; 1(Veidai)</text:p>
      <text:p text:style-name="P4">2 -&gt; 2(Sportas)</text:p>
      <text:p text:style-name="P4">3 -&gt; 4(Verslas)</text:p>
      <text:p text:style-name="P4">4 -&gt; 2(Sportas)</text:p>
      <text:p text:style-name="P4">[1532 1122 <text:s/>978 <text:s text:c="3"/>0 <text:s/>426]</text:p>
      <text:p text:style-name="P4">Rand <text:s text:c="7"/>0.162</text:p>
      <text:p text:style-name="P4">Homogeneity 0.168</text:p>
      <text:p text:style-name="P4">Homogeneity 0.207</text:p>
      <text:p text:style-name="P4">[[637 <text:s/>91 123 <text:s text:c="2"/>0 <text:s/>44]</text:p>
      <text:p text:style-name="P4"><text:s/>[147 408 193 <text:s text:c="2"/>0 <text:s/>31]</text:p>
      <text:p text:style-name="P4"><text:s/>[ 70 113 565 <text:s text:c="2"/>0 <text:s/>12]</text:p>
      <text:p text:style-name="P4"><text:s/>[285 366 <text:s/>64 <text:s text:c="2"/>0 122]</text:p>
      <text:p text:style-name="P4"><text:s/>[393 144 <text:s/>33 <text:s text:c="2"/>0 217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6.2750084400177 to run</text:p>
      <text:p text:style-name="P4"/>
      <text:p text:style-name="P4">Complete-linkage clustering results</text:p>
      <text:p text:style-name="P4">(array([0, 1, 2, 3, 4]), array([ <text:s/>80, 3938, <text:s text:c="3"/>1, <text:s text:c="3"/>1, <text:s text:c="2"/>38]))</text:p>
      <text:p text:style-name="P4">Rand <text:s text:c="7"/>0.001</text:p>
      <text:p text:style-name="P4">Homogeneity 0.019</text:p>
      <text:p text:style-name="P4">Homogeneity 0.193</text:p>
      <text:p text:style-name="P4">[[ 22 872 <text:s text:c="2"/>0 <text:s text:c="2"/>1 <text:s text:c="2"/>0]</text:p>
      <text:p text:style-name="P4"><text:s/>[ <text:s/>0 779 <text:s text:c="2"/>0 <text:s text:c="2"/>0 <text:s text:c="2"/>0]</text:p>
      <text:p text:style-name="P4"><text:s/>[ <text:s/>1 721 <text:s text:c="2"/>0 <text:s text:c="2"/>0 <text:s/>38]</text:p>
      <text:p text:style-name="P4"><text:soft-page-break/><text:s/>[ <text:s/>8 829 <text:s text:c="2"/>0 <text:s text:c="2"/>0 <text:s text:c="2"/>0]</text:p>
      <text:p text:style-name="P4"><text:s/>[ 49 737 <text:s text:c="2"/>1 <text:s text:c="2"/>0 <text:s text:c="2"/>0]]</text:p>
      <text:p text:style-name="P4">New labels:</text:p>
      <text:p text:style-name="P4">0 -&gt; 4(Verslas)</text:p>
      <text:p text:style-name="P4">1 -&gt; 0(Auto)</text:p>
      <text:p text:style-name="P4">2 -&gt; 4(Verslas)</text:p>
      <text:p text:style-name="P4">3 -&gt; 0(Auto)</text:p>
      <text:p text:style-name="P4">4 -&gt; 2(Sportas)</text:p>
      <text:p text:style-name="P4">[3939 <text:s text:c="3"/>0 <text:s text:c="2"/>38 <text:s text:c="3"/>0 <text:s text:c="2"/>81]</text:p>
      <text:p text:style-name="P4">Rand <text:s text:c="7"/>0.001</text:p>
      <text:p text:style-name="P4">Homogeneity 0.018</text:p>
      <text:p text:style-name="P4">Homogeneity 0.194</text:p>
      <text:p text:style-name="P4">[[873 <text:s text:c="2"/>0 <text:s text:c="2"/>0 <text:s text:c="2"/>0 <text:s/>22]</text:p>
      <text:p text:style-name="P4"><text:s/>[779 <text:s text:c="2"/>0 <text:s text:c="2"/>0 <text:s text:c="2"/>0 <text:s text:c="2"/>0]</text:p>
      <text:p text:style-name="P4"><text:s/>[721 <text:s text:c="2"/>0 <text:s/>38 <text:s text:c="2"/>0 <text:s text:c="2"/>1]</text:p>
      <text:p text:style-name="P4"><text:s/>[829 <text:s text:c="2"/>0 <text:s text:c="2"/>0 <text:s text:c="2"/>0 <text:s text:c="2"/>8]</text:p>
      <text:p text:style-name="P4"><text:s/>[737 <text:s text:c="2"/>0 <text:s text:c="2"/>0 <text:s text:c="2"/>0 <text:s/>50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8.527710676193237 to run</text:p>
      <text:p text:style-name="P4"/>
      <text:p text:style-name="P4">Average-linkage clustering results</text:p>
      <text:p text:style-name="P4">(array([0, 1, 2, 3, 4]), array([4054, <text:s text:c="3"/>1, <text:s text:c="3"/>1, <text:s text:c="3"/>1, <text:s text:c="3"/>1]))</text:p>
      <text:p text:style-name="P4">Rand <text:s text:c="7"/>0.000</text:p>
      <text:p text:style-name="P4">Homogeneity 0.001</text:p>
      <text:p text:style-name="P4">Homogeneity 0.173</text:p>
      <text:p text:style-name="P4">[[894 <text:s text:c="2"/>0 <text:s text:c="2"/>0 <text:s text:c="2"/>1 <text:s text:c="2"/>0]</text:p>
      <text:p text:style-name="P4"><text:s/>[779 <text:s text:c="2"/>0 <text:s text:c="2"/>0 <text:s text:c="2"/>0 <text:s text:c="2"/>0]</text:p>
      <text:p text:style-name="P4"><text:s/>[760 <text:s text:c="2"/>0 <text:s text:c="2"/>0 <text:s text:c="2"/>0 <text:s text:c="2"/>0]</text:p>
      <text:p text:style-name="P4"><text:s/>[837 <text:s text:c="2"/>0 <text:s text:c="2"/>0 <text:s text:c="2"/>0 <text:s text:c="2"/>0]</text:p>
      <text:p text:style-name="P4"><text:s/>[784 <text:s text:c="2"/>1 <text:s text:c="2"/>1 <text:s text:c="2"/>0 <text:s text:c="2"/>1]]</text:p>
      <text:p text:style-name="P4">New labels:</text:p>
      <text:p text:style-name="P4">0 -&gt; 0(Auto)</text:p>
      <text:p text:style-name="P4">1 -&gt; 4(Verslas)</text:p>
      <text:p text:style-name="P4">2 -&gt; 4(Verslas)</text:p>
      <text:p text:style-name="P4">3 -&gt; 0(Auto)</text:p>
      <text:p text:style-name="P4">4 -&gt; 4(Verslas)</text:p>
      <text:p text:style-name="P4">[4055 <text:s text:c="3"/>0 <text:s text:c="3"/>0 <text:s text:c="3"/>0 <text:s text:c="3"/>3]</text:p>
      <text:p text:style-name="P4">Rand <text:s text:c="7"/>0.000</text:p>
      <text:p text:style-name="P4">Homogeneity 0.001</text:p>
      <text:p text:style-name="P4">Homogeneity 0.200</text:p>
      <text:p text:style-name="P4">[[895 <text:s text:c="2"/>0 <text:s text:c="2"/>0 <text:s text:c="2"/>0 <text:s text:c="2"/>0]</text:p>
      <text:p text:style-name="P4"><text:s/>[779 <text:s text:c="2"/>0 <text:s text:c="2"/>0 <text:s text:c="2"/>0 <text:s text:c="2"/>0]</text:p>
      <text:p text:style-name="P4"><text:s/>[760 <text:s text:c="2"/>0 <text:s text:c="2"/>0 <text:s text:c="2"/>0 <text:s text:c="2"/>0]</text:p>
      <text:p text:style-name="P4"><text:s/>[837 <text:s text:c="2"/>0 <text:s text:c="2"/>0 <text:s text:c="2"/>0 <text:s text:c="2"/>0]</text:p>
      <text:p text:style-name="P4"><text:s/>[784 <text:s text:c="2"/>0 <text:s text:c="2"/>0 <text:s text:c="2"/>0 <text:s text:c="2"/>3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8.385262727737427 to run</text:p>
      <text:p text:style-name="P4"/>
      <text:p text:style-name="P4">Ward-linkage clustering results</text:p>
      <text:p text:style-name="P4">(array([0, 1, 2, 3, 4]), array([1131, <text:s/>645, <text:s/>666, 1138, <text:s/>478]))</text:p>
      <text:p text:style-name="P4">Rand <text:s text:c="7"/>0.330</text:p>
      <text:p text:style-name="P4">Homogeneity 0.378</text:p>
      <text:p text:style-name="P4">Homogeneity 0.391</text:p>
      <text:p text:style-name="P4">[[ 74 <text:s/>19 606 168 <text:s/>28]</text:p>
      <text:p text:style-name="P4"><text:s/>[ 62 <text:s text:c="2"/>9 <text:s text:c="2"/>2 498 208]</text:p>
      <text:p text:style-name="P4"><text:s/>[ 38 600 <text:s text:c="2"/>2 100 <text:s/>20]</text:p>
      <text:p text:style-name="P4"><text:s/>[409 <text:s text:c="2"/>9 <text:s/>23 252 144]</text:p>
      <text:p text:style-name="P4"><text:s/>[548 <text:s text:c="2"/>8 <text:s/>33 120 <text:s/>78]]</text:p>
      <text:p text:style-name="P4">New labels:</text:p>
      <text:p text:style-name="P4">0 -&gt; 4(Verslas)</text:p>
      <text:p text:style-name="P4">1 -&gt; 2(Sportas)</text:p>
      <text:p text:style-name="P4">2 -&gt; 0(Auto)</text:p>
      <text:p text:style-name="P4">3 -&gt; 1(Veidai)</text:p>
      <text:p text:style-name="P4">4 -&gt; 1(Veidai)</text:p>
      <text:p text:style-name="P4">[ 666 1616 <text:s/>645 <text:s text:c="3"/>0 1131]</text:p>
      <text:p text:style-name="P4">Rand <text:s text:c="7"/>0.325</text:p>
      <text:p text:style-name="P4"><text:soft-page-break/>Homogeneity 0.374</text:p>
      <text:p text:style-name="P4">Homogeneity 0.458</text:p>
      <text:p text:style-name="P4">[[606 196 <text:s/>19 <text:s text:c="2"/>0 <text:s/>74]</text:p>
      <text:p text:style-name="P4"><text:s/>[ <text:s/>2 706 <text:s text:c="2"/>9 <text:s text:c="2"/>0 <text:s/>62]</text:p>
      <text:p text:style-name="P4"><text:s/>[ <text:s/>2 120 600 <text:s text:c="2"/>0 <text:s/>38]</text:p>
      <text:p text:style-name="P4"><text:s/>[ 23 396 <text:s text:c="2"/>9 <text:s text:c="2"/>0 409]</text:p>
      <text:p text:style-name="P4"><text:s/>[ 33 198 <text:s text:c="2"/>8 <text:s text:c="2"/>0 548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8.603631496429443 to run</text:p>
      <text:p text:style-name="P4"/>
      <text:p text:style-name="P4">DBSCAN results</text:p>
      <text:p text:style-name="P4">ε=0.6 min=3: noise= <text:s/>73 clusters= <text:s/>3 top10=[3979 <text:s text:c="3"/>3 <text:s text:c="3"/>3]</text:p>
      <text:p text:style-name="P4">ε=0.6 min=4: noise= <text:s/>80 clusters= <text:s/>1 top10=[3978]</text:p>
      <text:p text:style-name="P4">ε=0.6 min=5: noise= <text:s/>82 clusters= <text:s/>1 top10=[3976]</text:p>
      <text:p text:style-name="P4">ε=0.6 min=6: noise= <text:s/>87 clusters= <text:s/>1 top10=[3971]</text:p>
      <text:p text:style-name="P4">ε=0.6 min=7: noise= <text:s/>89 clusters= <text:s/>1 top10=[3969]</text:p>
      <text:p text:style-name="P4">ε=0.6 min=8: noise= <text:s/>92 clusters= <text:s/>1 top10=[3966]</text:p>
      <text:p text:style-name="P4">ε=0.7 min=3: noise= <text:s text:c="2"/>4 clusters= <text:s/>1 top10=[4054]</text:p>
      <text:p text:style-name="P4">ε=0.7 min=4: noise= <text:s text:c="2"/>4 clusters= <text:s/>1 top10=[4054]</text:p>
      <text:p text:style-name="P4">ε=0.7 min=5: noise= <text:s text:c="2"/>4 clusters= <text:s/>1 top10=[4054]</text:p>
      <text:p text:style-name="P4">ε=0.7 min=6: noise= <text:s text:c="2"/>4 clusters= <text:s/>1 top10=[4054]</text:p>
      <text:p text:style-name="P4">ε=0.7 min=7: noise= <text:s text:c="2"/>4 clusters= <text:s/>1 top10=[4054]</text:p>
      <text:p text:style-name="P4">ε=0.7 min=8: noise= <text:s text:c="2"/>4 clusters= <text:s/>1 top10=[4054]</text:p>
      <text:p text:style-name="P4">ε=0.8 min=3: noise= <text:s text:c="2"/>3 clusters= <text:s/>1 top10=[4055]</text:p>
      <text:p text:style-name="P4">ε=0.8 min=4: noise= <text:s text:c="2"/>3 clusters= <text:s/>1 top10=[4055]</text:p>
      <text:p text:style-name="P4">ε=0.8 min=5: noise= <text:s text:c="2"/>3 clusters= <text:s/>1 top10=[4055]</text:p>
      <text:p text:style-name="P4">ε=0.8 min=6: noise= <text:s text:c="2"/>3 clusters= <text:s/>1 top10=[4055]</text:p>
      <text:p text:style-name="P4">ε=0.8 min=7: noise= <text:s text:c="2"/>3 clusters= <text:s/>1 top10=[4055]</text:p>
      <text:p text:style-name="P4">ε=0.8 min=8: noise= <text:s text:c="2"/>3 clusters= <text:s/>1 top10=[4055]</text:p>
      <text:p text:style-name="P4">ε=0.9 min=3: noise= <text:s text:c="2"/>2 clusters= <text:s/>1 top10=[4056]</text:p>
      <text:p text:style-name="P4">ε=0.9 min=4: noise= <text:s text:c="2"/>2 clusters= <text:s/>1 top10=[4056]</text:p>
      <text:p text:style-name="P4">ε=0.9 min=5: noise= <text:s text:c="2"/>2 clusters= <text:s/>1 top10=[4056]</text:p>
      <text:p text:style-name="P4">ε=0.9 min=6: noise= <text:s text:c="2"/>2 clusters= <text:s/>1 top10=[4056]</text:p>
      <text:p text:style-name="P4">ε=0.9 min=7: noise= <text:s text:c="2"/>2 clusters= <text:s/>1 top10=[4056]</text:p>
      <text:p text:style-name="P4">ε=0.9 min=8: noise= <text:s text:c="2"/>2 clusters= <text:s/>1 top10=[4056]</text:p>
      <text:p text:style-name="P4">ε=1.0 min=3: noise= <text:s text:c="2"/>1 clusters= <text:s/>1 top10=[4057]</text:p>
      <text:p text:style-name="P4">ε=1.0 min=4: noise= <text:s text:c="2"/>1 clusters= <text:s/>1 top10=[4057]</text:p>
      <text:p text:style-name="P4">ε=1.0 min=5: noise= <text:s text:c="2"/>1 clusters= <text:s/>1 top10=[4057]</text:p>
      <text:p text:style-name="P4">ε=1.0 min=6: noise= <text:s text:c="2"/>1 clusters= <text:s/>1 top10=[4057]</text:p>
      <text:p text:style-name="P4">ε=1.0 min=7: noise= <text:s text:c="2"/>1 clusters= <text:s/>1 top10=[4057]</text:p>
      <text:p text:style-name="P4">ε=1.0 min=8: noise= <text:s text:c="2"/>1 clusters= <text:s/>1 top10=[4057]</text:p>
      <text:p text:style-name="P4">ε=1.1 min=3: noise= <text:s text:c="2"/>0 clusters= <text:s/>1 top10=[4058]</text:p>
      <text:p text:style-name="P4">ε=1.1 min=4: noise= <text:s text:c="2"/>0 clusters= <text:s/>1 top10=[4058]</text:p>
      <text:p text:style-name="P4">ε=1.1 min=5: noise= <text:s text:c="2"/>0 clusters= <text:s/>1 top10=[4058]</text:p>
      <text:p text:style-name="P4">ε=1.1 min=6: noise= <text:s text:c="2"/>0 clusters= <text:s/>1 top10=[4058]</text:p>
      <text:p text:style-name="P4">ε=1.1 min=7: noise= <text:s text:c="2"/>0 clusters= <text:s/>1 top10=[4058]</text:p>
      <text:p text:style-name="P4">ε=1.1 min=8: noise= <text:s text:c="2"/>0 clusters= <text:s/>1 top10=[4058]</text:p>
      <text:p text:style-name="P4">ε=1.2 min=3: noise= <text:s text:c="2"/>0 clusters= <text:s/>1 top10=[4058]</text:p>
      <text:p text:style-name="P4">ε=1.2 min=4: noise= <text:s text:c="2"/>0 clusters= <text:s/>1 top10=[4058]</text:p>
      <text:p text:style-name="P4">ε=1.2 min=5: noise= <text:s text:c="2"/>0 clusters= <text:s/>1 top10=[4058]</text:p>
      <text:p text:style-name="P4">ε=1.2 min=6: noise= <text:s text:c="2"/>0 clusters= <text:s/>1 top10=[4058]</text:p>
      <text:p text:style-name="P4">ε=1.2 min=7: noise= <text:s text:c="2"/>0 clusters= <text:s/>1 top10=[4058]</text:p>
      <text:p text:style-name="P4">ε=1.2 min=8: noise= <text:s text:c="2"/>0 clusters= <text:s/>1 top10=[4058]</text:p>
      <text:p text:style-name="P4">ε=1.3 min=3: noise= <text:s text:c="2"/>0 clusters= <text:s/>1 top10=[4058]</text:p>
      <text:p text:style-name="P4">ε=1.3 min=4: noise= <text:s text:c="2"/>0 clusters= <text:s/>1 top10=[4058]</text:p>
      <text:p text:style-name="P4">ε=1.3 min=5: noise= <text:s text:c="2"/>0 clusters= <text:s/>1 top10=[4058]</text:p>
      <text:p text:style-name="P4">ε=1.3 min=6: noise= <text:s text:c="2"/>0 clusters= <text:s/>1 top10=[4058]</text:p>
      <text:p text:style-name="P4">ε=1.3 min=7: noise= <text:s text:c="2"/>0 clusters= <text:s/>1 top10=[4058]</text:p>
      <text:p text:style-name="P4">ε=1.3 min=8: noise= <text:s text:c="2"/>0 clusters= <text:s/>1 top10=[4058]</text:p>
      <text:p text:style-name="P4">&gt; DBSCAN 411.48840403556824 to run</text:p>
      <text:h text:style-name="Heading_20_2" text:outline-level="2">Ngram 3</text:h>
      <text:p text:style-name="P4">&gt;Namespace(dr=None, intro=False, lemmer=False, lemstop=False, max_df=None, methods=['km', 'em', 'ac', 'aa', 'aw', 'db'], min_df=None, ngram=3, raw=False, stemer=False, stopword=False, title=False)</text:p>
      <text:p text:style-name="P4">&gt;TfidfVectorizer(analyzer='char_wb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1,</text:p>
      <text:p text:style-name="P4"><text:soft-page-break/><text:s text:c="8"/>ngram_range=(3, 3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]</text:p>
      <text:p text:style-name="P4">&gt;(4058, 13002)</text:p>
      <text:p text:style-name="P4"/>
      <text:p text:style-name="P4">K-means results</text:p>
      <text:p text:style-name="P4">[ 411 1309 <text:s/>356 1382 <text:s/>600]</text:p>
      <text:p text:style-name="P4">Cluster 0: as <text:s/>os <text:s text:c="2"/>pa is <text:s/>ai <text:s/>us <text:s text:c="2"/>ir mpi ir <text:s/>ini</text:p>
      <text:p text:style-name="P4">Cluster 1: ai <text:s/>as <text:s text:c="2"/>pa <text:s/>ka os <text:s/>is <text:s/>ti <text:s text:c="2"/>ne <text:s/>ir us </text:p>
      <text:p text:style-name="P4">Cluster 2: as <text:s/>os <text:s/>ai <text:s text:c="2"/>pa is <text:s/>gty us <text:s/>run tyn <text:s/>ka</text:p>
      <text:p text:style-name="P4">Cluster 3: os <text:s text:c="2"/>pa as <text:s/>ai <text:s text:c="2"/>pr is <text:s/>us <text:s text:c="2"/>ka ti <text:s/>ini</text:p>
      <text:p text:style-name="P4">Cluster 4: mob <text:s/>pa obi ai <text:s/>bil uto omo as <text:s/>is <text:s/>os </text:p>
      <text:p text:style-name="P4">Rand <text:s text:c="7"/>0.284</text:p>
      <text:p text:style-name="P4">Homogeneity 0.394</text:p>
      <text:p text:style-name="P4">Homogeneity 0.434</text:p>
      <text:p text:style-name="P4">[[101 109 <text:s text:c="2"/>1 113 571]</text:p>
      <text:p text:style-name="P4"><text:s/>[ <text:s/>4 592 <text:s text:c="2"/>0 183 <text:s text:c="2"/>0]</text:p>
      <text:p text:style-name="P4"><text:s/>[303 <text:s/>71 355 <text:s/>29 <text:s text:c="2"/>2]</text:p>
      <text:p text:style-name="P4"><text:s/>[ <text:s/>2 358 <text:s text:c="2"/>0 473 <text:s text:c="2"/>4]</text:p>
      <text:p text:style-name="P4"><text:s/>[ <text:s/>1 179 <text:s text:c="2"/>0 584 <text:s/>23]]</text:p>
      <text:p text:style-name="P4">New labels:</text:p>
      <text:p text:style-name="P4">0 -&gt; 2(Sportas)</text:p>
      <text:p text:style-name="P4">1 -&gt; 1(Veidai)</text:p>
      <text:p text:style-name="P4">2 -&gt; 2(Sportas)</text:p>
      <text:p text:style-name="P4">3 -&gt; 4(Verslas)</text:p>
      <text:p text:style-name="P4">4 -&gt; 0(Auto)</text:p>
      <text:p text:style-name="P4">[ 600 1309 <text:s/>767 <text:s text:c="3"/>0 1382]</text:p>
      <text:p text:style-name="P4">Rand <text:s text:c="7"/>0.328</text:p>
      <text:p text:style-name="P4">Homogeneity 0.383</text:p>
      <text:p text:style-name="P4">Homogeneity 0.463</text:p>
      <text:p text:style-name="P4">[[571 109 102 <text:s text:c="2"/>0 113]</text:p>
      <text:p text:style-name="P4"><text:s/>[ <text:s/>0 592 <text:s text:c="2"/>4 <text:s text:c="2"/>0 183]</text:p>
      <text:p text:style-name="P4"><text:s/>[ <text:s/>2 <text:s/>71 658 <text:s text:c="2"/>0 <text:s/>29]</text:p>
      <text:p text:style-name="P4"><text:s/>[ <text:s/>4 358 <text:s text:c="2"/>2 <text:s text:c="2"/>0 473]</text:p>
      <text:p text:style-name="P4"><text:s/>[ 23 179 <text:s text:c="2"/>1 <text:s text:c="2"/>0 584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995.7723059654236 to run</text:p>
      <text:p text:style-name="P4"/>
      <text:p text:style-name="P4">Expectation–maximization results</text:p>
      <text:p text:style-name="P4">(array([0, 1, 2, 3, 4]), array([ <text:s text:c="2"/>4, 1003, 1176, 1211, <text:s/>664]))</text:p>
      <text:p text:style-name="P4">Cluster 0: <text:s/>sn sni ai <text:s/>os <text:s/>is <text:s/>ėžo <text:s/>šl ieg <text:s/>ke kel</text:p>
      <text:p text:style-name="P4">Cluster 1: <text:s/>pa ai <text:s/>as <text:s/>os <text:s/>ti <text:s/>is <text:s text:c="2"/>ka us <text:s text:c="2"/>pr <text:s/>ne</text:p>
      <text:p text:style-name="P4">Cluster 2: os <text:s text:c="2"/>pa as <text:s/>ai <text:s/>is <text:s text:c="2"/>pr us <text:s/>ių <text:s text:c="2"/>ka ti </text:p>
      <text:p text:style-name="P4">Cluster 3: as <text:s/>ai <text:s text:c="2"/>pa <text:s/>ka os <text:s/>is <text:s/>ti <text:s/>us <text:s text:c="2"/>ir ir </text:p>
      <text:p text:style-name="P4">Cluster 4: as <text:s/>os <text:s text:c="2"/>pa ai <text:s/>is <text:s/>us <text:s text:c="2"/>ir ir <text:s/>je <text:s text:c="2"/>ka</text:p>
      <text:p text:style-name="P4">Rand <text:s text:c="7"/>0.194</text:p>
      <text:p text:style-name="P4">Homogeneity 0.233</text:p>
      <text:p text:style-name="P4">Homogeneity 0.274</text:p>
      <text:p text:style-name="P4">[[ <text:s/>0 277 364 159 <text:s/>95]</text:p>
      <text:p text:style-name="P4"><text:s/>[ <text:s/>0 <text:s/>87 126 561 <text:s text:c="2"/>5]</text:p>
      <text:p text:style-name="P4"><text:s/>[ <text:s/>0 121 <text:s/>24 <text:s/>53 562]</text:p>
      <text:p text:style-name="P4"><text:soft-page-break/><text:s/>[ <text:s/>1 125 366 343 <text:s text:c="2"/>2]</text:p>
      <text:p text:style-name="P4"><text:s/>[ <text:s/>3 393 296 <text:s/>95 <text:s text:c="2"/>0]]</text:p>
      <text:p text:style-name="P4">New labels:</text:p>
      <text:p text:style-name="P4">0 -&gt; 4(Verslas)</text:p>
      <text:p text:style-name="P4">1 -&gt; 4(Verslas)</text:p>
      <text:p text:style-name="P4">2 -&gt; 3(Mokslas)</text:p>
      <text:p text:style-name="P4">3 -&gt; 1(Veidai)</text:p>
      <text:p text:style-name="P4">4 -&gt; 2(Sportas)</text:p>
      <text:p text:style-name="P4">[ <text:s text:c="2"/>0 1211 <text:s/>664 1176 1007]</text:p>
      <text:p text:style-name="P4">Rand <text:s text:c="7"/>0.194</text:p>
      <text:p text:style-name="P4">Homogeneity 0.233</text:p>
      <text:p text:style-name="P4">Homogeneity 0.275</text:p>
      <text:p text:style-name="P4">[[ <text:s/>0 159 <text:s/>95 364 277]</text:p>
      <text:p text:style-name="P4"><text:s/>[ <text:s/>0 561 <text:s text:c="2"/>5 126 <text:s/>87]</text:p>
      <text:p text:style-name="P4"><text:s/>[ <text:s/>0 <text:s/>53 562 <text:s/>24 121]</text:p>
      <text:p text:style-name="P4"><text:s/>[ <text:s/>0 343 <text:s text:c="2"/>2 366 126]</text:p>
      <text:p text:style-name="P4"><text:s/>[ <text:s/>0 <text:s/>95 <text:s text:c="2"/>0 296 396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27.78813338279724 to run</text:p>
      <text:p text:style-name="P4"/>
      <text:p text:style-name="P4">Complete-linkage clustering results</text:p>
      <text:p text:style-name="P4">(array([0, 1, 2, 3, 4]), array([2691, 1252, <text:s text:c="3"/>1, <text:s text:c="3"/>1, <text:s/>113]))</text:p>
      <text:p text:style-name="P4">Rand <text:s text:c="7"/>0.060</text:p>
      <text:p text:style-name="P4">Homogeneity 0.087</text:p>
      <text:p text:style-name="P4">Homogeneity 0.189</text:p>
      <text:p text:style-name="P4">[[387 507 <text:s text:c="2"/>1 <text:s text:c="2"/>0 <text:s text:c="2"/>0]</text:p>
      <text:p text:style-name="P4"><text:s/>[651 128 <text:s text:c="2"/>0 <text:s text:c="2"/>0 <text:s text:c="2"/>0]</text:p>
      <text:p text:style-name="P4"><text:s/>[504 143 <text:s text:c="2"/>0 <text:s text:c="2"/>0 113]</text:p>
      <text:p text:style-name="P4"><text:s/>[763 <text:s/>74 <text:s text:c="2"/>0 <text:s text:c="2"/>0 <text:s text:c="2"/>0]</text:p>
      <text:p text:style-name="P4"><text:s/>[386 400 <text:s text:c="2"/>0 <text:s text:c="2"/>1 <text:s text:c="2"/>0]]</text:p>
      <text:p text:style-name="P4">New labels:</text:p>
      <text:p text:style-name="P4">0 -&gt; 3(Mokslas)</text:p>
      <text:p text:style-name="P4">1 -&gt; 0(Auto)</text:p>
      <text:p text:style-name="P4">2 -&gt; 0(Auto)</text:p>
      <text:p text:style-name="P4">3 -&gt; 4(Verslas)</text:p>
      <text:p text:style-name="P4">4 -&gt; 2(Sportas)</text:p>
      <text:p text:style-name="P4">[1253 <text:s text:c="3"/>0 <text:s/>113 2691 <text:s text:c="3"/>1]</text:p>
      <text:p text:style-name="P4">Rand <text:s text:c="7"/>0.060</text:p>
      <text:p text:style-name="P4">Homogeneity 0.087</text:p>
      <text:p text:style-name="P4">Homogeneity 0.190</text:p>
      <text:p text:style-name="P4">[[508 <text:s text:c="2"/>0 <text:s text:c="2"/>0 387 <text:s text:c="2"/>0]</text:p>
      <text:p text:style-name="P4"><text:s/>[128 <text:s text:c="2"/>0 <text:s text:c="2"/>0 651 <text:s text:c="2"/>0]</text:p>
      <text:p text:style-name="P4"><text:s/>[143 <text:s text:c="2"/>0 113 504 <text:s text:c="2"/>0]</text:p>
      <text:p text:style-name="P4"><text:s/>[ 74 <text:s text:c="2"/>0 <text:s text:c="2"/>0 763 <text:s text:c="2"/>0]</text:p>
      <text:p text:style-name="P4"><text:s/>[400 <text:s text:c="2"/>0 <text:s text:c="2"/>0 386 <text:s text:c="2"/>1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90.31248927116394 to run</text:p>
      <text:p text:style-name="P4"/>
      <text:p text:style-name="P4">Average-linkage clustering results</text:p>
      <text:p text:style-name="P4">(array([0, 1, 2, 3, 4]), array([4054, <text:s text:c="3"/>1, <text:s text:c="3"/>1, <text:s text:c="3"/>1, <text:s text:c="3"/>1]))</text:p>
      <text:p text:style-name="P4">Rand <text:s text:c="7"/>0.000</text:p>
      <text:p text:style-name="P4">Homogeneity 0.001</text:p>
      <text:p text:style-name="P4">Homogeneity 0.173</text:p>
      <text:p text:style-name="P4">[[894 <text:s text:c="2"/>0 <text:s text:c="2"/>0 <text:s text:c="2"/>1 <text:s text:c="2"/>0]</text:p>
      <text:p text:style-name="P4"><text:s/>[779 <text:s text:c="2"/>0 <text:s text:c="2"/>0 <text:s text:c="2"/>0 <text:s text:c="2"/>0]</text:p>
      <text:p text:style-name="P4"><text:s/>[760 <text:s text:c="2"/>0 <text:s text:c="2"/>0 <text:s text:c="2"/>0 <text:s text:c="2"/>0]</text:p>
      <text:p text:style-name="P4"><text:s/>[837 <text:s text:c="2"/>0 <text:s text:c="2"/>0 <text:s text:c="2"/>0 <text:s text:c="2"/>0]</text:p>
      <text:p text:style-name="P4"><text:s/>[784 <text:s text:c="2"/>1 <text:s text:c="2"/>1 <text:s text:c="2"/>0 <text:s text:c="2"/>1]]</text:p>
      <text:p text:style-name="P4">New labels:</text:p>
      <text:p text:style-name="P4">0 -&gt; 0(Auto)</text:p>
      <text:p text:style-name="P4">1 -&gt; 4(Verslas)</text:p>
      <text:p text:style-name="P4">2 -&gt; 4(Verslas)</text:p>
      <text:p text:style-name="P4">3 -&gt; 0(Auto)</text:p>
      <text:p text:style-name="P4">4 -&gt; 4(Verslas)</text:p>
      <text:p text:style-name="P4">[4055 <text:s text:c="3"/>0 <text:s text:c="3"/>0 <text:s text:c="3"/>0 <text:s text:c="3"/>3]</text:p>
      <text:p text:style-name="P4"><text:soft-page-break/>Rand <text:s text:c="7"/>0.000</text:p>
      <text:p text:style-name="P4">Homogeneity 0.001</text:p>
      <text:p text:style-name="P4">Homogeneity 0.200</text:p>
      <text:p text:style-name="P4">[[895 <text:s text:c="2"/>0 <text:s text:c="2"/>0 <text:s text:c="2"/>0 <text:s text:c="2"/>0]</text:p>
      <text:p text:style-name="P4"><text:s/>[779 <text:s text:c="2"/>0 <text:s text:c="2"/>0 <text:s text:c="2"/>0 <text:s text:c="2"/>0]</text:p>
      <text:p text:style-name="P4"><text:s/>[760 <text:s text:c="2"/>0 <text:s text:c="2"/>0 <text:s text:c="2"/>0 <text:s text:c="2"/>0]</text:p>
      <text:p text:style-name="P4"><text:s/>[837 <text:s text:c="2"/>0 <text:s text:c="2"/>0 <text:s text:c="2"/>0 <text:s text:c="2"/>0]</text:p>
      <text:p text:style-name="P4"><text:s/>[784 <text:s text:c="2"/>0 <text:s text:c="2"/>0 <text:s text:c="2"/>0 <text:s text:c="2"/>3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85.30844140052795 to run</text:p>
      <text:p text:style-name="P4"/>
      <text:p text:style-name="P4">Ward-linkage clustering results</text:p>
      <text:p text:style-name="P4">(array([0, 1, 2, 3, 4]), array([1759, <text:s/>356, <text:s/>695, <text:s/>713, <text:s/>535]))</text:p>
      <text:p text:style-name="P4">Rand <text:s text:c="7"/>0.496</text:p>
      <text:p text:style-name="P4">Homogeneity 0.573</text:p>
      <text:p text:style-name="P4">Homogeneity 0.635</text:p>
      <text:p text:style-name="P4">[[ 74 155 646 <text:s text:c="2"/>9 <text:s/>11]</text:p>
      <text:p text:style-name="P4"><text:s/>[114 <text:s text:c="2"/>4 <text:s text:c="2"/>1 657 <text:s text:c="2"/>3]</text:p>
      <text:p text:style-name="P4"><text:s/>[ 32 191 <text:s text:c="2"/>3 <text:s/>13 521]</text:p>
      <text:p text:style-name="P4"><text:s/>[808 <text:s text:c="2"/>2 <text:s text:c="2"/>4 <text:s/>23 <text:s text:c="2"/>0]</text:p>
      <text:p text:style-name="P4"><text:s/>[731 <text:s text:c="2"/>4 <text:s/>41 <text:s/>11 <text:s text:c="2"/>0]]</text:p>
      <text:p text:style-name="P4">New labels:</text:p>
      <text:p text:style-name="P4">0 -&gt; 3(Mokslas)</text:p>
      <text:p text:style-name="P4">1 -&gt; 2(Sportas)</text:p>
      <text:p text:style-name="P4">2 -&gt; 0(Auto)</text:p>
      <text:p text:style-name="P4">3 -&gt; 1(Veidai)</text:p>
      <text:p text:style-name="P4">4 -&gt; 2(Sportas)</text:p>
      <text:p text:style-name="P4">[ 695 <text:s/>713 <text:s/>891 1759]</text:p>
      <text:p text:style-name="P4">Rand <text:s text:c="7"/>0.518</text:p>
      <text:p text:style-name="P4">Homogeneity 0.551</text:p>
      <text:p text:style-name="P4">Homogeneity 0.680</text:p>
      <text:p text:style-name="P4">[[646 <text:s text:c="2"/>9 166 <text:s/>74 <text:s text:c="2"/>0]</text:p>
      <text:p text:style-name="P4"><text:s/>[ <text:s/>1 657 <text:s text:c="2"/>7 114 <text:s text:c="2"/>0]</text:p>
      <text:p text:style-name="P4"><text:s/>[ <text:s/>3 <text:s/>13 712 <text:s/>32 <text:s text:c="2"/>0]</text:p>
      <text:p text:style-name="P4"><text:s/>[ <text:s/>4 <text:s/>23 <text:s text:c="2"/>2 808 <text:s text:c="2"/>0]</text:p>
      <text:p text:style-name="P4"><text:s/>[ 41 <text:s/>11 <text:s text:c="2"/>4 731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82.70214319229126 to run</text:p>
      <text:h text:style-name="Heading_20_2" text:outline-level="2">Min_df 5</text:h>
      <text:p text:style-name="P4">&gt;Namespace(dr=None, intro=False, lemmer=False, lemstop=False, max_df=None, methods=['km', 'em', 'ac', 'aa', 'aw', 'db'], min_df=5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5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oft-page-break/><text:s text:c="12"/>connectivity=None, linkage='ward', memory=None, n_clusters=5,</text:p>
      <text:p text:style-name="P4"><text:s text:c="12"/>pooling_func='deprecated')}]</text:p>
      <text:p text:style-name="P4">&gt;(4058, 30647)</text:p>
      <text:p text:style-name="P4"/>
      <text:p text:style-name="P4">K-means results</text:p>
      <text:p text:style-name="P4">[ 466 <text:s/>634 1445 <text:s/>818 <text:s/>695]</text:p>
      <text:p text:style-name="P4">Cluster 0: ir min po lietuvos vietą sek tšk rungtynių su komanda</text:p>
      <text:p text:style-name="P4">Cluster 1: ir automobilių eismo kad transporto automobilio yra ar automobilis su</text:p>
      <text:p text:style-name="P4">Cluster 2: ir kad su yra buvo iš tai kaip savo metų</text:p>
      <text:p text:style-name="P4">Cluster 3: ir kad tai yra su bet buvo ar labai iš</text:p>
      <text:p text:style-name="P4">Cluster 4: ir proc eurų kad mln tūkst iki metų yra darbo</text:p>
      <text:p text:style-name="P4">Rand <text:s text:c="7"/>0.282</text:p>
      <text:p text:style-name="P4">Homogeneity 0.368</text:p>
      <text:p text:style-name="P4">Homogeneity 0.386</text:p>
      <text:p text:style-name="P4">[[ 19 596 166 <text:s/>38 <text:s/>76]</text:p>
      <text:p text:style-name="P4"><text:s/>[ <text:s/>0 <text:s text:c="2"/>0 429 338 <text:s/>12]</text:p>
      <text:p text:style-name="P4"><text:s/>[445 <text:s text:c="2"/>3 173 129 <text:s/>10]</text:p>
      <text:p text:style-name="P4"><text:s/>[ <text:s/>2 <text:s text:c="2"/>6 552 183 <text:s/>94]</text:p>
      <text:p text:style-name="P4"><text:s/>[ <text:s/>0 <text:s/>29 125 130 503]]</text:p>
      <text:p text:style-name="P4">New labels:</text:p>
      <text:p text:style-name="P4">0 -&gt; 2(Sportas)</text:p>
      <text:p text:style-name="P4">1 -&gt; 0(Auto)</text:p>
      <text:p text:style-name="P4">2 -&gt; 3(Mokslas)</text:p>
      <text:p text:style-name="P4">3 -&gt; 1(Veidai)</text:p>
      <text:p text:style-name="P4">4 -&gt; 4(Verslas)</text:p>
      <text:p text:style-name="P4">[ 634 <text:s/>818 <text:s/>466 1445 <text:s/>695]</text:p>
      <text:p text:style-name="P4">Rand <text:s text:c="7"/>0.282</text:p>
      <text:p text:style-name="P4">Homogeneity 0.368</text:p>
      <text:p text:style-name="P4">Homogeneity 0.386</text:p>
      <text:p text:style-name="P4">[[596 <text:s/>38 <text:s/>19 166 <text:s/>76]</text:p>
      <text:p text:style-name="P4"><text:s/>[ <text:s/>0 338 <text:s text:c="2"/>0 429 <text:s/>12]</text:p>
      <text:p text:style-name="P4"><text:s/>[ <text:s/>3 129 445 173 <text:s/>10]</text:p>
      <text:p text:style-name="P4"><text:s/>[ <text:s/>6 183 <text:s text:c="2"/>2 552 <text:s/>94]</text:p>
      <text:p text:style-name="P4"><text:s/>[ 29 130 <text:s text:c="2"/>0 125 503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198.66219186782837 to run</text:p>
      <text:p text:style-name="P4"/>
      <text:p text:style-name="P4">Expectation–maximization results</text:p>
      <text:p text:style-name="P4">(array([0, 1, 2, 3, 4]), array([ 362, <text:s/>938, <text:s/>552, 1421, <text:s/>785]))</text:p>
      <text:p text:style-name="P4">Cluster 0: ir kad yra mokslininkai buvo iš tai gali žemės saulės</text:p>
      <text:p text:style-name="P4">Cluster 1: ir kad tai yra su buvo bet labai kaip savo</text:p>
      <text:p text:style-name="P4">Cluster 2: ir min po lietuvos vietą su sek iš buvo tšk</text:p>
      <text:p text:style-name="P4">Cluster 3: ir kad proc eurų yra su buvo iš metų mln</text:p>
      <text:p text:style-name="P4">Cluster 4: ir automobilių kad eismo automobilio transporto yra ar su iš</text:p>
      <text:p text:style-name="P4">Rand <text:s text:c="7"/>0.342</text:p>
      <text:p text:style-name="P4">Homogeneity 0.419</text:p>
      <text:p text:style-name="P4">Homogeneity 0.446</text:p>
      <text:p text:style-name="P4">[[ <text:s/>2 <text:s/>55 <text:s/>40 127 671]</text:p>
      <text:p text:style-name="P4"><text:s/>[ <text:s/>3 534 <text:s text:c="2"/>0 242 <text:s text:c="2"/>0]</text:p>
      <text:p text:style-name="P4"><text:s/>[ <text:s/>0 145 510 102 <text:s text:c="2"/>3]</text:p>
      <text:p text:style-name="P4"><text:s/>[350 <text:s/>93 <text:s text:c="2"/>2 309 <text:s/>83]</text:p>
      <text:p text:style-name="P4"><text:s/>[ <text:s/>7 111 <text:s text:c="2"/>0 641 <text:s/>28]]</text:p>
      <text:p text:style-name="P4">New labels:</text:p>
      <text:p text:style-name="P4">0 -&gt; 3(Mokslas)</text:p>
      <text:p text:style-name="P4">1 -&gt; 1(Veidai)</text:p>
      <text:p text:style-name="P4">2 -&gt; 2(Sportas)</text:p>
      <text:p text:style-name="P4">3 -&gt; 4(Verslas)</text:p>
      <text:p text:style-name="P4">4 -&gt; 0(Auto)</text:p>
      <text:p text:style-name="P4">[ 785 <text:s/>938 <text:s/>552 <text:s/>362 1421]</text:p>
      <text:p text:style-name="P4">Rand <text:s text:c="7"/>0.342</text:p>
      <text:p text:style-name="P4">Homogeneity 0.419</text:p>
      <text:p text:style-name="P4">Homogeneity 0.446</text:p>
      <text:p text:style-name="P4">[[671 <text:s/>55 <text:s/>40 <text:s text:c="2"/>2 127]</text:p>
      <text:p text:style-name="P4"><text:s/>[ <text:s/>0 534 <text:s text:c="2"/>0 <text:s text:c="2"/>3 242]</text:p>
      <text:p text:style-name="P4"><text:s/>[ <text:s/>3 145 510 <text:s text:c="2"/>0 102]</text:p>
      <text:p text:style-name="P4"><text:s/>[ 83 <text:s/>93 <text:s text:c="2"/>2 350 309]</text:p>
      <text:p text:style-name="P4"><text:s/>[ 28 111 <text:s text:c="2"/>0 <text:s text:c="2"/>7 641]]</text:p>
      <text:p text:style-name="P4">{'title': 'Expectation–maximization', 'model': GaussianMixture(covariance_type='diag', init_params='kmeans', max_iter=100,</text:p>
      <text:p text:style-name="P4"><text:soft-page-break/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46.19740915298462 to run</text:p>
      <text:p text:style-name="P4"/>
      <text:p text:style-name="P4">Complete-linkage clustering results</text:p>
      <text:p text:style-name="P4">(array([0, 1, 2, 3, 4]), array([ 209, 1673, <text:s/>360, 1357, <text:s/>459]))</text:p>
      <text:p text:style-name="P4">Rand <text:s text:c="7"/>0.075</text:p>
      <text:p text:style-name="P4">Homogeneity 0.148</text:p>
      <text:p text:style-name="P4">Homogeneity 0.176</text:p>
      <text:p text:style-name="P4">[[ 61 479 <text:s/>12 260 <text:s/>83]</text:p>
      <text:p text:style-name="P4"><text:s/>[ <text:s/>6 394 <text:s/>11 359 <text:s text:c="2"/>9]</text:p>
      <text:p text:style-name="P4"><text:s/>[ 36 325 335 <text:s/>60 <text:s text:c="2"/>4]</text:p>
      <text:p text:style-name="P4"><text:s/>[ 20 301 <text:s text:c="2"/>0 379 137]</text:p>
      <text:p text:style-name="P4"><text:s/>[ 86 174 <text:s text:c="2"/>2 299 226]]</text:p>
      <text:p text:style-name="P4">New labels:</text:p>
      <text:p text:style-name="P4">0 -&gt; 4(Verslas)</text:p>
      <text:p text:style-name="P4">1 -&gt; 0(Auto)</text:p>
      <text:p text:style-name="P4">2 -&gt; 2(Sportas)</text:p>
      <text:p text:style-name="P4">3 -&gt; 3(Mokslas)</text:p>
      <text:p text:style-name="P4">4 -&gt; 4(Verslas)</text:p>
      <text:p text:style-name="P4">[1673 <text:s text:c="3"/>0 <text:s/>360 1357 <text:s/>668]</text:p>
      <text:p text:style-name="P4">Rand <text:s text:c="7"/>0.079</text:p>
      <text:p text:style-name="P4">Homogeneity 0.140</text:p>
      <text:p text:style-name="P4">Homogeneity 0.181</text:p>
      <text:p text:style-name="P4">[[479 <text:s text:c="2"/>0 <text:s/>12 260 144]</text:p>
      <text:p text:style-name="P4"><text:s/>[394 <text:s text:c="2"/>0 <text:s/>11 359 <text:s/>15]</text:p>
      <text:p text:style-name="P4"><text:s/>[325 <text:s text:c="2"/>0 335 <text:s/>60 <text:s/>40]</text:p>
      <text:p text:style-name="P4"><text:s/>[301 <text:s text:c="2"/>0 <text:s text:c="2"/>0 379 157]</text:p>
      <text:p text:style-name="P4"><text:s/>[174 <text:s text:c="2"/>0 <text:s text:c="2"/>2 299 312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197.90231680870056 to run</text:p>
      <text:p text:style-name="P4"/>
      <text:p text:style-name="P4">Average-linkage clustering results</text:p>
      <text:p text:style-name="P4">(array([0, 1, 2, 3, 4]), array([4035, <text:s text:c="2"/>18, <text:s text:c="3"/>3, <text:s text:c="3"/>1, <text:s text:c="3"/>1]))</text:p>
      <text:p text:style-name="P4">Rand <text:s text:c="7"/>0.000</text:p>
      <text:p text:style-name="P4">Homogeneity 0.004</text:p>
      <text:p text:style-name="P4">Homogeneity 0.153</text:p>
      <text:p text:style-name="P4">[[893 <text:s text:c="2"/>0 <text:s text:c="2"/>1 <text:s text:c="2"/>0 <text:s text:c="2"/>1]</text:p>
      <text:p text:style-name="P4"><text:s/>[763 <text:s/>15 <text:s text:c="2"/>0 <text:s text:c="2"/>1 <text:s text:c="2"/>0]</text:p>
      <text:p text:style-name="P4"><text:s/>[760 <text:s text:c="2"/>0 <text:s text:c="2"/>0 <text:s text:c="2"/>0 <text:s text:c="2"/>0]</text:p>
      <text:p text:style-name="P4"><text:s/>[834 <text:s text:c="2"/>2 <text:s text:c="2"/>1 <text:s text:c="2"/>0 <text:s text:c="2"/>0]</text:p>
      <text:p text:style-name="P4"><text:s/>[785 <text:s text:c="2"/>1 <text:s text:c="2"/>1 <text:s text:c="2"/>0 <text:s text:c="2"/>0]]</text:p>
      <text:p text:style-name="P4">New labels:</text:p>
      <text:p text:style-name="P4">0 -&gt; 0(Auto)</text:p>
      <text:p text:style-name="P4">1 -&gt; 1(Veidai)</text:p>
      <text:p text:style-name="P4">2 -&gt; 0(Auto)</text:p>
      <text:p text:style-name="P4">3 -&gt; 1(Veidai)</text:p>
      <text:p text:style-name="P4">4 -&gt; 0(Auto)</text:p>
      <text:p text:style-name="P4">[4039 <text:s text:c="2"/>19]</text:p>
      <text:p text:style-name="P4">Rand <text:s text:c="7"/>0.000</text:p>
      <text:p text:style-name="P4">Homogeneity 0.003</text:p>
      <text:p text:style-name="P4">Homogeneity 0.175</text:p>
      <text:p text:style-name="P4">[[895 <text:s text:c="2"/>0 <text:s text:c="2"/>0 <text:s text:c="2"/>0 <text:s text:c="2"/>0]</text:p>
      <text:p text:style-name="P4"><text:s/>[763 <text:s/>16 <text:s text:c="2"/>0 <text:s text:c="2"/>0 <text:s text:c="2"/>0]</text:p>
      <text:p text:style-name="P4"><text:s/>[760 <text:s text:c="2"/>0 <text:s text:c="2"/>0 <text:s text:c="2"/>0 <text:s text:c="2"/>0]</text:p>
      <text:p text:style-name="P4"><text:s/>[835 <text:s text:c="2"/>2 <text:s text:c="2"/>0 <text:s text:c="2"/>0 <text:s text:c="2"/>0]</text:p>
      <text:p text:style-name="P4"><text:s/>[786 <text:s text:c="2"/>1 <text:s text:c="2"/>0 <text:s text:c="2"/>0 <text:s text:c="2"/>0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195.1264386177063 to run</text:p>
      <text:p text:style-name="P4"/>
      <text:p text:style-name="P4">Ward-linkage clustering results</text:p>
      <text:p text:style-name="P4">(array([0, 1, 2, 3, 4]), array([ 921, 1708, <text:s/>724, <text:s/>677, <text:s text:c="2"/>28]))</text:p>
      <text:p text:style-name="P4">Rand <text:s text:c="7"/>0.491</text:p>
      <text:p text:style-name="P4">Homogeneity 0.525</text:p>
      <text:p text:style-name="P4">Homogeneity 0.630</text:p>
      <text:p text:style-name="P4"><text:soft-page-break/>[[164 108 <text:s text:c="2"/>6 617 <text:s text:c="2"/>0]</text:p>
      <text:p text:style-name="P4"><text:s/>[ 16 114 649 <text:s text:c="2"/>0 <text:s text:c="2"/>0]</text:p>
      <text:p text:style-name="P4"><text:s/>[728 <text:s/>20 <text:s/>10 <text:s text:c="2"/>2 <text:s text:c="2"/>0]</text:p>
      <text:p text:style-name="P4"><text:s/>[ <text:s/>6 760 <text:s/>26 <text:s/>17 <text:s/>28]</text:p>
      <text:p text:style-name="P4"><text:s/>[ <text:s/>7 706 <text:s/>33 <text:s/>41 <text:s text:c="2"/>0]]</text:p>
      <text:p text:style-name="P4">New labels:</text:p>
      <text:p text:style-name="P4">0 -&gt; 2(Sportas)</text:p>
      <text:p text:style-name="P4">1 -&gt; 3(Mokslas)</text:p>
      <text:p text:style-name="P4">2 -&gt; 1(Veidai)</text:p>
      <text:p text:style-name="P4">3 -&gt; 0(Auto)</text:p>
      <text:p text:style-name="P4">4 -&gt; 3(Mokslas)</text:p>
      <text:p text:style-name="P4">[ 677 <text:s/>724 <text:s/>921 1736]</text:p>
      <text:p text:style-name="P4">Rand <text:s text:c="7"/>0.494</text:p>
      <text:p text:style-name="P4">Homogeneity 0.522</text:p>
      <text:p text:style-name="P4">Homogeneity 0.643</text:p>
      <text:p text:style-name="P4">[[617 <text:s text:c="2"/>6 164 108 <text:s text:c="2"/>0]</text:p>
      <text:p text:style-name="P4"><text:s/>[ <text:s/>0 649 <text:s/>16 114 <text:s text:c="2"/>0]</text:p>
      <text:p text:style-name="P4"><text:s/>[ <text:s/>2 <text:s/>10 728 <text:s/>20 <text:s text:c="2"/>0]</text:p>
      <text:p text:style-name="P4"><text:s/>[ 17 <text:s/>26 <text:s text:c="2"/>6 788 <text:s text:c="2"/>0]</text:p>
      <text:p text:style-name="P4"><text:s/>[ 41 <text:s/>33 <text:s text:c="2"/>7 706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193.05235981941223 to run</text:p>
      <text:h text:style-name="Heading_20_2" text:outline-level="2">Min_df 6</text:h>
      <text:p text:style-name="P4">&gt;Namespace(dr=None, intro=False, lemmer=False, lemstop=False, max_df=None, methods=['km', 'em', 'ac', 'aa', 'aw', 'db'], min_df=6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6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, 'title': 'K-means'}, {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, 'title': 'Expectation–maximization'}, {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, 'title': 'Complete-linkage clustering'}, {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, 'title': 'Average-linkage clustering'}, {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, 'title': 'Ward-linkage clustering'}]</text:p>
      <text:p text:style-name="P4">&gt;(4058, 26180)</text:p>
      <text:p text:style-name="P4"/>
      <text:p text:style-name="P4">K-means results</text:p>
      <text:p text:style-name="P4">[ 543 <text:s/>955 <text:s/>239 1624 <text:s/>697]</text:p>
      <text:p text:style-name="P4">Cluster 0: ir min po lietuvos vietą su sek iš tšk rungtynių</text:p>
      <text:p text:style-name="P4">Cluster 1: ir kad tai yra su buvo bet labai ar kaip</text:p>
      <text:p text:style-name="P4">Cluster 2: proc ir mln jav eurų dolerių iki kad tūkst mlrd</text:p>
      <text:p text:style-name="P4">Cluster 3: ir kad yra iš buvo su tai metų kaip bus</text:p>
      <text:p text:style-name="P4">Cluster 4: ir automobilių kad eismo automobilio transporto yra su ar automobilis</text:p>
      <text:p text:style-name="P4">Rand <text:s text:c="7"/>0.271</text:p>
      <text:p text:style-name="P4">Homogeneity 0.354</text:p>
      <text:p text:style-name="P4">Homogeneity 0.393</text:p>
      <text:p text:style-name="P4">[[ 33 <text:s/>33 <text:s/>49 126 654]</text:p>
      <text:p text:style-name="P4"><text:s/>[ <text:s/>0 438 <text:s text:c="2"/>3 338 <text:s text:c="2"/>0]</text:p>
      <text:p text:style-name="P4"><text:s/>[508 135 <text:s text:c="2"/>2 108 <text:s text:c="2"/>7]</text:p>
      <text:p text:style-name="P4"><text:s/>[ <text:s/>2 217 <text:s/>44 564 <text:s/>10]</text:p>
      <text:p text:style-name="P4"><text:s/>[ <text:s/>0 132 141 488 <text:s/>26]]</text:p>
      <text:p text:style-name="P4"><text:soft-page-break/>New labels:</text:p>
      <text:p text:style-name="P4">0 -&gt; 2(Sportas)</text:p>
      <text:p text:style-name="P4">1 -&gt; 1(Veidai)</text:p>
      <text:p text:style-name="P4">2 -&gt; 4(Verslas)</text:p>
      <text:p text:style-name="P4">3 -&gt; 3(Mokslas)</text:p>
      <text:p text:style-name="P4">4 -&gt; 0(Auto)</text:p>
      <text:p text:style-name="P4">[ 697 <text:s/>955 <text:s/>543 1624 <text:s/>239]</text:p>
      <text:p text:style-name="P4">Rand <text:s text:c="7"/>0.271</text:p>
      <text:p text:style-name="P4">Homogeneity 0.354</text:p>
      <text:p text:style-name="P4">Homogeneity 0.393</text:p>
      <text:p text:style-name="P4">[[654 <text:s/>33 <text:s/>33 126 <text:s/>49]</text:p>
      <text:p text:style-name="P4"><text:s/>[ <text:s/>0 438 <text:s text:c="2"/>0 338 <text:s text:c="2"/>3]</text:p>
      <text:p text:style-name="P4"><text:s/>[ <text:s/>7 135 508 108 <text:s text:c="2"/>2]</text:p>
      <text:p text:style-name="P4"><text:s/>[ 10 217 <text:s text:c="2"/>2 564 <text:s/>44]</text:p>
      <text:p text:style-name="P4"><text:s/>[ 26 132 <text:s text:c="2"/>0 488 141]]</text:p>
      <text:p text:style-name="P4">{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, 'title': 'K-means'}</text:p>
      <text:p text:style-name="P4">&gt; K-means 213.65878105163574 to run</text:p>
      <text:p text:style-name="P4"/>
      <text:p text:style-name="P4">Expectation–maximization results</text:p>
      <text:p text:style-name="P4">(array([0, 1, 2, 3, 4]), array([ 808, 1524, <text:s/>537, <text:s/>552, <text:s/>637]))</text:p>
      <text:p text:style-name="P4">Cluster 0: ir kad tai yra su bet labai ar buvo kaip</text:p>
      <text:p text:style-name="P4">Cluster 1: ir kad yra buvo su iš tai kaip savo metų</text:p>
      <text:p text:style-name="P4">Cluster 2: ir min po lietuvos vietą su sek tšk rungtynių iš</text:p>
      <text:p text:style-name="P4">Cluster 3: proc ir eurų mln kad tūkst iki metų automobilių per</text:p>
      <text:p text:style-name="P4">Cluster 4: ir automobilių kad eismo automobilio transporto yra ar su automobilis</text:p>
      <text:p text:style-name="P4">Rand <text:s text:c="7"/>0.237</text:p>
      <text:p text:style-name="P4">Homogeneity 0.326</text:p>
      <text:p text:style-name="P4">Homogeneity 0.345</text:p>
      <text:p text:style-name="P4">[[ 47 160 <text:s/>36 107 545]</text:p>
      <text:p text:style-name="P4"><text:s/>[333 439 <text:s text:c="2"/>0 <text:s text:c="2"/>7 <text:s text:c="2"/>0]</text:p>
      <text:p text:style-name="P4"><text:s/>[119 129 499 <text:s/>10 <text:s text:c="2"/>3]</text:p>
      <text:p text:style-name="P4"><text:s/>[173 541 <text:s text:c="2"/>2 <text:s/>55 <text:s/>66]</text:p>
      <text:p text:style-name="P4"><text:s/>[136 255 <text:s text:c="2"/>0 373 <text:s/>23]]</text:p>
      <text:p text:style-name="P4">New labels:</text:p>
      <text:p text:style-name="P4">0 -&gt; 1(Veidai)</text:p>
      <text:p text:style-name="P4">1 -&gt; 3(Mokslas)</text:p>
      <text:p text:style-name="P4">2 -&gt; 2(Sportas)</text:p>
      <text:p text:style-name="P4">3 -&gt; 4(Verslas)</text:p>
      <text:p text:style-name="P4">4 -&gt; 0(Auto)</text:p>
      <text:p text:style-name="P4">[ 637 <text:s/>808 <text:s/>537 1524 <text:s/>552]</text:p>
      <text:p text:style-name="P4">Rand <text:s text:c="7"/>0.237</text:p>
      <text:p text:style-name="P4">Homogeneity 0.326</text:p>
      <text:p text:style-name="P4">Homogeneity 0.345</text:p>
      <text:p text:style-name="P4">[[545 <text:s/>47 <text:s/>36 160 107]</text:p>
      <text:p text:style-name="P4"><text:s/>[ <text:s/>0 333 <text:s text:c="2"/>0 439 <text:s text:c="2"/>7]</text:p>
      <text:p text:style-name="P4"><text:s/>[ <text:s/>3 119 499 129 <text:s/>10]</text:p>
      <text:p text:style-name="P4"><text:s/>[ 66 173 <text:s text:c="2"/>2 541 <text:s/>55]</text:p>
      <text:p text:style-name="P4"><text:s/>[ 23 136 <text:s text:c="2"/>0 255 373]]</text:p>
      <text:p text:style-name="P4">{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, 'title': 'Expectation–maximization'}</text:p>
      <text:p text:style-name="P4">&gt; Expectation–maximization 28.759937047958374 to run</text:p>
      <text:p text:style-name="P4"/>
      <text:p text:style-name="P4">Complete-linkage clustering results</text:p>
      <text:p text:style-name="P4">(array([0, 1, 2, 3, 4]), array([ <text:s/>50, <text:s/>433, <text:s/>726, 2494, <text:s/>355]))</text:p>
      <text:p text:style-name="P4">Rand <text:s text:c="7"/>0.034</text:p>
      <text:p text:style-name="P4">Homogeneity 0.076</text:p>
      <text:p text:style-name="P4">Homogeneity 0.110</text:p>
      <text:p text:style-name="P4">[[ <text:s/>0 <text:s/>80 186 599 <text:s/>30]</text:p>
      <text:p text:style-name="P4"><text:s/>[ <text:s/>2 <text:s/>42 <text:s/>55 649 <text:s/>31]</text:p>
      <text:p text:style-name="P4"><text:s/>[ 47 <text:s text:c="2"/>5 135 382 191]</text:p>
      <text:p text:style-name="P4"><text:s/>[ <text:s/>1 <text:s/>84 256 482 <text:s/>14]</text:p>
      <text:p text:style-name="P4"><text:s/>[ <text:s/>0 222 <text:s/>94 382 <text:s/>89]]</text:p>
      <text:p text:style-name="P4">New labels:</text:p>
      <text:p text:style-name="P4">0 -&gt; 2(Sportas)</text:p>
      <text:p text:style-name="P4">1 -&gt; 4(Verslas)</text:p>
      <text:p text:style-name="P4">2 -&gt; 3(Mokslas)</text:p>
      <text:p text:style-name="P4">3 -&gt; 1(Veidai)</text:p>
      <text:p text:style-name="P4"><text:soft-page-break/>4 -&gt; 2(Sportas)</text:p>
      <text:p text:style-name="P4">[ <text:s text:c="2"/>0 2494 <text:s/>405 <text:s/>726 <text:s/>433]</text:p>
      <text:p text:style-name="P4">Rand <text:s text:c="7"/>0.037</text:p>
      <text:p text:style-name="P4">Homogeneity 0.073</text:p>
      <text:p text:style-name="P4">Homogeneity 0.109</text:p>
      <text:p text:style-name="P4">[[ <text:s/>0 599 <text:s/>30 186 <text:s/>80]</text:p>
      <text:p text:style-name="P4"><text:s/>[ <text:s/>0 649 <text:s/>33 <text:s/>55 <text:s/>42]</text:p>
      <text:p text:style-name="P4"><text:s/>[ <text:s/>0 382 238 135 <text:s text:c="2"/>5]</text:p>
      <text:p text:style-name="P4"><text:s/>[ <text:s/>0 482 <text:s/>15 256 <text:s/>84]</text:p>
      <text:p text:style-name="P4"><text:s/>[ <text:s/>0 382 <text:s/>89 <text:s/>94 222]]</text:p>
      <text:p text:style-name="P4">{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, 'title': 'Complete-linkage clustering'}</text:p>
      <text:p text:style-name="P4">&gt; Complete-linkage clustering 165.67266154289246 to run</text:p>
      <text:p text:style-name="P4"/>
      <text:p text:style-name="P4">Average-linkage clustering results</text:p>
      <text:p text:style-name="P4">(array([0, 1, 2, 3, 4]), array([4049, <text:s text:c="3"/>3, <text:s text:c="3"/>3, <text:s text:c="3"/>1, <text:s text:c="3"/>2]))</text:p>
      <text:p text:style-name="P4">Rand <text:s text:c="7"/>0.000</text:p>
      <text:p text:style-name="P4">Homogeneity 0.001</text:p>
      <text:p text:style-name="P4">Homogeneity 0.124</text:p>
      <text:p text:style-name="P4">[[894 <text:s text:c="2"/>1 <text:s text:c="2"/>0 <text:s text:c="2"/>0 <text:s text:c="2"/>0]</text:p>
      <text:p text:style-name="P4"><text:s/>[776 <text:s text:c="2"/>0 <text:s text:c="2"/>2 <text:s text:c="2"/>1 <text:s text:c="2"/>0]</text:p>
      <text:p text:style-name="P4"><text:s/>[758 <text:s text:c="2"/>0 <text:s text:c="2"/>0 <text:s text:c="2"/>0 <text:s text:c="2"/>2]</text:p>
      <text:p text:style-name="P4"><text:s/>[835 <text:s text:c="2"/>1 <text:s text:c="2"/>1 <text:s text:c="2"/>0 <text:s text:c="2"/>0]</text:p>
      <text:p text:style-name="P4"><text:s/>[786 <text:s text:c="2"/>1 <text:s text:c="2"/>0 <text:s text:c="2"/>0 <text:s text:c="2"/>0]]</text:p>
      <text:p text:style-name="P4">New labels:</text:p>
      <text:p text:style-name="P4">0 -&gt; 0(Auto)</text:p>
      <text:p text:style-name="P4">1 -&gt; 0(Auto)</text:p>
      <text:p text:style-name="P4">2 -&gt; 1(Veidai)</text:p>
      <text:p text:style-name="P4">3 -&gt; 1(Veidai)</text:p>
      <text:p text:style-name="P4">4 -&gt; 2(Sportas)</text:p>
      <text:p text:style-name="P4">[4052 <text:s text:c="3"/>4 <text:s text:c="3"/>2]</text:p>
      <text:p text:style-name="P4">Rand <text:s text:c="7"/>0.000</text:p>
      <text:p text:style-name="P4">Homogeneity 0.001</text:p>
      <text:p text:style-name="P4">Homogeneity 0.156</text:p>
      <text:p text:style-name="P4">[[895 <text:s text:c="2"/>0 <text:s text:c="2"/>0 <text:s text:c="2"/>0 <text:s text:c="2"/>0]</text:p>
      <text:p text:style-name="P4"><text:s/>[776 <text:s text:c="2"/>3 <text:s text:c="2"/>0 <text:s text:c="2"/>0 <text:s text:c="2"/>0]</text:p>
      <text:p text:style-name="P4"><text:s/>[758 <text:s text:c="2"/>0 <text:s text:c="2"/>2 <text:s text:c="2"/>0 <text:s text:c="2"/>0]</text:p>
      <text:p text:style-name="P4"><text:s/>[836 <text:s text:c="2"/>1 <text:s text:c="2"/>0 <text:s text:c="2"/>0 <text:s text:c="2"/>0]</text:p>
      <text:p text:style-name="P4"><text:s/>[787 <text:s text:c="2"/>0 <text:s text:c="2"/>0 <text:s text:c="2"/>0 <text:s text:c="2"/>0]]</text:p>
      <text:p text:style-name="P4">{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, 'title': 'Average-linkage clustering'}</text:p>
      <text:p text:style-name="P4">&gt; Average-linkage clustering 165.52695512771606 to run</text:p>
      <text:p text:style-name="P4"/>
      <text:p text:style-name="P4">Ward-linkage clustering results</text:p>
      <text:p text:style-name="P4">(array([0, 1, 2, 3, 4]), array([1734, <text:s/>759, <text:s/>670, <text:s/>732, <text:s/>163]))</text:p>
      <text:p text:style-name="P4">Rand <text:s text:c="7"/>0.447</text:p>
      <text:p text:style-name="P4">Homogeneity 0.515</text:p>
      <text:p text:style-name="P4">Homogeneity 0.586</text:p>
      <text:p text:style-name="P4">[[ 65 166 <text:s text:c="2"/>4 660 <text:s text:c="2"/>0]</text:p>
      <text:p text:style-name="P4"><text:s/>[175 <text:s/>17 586 <text:s text:c="2"/>1 <text:s text:c="2"/>0]</text:p>
      <text:p text:style-name="P4"><text:s/>[ 24 561 <text:s text:c="2"/>7 <text:s text:c="2"/>5 163]</text:p>
      <text:p text:style-name="P4"><text:s/>[789 <text:s text:c="2"/>5 <text:s/>29 <text:s/>14 <text:s text:c="2"/>0]</text:p>
      <text:p text:style-name="P4"><text:s/>[681 <text:s/>10 <text:s/>44 <text:s/>52 <text:s text:c="2"/>0]]</text:p>
      <text:p text:style-name="P4">New labels:</text:p>
      <text:p text:style-name="P4">0 -&gt; 3(Mokslas)</text:p>
      <text:p text:style-name="P4">1 -&gt; 2(Sportas)</text:p>
      <text:p text:style-name="P4">2 -&gt; 1(Veidai)</text:p>
      <text:p text:style-name="P4">3 -&gt; 0(Auto)</text:p>
      <text:p text:style-name="P4">4 -&gt; 2(Sportas)</text:p>
      <text:p text:style-name="P4">[ 732 <text:s/>670 <text:s/>922 1734]</text:p>
      <text:p text:style-name="P4">Rand <text:s text:c="7"/>0.479</text:p>
      <text:p text:style-name="P4">Homogeneity 0.508</text:p>
      <text:p text:style-name="P4">Homogeneity 0.625</text:p>
      <text:p text:style-name="P4">[[660 <text:s text:c="2"/>4 166 <text:s/>65 <text:s text:c="2"/>0]</text:p>
      <text:p text:style-name="P4"><text:s/>[ <text:s/>1 586 <text:s/>17 175 <text:s text:c="2"/>0]</text:p>
      <text:p text:style-name="P4"><text:s/>[ <text:s/>5 <text:s text:c="2"/>7 724 <text:s/>24 <text:s text:c="2"/>0]</text:p>
      <text:p text:style-name="P4"><text:s/>[ 14 <text:s/>29 <text:s text:c="2"/>5 789 <text:s text:c="2"/>0]</text:p>
      <text:p text:style-name="P4"><text:s/>[ 52 <text:s/>44 <text:s/>10 681 <text:s text:c="2"/>0]]</text:p>
      <text:p text:style-name="P4">{'model': AgglomerativeClustering(affinity='euclidean', compute_full_tree='auto',</text:p>
      <text:p text:style-name="P4"><text:s text:c="12"/>connectivity=None, linkage='ward', memory=None, n_clusters=5,</text:p>
      <text:p text:style-name="P4"><text:soft-page-break/><text:s text:c="12"/>pooling_func='deprecated'), 'title': 'Ward-linkage clustering'}</text:p>
      <text:p text:style-name="P4">&gt; Ward-linkage clustering 165.39705729484558 to run</text:p>
      <text:h text:style-name="Heading_20_2" text:outline-level="2">Min_df 7</text:h>
      <text:p text:style-name="P4">&gt;Namespace(dr=None, intro=False, lemmer=False, lemstop=False, max_df=None, methods=['km', 'em', 'ac', 'aa', 'aw', 'db'], min_df=7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7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]</text:p>
      <text:p text:style-name="P4">&gt;(4058, 22900)</text:p>
      <text:p text:style-name="P4"/>
      <text:p text:style-name="P4">K-means results</text:p>
      <text:p text:style-name="P4">[1433 <text:s/>738 1288 <text:s text:c="2"/>44 <text:s/>555]</text:p>
      <text:p text:style-name="P4">Cluster 0: ir kad proc yra eurų buvo iš metų mln su</text:p>
      <text:p text:style-name="P4">Cluster 1: ir automobilių kad eismo automobilio transporto yra su ar automobilis</text:p>
      <text:p text:style-name="P4">Cluster 2: ir kad tai yra su buvo iš kaip ar bet</text:p>
      <text:p text:style-name="P4">Cluster 3: iphone apple ir plus telefonų gb kad galaxy samsung ios</text:p>
      <text:p text:style-name="P4">Cluster 4: ir min po lietuvos vietą su sek iš buvo rungtynių</text:p>
      <text:p text:style-name="P4">Rand <text:s text:c="7"/>0.316</text:p>
      <text:p text:style-name="P4">Homogeneity 0.382</text:p>
      <text:p text:style-name="P4">Homogeneity 0.450</text:p>
      <text:p text:style-name="P4">[[114 697 <text:s/>48 <text:s text:c="2"/>0 <text:s/>36]</text:p>
      <text:p text:style-name="P4"><text:s/>[213 <text:s text:c="2"/>0 566 <text:s text:c="2"/>0 <text:s text:c="2"/>0]</text:p>
      <text:p text:style-name="P4"><text:s/>[ 83 <text:s text:c="2"/>8 152 <text:s text:c="2"/>0 517]</text:p>
      <text:p text:style-name="P4"><text:s/>[412 <text:s text:c="2"/>4 375 <text:s/>44 <text:s text:c="2"/>2]</text:p>
      <text:p text:style-name="P4"><text:s/>[611 <text:s/>29 147 <text:s text:c="2"/>0 <text:s text:c="2"/>0]]</text:p>
      <text:p text:style-name="P4">New labels:</text:p>
      <text:p text:style-name="P4">0 -&gt; 4(Verslas)</text:p>
      <text:p text:style-name="P4">1 -&gt; 0(Auto)</text:p>
      <text:p text:style-name="P4">2 -&gt; 1(Veidai)</text:p>
      <text:p text:style-name="P4">3 -&gt; 3(Mokslas)</text:p>
      <text:p text:style-name="P4">4 -&gt; 2(Sportas)</text:p>
      <text:p text:style-name="P4">[ 738 1288 <text:s/>555 <text:s text:c="2"/>44 1433]</text:p>
      <text:p text:style-name="P4">Rand <text:s text:c="7"/>0.316</text:p>
      <text:p text:style-name="P4">Homogeneity 0.382</text:p>
      <text:p text:style-name="P4">Homogeneity 0.450</text:p>
      <text:p text:style-name="P4">[[697 <text:s/>48 <text:s/>36 <text:s text:c="2"/>0 114]</text:p>
      <text:p text:style-name="P4"><text:s/>[ <text:s/>0 566 <text:s text:c="2"/>0 <text:s text:c="2"/>0 213]</text:p>
      <text:p text:style-name="P4"><text:s/>[ <text:s/>8 152 517 <text:s text:c="2"/>0 <text:s/>83]</text:p>
      <text:p text:style-name="P4"><text:s/>[ <text:s/>4 375 <text:s text:c="2"/>2 <text:s/>44 412]</text:p>
      <text:p text:style-name="P4"><text:s/>[ 29 147 <text:s text:c="2"/>0 <text:s text:c="2"/>0 611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196.61110925674438 to run</text:p>
      <text:p text:style-name="P4"/>
      <text:p text:style-name="P4">Expectation–maximization results</text:p>
      <text:p text:style-name="P4">(array([0, 1, 2, 3, 4]), array([ 741, 1158, <text:s/>945, <text:s/>675, <text:s/>539]))</text:p>
      <text:p text:style-name="P4"><text:soft-page-break/>Cluster 0: ir kad yra tai ar iš kaip su ne bet</text:p>
      <text:p text:style-name="P4">Cluster 1: ir kad yra buvo iš su tai kaip dėl metų</text:p>
      <text:p text:style-name="P4">Cluster 2: ir kad su tai buvo savo yra iš labai bet</text:p>
      <text:p text:style-name="P4">Cluster 3: ir proc automobilių eurų mln kad tūkst iki transporto metų</text:p>
      <text:p text:style-name="P4">Cluster 4: ir min po lietuvos vietą su sek rungtynių iš komanda</text:p>
      <text:p text:style-name="P4">Rand <text:s text:c="7"/>0.298</text:p>
      <text:p text:style-name="P4">Homogeneity 0.370</text:p>
      <text:p text:style-name="P4">Homogeneity 0.378</text:p>
      <text:p text:style-name="P4">[[305 <text:s/>86 127 348 <text:s/>29]</text:p>
      <text:p text:style-name="P4"><text:s/>[ 31 120 626 <text:s text:c="2"/>2 <text:s text:c="2"/>0]</text:p>
      <text:p text:style-name="P4"><text:s/>[ 16 <text:s/>65 161 <text:s/>10 508]</text:p>
      <text:p text:style-name="P4"><text:s/>[241 551 <text:s/>19 <text:s/>24 <text:s text:c="2"/>2]</text:p>
      <text:p text:style-name="P4"><text:s/>[148 336 <text:s/>12 291 <text:s text:c="2"/>0]]</text:p>
      <text:p text:style-name="P4">New labels:</text:p>
      <text:p text:style-name="P4">0 -&gt; 0(Auto)</text:p>
      <text:p text:style-name="P4">1 -&gt; 3(Mokslas)</text:p>
      <text:p text:style-name="P4">2 -&gt; 1(Veidai)</text:p>
      <text:p text:style-name="P4">3 -&gt; 0(Auto)</text:p>
      <text:p text:style-name="P4">4 -&gt; 2(Sportas)</text:p>
      <text:p text:style-name="P4">[1416 <text:s/>945 <text:s/>539 1158]</text:p>
      <text:p text:style-name="P4">Rand <text:s text:c="7"/>0.305</text:p>
      <text:p text:style-name="P4">Homogeneity 0.349</text:p>
      <text:p text:style-name="P4">Homogeneity 0.420</text:p>
      <text:p text:style-name="P4">[[653 127 <text:s/>29 <text:s/>86 <text:s text:c="2"/>0]</text:p>
      <text:p text:style-name="P4"><text:s/>[ 33 626 <text:s text:c="2"/>0 120 <text:s text:c="2"/>0]</text:p>
      <text:p text:style-name="P4"><text:s/>[ 26 161 508 <text:s/>65 <text:s text:c="2"/>0]</text:p>
      <text:p text:style-name="P4"><text:s/>[265 <text:s/>19 <text:s text:c="2"/>2 551 <text:s text:c="2"/>0]</text:p>
      <text:p text:style-name="P4"><text:s/>[439 <text:s/>12 <text:s text:c="2"/>0 336 <text:s text:c="2"/>0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20.460981845855713 to run</text:p>
      <text:p text:style-name="P4"/>
      <text:p text:style-name="P4">Complete-linkage clustering results</text:p>
      <text:p text:style-name="P4">(array([0, 1, 2, 3, 4]), array([1335, <text:s/>132, <text:s text:c="2"/>31, <text:s/>493, 2067]))</text:p>
      <text:p text:style-name="P4">Rand <text:s text:c="7"/>0.106</text:p>
      <text:p text:style-name="P4">Homogeneity 0.157</text:p>
      <text:p text:style-name="P4">Homogeneity 0.226</text:p>
      <text:p text:style-name="P4">[[252 <text:s text:c="2"/>0 <text:s text:c="2"/>0 346 297]</text:p>
      <text:p text:style-name="P4"><text:s/>[423 <text:s text:c="2"/>0 <text:s text:c="2"/>0 <text:s/>17 339]</text:p>
      <text:p text:style-name="P4"><text:s/>[422 132 <text:s/>31 <text:s/>19 156]</text:p>
      <text:p text:style-name="P4"><text:s/>[133 <text:s text:c="2"/>0 <text:s text:c="2"/>0 <text:s/>13 691]</text:p>
      <text:p text:style-name="P4"><text:s/>[105 <text:s text:c="2"/>0 <text:s text:c="2"/>0 <text:s/>98 584]]</text:p>
      <text:p text:style-name="P4">New labels:</text:p>
      <text:p text:style-name="P4">0 -&gt; 1(Veidai)</text:p>
      <text:p text:style-name="P4">1 -&gt; 2(Sportas)</text:p>
      <text:p text:style-name="P4">2 -&gt; 2(Sportas)</text:p>
      <text:p text:style-name="P4">3 -&gt; 0(Auto)</text:p>
      <text:p text:style-name="P4">4 -&gt; 3(Mokslas)</text:p>
      <text:p text:style-name="P4">[ 493 1335 <text:s/>163 2067]</text:p>
      <text:p text:style-name="P4">Rand <text:s text:c="7"/>0.107</text:p>
      <text:p text:style-name="P4">Homogeneity 0.157</text:p>
      <text:p text:style-name="P4">Homogeneity 0.230</text:p>
      <text:p text:style-name="P4">[[346 252 <text:s text:c="2"/>0 297 <text:s text:c="2"/>0]</text:p>
      <text:p text:style-name="P4"><text:s/>[ 17 423 <text:s text:c="2"/>0 339 <text:s text:c="2"/>0]</text:p>
      <text:p text:style-name="P4"><text:s/>[ 19 422 163 156 <text:s text:c="2"/>0]</text:p>
      <text:p text:style-name="P4"><text:s/>[ 13 133 <text:s text:c="2"/>0 691 <text:s text:c="2"/>0]</text:p>
      <text:p text:style-name="P4"><text:s/>[ 98 105 <text:s text:c="2"/>0 584 <text:s text:c="2"/>0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144.2420949935913 to run</text:p>
      <text:p text:style-name="P4"/>
      <text:p text:style-name="P4">Average-linkage clustering results</text:p>
      <text:p text:style-name="P4">(array([0, 1, 2, 3, 4]), array([3663, <text:s/>390, <text:s text:c="3"/>1, <text:s text:c="3"/>2, <text:s text:c="3"/>2]))</text:p>
      <text:p text:style-name="P4">Rand <text:s text:c="7"/>0.040</text:p>
      <text:p text:style-name="P4">Homogeneity 0.089</text:p>
      <text:p text:style-name="P4">Homogeneity 0.435</text:p>
      <text:p text:style-name="P4">[[886 <text:s text:c="2"/>9 <text:s text:c="2"/>0 <text:s text:c="2"/>0 <text:s text:c="2"/>0]</text:p>
      <text:p text:style-name="P4"><text:soft-page-break/><text:s/>[759 <text:s/>17 <text:s text:c="2"/>1 <text:s text:c="2"/>0 <text:s text:c="2"/>2]</text:p>
      <text:p text:style-name="P4"><text:s/>[405 355 <text:s text:c="2"/>0 <text:s text:c="2"/>0 <text:s text:c="2"/>0]</text:p>
      <text:p text:style-name="P4"><text:s/>[831 <text:s text:c="2"/>5 <text:s text:c="2"/>0 <text:s text:c="2"/>1 <text:s text:c="2"/>0]</text:p>
      <text:p text:style-name="P4"><text:s/>[782 <text:s text:c="2"/>4 <text:s text:c="2"/>0 <text:s text:c="2"/>1 <text:s text:c="2"/>0]]</text:p>
      <text:p text:style-name="P4">New labels:</text:p>
      <text:p text:style-name="P4">0 -&gt; 0(Auto)</text:p>
      <text:p text:style-name="P4">1 -&gt; 2(Sportas)</text:p>
      <text:p text:style-name="P4">2 -&gt; 1(Veidai)</text:p>
      <text:p text:style-name="P4">3 -&gt; 3(Mokslas)</text:p>
      <text:p text:style-name="P4">4 -&gt; 1(Veidai)</text:p>
      <text:p text:style-name="P4">[3663 <text:s text:c="3"/>3 <text:s/>390 <text:s text:c="3"/>2]</text:p>
      <text:p text:style-name="P4">Rand <text:s text:c="7"/>0.040</text:p>
      <text:p text:style-name="P4">Homogeneity 0.089</text:p>
      <text:p text:style-name="P4">Homogeneity 0.436</text:p>
      <text:p text:style-name="P4">[[886 <text:s text:c="2"/>0 <text:s text:c="2"/>9 <text:s text:c="2"/>0 <text:s text:c="2"/>0]</text:p>
      <text:p text:style-name="P4"><text:s/>[759 <text:s text:c="2"/>3 <text:s/>17 <text:s text:c="2"/>0 <text:s text:c="2"/>0]</text:p>
      <text:p text:style-name="P4"><text:s/>[405 <text:s text:c="2"/>0 355 <text:s text:c="2"/>0 <text:s text:c="2"/>0]</text:p>
      <text:p text:style-name="P4"><text:s/>[831 <text:s text:c="2"/>0 <text:s text:c="2"/>5 <text:s text:c="2"/>1 <text:s text:c="2"/>0]</text:p>
      <text:p text:style-name="P4"><text:s/>[782 <text:s text:c="2"/>0 <text:s text:c="2"/>4 <text:s text:c="2"/>1 <text:s text:c="2"/>0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144.3521478176117 to run</text:p>
      <text:p text:style-name="P4"/>
      <text:p text:style-name="P4">Ward-linkage clustering results</text:p>
      <text:p text:style-name="P4">(array([0, 1, 2, 3, 4]), array([1740, <text:s/>496, <text:s/>731, <text:s/>653, <text:s/>438]))</text:p>
      <text:p text:style-name="P4">Rand <text:s text:c="7"/>0.408</text:p>
      <text:p text:style-name="P4">Homogeneity 0.499</text:p>
      <text:p text:style-name="P4">Homogeneity 0.548</text:p>
      <text:p text:style-name="P4">[[125 164 <text:s text:c="2"/>5 593 <text:s text:c="2"/>8]</text:p>
      <text:p text:style-name="P4"><text:s/>[163 <text:s text:c="2"/>4 601 <text:s text:c="2"/>0 <text:s/>11]</text:p>
      <text:p text:style-name="P4"><text:s/>[ 16 321 <text:s text:c="2"/>8 <text:s text:c="2"/>3 412]</text:p>
      <text:p text:style-name="P4"><text:s/>[779 <text:s text:c="2"/>2 <text:s/>43 <text:s/>10 <text:s text:c="2"/>3]</text:p>
      <text:p text:style-name="P4"><text:s/>[657 <text:s text:c="2"/>5 <text:s/>74 <text:s/>47 <text:s text:c="2"/>4]]</text:p>
      <text:p text:style-name="P4">New labels:</text:p>
      <text:p text:style-name="P4">0 -&gt; 3(Mokslas)</text:p>
      <text:p text:style-name="P4">1 -&gt; 2(Sportas)</text:p>
      <text:p text:style-name="P4">2 -&gt; 1(Veidai)</text:p>
      <text:p text:style-name="P4">3 -&gt; 0(Auto)</text:p>
      <text:p text:style-name="P4">4 -&gt; 2(Sportas)</text:p>
      <text:p text:style-name="P4">[ 653 <text:s/>731 <text:s/>934 1740]</text:p>
      <text:p text:style-name="P4">Rand <text:s text:c="7"/>0.449</text:p>
      <text:p text:style-name="P4">Homogeneity 0.484</text:p>
      <text:p text:style-name="P4">Homogeneity 0.597</text:p>
      <text:p text:style-name="P4">[[593 <text:s text:c="2"/>5 172 125 <text:s text:c="2"/>0]</text:p>
      <text:p text:style-name="P4"><text:s/>[ <text:s/>0 601 <text:s/>15 163 <text:s text:c="2"/>0]</text:p>
      <text:p text:style-name="P4"><text:s/>[ <text:s/>3 <text:s text:c="2"/>8 733 <text:s/>16 <text:s text:c="2"/>0]</text:p>
      <text:p text:style-name="P4"><text:s/>[ 10 <text:s/>43 <text:s text:c="2"/>5 779 <text:s text:c="2"/>0]</text:p>
      <text:p text:style-name="P4"><text:s/>[ 47 <text:s/>74 <text:s text:c="2"/>9 657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144.49863982200623 to run</text:p>
      <text:h text:style-name="Heading_20_2" text:outline-level="2">Min_df 8</text:h>
      <text:p text:style-name="P4">&gt;Namespace(dr=None, intro=False, lemmer=False, lemstop=False, max_df=None, methods=['km', 'em', 'ac', 'aa', 'aw', 'db'], min_df=8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8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oft-page-break/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]</text:p>
      <text:p text:style-name="P4">&gt;(4058, 20388)</text:p>
      <text:p text:style-name="P4"/>
      <text:p text:style-name="P4">K-means results</text:p>
      <text:p text:style-name="P4">[ 530 <text:s/>970 <text:s/>350 1556 <text:s/>652]</text:p>
      <text:p text:style-name="P4">Cluster 0: ir min po lietuvos vietą su sek rungtynių iš tšk</text:p>
      <text:p text:style-name="P4">Cluster 1: ir kad tai yra su buvo bet ar labai kaip</text:p>
      <text:p text:style-name="P4">Cluster 2: proc ir eurų mln tūkst kad iki dolerių jav metų</text:p>
      <text:p text:style-name="P4">Cluster 3: ir kad yra iš su buvo tai metų kaip bus</text:p>
      <text:p text:style-name="P4">Cluster 4: ir automobilių eismo kad automobilio transporto yra su automobilis ar</text:p>
      <text:p text:style-name="P4">Rand <text:s text:c="7"/>0.260</text:p>
      <text:p text:style-name="P4">Homogeneity 0.353</text:p>
      <text:p text:style-name="P4">Homogeneity 0.383</text:p>
      <text:p text:style-name="P4">[[ 28 <text:s/>43 <text:s/>67 135 622]</text:p>
      <text:p text:style-name="P4"><text:s/>[ <text:s/>0 433 <text:s text:c="2"/>6 340 <text:s text:c="2"/>0]</text:p>
      <text:p text:style-name="P4"><text:s/>[500 134 <text:s text:c="2"/>6 114 <text:s text:c="2"/>6]</text:p>
      <text:p text:style-name="P4"><text:s/>[ <text:s/>2 219 <text:s/>47 568 <text:s text:c="2"/>1]</text:p>
      <text:p text:style-name="P4"><text:s/>[ <text:s/>0 141 224 399 <text:s/>23]]</text:p>
      <text:p text:style-name="P4">New labels:</text:p>
      <text:p text:style-name="P4">0 -&gt; 2(Sportas)</text:p>
      <text:p text:style-name="P4">1 -&gt; 1(Veidai)</text:p>
      <text:p text:style-name="P4">2 -&gt; 4(Verslas)</text:p>
      <text:p text:style-name="P4">3 -&gt; 3(Mokslas)</text:p>
      <text:p text:style-name="P4">4 -&gt; 0(Auto)</text:p>
      <text:p text:style-name="P4">[ 652 <text:s/>970 <text:s/>530 1556 <text:s/>350]</text:p>
      <text:p text:style-name="P4">Rand <text:s text:c="7"/>0.260</text:p>
      <text:p text:style-name="P4">Homogeneity 0.353</text:p>
      <text:p text:style-name="P4">Homogeneity 0.383</text:p>
      <text:p text:style-name="P4">[[622 <text:s/>43 <text:s/>28 135 <text:s/>67]</text:p>
      <text:p text:style-name="P4"><text:s/>[ <text:s/>0 433 <text:s text:c="2"/>0 340 <text:s text:c="2"/>6]</text:p>
      <text:p text:style-name="P4"><text:s/>[ <text:s/>6 134 500 114 <text:s text:c="2"/>6]</text:p>
      <text:p text:style-name="P4"><text:s/>[ <text:s/>1 219 <text:s text:c="2"/>2 568 <text:s/>47]</text:p>
      <text:p text:style-name="P4"><text:s/>[ 23 141 <text:s text:c="2"/>0 399 224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221.58467960357666 to run</text:p>
      <text:p text:style-name="P4"/>
      <text:p text:style-name="P4">Expectation–maximization results</text:p>
      <text:p text:style-name="P4">(array([0, 1, 2, 3, 4]), array([ 319, 1132, <text:s/>541, 1416, <text:s/>650]))</text:p>
      <text:p text:style-name="P4">Cluster 0: ir kad yra mokslininkai saulės buvo iš žemės gali tai</text:p>
      <text:p text:style-name="P4">Cluster 1: ir kad tai yra su buvo bet iš savo kaip</text:p>
      <text:p text:style-name="P4">Cluster 2: ir min po lietuvos vietą su sek iš rungtynių tšk</text:p>
      <text:p text:style-name="P4">Cluster 3: ir kad proc eurų yra mln buvo iš metų su</text:p>
      <text:p text:style-name="P4">Cluster 4: ir automobilių kad eismo automobilio transporto yra ar su automobilis</text:p>
      <text:p text:style-name="P4">Rand <text:s text:c="7"/>0.288</text:p>
      <text:p text:style-name="P4">Homogeneity 0.376</text:p>
      <text:p text:style-name="P4">Homogeneity 0.407</text:p>
      <text:p text:style-name="P4">[[ <text:s/>1 <text:s/>95 <text:s/>37 224 538]</text:p>
      <text:p text:style-name="P4"><text:s/>[ <text:s/>3 596 <text:s text:c="2"/>0 180 <text:s text:c="2"/>0]</text:p>
      <text:p text:style-name="P4"><text:s/>[ <text:s/>0 167 502 <text:s/>89 <text:s text:c="2"/>2]</text:p>
      <text:p text:style-name="P4"><text:s/>[312 147 <text:s text:c="2"/>2 289 <text:s/>87]</text:p>
      <text:p text:style-name="P4"><text:s/>[ <text:s/>3 127 <text:s text:c="2"/>0 634 <text:s/>23]]</text:p>
      <text:p text:style-name="P4">New labels:</text:p>
      <text:p text:style-name="P4">0 -&gt; 3(Mokslas)</text:p>
      <text:p text:style-name="P4">1 -&gt; 1(Veidai)</text:p>
      <text:p text:style-name="P4">2 -&gt; 2(Sportas)</text:p>
      <text:p text:style-name="P4">3 -&gt; 4(Verslas)</text:p>
      <text:p text:style-name="P4"><text:soft-page-break/>4 -&gt; 0(Auto)</text:p>
      <text:p text:style-name="P4">[ 650 1132 <text:s/>541 <text:s/>319 1416]</text:p>
      <text:p text:style-name="P4">Rand <text:s text:c="7"/>0.288</text:p>
      <text:p text:style-name="P4">Homogeneity 0.376</text:p>
      <text:p text:style-name="P4">Homogeneity 0.407</text:p>
      <text:p text:style-name="P4">[[538 <text:s/>95 <text:s/>37 <text:s text:c="2"/>1 224]</text:p>
      <text:p text:style-name="P4"><text:s/>[ <text:s/>0 596 <text:s text:c="2"/>0 <text:s text:c="2"/>3 180]</text:p>
      <text:p text:style-name="P4"><text:s/>[ <text:s/>2 167 502 <text:s text:c="2"/>0 <text:s/>89]</text:p>
      <text:p text:style-name="P4"><text:s/>[ 87 147 <text:s text:c="2"/>2 312 289]</text:p>
      <text:p text:style-name="P4"><text:s/>[ 23 127 <text:s text:c="2"/>0 <text:s text:c="2"/>3 634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25.218512058258057 to run</text:p>
      <text:p text:style-name="P4"/>
      <text:p text:style-name="P4">Complete-linkage clustering results</text:p>
      <text:p text:style-name="P4">(array([0, 1, 2, 3, 4]), array([ 734, 1051, <text:s text:c="2"/>15, 2218, <text:s text:c="2"/>40]))</text:p>
      <text:p text:style-name="P4">Rand <text:s text:c="7"/>0.079</text:p>
      <text:p text:style-name="P4">Homogeneity 0.115</text:p>
      <text:p text:style-name="P4">Homogeneity 0.175</text:p>
      <text:p text:style-name="P4">[[312 186 <text:s text:c="2"/>0 397 <text:s text:c="2"/>0]</text:p>
      <text:p text:style-name="P4"><text:s/>[ <text:s/>8 207 <text:s text:c="2"/>1 550 <text:s/>13]</text:p>
      <text:p text:style-name="P4"><text:s/>[ <text:s/>7 501 <text:s/>12 214 <text:s/>26]</text:p>
      <text:p text:style-name="P4"><text:s/>[157 <text:s/>67 <text:s text:c="2"/>0 612 <text:s text:c="2"/>1]</text:p>
      <text:p text:style-name="P4"><text:s/>[250 <text:s/>90 <text:s text:c="2"/>2 445 <text:s text:c="2"/>0]]</text:p>
      <text:p text:style-name="P4">New labels:</text:p>
      <text:p text:style-name="P4">0 -&gt; 0(Auto)</text:p>
      <text:p text:style-name="P4">1 -&gt; 2(Sportas)</text:p>
      <text:p text:style-name="P4">2 -&gt; 2(Sportas)</text:p>
      <text:p text:style-name="P4">3 -&gt; 3(Mokslas)</text:p>
      <text:p text:style-name="P4">4 -&gt; 2(Sportas)</text:p>
      <text:p text:style-name="P4">[ 734 <text:s text:c="3"/>0 1106 2218]</text:p>
      <text:p text:style-name="P4">Rand <text:s text:c="7"/>0.084</text:p>
      <text:p text:style-name="P4">Homogeneity 0.112</text:p>
      <text:p text:style-name="P4">Homogeneity 0.181</text:p>
      <text:p text:style-name="P4">[[312 <text:s text:c="2"/>0 186 397 <text:s text:c="2"/>0]</text:p>
      <text:p text:style-name="P4"><text:s/>[ <text:s/>8 <text:s text:c="2"/>0 221 550 <text:s text:c="2"/>0]</text:p>
      <text:p text:style-name="P4"><text:s/>[ <text:s/>7 <text:s text:c="2"/>0 539 214 <text:s text:c="2"/>0]</text:p>
      <text:p text:style-name="P4"><text:s/>[157 <text:s text:c="2"/>0 <text:s/>68 612 <text:s text:c="2"/>0]</text:p>
      <text:p text:style-name="P4"><text:s/>[250 <text:s text:c="2"/>0 <text:s/>92 445 <text:s text:c="2"/>0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128.2556562423706 to run</text:p>
      <text:p text:style-name="P4"/>
      <text:p text:style-name="P4">Average-linkage clustering results</text:p>
      <text:p text:style-name="P4">(array([0, 1, 2, 3, 4]), array([4051, <text:s text:c="3"/>2, <text:s text:c="3"/>1, <text:s text:c="3"/>1, <text:s text:c="3"/>3]))</text:p>
      <text:p text:style-name="P4">Rand <text:s text:c="7"/>-0.000</text:p>
      <text:p text:style-name="P4">Homogeneity 0.001</text:p>
      <text:p text:style-name="P4">Homogeneity 0.108</text:p>
      <text:p text:style-name="P4">[[893 <text:s text:c="2"/>1 <text:s text:c="2"/>0 <text:s text:c="2"/>0 <text:s text:c="2"/>1]</text:p>
      <text:p text:style-name="P4"><text:s/>[777 <text:s text:c="2"/>1 <text:s text:c="2"/>1 <text:s text:c="2"/>0 <text:s text:c="2"/>0]</text:p>
      <text:p text:style-name="P4"><text:s/>[759 <text:s text:c="2"/>0 <text:s text:c="2"/>0 <text:s text:c="2"/>1 <text:s text:c="2"/>0]</text:p>
      <text:p text:style-name="P4"><text:s/>[836 <text:s text:c="2"/>0 <text:s text:c="2"/>0 <text:s text:c="2"/>0 <text:s text:c="2"/>1]</text:p>
      <text:p text:style-name="P4"><text:s/>[786 <text:s text:c="2"/>0 <text:s text:c="2"/>0 <text:s text:c="2"/>0 <text:s text:c="2"/>1]]</text:p>
      <text:p text:style-name="P4">New labels:</text:p>
      <text:p text:style-name="P4">0 -&gt; 0(Auto)</text:p>
      <text:p text:style-name="P4">1 -&gt; 0(Auto)</text:p>
      <text:p text:style-name="P4">2 -&gt; 1(Veidai)</text:p>
      <text:p text:style-name="P4">3 -&gt; 2(Sportas)</text:p>
      <text:p text:style-name="P4">4 -&gt; 0(Auto)</text:p>
      <text:p text:style-name="P4">[4056 <text:s text:c="3"/>1 <text:s text:c="3"/>1]</text:p>
      <text:p text:style-name="P4">Rand <text:s text:c="7"/>0.000</text:p>
      <text:p text:style-name="P4">Homogeneity 0.001</text:p>
      <text:p text:style-name="P4">Homogeneity 0.179</text:p>
      <text:p text:style-name="P4">[[895 <text:s text:c="2"/>0 <text:s text:c="2"/>0 <text:s text:c="2"/>0 <text:s text:c="2"/>0]</text:p>
      <text:p text:style-name="P4"><text:s/>[778 <text:s text:c="2"/>1 <text:s text:c="2"/>0 <text:s text:c="2"/>0 <text:s text:c="2"/>0]</text:p>
      <text:p text:style-name="P4"><text:s/>[759 <text:s text:c="2"/>0 <text:s text:c="2"/>1 <text:s text:c="2"/>0 <text:s text:c="2"/>0]</text:p>
      <text:p text:style-name="P4"><text:s/>[837 <text:s text:c="2"/>0 <text:s text:c="2"/>0 <text:s text:c="2"/>0 <text:s text:c="2"/>0]</text:p>
      <text:p text:style-name="P4"><text:soft-page-break/><text:s/>[787 <text:s text:c="2"/>0 <text:s text:c="2"/>0 <text:s text:c="2"/>0 <text:s text:c="2"/>0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128.04071164131165 to run</text:p>
      <text:p text:style-name="P4"/>
      <text:p text:style-name="P4">Ward-linkage clustering results</text:p>
      <text:p text:style-name="P4">(array([0, 1, 2, 3, 4]), array([1802, <text:s/>754, <text:s/>684, <text:s/>658, <text:s/>160]))</text:p>
      <text:p text:style-name="P4">Rand <text:s text:c="7"/>0.443</text:p>
      <text:p text:style-name="P4">Homogeneity 0.519</text:p>
      <text:p text:style-name="P4">Homogeneity 0.598</text:p>
      <text:p text:style-name="P4">[[121 171 <text:s text:c="2"/>2 601 <text:s text:c="2"/>0]</text:p>
      <text:p text:style-name="P4"><text:s/>[126 <text:s/>17 635 <text:s text:c="2"/>0 <text:s text:c="2"/>1]</text:p>
      <text:p text:style-name="P4"><text:s/>[ 39 553 <text:s text:c="2"/>8 <text:s text:c="2"/>1 159]</text:p>
      <text:p text:style-name="P4"><text:s/>[801 <text:s text:c="2"/>5 <text:s/>20 <text:s/>11 <text:s text:c="2"/>0]</text:p>
      <text:p text:style-name="P4"><text:s/>[715 <text:s text:c="2"/>8 <text:s/>19 <text:s/>45 <text:s text:c="2"/>0]]</text:p>
      <text:p text:style-name="P4">New labels:</text:p>
      <text:p text:style-name="P4">0 -&gt; 3(Mokslas)</text:p>
      <text:p text:style-name="P4">1 -&gt; 2(Sportas)</text:p>
      <text:p text:style-name="P4">2 -&gt; 1(Veidai)</text:p>
      <text:p text:style-name="P4">3 -&gt; 0(Auto)</text:p>
      <text:p text:style-name="P4">4 -&gt; 2(Sportas)</text:p>
      <text:p text:style-name="P4">[ 658 <text:s/>684 <text:s/>914 1802]</text:p>
      <text:p text:style-name="P4">Rand <text:s text:c="7"/>0.473</text:p>
      <text:p text:style-name="P4">Homogeneity 0.512</text:p>
      <text:p text:style-name="P4">Homogeneity 0.638</text:p>
      <text:p text:style-name="P4">[[601 <text:s text:c="2"/>2 171 121 <text:s text:c="2"/>0]</text:p>
      <text:p text:style-name="P4"><text:s/>[ <text:s/>0 635 <text:s/>18 126 <text:s text:c="2"/>0]</text:p>
      <text:p text:style-name="P4"><text:s/>[ <text:s/>1 <text:s text:c="2"/>8 712 <text:s/>39 <text:s text:c="2"/>0]</text:p>
      <text:p text:style-name="P4"><text:s/>[ 11 <text:s/>20 <text:s text:c="2"/>5 801 <text:s text:c="2"/>0]</text:p>
      <text:p text:style-name="P4"><text:s/>[ 45 <text:s/>19 <text:s text:c="2"/>8 715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128.05614829063416 to run</text:p>
      <text:h text:style-name="Heading_20_2" text:outline-level="2">Min_df 9</text:h>
      <text:p text:style-name="P4">&gt;Namespace(dr=None, intro=False, lemmer=False, lemstop=False, max_df=None, methods=['km', 'em', 'ac', 'aa', 'aw', 'db'], min_df=9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9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]</text:p>
      <text:p text:style-name="P4">&gt;(4058, 18358)</text:p>
      <text:p text:style-name="P4"/>
      <text:p text:style-name="P4">K-means results</text:p>
      <text:p text:style-name="P4">[ 500 <text:s/>841 <text:s/>770 <text:s/>631 1316]</text:p>
      <text:p text:style-name="P4">Cluster 0: ir min po lietuvos vietą sek rungtynių tšk su komanda</text:p>
      <text:p text:style-name="P4"><text:soft-page-break/>Cluster 1: ir kad tai yra su bet buvo ar labai kaip</text:p>
      <text:p text:style-name="P4">Cluster 2: ir proc kad eurų mln tūkst iki yra metų darbo</text:p>
      <text:p text:style-name="P4">Cluster 3: ir automobilių eismo kad transporto automobilio yra ar automobilis su</text:p>
      <text:p text:style-name="P4">Cluster 4: ir kad su yra buvo iš tai kaip savo metų</text:p>
      <text:p text:style-name="P4">Rand <text:s text:c="7"/>0.306</text:p>
      <text:p text:style-name="P4">Homogeneity 0.386</text:p>
      <text:p text:style-name="P4">Homogeneity 0.399</text:p>
      <text:p text:style-name="P4">[[ 24 <text:s/>50 <text:s/>66 598 157]</text:p>
      <text:p text:style-name="P4"><text:s/>[ <text:s/>0 326 <text:s/>22 <text:s text:c="2"/>0 431]</text:p>
      <text:p text:style-name="P4"><text:s/>[474 114 <text:s/>11 <text:s text:c="2"/>1 160]</text:p>
      <text:p text:style-name="P4"><text:s/>[ <text:s/>2 224 116 <text:s text:c="2"/>2 493]</text:p>
      <text:p text:style-name="P4"><text:s/>[ <text:s/>0 127 555 <text:s/>30 <text:s/>75]]</text:p>
      <text:p text:style-name="P4">New labels:</text:p>
      <text:p text:style-name="P4">0 -&gt; 2(Sportas)</text:p>
      <text:p text:style-name="P4">1 -&gt; 1(Veidai)</text:p>
      <text:p text:style-name="P4">2 -&gt; 4(Verslas)</text:p>
      <text:p text:style-name="P4">3 -&gt; 0(Auto)</text:p>
      <text:p text:style-name="P4">4 -&gt; 3(Mokslas)</text:p>
      <text:p text:style-name="P4">[ 631 <text:s/>841 <text:s/>500 1316 <text:s/>770]</text:p>
      <text:p text:style-name="P4">Rand <text:s text:c="7"/>0.306</text:p>
      <text:p text:style-name="P4">Homogeneity 0.386</text:p>
      <text:p text:style-name="P4">Homogeneity 0.399</text:p>
      <text:p text:style-name="P4">[[598 <text:s/>50 <text:s/>24 157 <text:s/>66]</text:p>
      <text:p text:style-name="P4"><text:s/>[ <text:s/>0 326 <text:s text:c="2"/>0 431 <text:s/>22]</text:p>
      <text:p text:style-name="P4"><text:s/>[ <text:s/>1 114 474 160 <text:s/>11]</text:p>
      <text:p text:style-name="P4"><text:s/>[ <text:s/>2 224 <text:s text:c="2"/>2 493 116]</text:p>
      <text:p text:style-name="P4"><text:s/>[ 30 127 <text:s text:c="2"/>0 <text:s/>75 555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223.8645100593567 to run</text:p>
      <text:p text:style-name="P4"/>
      <text:p text:style-name="P4">Expectation–maximization results</text:p>
      <text:p text:style-name="P4">(array([0, 1, 2, 3, 4]), array([ 336, 1077, <text:s/>554, 1341, <text:s/>750]))</text:p>
      <text:p text:style-name="P4">Cluster 0: ir kad yra mokslininkai iš buvo saulės žemės gali tai</text:p>
      <text:p text:style-name="P4">Cluster 1: ir kad tai yra su buvo bet savo iš kaip</text:p>
      <text:p text:style-name="P4">Cluster 2: ir min po lietuvos vietą su sek iš rungtynių buvo</text:p>
      <text:p text:style-name="P4">Cluster 3: ir kad proc eurų yra mln buvo metų iš su</text:p>
      <text:p text:style-name="P4">Cluster 4: ir automobilių kad eismo automobilio yra transporto ar su automobilis</text:p>
      <text:p text:style-name="P4">Rand <text:s text:c="7"/>0.343</text:p>
      <text:p text:style-name="P4">Homogeneity 0.418</text:p>
      <text:p text:style-name="P4">Homogeneity 0.446</text:p>
      <text:p text:style-name="P4">[[ <text:s/>1 <text:s/>49 <text:s/>39 176 630]</text:p>
      <text:p text:style-name="P4"><text:s/>[ <text:s/>3 612 <text:s text:c="2"/>0 164 <text:s text:c="2"/>0]</text:p>
      <text:p text:style-name="P4"><text:s/>[ <text:s/>0 160 513 <text:s/>83 <text:s text:c="2"/>4]</text:p>
      <text:p text:style-name="P4"><text:s/>[329 134 <text:s text:c="2"/>2 280 <text:s/>92]</text:p>
      <text:p text:style-name="P4"><text:s/>[ <text:s/>3 122 <text:s text:c="2"/>0 638 <text:s/>24]]</text:p>
      <text:p text:style-name="P4">New labels:</text:p>
      <text:p text:style-name="P4">0 -&gt; 3(Mokslas)</text:p>
      <text:p text:style-name="P4">1 -&gt; 1(Veidai)</text:p>
      <text:p text:style-name="P4">2 -&gt; 2(Sportas)</text:p>
      <text:p text:style-name="P4">3 -&gt; 4(Verslas)</text:p>
      <text:p text:style-name="P4">4 -&gt; 0(Auto)</text:p>
      <text:p text:style-name="P4">[ 750 1077 <text:s/>554 <text:s/>336 1341]</text:p>
      <text:p text:style-name="P4">Rand <text:s text:c="7"/>0.343</text:p>
      <text:p text:style-name="P4">Homogeneity 0.418</text:p>
      <text:p text:style-name="P4">Homogeneity 0.446</text:p>
      <text:p text:style-name="P4">[[630 <text:s/>49 <text:s/>39 <text:s text:c="2"/>1 176]</text:p>
      <text:p text:style-name="P4"><text:s/>[ <text:s/>0 612 <text:s text:c="2"/>0 <text:s text:c="2"/>3 164]</text:p>
      <text:p text:style-name="P4"><text:s/>[ <text:s/>4 160 513 <text:s text:c="2"/>0 <text:s/>83]</text:p>
      <text:p text:style-name="P4"><text:s/>[ 92 134 <text:s text:c="2"/>2 329 280]</text:p>
      <text:p text:style-name="P4"><text:s/>[ 24 122 <text:s text:c="2"/>0 <text:s text:c="2"/>3 638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24.813417673110962 to run</text:p>
      <text:p text:style-name="P4"/>
      <text:p text:style-name="P4">Complete-linkage clustering results</text:p>
      <text:p text:style-name="P4">(array([0, 1, 2, 3, 4]), array([ 471, 2700, <text:s text:c="2"/>55, <text:s/>641, <text:s/>191]))</text:p>
      <text:p text:style-name="P4"><text:soft-page-break/>Rand <text:s text:c="7"/>0.073</text:p>
      <text:p text:style-name="P4">Homogeneity 0.140</text:p>
      <text:p text:style-name="P4">Homogeneity 0.222</text:p>
      <text:p text:style-name="P4">[[123 446 <text:s text:c="2"/>0 305 <text:s/>21]</text:p>
      <text:p text:style-name="P4"><text:s/>[ <text:s/>3 677 <text:s/>14 <text:s/>84 <text:s text:c="2"/>1]</text:p>
      <text:p text:style-name="P4"><text:s/>[325 235 <text:s/>39 161 <text:s text:c="2"/>0]</text:p>
      <text:p text:style-name="P4"><text:s/>[ <text:s/>2 749 <text:s text:c="2"/>2 <text:s/>40 <text:s/>44]</text:p>
      <text:p text:style-name="P4"><text:s/>[ 18 593 <text:s text:c="2"/>0 <text:s/>51 125]]</text:p>
      <text:p text:style-name="P4">New labels:</text:p>
      <text:p text:style-name="P4">0 -&gt; 2(Sportas)</text:p>
      <text:p text:style-name="P4">1 -&gt; 3(Mokslas)</text:p>
      <text:p text:style-name="P4">2 -&gt; 2(Sportas)</text:p>
      <text:p text:style-name="P4">3 -&gt; 0(Auto)</text:p>
      <text:p text:style-name="P4">4 -&gt; 4(Verslas)</text:p>
      <text:p text:style-name="P4">[ 641 <text:s text:c="3"/>0 <text:s/>526 2700 <text:s/>191]</text:p>
      <text:p text:style-name="P4">Rand <text:s text:c="7"/>0.077</text:p>
      <text:p text:style-name="P4">Homogeneity 0.133</text:p>
      <text:p text:style-name="P4">Homogeneity 0.221</text:p>
      <text:p text:style-name="P4">[[305 <text:s text:c="2"/>0 123 446 <text:s/>21]</text:p>
      <text:p text:style-name="P4"><text:s/>[ 84 <text:s text:c="2"/>0 <text:s/>17 677 <text:s text:c="2"/>1]</text:p>
      <text:p text:style-name="P4"><text:s/>[161 <text:s text:c="2"/>0 364 235 <text:s text:c="2"/>0]</text:p>
      <text:p text:style-name="P4"><text:s/>[ 40 <text:s text:c="2"/>0 <text:s text:c="2"/>4 749 <text:s/>44]</text:p>
      <text:p text:style-name="P4"><text:s/>[ 51 <text:s text:c="2"/>0 <text:s/>18 593 125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114.93146562576294 to run</text:p>
      <text:p text:style-name="P4"/>
      <text:p text:style-name="P4">Average-linkage clustering results</text:p>
      <text:p text:style-name="P4">(array([0, 1, 2, 3, 4]), array([4049, <text:s text:c="3"/>2, <text:s text:c="3"/>3, <text:s text:c="3"/>1, <text:s text:c="3"/>3]))</text:p>
      <text:p text:style-name="P4">Rand <text:s text:c="7"/>-0.000</text:p>
      <text:p text:style-name="P4">Homogeneity 0.001</text:p>
      <text:p text:style-name="P4">Homogeneity 0.104</text:p>
      <text:p text:style-name="P4">[[893 <text:s text:c="2"/>1 <text:s text:c="2"/>0 <text:s text:c="2"/>0 <text:s text:c="2"/>1]</text:p>
      <text:p text:style-name="P4"><text:s/>[778 <text:s text:c="2"/>1 <text:s text:c="2"/>0 <text:s text:c="2"/>0 <text:s text:c="2"/>0]</text:p>
      <text:p text:style-name="P4"><text:s/>[758 <text:s text:c="2"/>0 <text:s text:c="2"/>2 <text:s text:c="2"/>0 <text:s text:c="2"/>0]</text:p>
      <text:p text:style-name="P4"><text:s/>[835 <text:s text:c="2"/>0 <text:s text:c="2"/>0 <text:s text:c="2"/>1 <text:s text:c="2"/>1]</text:p>
      <text:p text:style-name="P4"><text:s/>[785 <text:s text:c="2"/>0 <text:s text:c="2"/>1 <text:s text:c="2"/>0 <text:s text:c="2"/>1]]</text:p>
      <text:p text:style-name="P4">New labels:</text:p>
      <text:p text:style-name="P4">0 -&gt; 0(Auto)</text:p>
      <text:p text:style-name="P4">1 -&gt; 0(Auto)</text:p>
      <text:p text:style-name="P4">2 -&gt; 2(Sportas)</text:p>
      <text:p text:style-name="P4">3 -&gt; 3(Mokslas)</text:p>
      <text:p text:style-name="P4">4 -&gt; 0(Auto)</text:p>
      <text:p text:style-name="P4">[4054 <text:s text:c="3"/>0 <text:s text:c="3"/>3 <text:s text:c="3"/>1]</text:p>
      <text:p text:style-name="P4">Rand <text:s text:c="7"/>0.000</text:p>
      <text:p text:style-name="P4">Homogeneity 0.001</text:p>
      <text:p text:style-name="P4">Homogeneity 0.137</text:p>
      <text:p text:style-name="P4">[[895 <text:s text:c="2"/>0 <text:s text:c="2"/>0 <text:s text:c="2"/>0 <text:s text:c="2"/>0]</text:p>
      <text:p text:style-name="P4"><text:s/>[779 <text:s text:c="2"/>0 <text:s text:c="2"/>0 <text:s text:c="2"/>0 <text:s text:c="2"/>0]</text:p>
      <text:p text:style-name="P4"><text:s/>[758 <text:s text:c="2"/>0 <text:s text:c="2"/>2 <text:s text:c="2"/>0 <text:s text:c="2"/>0]</text:p>
      <text:p text:style-name="P4"><text:s/>[836 <text:s text:c="2"/>0 <text:s text:c="2"/>0 <text:s text:c="2"/>1 <text:s text:c="2"/>0]</text:p>
      <text:p text:style-name="P4"><text:s/>[786 <text:s text:c="2"/>0 <text:s text:c="2"/>1 <text:s text:c="2"/>0 <text:s text:c="2"/>0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114.65911197662354 to run</text:p>
      <text:p text:style-name="P4"/>
      <text:p text:style-name="P4">Ward-linkage clustering results</text:p>
      <text:p text:style-name="P4">(array([0, 1, 2, 3, 4]), array([1691, <text:s/>567, <text:s/>779, <text:s/>649, <text:s/>372]))</text:p>
      <text:p text:style-name="P4">Rand <text:s text:c="7"/>0.453</text:p>
      <text:p text:style-name="P4">Homogeneity 0.533</text:p>
      <text:p text:style-name="P4">Homogeneity 0.583</text:p>
      <text:p text:style-name="P4">[[118 171 <text:s text:c="2"/>7 597 <text:s text:c="2"/>2]</text:p>
      <text:p text:style-name="P4"><text:s/>[ 87 <text:s/>23 668 <text:s text:c="2"/>0 <text:s text:c="2"/>1]</text:p>
      <text:p text:style-name="P4"><text:s/>[ 17 364 <text:s/>12 <text:s text:c="2"/>1 366]</text:p>
      <text:p text:style-name="P4"><text:s/>[784 <text:s text:c="2"/>3 <text:s/>37 <text:s/>10 <text:s text:c="2"/>3]</text:p>
      <text:p text:style-name="P4"><text:s/>[685 <text:s text:c="2"/>6 <text:s/>55 <text:s/>41 <text:s text:c="2"/>0]]</text:p>
      <text:p text:style-name="P4">New labels:</text:p>
      <text:p text:style-name="P4">0 -&gt; 3(Mokslas)</text:p>
      <text:p text:style-name="P4"><text:soft-page-break/>1 -&gt; 2(Sportas)</text:p>
      <text:p text:style-name="P4">2 -&gt; 1(Veidai)</text:p>
      <text:p text:style-name="P4">3 -&gt; 0(Auto)</text:p>
      <text:p text:style-name="P4">4 -&gt; 2(Sportas)</text:p>
      <text:p text:style-name="P4">[ 649 <text:s/>779 <text:s/>939 1691]</text:p>
      <text:p text:style-name="P4">Rand <text:s text:c="7"/>0.493</text:p>
      <text:p text:style-name="P4">Homogeneity 0.517</text:p>
      <text:p text:style-name="P4">Homogeneity 0.632</text:p>
      <text:p text:style-name="P4">[[597 <text:s text:c="2"/>7 173 118 <text:s text:c="2"/>0]</text:p>
      <text:p text:style-name="P4"><text:s/>[ <text:s/>0 668 <text:s/>24 <text:s/>87 <text:s text:c="2"/>0]</text:p>
      <text:p text:style-name="P4"><text:s/>[ <text:s/>1 <text:s/>12 730 <text:s/>17 <text:s text:c="2"/>0]</text:p>
      <text:p text:style-name="P4"><text:s/>[ 10 <text:s/>37 <text:s text:c="2"/>6 784 <text:s text:c="2"/>0]</text:p>
      <text:p text:style-name="P4"><text:s/>[ 41 <text:s/>55 <text:s text:c="2"/>6 685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114.79145073890686 to run</text:p>
      <text:h text:style-name="Heading_20_2" text:outline-level="2">Min_df 10</text:h>
      <text:p text:style-name="P4">&gt;Namespace(dr=None, intro=False, lemmer=False, lemstop=False, max_df=None, methods=['km', 'em', 'ac', 'aa', 'aw', 'db'], min_df=10, ngram=None, raw=False, stemer=False, stopword=False, title=False)</text:p>
      <text:p text:style-name="P4">&gt;TfidfVectorizer(analyzer='word', binary=False, decode_error='strict',</text:p>
      <text:p text:style-name="P4"><text:s text:c="8"/>dtype=&lt;class 'numpy.float64'&gt;, encoding='utf-8', input='content',</text:p>
      <text:p text:style-name="P4"><text:s text:c="8"/>lowercase=True, max_df=1.0, max_features=None, min_df=10,</text:p>
      <text:p text:style-name="P4"><text:s text:c="8"/>ngram_range=(1, 1), norm='l2', preprocessor=None, smooth_idf=True,</text:p>
      <text:p text:style-name="P4"><text:s text:c="8"/>stop_words=None, strip_accents=None, sublinear_tf=False,</text:p>
      <text:p text:style-name="P4"><text:s text:c="8"/>token_pattern='(?u)\\b\\w\\w+\\b', tokenizer=None, use_idf=True,</text:p>
      <text:p text:style-name="P4"><text:s text:c="8"/>vocabulary=None)</text:p>
      <text:p text:style-name="P4">[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, 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, 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, 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, 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]</text:p>
      <text:p text:style-name="P4">&gt;(4058, 16765)</text:p>
      <text:p text:style-name="P4"/>
      <text:p text:style-name="P4">K-means results</text:p>
      <text:p text:style-name="P4">[ 499 <text:s/>842 <text:s/>771 <text:s/>633 1313]</text:p>
      <text:p text:style-name="P4">Cluster 0: ir min po lietuvos vietą sek rungtynių tšk su komanda</text:p>
      <text:p text:style-name="P4">Cluster 1: ir kad tai yra su bet ar buvo labai kaip</text:p>
      <text:p text:style-name="P4">Cluster 2: ir proc kad eurų mln tūkst iki yra metų darbo</text:p>
      <text:p text:style-name="P4">Cluster 3: ir automobilių eismo kad transporto automobilio yra ar automobilis su</text:p>
      <text:p text:style-name="P4">Cluster 4: ir kad su yra buvo iš tai kaip savo metų</text:p>
      <text:p text:style-name="P4">Rand <text:s text:c="7"/>0.307</text:p>
      <text:p text:style-name="P4">Homogeneity 0.388</text:p>
      <text:p text:style-name="P4">Homogeneity 0.401</text:p>
      <text:p text:style-name="P4">[[ 24 <text:s/>51 <text:s/>67 600 153]</text:p>
      <text:p text:style-name="P4"><text:s/>[ <text:s/>0 325 <text:s/>21 <text:s text:c="2"/>0 433]</text:p>
      <text:p text:style-name="P4"><text:s/>[474 113 <text:s/>11 <text:s text:c="2"/>1 161]</text:p>
      <text:p text:style-name="P4"><text:s/>[ <text:s/>1 226 117 <text:s text:c="2"/>2 491]</text:p>
      <text:p text:style-name="P4"><text:s/>[ <text:s/>0 127 555 <text:s/>30 <text:s/>75]]</text:p>
      <text:p text:style-name="P4">New labels:</text:p>
      <text:p text:style-name="P4">0 -&gt; 2(Sportas)</text:p>
      <text:p text:style-name="P4">1 -&gt; 1(Veidai)</text:p>
      <text:p text:style-name="P4">2 -&gt; 4(Verslas)</text:p>
      <text:p text:style-name="P4">3 -&gt; 0(Auto)</text:p>
      <text:p text:style-name="P4">4 -&gt; 3(Mokslas)</text:p>
      <text:p text:style-name="P4">[ 633 <text:s/>842 <text:s/>499 1313 <text:s/>771]</text:p>
      <text:p text:style-name="P4"><text:soft-page-break/>Rand <text:s text:c="7"/>0.307</text:p>
      <text:p text:style-name="P4">Homogeneity 0.388</text:p>
      <text:p text:style-name="P4">Homogeneity 0.401</text:p>
      <text:p text:style-name="P4">[[600 <text:s/>51 <text:s/>24 153 <text:s/>67]</text:p>
      <text:p text:style-name="P4"><text:s/>[ <text:s/>0 325 <text:s text:c="2"/>0 433 <text:s/>21]</text:p>
      <text:p text:style-name="P4"><text:s/>[ <text:s/>1 113 474 161 <text:s/>11]</text:p>
      <text:p text:style-name="P4"><text:s/>[ <text:s/>2 226 <text:s text:c="2"/>1 491 117]</text:p>
      <text:p text:style-name="P4"><text:s/>[ 30 127 <text:s text:c="2"/>0 <text:s/>75 555]]</text:p>
      <text:p text:style-name="P4">{'title': 'K-means', 'model': KMeans(algorithm='auto', copy_x=True, init='k-means++', max_iter=300,</text:p>
      <text:p text:style-name="P4"><text:s text:c="4"/>n_clusters=5, n_init=10, n_jobs=-1, precompute_distances='auto',</text:p>
      <text:p text:style-name="P4"><text:s text:c="4"/>random_state=42, tol=0.0001, verbose=0)}</text:p>
      <text:p text:style-name="P4">&gt; K-means 178.4995448589325 to run</text:p>
      <text:p text:style-name="P4"/>
      <text:p text:style-name="P4">Expectation–maximization results</text:p>
      <text:p text:style-name="P4">(array([0, 1, 2, 3, 4]), array([ 320, 1298, <text:s/>240, 1654, <text:s/>546]))</text:p>
      <text:p text:style-name="P4">Cluster 0: ir kad yra mokslininkai buvo saulės iš žemės gali tai</text:p>
      <text:p text:style-name="P4">Cluster 1: ir kad tai yra su ar buvo bet iš kaip</text:p>
      <text:p text:style-name="P4">Cluster 2: min ir po minutę rungtynių taškų vartus komanda pelnė city</text:p>
      <text:p text:style-name="P4">Cluster 3: ir kad proc yra automobilių eurų su iš iki buvo</text:p>
      <text:p text:style-name="P4">Cluster 4: ir lietuvos sporto pasaulio iš su sek buvo metų kad</text:p>
      <text:p text:style-name="P4">Rand <text:s text:c="7"/>0.214</text:p>
      <text:p text:style-name="P4">Homogeneity 0.314</text:p>
      <text:p text:style-name="P4">Homogeneity 0.369</text:p>
      <text:p text:style-name="P4">[[ <text:s/>1 270 <text:s text:c="2"/>0 495 129]</text:p>
      <text:p text:style-name="P4"><text:s/>[ <text:s/>2 620 <text:s text:c="2"/>0 132 <text:s/>25]</text:p>
      <text:p text:style-name="P4"><text:s/>[ <text:s/>0 118 240 <text:s/>24 378]</text:p>
      <text:p text:style-name="P4"><text:s/>[313 174 <text:s text:c="2"/>0 342 <text:s text:c="2"/>8]</text:p>
      <text:p text:style-name="P4"><text:s/>[ <text:s/>4 116 <text:s text:c="2"/>0 661 <text:s text:c="2"/>6]]</text:p>
      <text:p text:style-name="P4">New labels:</text:p>
      <text:p text:style-name="P4">0 -&gt; 3(Mokslas)</text:p>
      <text:p text:style-name="P4">1 -&gt; 1(Veidai)</text:p>
      <text:p text:style-name="P4">2 -&gt; 2(Sportas)</text:p>
      <text:p text:style-name="P4">3 -&gt; 4(Verslas)</text:p>
      <text:p text:style-name="P4">4 -&gt; 2(Sportas)</text:p>
      <text:p text:style-name="P4">[ <text:s text:c="2"/>0 1298 <text:s/>786 <text:s/>320 1654]</text:p>
      <text:p text:style-name="P4">Rand <text:s text:c="7"/>0.249</text:p>
      <text:p text:style-name="P4">Homogeneity 0.303</text:p>
      <text:p text:style-name="P4">Homogeneity 0.390</text:p>
      <text:p text:style-name="P4">[[ <text:s/>0 270 129 <text:s text:c="2"/>1 495]</text:p>
      <text:p text:style-name="P4"><text:s/>[ <text:s/>0 620 <text:s/>25 <text:s text:c="2"/>2 132]</text:p>
      <text:p text:style-name="P4"><text:s/>[ <text:s/>0 118 618 <text:s text:c="2"/>0 <text:s/>24]</text:p>
      <text:p text:style-name="P4"><text:s/>[ <text:s/>0 174 <text:s text:c="2"/>8 313 342]</text:p>
      <text:p text:style-name="P4"><text:s/>[ <text:s/>0 116 <text:s text:c="2"/>6 <text:s text:c="2"/>4 661]]</text:p>
      <text:p text:style-name="P4">{'title': 'Expectation–maximization', 'model': GaussianMixture(covariance_type='diag', init_params='kmeans', max_iter=100,</text:p>
      <text:p text:style-name="P4"><text:s text:c="8"/>means_init=None, n_components=5, n_init=1, precisions_init=None,</text:p>
      <text:p text:style-name="P4"><text:s text:c="8"/>random_state=42, reg_covar=1e-06, tol=0.001, verbose=0,</text:p>
      <text:p text:style-name="P4"><text:s text:c="8"/>verbose_interval=10, warm_start=False, weights_init=None)}</text:p>
      <text:p text:style-name="P4">&gt; Expectation–maximization 26.525548934936523 to run</text:p>
      <text:p text:style-name="P4"/>
      <text:p text:style-name="P4">Complete-linkage clustering results</text:p>
      <text:p text:style-name="P4">(array([0, 1, 2, 3, 4]), array([ <text:s/>76, 2154, 1230, <text:s/>395, <text:s/>203]))</text:p>
      <text:p text:style-name="P4">Rand <text:s text:c="7"/>0.040</text:p>
      <text:p text:style-name="P4">Homogeneity 0.105</text:p>
      <text:p text:style-name="P4">Homogeneity 0.147</text:p>
      <text:p text:style-name="P4">[[ <text:s/>0 302 387 <text:s/>72 134]</text:p>
      <text:p text:style-name="P4"><text:s/>[ <text:s/>0 523 250 <text:s text:c="2"/>6 <text:s text:c="2"/>0]</text:p>
      <text:p text:style-name="P4"><text:s/>[ 76 395 229 <text:s text:c="2"/>9 <text:s/>51]</text:p>
      <text:p text:style-name="P4"><text:s/>[ <text:s/>0 416 326 <text:s/>95 <text:s text:c="2"/>0]</text:p>
      <text:p text:style-name="P4"><text:s/>[ <text:s/>0 518 <text:s/>38 213 <text:s/>18]]</text:p>
      <text:p text:style-name="P4">New labels:</text:p>
      <text:p text:style-name="P4">0 -&gt; 2(Sportas)</text:p>
      <text:p text:style-name="P4">1 -&gt; 1(Veidai)</text:p>
      <text:p text:style-name="P4">2 -&gt; 0(Auto)</text:p>
      <text:p text:style-name="P4">3 -&gt; 4(Verslas)</text:p>
      <text:p text:style-name="P4">4 -&gt; 0(Auto)</text:p>
      <text:p text:style-name="P4">[1433 2154 <text:s text:c="2"/>76 <text:s text:c="3"/>0 <text:s/>395]</text:p>
      <text:p text:style-name="P4">Rand <text:s text:c="7"/>0.046</text:p>
      <text:p text:style-name="P4">Homogeneity 0.086</text:p>
      <text:p text:style-name="P4">Homogeneity 0.138</text:p>
      <text:p text:style-name="P4">[[521 302 <text:s text:c="2"/>0 <text:s text:c="2"/>0 <text:s/>72]</text:p>
      <text:p text:style-name="P4"><text:soft-page-break/><text:s/>[250 523 <text:s text:c="2"/>0 <text:s text:c="2"/>0 <text:s text:c="2"/>6]</text:p>
      <text:p text:style-name="P4"><text:s/>[280 395 <text:s/>76 <text:s text:c="2"/>0 <text:s text:c="2"/>9]</text:p>
      <text:p text:style-name="P4"><text:s/>[326 416 <text:s text:c="2"/>0 <text:s text:c="2"/>0 <text:s/>95]</text:p>
      <text:p text:style-name="P4"><text:s/>[ 56 518 <text:s text:c="2"/>0 <text:s text:c="2"/>0 213]]</text:p>
      <text:p text:style-name="P4">{'title': 'Complete-linkage clustering', 'model': AgglomerativeClustering(affinity='euclidean', compute_full_tree='auto',</text:p>
      <text:p text:style-name="P4"><text:s text:c="12"/>connectivity=None, linkage='complete', memory=None,</text:p>
      <text:p text:style-name="P4"><text:s text:c="12"/>n_clusters=5, pooling_func='deprecated')}</text:p>
      <text:p text:style-name="P4">&gt; Complete-linkage clustering 104.47329378128052 to run</text:p>
      <text:p text:style-name="P4"/>
      <text:p text:style-name="P4">Average-linkage clustering results</text:p>
      <text:p text:style-name="P4">(array([0, 1, 2, 3, 4]), array([4043, <text:s text:c="3"/>7, <text:s text:c="3"/>2, <text:s text:c="3"/>3, <text:s text:c="3"/>3]))</text:p>
      <text:p text:style-name="P4">Rand <text:s text:c="7"/>-0.000</text:p>
      <text:p text:style-name="P4">Homogeneity 0.003</text:p>
      <text:p text:style-name="P4">Homogeneity 0.139</text:p>
      <text:p text:style-name="P4">[[890 <text:s text:c="2"/>0 <text:s text:c="2"/>1 <text:s text:c="2"/>3 <text:s text:c="2"/>1]</text:p>
      <text:p text:style-name="P4"><text:s/>[777 <text:s text:c="2"/>1 <text:s text:c="2"/>1 <text:s text:c="2"/>0 <text:s text:c="2"/>0]</text:p>
      <text:p text:style-name="P4"><text:s/>[760 <text:s text:c="2"/>0 <text:s text:c="2"/>0 <text:s text:c="2"/>0 <text:s text:c="2"/>0]</text:p>
      <text:p text:style-name="P4"><text:s/>[836 <text:s text:c="2"/>0 <text:s text:c="2"/>0 <text:s text:c="2"/>0 <text:s text:c="2"/>1]</text:p>
      <text:p text:style-name="P4"><text:s/>[780 <text:s text:c="2"/>6 <text:s text:c="2"/>0 <text:s text:c="2"/>0 <text:s text:c="2"/>1]]</text:p>
      <text:p text:style-name="P4">New labels:</text:p>
      <text:p text:style-name="P4">0 -&gt; 0(Auto)</text:p>
      <text:p text:style-name="P4">1 -&gt; 4(Verslas)</text:p>
      <text:p text:style-name="P4">2 -&gt; 0(Auto)</text:p>
      <text:p text:style-name="P4">3 -&gt; 0(Auto)</text:p>
      <text:p text:style-name="P4">4 -&gt; 0(Auto)</text:p>
      <text:p text:style-name="P4">[4051 <text:s text:c="3"/>0 <text:s text:c="3"/>0 <text:s text:c="3"/>0 <text:s text:c="3"/>7]</text:p>
      <text:p text:style-name="P4">Rand <text:s text:c="7"/>0.000</text:p>
      <text:p text:style-name="P4">Homogeneity 0.001</text:p>
      <text:p text:style-name="P4">Homogeneity 0.168</text:p>
      <text:p text:style-name="P4">[[895 <text:s text:c="2"/>0 <text:s text:c="2"/>0 <text:s text:c="2"/>0 <text:s text:c="2"/>0]</text:p>
      <text:p text:style-name="P4"><text:s/>[778 <text:s text:c="2"/>0 <text:s text:c="2"/>0 <text:s text:c="2"/>0 <text:s text:c="2"/>1]</text:p>
      <text:p text:style-name="P4"><text:s/>[760 <text:s text:c="2"/>0 <text:s text:c="2"/>0 <text:s text:c="2"/>0 <text:s text:c="2"/>0]</text:p>
      <text:p text:style-name="P4"><text:s/>[837 <text:s text:c="2"/>0 <text:s text:c="2"/>0 <text:s text:c="2"/>0 <text:s text:c="2"/>0]</text:p>
      <text:p text:style-name="P4"><text:s/>[781 <text:s text:c="2"/>0 <text:s text:c="2"/>0 <text:s text:c="2"/>0 <text:s text:c="2"/>6]]</text:p>
      <text:p text:style-name="P4">{'title': 'Average-linkage clustering', 'model': AgglomerativeClustering(affinity='euclidean', compute_full_tree='auto',</text:p>
      <text:p text:style-name="P4"><text:s text:c="12"/>connectivity=None, linkage='average', memory=None,</text:p>
      <text:p text:style-name="P4"><text:s text:c="12"/>n_clusters=5, pooling_func='deprecated')}</text:p>
      <text:p text:style-name="P4">&gt; Average-linkage clustering 104.40272998809814 to run</text:p>
      <text:p text:style-name="P4"/>
      <text:p text:style-name="P4">Ward-linkage clustering results</text:p>
      <text:p text:style-name="P4">(array([0, 1, 2, 3, 4]), array([1670, <text:s/>753, <text:s/>774, <text:s/>171, <text:s/>690]))</text:p>
      <text:p text:style-name="P4">Rand <text:s text:c="7"/>0.456</text:p>
      <text:p text:style-name="P4">Homogeneity 0.515</text:p>
      <text:p text:style-name="P4">Homogeneity 0.579</text:p>
      <text:p text:style-name="P4">[[109 167 <text:s text:c="2"/>8 <text:s text:c="2"/>0 611]</text:p>
      <text:p text:style-name="P4"><text:s/>[ 95 <text:s/>21 663 <text:s text:c="2"/>0 <text:s text:c="2"/>0]</text:p>
      <text:p text:style-name="P4"><text:s/>[ 16 554 <text:s/>14 171 <text:s text:c="2"/>5]</text:p>
      <text:p text:style-name="P4"><text:s/>[762 <text:s text:c="2"/>5 <text:s/>39 <text:s text:c="2"/>0 <text:s/>31]</text:p>
      <text:p text:style-name="P4"><text:s/>[688 <text:s text:c="2"/>6 <text:s/>50 <text:s text:c="2"/>0 <text:s/>43]]</text:p>
      <text:p text:style-name="P4">New labels:</text:p>
      <text:p text:style-name="P4">0 -&gt; 3(Mokslas)</text:p>
      <text:p text:style-name="P4">1 -&gt; 2(Sportas)</text:p>
      <text:p text:style-name="P4">2 -&gt; 1(Veidai)</text:p>
      <text:p text:style-name="P4">3 -&gt; 2(Sportas)</text:p>
      <text:p text:style-name="P4">4 -&gt; 0(Auto)</text:p>
      <text:p text:style-name="P4">[ 690 <text:s/>774 <text:s/>924 1670]</text:p>
      <text:p text:style-name="P4">Rand <text:s text:c="7"/>0.490</text:p>
      <text:p text:style-name="P4">Homogeneity 0.508</text:p>
      <text:p text:style-name="P4">Homogeneity 0.618</text:p>
      <text:p text:style-name="P4">[[611 <text:s text:c="2"/>8 167 109 <text:s text:c="2"/>0]</text:p>
      <text:p text:style-name="P4"><text:s/>[ <text:s/>0 663 <text:s/>21 <text:s/>95 <text:s text:c="2"/>0]</text:p>
      <text:p text:style-name="P4"><text:s/>[ <text:s/>5 <text:s/>14 725 <text:s/>16 <text:s text:c="2"/>0]</text:p>
      <text:p text:style-name="P4"><text:s/>[ 31 <text:s/>39 <text:s text:c="2"/>5 762 <text:s text:c="2"/>0]</text:p>
      <text:p text:style-name="P4"><text:s/>[ 43 <text:s/>50 <text:s text:c="2"/>6 688 <text:s text:c="2"/>0]]</text:p>
      <text:p text:style-name="P4">{'title': 'Ward-linkage clustering', 'model': AgglomerativeClustering(affinity='euclidean', compute_full_tree='auto',</text:p>
      <text:p text:style-name="P4"><text:s text:c="12"/>connectivity=None, linkage='ward', memory=None, n_clusters=5,</text:p>
      <text:p text:style-name="P4"><text:s text:c="12"/>pooling_func='deprecated')}</text:p>
      <text:p text:style-name="P4">&gt; Ward-linkage clustering 104.51521015167236 to run</text:p>
      <text:h text:style-name="Heading_20_1" text:outline-level="1"><text:soft-page-break/>Server</text:h>
      <text:h text:style-name="P16" text:outline-level="2">Raw</text:h>
      <text:p text:style-name="P2">&gt;Namespace(dr=None, intro=False, lemmer=False, lemstop=False, max_df=None, methods=['km', 'em', 'ac', 'aa', 'aw', 'db'], min_df=None, ngram=None, raw=True, stemer=False, stopword=False, title=False)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1.0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331)</text:p>
      <text:p text:style-name="P2"/>
      <text:p text:style-name="P2">K-means results</text:p>
      <text:p text:style-name="P2">[ 541 2116 <text:s text:c="2"/>36 1006 <text:s/>359]</text:p>
      <text:p text:style-name="P2">Cluster 0: ir min lietuvos po vietą sek su tšk komanda iš</text:p>
      <text:p text:style-name="P2">Cluster 1: ir kad yra su iš buvo tai automobilių ar kaip</text:p>
      <text:p text:style-name="P2">Cluster 2: iphone apple plus ir telefonų gb ios kad rugsėjo id</text:p>
      <text:p text:style-name="P2">Cluster 3: ir kad tai yra su bet ar labai kaip buvo</text:p>
      <text:p text:style-name="P2">Cluster 4: proc ir eurų mln tūkst kad iki jav dolerių metų</text:p>
      <text:p text:style-name="P2">Rand <text:s text:c="7"/>0.123</text:p>
      <text:p text:style-name="P2">Homogeneity 0.200</text:p>
      <text:p text:style-name="P2">Homogeneity 0.266</text:p>
      <text:p text:style-name="P2">[[ 36 634 <text:s text:c="2"/>0 164 <text:s/>61]</text:p>
      <text:p text:style-name="P2"><text:s/>[ <text:s/>0 415 <text:s text:c="2"/>0 361 <text:s text:c="2"/>3]</text:p>
      <text:p text:style-name="P2"><text:s/>[503 111 <text:s text:c="2"/>0 138 <text:s text:c="2"/>8]</text:p>
      <text:p text:style-name="P2"><text:s/>[ <text:s/>2 554 <text:s/>36 196 <text:s/>49]</text:p>
      <text:p text:style-name="P2"><text:s/>[ <text:s/>0 402 <text:s text:c="2"/>0 147 238]]</text:p>
      <text:p text:style-name="P2">New labels:</text:p>
      <text:p text:style-name="P2">0 -&gt; 2(Sportas)</text:p>
      <text:p text:style-name="P2">1 -&gt; 0(Auto)</text:p>
      <text:p text:style-name="P2">2 -&gt; 3(Mokslas)</text:p>
      <text:p text:style-name="P2">3 -&gt; 1(Veidai)</text:p>
      <text:p text:style-name="P2">4 -&gt; 4(Verslas)</text:p>
      <text:p text:style-name="P2">[2116 1006 <text:s/>541 <text:s text:c="2"/>36 <text:s/>359]</text:p>
      <text:p text:style-name="P2">Rand <text:s text:c="7"/>0.123</text:p>
      <text:p text:style-name="P2">Homogeneity 0.200</text:p>
      <text:p text:style-name="P2">Homogeneity 0.266</text:p>
      <text:p text:style-name="P2">[[634 164 <text:s/>36 <text:s text:c="2"/>0 <text:s/>61]</text:p>
      <text:p text:style-name="P2"><text:s/>[415 361 <text:s text:c="2"/>0 <text:s text:c="2"/>0 <text:s text:c="2"/>3]</text:p>
      <text:p text:style-name="P2"><text:s/>[111 138 503 <text:s text:c="2"/>0 <text:s text:c="2"/>8]</text:p>
      <text:p text:style-name="P2"><text:s/>[554 196 <text:s text:c="2"/>2 <text:s/>36 <text:s/>49]</text:p>
      <text:p text:style-name="P2"><text:s/>[402 147 <text:s text:c="2"/>0 <text:s text:c="2"/>0 238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435.01068115234375 to run</text:p>
      <text:p text:style-name="P2"/>
      <text:p text:style-name="P2">Expectation-maximization results</text:p>
      <text:p text:style-name="P2">(array([0, 1, 2, 3, 4]), array([ 920, 1920, <text:s/>568, <text:s/>486, <text:s/>164]))</text:p>
      <text:p text:style-name="P2">Cluster 0: ir kad yra tai ar su bet kaip ne iš</text:p>
      <text:p text:style-name="P2">Cluster 1: ir kad yra su buvo iš tai kaip ar savo</text:p>
      <text:p text:style-name="P2">Cluster 2: ir lietuvos sporto su buvo po pasaulio iš kad sek</text:p>
      <text:p text:style-name="P2">Cluster 3: proc ir eurų mln kad tūkst automobilių iki metų jav</text:p>
      <text:p text:style-name="P2">Cluster 4: min ir minutę united manchester city po vartus taškų liverpool</text:p>
      <text:p text:style-name="P2">Rand <text:s text:c="7"/>0.137</text:p>
      <text:p text:style-name="P2">Homogeneity 0.236</text:p>
      <text:p text:style-name="P2">Homogeneity 0.281</text:p>
      <text:p text:style-name="P2">[[286 378 106 125 <text:s text:c="2"/>0]</text:p>
      <text:p text:style-name="P2"><text:s/>[229 542 <text:s text:c="2"/>2 <text:s text:c="2"/>6 <text:s text:c="2"/>0]</text:p>
      <text:p text:style-name="P2"><text:s/>[ 74 <text:s/>57 458 <text:s text:c="2"/>7 164]</text:p>
      <text:p text:style-name="P2"><text:s/>[183 599 <text:s text:c="2"/>1 <text:s/>54 <text:s text:c="2"/>0]</text:p>
      <text:p text:style-name="P2"><text:s/>[148 344 <text:s text:c="2"/>1 294 <text:s text:c="2"/>0]]</text:p>
      <text:p text:style-name="P2">New labels:</text:p>
      <text:p text:style-name="P2">0 -&gt; 0(Auto)</text:p>
      <text:p text:style-name="P2">1 -&gt; 3(Mokslas)</text:p>
      <text:p text:style-name="P2"><text:soft-page-break/>2 -&gt; 2(Sportas)</text:p>
      <text:p text:style-name="P2">3 -&gt; 4(Verslas)</text:p>
      <text:p text:style-name="P2">4 -&gt; 2(Sportas)</text:p>
      <text:p text:style-name="P2">[ 920 <text:s text:c="3"/>0 <text:s/>732 1920 <text:s/>486]</text:p>
      <text:p text:style-name="P2">Rand <text:s text:c="7"/>0.169</text:p>
      <text:p text:style-name="P2">Homogeneity 0.231</text:p>
      <text:p text:style-name="P2">Homogeneity 0.296</text:p>
      <text:p text:style-name="P2">[[286 <text:s text:c="2"/>0 106 378 125]</text:p>
      <text:p text:style-name="P2"><text:s/>[229 <text:s text:c="2"/>0 <text:s text:c="2"/>2 542 <text:s text:c="2"/>6]</text:p>
      <text:p text:style-name="P2"><text:s/>[ 74 <text:s text:c="2"/>0 622 <text:s/>57 <text:s text:c="2"/>7]</text:p>
      <text:p text:style-name="P2"><text:s/>[183 <text:s text:c="2"/>0 <text:s text:c="2"/>1 599 <text:s/>54]</text:p>
      <text:p text:style-name="P2"><text:s/>[148 <text:s text:c="2"/>0 <text:s text:c="2"/>1 344 294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694.3435711860657 to run</text:p>
      <text:p text:style-name="P2"/>
      <text:p text:style-name="P2">Complete-linkage clustering results</text:p>
      <text:p text:style-name="P2">(array([0, 1, 2, 3, 4]), array([ 490, 2878, <text:s/>120, <text:s/>547, <text:s text:c="2"/>23]))</text:p>
      <text:p text:style-name="P2">Rand <text:s text:c="7"/>0.089</text:p>
      <text:p text:style-name="P2">Homogeneity 0.176</text:p>
      <text:p text:style-name="P2">Homogeneity 0.314</text:p>
      <text:p text:style-name="P2">[[147 684 <text:s text:c="2"/>0 <text:s/>64 <text:s text:c="2"/>0]</text:p>
      <text:p text:style-name="P2"><text:s/>[ <text:s/>7 712 <text:s text:c="2"/>0 <text:s/>60 <text:s text:c="2"/>0]</text:p>
      <text:p text:style-name="P2"><text:s/>[ <text:s/>3 207 120 407 <text:s/>23]</text:p>
      <text:p text:style-name="P2"><text:s/>[ 56 770 <text:s text:c="2"/>0 <text:s/>11 <text:s text:c="2"/>0]</text:p>
      <text:p text:style-name="P2"><text:s/>[277 505 <text:s text:c="2"/>0 <text:s text:c="2"/>5 <text:s text:c="2"/>0]]</text:p>
      <text:p text:style-name="P2">New labels:</text:p>
      <text:p text:style-name="P2">0 -&gt; 4(Verslas)</text:p>
      <text:p text:style-name="P2">1 -&gt; 3(Mokslas)</text:p>
      <text:p text:style-name="P2">2 -&gt; 2(Sportas)</text:p>
      <text:p text:style-name="P2">3 -&gt; 2(Sportas)</text:p>
      <text:p text:style-name="P2">4 -&gt; 2(Sportas)</text:p>
      <text:p text:style-name="P2">[ <text:s text:c="2"/>0 <text:s text:c="3"/>0 <text:s/>690 2878 <text:s/>490]</text:p>
      <text:p text:style-name="P2">Rand <text:s text:c="7"/>0.108</text:p>
      <text:p text:style-name="P2">Homogeneity 0.171</text:p>
      <text:p text:style-name="P2">Homogeneity 0.343</text:p>
      <text:p text:style-name="P2">[[ <text:s/>0 <text:s text:c="2"/>0 <text:s/>64 684 147]</text:p>
      <text:p text:style-name="P2"><text:s/>[ <text:s/>0 <text:s text:c="2"/>0 <text:s/>60 712 <text:s text:c="2"/>7]</text:p>
      <text:p text:style-name="P2"><text:s/>[ <text:s/>0 <text:s text:c="2"/>0 550 207 <text:s text:c="2"/>3]</text:p>
      <text:p text:style-name="P2"><text:s/>[ <text:s/>0 <text:s text:c="2"/>0 <text:s/>11 770 <text:s/>56]</text:p>
      <text:p text:style-name="P2"><text:s/>[ <text:s/>0 <text:s text:c="2"/>0 <text:s text:c="2"/>5 505 277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&gt; Complete-linkage clustering 853.715380191803 to run</text:p>
      <text:p text:style-name="P2"/>
      <text:p text:style-name="P2">Average-linkage clustering results</text:p>
      <text:p text:style-name="P2">(array([0, 1, 2, 3, 4]), array([4053, <text:s text:c="3"/>2, <text:s text:c="3"/>1, <text:s text:c="3"/>1, <text:s text:c="3"/>1]))</text:p>
      <text:p text:style-name="P2">Rand <text:s text:c="7"/>0.000</text:p>
      <text:p text:style-name="P2">Homogeneity 0.001</text:p>
      <text:p text:style-name="P2">Homogeneity 0.185</text:p>
      <text:p text:style-name="P2">[[895 <text:s text:c="2"/>0 <text:s text:c="2"/>0 <text:s text:c="2"/>0 <text:s text:c="2"/>0]</text:p>
      <text:p text:style-name="P2"><text:s/>[778 <text:s text:c="2"/>0 <text:s text:c="2"/>0 <text:s text:c="2"/>1 <text:s text:c="2"/>0]</text:p>
      <text:p text:style-name="P2"><text:s/>[756 <text:s text:c="2"/>2 <text:s text:c="2"/>1 <text:s text:c="2"/>0 <text:s text:c="2"/>1]</text:p>
      <text:p text:style-name="P2"><text:s/>[837 <text:s text:c="2"/>0 <text:s text:c="2"/>0 <text:s text:c="2"/>0 <text:s text:c="2"/>0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2(Sportas)</text:p>
      <text:p text:style-name="P2">2 -&gt; 2(Sportas)</text:p>
      <text:p text:style-name="P2">3 -&gt; 1(Veidai)</text:p>
      <text:p text:style-name="P2">4 -&gt; 2(Sportas)</text:p>
      <text:p text:style-name="P2">[4053 <text:s text:c="3"/>1 <text:s text:c="3"/>4]</text:p>
      <text:p text:style-name="P2">Rand <text:s text:c="7"/>0.000</text:p>
      <text:p text:style-name="P2">Homogeneity 0.001</text:p>
      <text:p text:style-name="P2">Homogeneity 0.204</text:p>
      <text:p text:style-name="P2">[[895 <text:s text:c="2"/>0 <text:s text:c="2"/>0 <text:s text:c="2"/>0 <text:s text:c="2"/>0]</text:p>
      <text:p text:style-name="P2"><text:s/>[778 <text:s text:c="2"/>1 <text:s text:c="2"/>0 <text:s text:c="2"/>0 <text:s text:c="2"/>0]</text:p>
      <text:p text:style-name="P2"><text:soft-page-break/><text:s/>[756 <text:s text:c="2"/>0 <text:s text:c="2"/>4 <text:s text:c="2"/>0 <text:s text:c="2"/>0]</text:p>
      <text:p text:style-name="P2"><text:s/>[837 <text:s text:c="2"/>0 <text:s text:c="2"/>0 <text:s text:c="2"/>0 <text:s text:c="2"/>0]</text:p>
      <text:p text:style-name="P2"><text:s/>[787 <text:s text:c="2"/>0 <text:s text:c="2"/>0 <text:s text:c="2"/>0 <text:s text:c="2"/>0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42.9442069530487 to run</text:p>
      <text:p text:style-name="P2"/>
      <text:p text:style-name="P2">Ward-linkage clustering results</text:p>
      <text:p text:style-name="P2">(array([0, 1, 2, 3, 4]), array([2436, <text:s/>290, 1277, <text:s text:c="2"/>27, <text:s text:c="2"/>28]))</text:p>
      <text:p text:style-name="P2">Rand <text:s text:c="7"/>0.223</text:p>
      <text:p text:style-name="P2">Homogeneity 0.275</text:p>
      <text:p text:style-name="P2">Homogeneity 0.477</text:p>
      <text:p text:style-name="P2">[[723 <text:s text:c="2"/>6 166 <text:s text:c="2"/>0 <text:s text:c="2"/>0]</text:p>
      <text:p text:style-name="P2"><text:s/>[144 <text:s text:c="2"/>8 627 <text:s text:c="2"/>0 <text:s text:c="2"/>0]</text:p>
      <text:p text:style-name="P2"><text:s/>[ 28 270 434 <text:s text:c="2"/>0 <text:s/>28]</text:p>
      <text:p text:style-name="P2"><text:s/>[782 <text:s text:c="2"/>4 <text:s/>24 <text:s/>27 <text:s text:c="2"/>0]</text:p>
      <text:p text:style-name="P2"><text:s/>[759 <text:s text:c="2"/>2 <text:s/>26 <text:s text:c="2"/>0 <text:s text:c="2"/>0]]</text:p>
      <text:p text:style-name="P2">New labels:</text:p>
      <text:p text:style-name="P2">0 -&gt; 3(Mokslas)</text:p>
      <text:p text:style-name="P2">1 -&gt; 2(Sportas)</text:p>
      <text:p text:style-name="P2">2 -&gt; 1(Veidai)</text:p>
      <text:p text:style-name="P2">3 -&gt; 3(Mokslas)</text:p>
      <text:p text:style-name="P2">4 -&gt; 2(Sportas)</text:p>
      <text:p text:style-name="P2">[ <text:s text:c="2"/>0 1277 <text:s/>318 2463]</text:p>
      <text:p text:style-name="P2">Rand <text:s text:c="7"/>0.228</text:p>
      <text:p text:style-name="P2">Homogeneity 0.270</text:p>
      <text:p text:style-name="P2">Homogeneity 0.500</text:p>
      <text:p text:style-name="P2">[[ <text:s/>0 166 <text:s text:c="2"/>6 723 <text:s text:c="2"/>0]</text:p>
      <text:p text:style-name="P2"><text:s/>[ <text:s/>0 627 <text:s text:c="2"/>8 144 <text:s text:c="2"/>0]</text:p>
      <text:p text:style-name="P2"><text:s/>[ <text:s/>0 434 298 <text:s/>28 <text:s text:c="2"/>0]</text:p>
      <text:p text:style-name="P2"><text:s/>[ <text:s/>0 <text:s/>24 <text:s text:c="2"/>4 809 <text:s text:c="2"/>0]</text:p>
      <text:p text:style-name="P2"><text:s/>[ <text:s/>0 <text:s/>26 <text:s text:c="2"/>2 759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842.884604215622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5 clusters= 15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8 clusters= 21 top10=[14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1 clusters= 37 top10=[14 <text:s/>9 <text:s/>9 <text:s/>6 <text:s/>6 <text:s/>5 <text:s/>4 <text:s/>4 <text:s/>4 <text:s/>4]</text:p>
      <text:p text:style-name="P2">eps=0.9 min=4: noise=3989 clusters= 11 top10=[14 <text:s/>9 <text:s/>9 <text:s/>6 <text:s/>6 <text:s/>5 <text:s/>4 <text:s/>4 <text:s/>4 <text:s/>4]</text:p>
      <text:p text:style-name="P2">eps=0.9 min=5: noise=4009 clusters= <text:s/>6 top10=[14 <text:s/>9 <text:s/>9 <text:s/>6 <text:s/>6 <text:s/>5]</text:p>
      <text:p text:style-name="P2">eps=0.9 min=6: noise=4020 clusters= <text:s/>4 top10=[14 <text:s/>9 <text:s/>9 <text:s/>6]</text:p>
      <text:p text:style-name="P2">eps=0.9 min=7: noise=4026 clusters= <text:s/>3 top10=[14 <text:s/>9 <text:s/>9]</text:p>
      <text:p text:style-name="P2">eps=0.9 min=8: noise=4026 clusters= <text:s/>3 top10=[14 <text:s/>9 <text:s/>9]</text:p>
      <text:p text:style-name="P2">eps=1.0 min=3: noise=3808 clusters= 51 top10=[25 20 13 11 10 <text:s/>9 <text:s/>7 <text:s/>6 <text:s/>6 <text:s/>6]</text:p>
      <text:p text:style-name="P2">eps=1.0 min=4: noise=3916 clusters= 17 top10=[24 20 13 10 10 <text:s/>8 <text:s/>7 <text:s/>6 <text:s/>6 <text:s/>6]</text:p>
      <text:p text:style-name="P2">eps=1.0 min=5: noise=3934 clusters= 13 top10=[23 20 13 10 10 <text:s/>8 <text:s/>7 <text:s/>6 <text:s/>6 <text:s/>6]</text:p>
      <text:p text:style-name="P2">eps=1.0 min=6: noise=3956 clusters= 10 top10=[23 15 13 10 <text:s/>8 <text:s/>8 <text:s/>7 <text:s/>6 <text:s/>6 <text:s/>6]</text:p>
      <text:p text:style-name="P2">eps=1.0 min=7: noise=3976 clusters= <text:s/>7 top10=[23 15 12 10 <text:s/>8 <text:s/>7 <text:s/>7]</text:p>
      <text:p text:style-name="P2">eps=1.0 min=8: noise=3998 clusters= <text:s/>4 top10=[23 15 12 10]</text:p>
      <text:p text:style-name="P2">eps=1.1 min=3: noise=3547 clusters= 98 top10=[33 30 24 19 16 12 10 10 <text:s/>9 <text:s/>9]</text:p>
      <text:p text:style-name="P2"><text:soft-page-break/>eps=1.1 min=4: noise=3720 clusters= 44 top10=[33 30 24 19 16 10 10 10 <text:s/>9 <text:s/>8]</text:p>
      <text:p text:style-name="P2">eps=1.1 min=5: noise=3808 clusters= 27 top10=[30 28 24 19 16 10 10 <text:s/>9 <text:s/>8 <text:s/>7]</text:p>
      <text:p text:style-name="P2">eps=1.1 min=6: noise=3864 clusters= 16 top10=[30 28 23 18 16 10 10 <text:s/>9 <text:s/>7 <text:s/>7]</text:p>
      <text:p text:style-name="P2">eps=1.1 min=7: noise=3909 clusters= 10 top10=[30 28 17 17 16 10 10 <text:s/>7 <text:s/>7 <text:s/>7]</text:p>
      <text:p text:style-name="P2">eps=1.1 min=8: noise=3933 clusters= <text:s/>7 top10=[30 28 17 17 13 10 10]</text:p>
      <text:p text:style-name="P2">eps=1.2 min=3: noise=2684 clusters=154 top10=[309 <text:s/>94 <text:s/>88 <text:s/>60 <text:s/>37 <text:s/>31 <text:s/>21 <text:s/>19 <text:s/>18 <text:s/>15]</text:p>
      <text:p text:style-name="P2">eps=1.2 min=4: noise=2962 clusters= 83 top10=[243 <text:s/>93 <text:s/>86 <text:s/>59 <text:s/>37 <text:s/>35 <text:s/>30 <text:s/>21 <text:s/>19 <text:s/>15]</text:p>
      <text:p text:style-name="P2">eps=1.2 min=5: noise=3119 clusters= 60 top10=[197 <text:s/>91 <text:s/>83 <text:s/>54 <text:s/>29 <text:s/>28 <text:s/>21 <text:s/>19 <text:s/>19 <text:s/>16]</text:p>
      <text:p text:style-name="P2">eps=1.2 min=6: noise=3250 clusters= 41 top10=[191 <text:s/>91 <text:s/>79 <text:s/>53 <text:s/>29 <text:s/>28 <text:s/>21 <text:s/>19 <text:s/>16 <text:s/>16]</text:p>
      <text:p text:style-name="P2">eps=1.2 min=7: noise=3346 clusters= 33 top10=[122 <text:s/>75 <text:s/>71 <text:s/>56 <text:s/>52 <text:s/>30 <text:s/>24 <text:s/>21 <text:s/>19 <text:s/>16]</text:p>
      <text:p text:style-name="P2">eps=1.2 min=8: noise=3432 clusters= 26 top10=[104 <text:s/>75 <text:s/>67 <text:s/>53 <text:s/>52 <text:s/>30 <text:s/>22 <text:s/>21 <text:s/>17 <text:s/>16]</text:p>
      <text:p text:style-name="P2">eps=1.3 min=3: noise= 772 clusters= 16 top10=[3230 <text:s text:c="3"/>6 <text:s text:c="3"/>5 <text:s text:c="3"/>5 <text:s text:c="3"/>5 <text:s text:c="3"/>4 <text:s text:c="3"/>4 <text:s text:c="3"/>3 <text:s text:c="3"/>3 <text:s text:c="3"/>3]</text:p>
      <text:p text:style-name="P2">eps=1.3 min=4: noise= 845 clusters= <text:s/>9 top10=[3176 <text:s text:c="3"/>6 <text:s text:c="3"/>5 <text:s text:c="3"/>5 <text:s text:c="3"/>5 <text:s text:c="3"/>5 <text:s text:c="3"/>4 <text:s text:c="3"/>4 <text:s text:c="3"/>3]</text:p>
      <text:p text:style-name="P2">eps=1.3 min=5: noise= 908 clusters= <text:s/>6 top10=[3124 <text:s text:c="3"/>6 <text:s text:c="3"/>6 <text:s text:c="3"/>5 <text:s text:c="3"/>5 <text:s text:c="3"/>4]</text:p>
      <text:p text:style-name="P2">eps=1.3 min=6: noise= 978 clusters= <text:s/>5 top10=[3058 <text:s text:c="3"/>6 <text:s text:c="3"/>6 <text:s text:c="3"/>5 <text:s text:c="3"/>5]</text:p>
      <text:p text:style-name="P2">eps=1.3 min=7: noise=1059 clusters= <text:s/>2 top10=[2989 <text:s text:c="2"/>10]</text:p>
      <text:p text:style-name="P2">eps=1.3 min=8: noise=1110 clusters= <text:s/>5 top10=[2917 <text:s text:c="2"/>10 <text:s text:c="3"/>8 <text:s text:c="3"/>7 <text:s text:c="3"/>6]</text:p>
      <text:p text:style-name="P2">&gt; DBSCAN 47.04111123085022 to run</text:p>
      <text:p text:style-name="P2">slurmstepd-lxibm132: error: Exceeded step memory limit at some point.</text:p>
      <text:h text:style-name="P16" text:outline-level="2">Stopword</text:h>
      <text:p text:style-name="P2">&gt;Namespace(dr=None, intro=False, lemmer=False, lemstop=False, max_df=None, methods=['km', 'em', 'ac', 'aa', 'aw', 'db'], min_df=None, ngram=None, raw=False, stemer=False, stopword=True, title=False)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1.0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031)</text:p>
      <text:p text:style-name="P2"/>
      <text:p text:style-name="P2">K-means results</text:p>
      <text:p text:style-name="P2">[ 821 1744 <text:s/>397 <text:s/>733 <text:s/>363]</text:p>
      <text:p text:style-name="P2">Cluster 0: proc eurų mln yra tūkst darbo metų es lietuvos buvo</text:p>
      <text:p text:style-name="P2">Cluster 1: yra buvo labai gali jau metų jos jų jie metu</text:p>
      <text:p text:style-name="P2">Cluster 2: min rungtynių komanda lygos rungtynes komandos lygoje lietuvos buvo futbolo</text:p>
      <text:p text:style-name="P2">Cluster 3: automobilių eismo transporto automobilio yra iphone automobilis automobilį bus gali</text:p>
      <text:p text:style-name="P2">Cluster 4: sporto lietuvos sek pasaulio plaukimo ralio europos buvo vieta lenktynių</text:p>
      <text:p text:style-name="P2">Rand <text:s text:c="7"/>0.393</text:p>
      <text:p text:style-name="P2">Homogeneity 0.476</text:p>
      <text:p text:style-name="P2">Homogeneity 0.532</text:p>
      <text:p text:style-name="P2">[[ 63 <text:s/>76 <text:s text:c="2"/>1 646 109]</text:p>
      <text:p text:style-name="P2"><text:s/>[ 13 766 <text:s text:c="2"/>0 <text:s text:c="2"/>0 <text:s text:c="2"/>0]</text:p>
      <text:p text:style-name="P2"><text:s/>[ <text:s/>7 105 396 <text:s text:c="2"/>2 250]</text:p>
      <text:p text:style-name="P2"><text:s/>[129 654 <text:s text:c="2"/>0 <text:s/>53 <text:s text:c="2"/>1]</text:p>
      <text:p text:style-name="P2"><text:s/>[609 143 <text:s text:c="2"/>0 <text:s/>32 <text:s text:c="2"/>3]]</text:p>
      <text:p text:style-name="P2">New labels:</text:p>
      <text:p text:style-name="P2">0 -&gt; 4(Verslas)</text:p>
      <text:p text:style-name="P2">1 -&gt; 1(Veidai)</text:p>
      <text:p text:style-name="P2">2 -&gt; 2(Sportas)</text:p>
      <text:p text:style-name="P2">3 -&gt; 0(Auto)</text:p>
      <text:p text:style-name="P2">4 -&gt; 2(Sportas)</text:p>
      <text:p text:style-name="P2">[ 733 1744 <text:s/>760 <text:s text:c="3"/>0 <text:s/>821]</text:p>
      <text:p text:style-name="P2">Rand <text:s text:c="7"/>0.427</text:p>
      <text:p text:style-name="P2">Homogeneity 0.463</text:p>
      <text:p text:style-name="P2">Homogeneity 0.568</text:p>
      <text:p text:style-name="P2">[[646 <text:s/>76 110 <text:s text:c="2"/>0 <text:s/>63]</text:p>
      <text:p text:style-name="P2"><text:s/>[ <text:s/>0 766 <text:s text:c="2"/>0 <text:s text:c="2"/>0 <text:s/>13]</text:p>
      <text:p text:style-name="P2"><text:s/>[ <text:s/>2 105 646 <text:s text:c="2"/>0 <text:s text:c="2"/>7]</text:p>
      <text:p text:style-name="P2"><text:s/>[ 53 654 <text:s text:c="2"/>1 <text:s text:c="2"/>0 129]</text:p>
      <text:p text:style-name="P2"><text:s/>[ 32 143 <text:s text:c="2"/>3 <text:s text:c="2"/>0 609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217.68977236747742 to run</text:p>
      <text:p text:style-name="P2"/>
      <text:p text:style-name="P2">Expectation-maximization results</text:p>
      <text:p text:style-name="P2">(array([0, 1, 2, 3, 4]), array([ 420, 1039, 1362, <text:s/>680, <text:s/>557]))</text:p>
      <text:p text:style-name="P2"><text:soft-page-break/>Cluster 0: yra mokslininkai gali buvo saulės žemės labai kosmoso nasa jie</text:p>
      <text:p text:style-name="P2">Cluster 1: proc eurų yra mln darbo tūkst bus metų iphone lietuvos</text:p>
      <text:p text:style-name="P2">Cluster 2: yra buvo labai jau metų lietuvos sporto jos daug bus</text:p>
      <text:p text:style-name="P2">Cluster 3: automobilių eismo transporto automobilio yra automobilis automobilį automobiliai km gali</text:p>
      <text:p text:style-name="P2">Cluster 4: min lietuvos buvo komanda rungtynių vietą sek komandos tšk lygos</text:p>
      <text:p text:style-name="P2">Rand <text:s text:c="7"/>0.447</text:p>
      <text:p text:style-name="P2">Homogeneity 0.522</text:p>
      <text:p text:style-name="P2">Homogeneity 0.551</text:p>
      <text:p text:style-name="P2">[[ 14 <text:s/>49 159 645 <text:s/>28]</text:p>
      <text:p text:style-name="P2"><text:s/>[ <text:s/>3 <text:s/>25 751 <text:s text:c="2"/>0 <text:s text:c="2"/>0]</text:p>
      <text:p text:style-name="P2"><text:s/>[ <text:s/>0 <text:s/>12 219 <text:s text:c="2"/>1 528]</text:p>
      <text:p text:style-name="P2"><text:s/>[394 298 141 <text:s text:c="2"/>3 <text:s text:c="2"/>1]</text:p>
      <text:p text:style-name="P2"><text:s/>[ <text:s/>9 655 <text:s/>92 <text:s/>31 <text:s text:c="2"/>0]]</text:p>
      <text:p text:style-name="P2">New labels:</text:p>
      <text:p text:style-name="P2">0 -&gt; 3(Mokslas)</text:p>
      <text:p text:style-name="P2">1 -&gt; 4(Verslas)</text:p>
      <text:p text:style-name="P2">2 -&gt; 1(Veidai)</text:p>
      <text:p text:style-name="P2">3 -&gt; 0(Auto)</text:p>
      <text:p text:style-name="P2">4 -&gt; 2(Sportas)</text:p>
      <text:p text:style-name="P2">[ 680 1362 <text:s/>557 <text:s/>420 1039]</text:p>
      <text:p text:style-name="P2">Rand <text:s text:c="7"/>0.447</text:p>
      <text:p text:style-name="P2">Homogeneity 0.522</text:p>
      <text:p text:style-name="P2">Homogeneity 0.551</text:p>
      <text:p text:style-name="P2">[[645 159 <text:s/>28 <text:s/>14 <text:s/>49]</text:p>
      <text:p text:style-name="P2"><text:s/>[ <text:s/>0 751 <text:s text:c="2"/>0 <text:s text:c="2"/>3 <text:s/>25]</text:p>
      <text:p text:style-name="P2"><text:s/>[ <text:s/>1 219 528 <text:s text:c="2"/>0 <text:s/>12]</text:p>
      <text:p text:style-name="P2"><text:s/>[ <text:s/>3 141 <text:s text:c="2"/>1 394 298]</text:p>
      <text:p text:style-name="P2"><text:s/>[ 31 <text:s/>92 <text:s text:c="2"/>0 <text:s text:c="2"/>9 655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301.10613489151 to run</text:p>
      <text:p text:style-name="P2"/>
      <text:p text:style-name="P2">Complete-linkage clustering results</text:p>
      <text:p text:style-name="P2">(array([0, 1, 2, 3, 4]), array([1757, <text:s/>695, <text:s/>364, 1100, <text:s/>142]))</text:p>
      <text:p text:style-name="P2">Rand <text:s text:c="7"/>0.066</text:p>
      <text:p text:style-name="P2">Homogeneity 0.106</text:p>
      <text:p text:style-name="P2">Homogeneity 0.126</text:p>
      <text:p text:style-name="P2">[[499 103 <text:s text:c="2"/>9 280 <text:s text:c="2"/>4]</text:p>
      <text:p text:style-name="P2"><text:s/>[451 116 <text:s text:c="2"/>6 135 <text:s/>71]</text:p>
      <text:p text:style-name="P2"><text:s/>[263 175 257 <text:s/>18 <text:s/>47]</text:p>
      <text:p text:style-name="P2"><text:s/>[339 210 <text:s/>31 245 <text:s/>12]</text:p>
      <text:p text:style-name="P2"><text:s/>[205 <text:s/>91 <text:s/>61 422 <text:s text:c="2"/>8]]</text:p>
      <text:p text:style-name="P2">New labels:</text:p>
      <text:p text:style-name="P2">0 -&gt; 0(Auto)</text:p>
      <text:p text:style-name="P2">1 -&gt; 3(Mokslas)</text:p>
      <text:p text:style-name="P2">2 -&gt; 2(Sportas)</text:p>
      <text:p text:style-name="P2">3 -&gt; 4(Verslas)</text:p>
      <text:p text:style-name="P2">4 -&gt; 1(Veidai)</text:p>
      <text:p text:style-name="P2">[1757 <text:s/>142 <text:s/>364 <text:s/>695 1100]</text:p>
      <text:p text:style-name="P2">Rand <text:s text:c="7"/>0.066</text:p>
      <text:p text:style-name="P2">Homogeneity 0.106</text:p>
      <text:p text:style-name="P2">Homogeneity 0.126</text:p>
      <text:p text:style-name="P2">[[499 <text:s text:c="2"/>4 <text:s text:c="2"/>9 103 280]</text:p>
      <text:p text:style-name="P2"><text:s/>[451 <text:s/>71 <text:s text:c="2"/>6 116 135]</text:p>
      <text:p text:style-name="P2"><text:s/>[263 <text:s/>47 257 175 <text:s/>18]</text:p>
      <text:p text:style-name="P2"><text:s/>[339 <text:s/>12 <text:s/>31 210 245]</text:p>
      <text:p text:style-name="P2"><text:s/>[205 <text:s text:c="2"/>8 <text:s/>61 <text:s/>91 422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&gt; Complete-linkage clustering 824.4823498725891 to run</text:p>
      <text:p text:style-name="P2"/>
      <text:p text:style-name="P2">Average-linkage clustering results</text:p>
      <text:p text:style-name="P2">(array([0, 1, 2, 3, 4]), array([4043, <text:s text:c="2"/>10, <text:s text:c="3"/>3, <text:s text:c="3"/>1, <text:s text:c="3"/>1]))</text:p>
      <text:p text:style-name="P2">Rand <text:s text:c="7"/>0.000</text:p>
      <text:p text:style-name="P2">Homogeneity 0.003</text:p>
      <text:p text:style-name="P2">Homogeneity 0.185</text:p>
      <text:p text:style-name="P2"><text:soft-page-break/>[[891 <text:s text:c="2"/>0 <text:s text:c="2"/>3 <text:s text:c="2"/>0 <text:s text:c="2"/>1]</text:p>
      <text:p text:style-name="P2"><text:s/>[769 <text:s text:c="2"/>9 <text:s text:c="2"/>0 <text:s text:c="2"/>1 <text:s text:c="2"/>0]</text:p>
      <text:p text:style-name="P2"><text:s/>[760 <text:s text:c="2"/>0 <text:s text:c="2"/>0 <text:s text:c="2"/>0 <text:s text:c="2"/>0]</text:p>
      <text:p text:style-name="P2"><text:s/>[836 <text:s text:c="2"/>1 <text:s text:c="2"/>0 <text:s text:c="2"/>0 <text:s text:c="2"/>0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1(Veidai)</text:p>
      <text:p text:style-name="P2">2 -&gt; 0(Auto)</text:p>
      <text:p text:style-name="P2">3 -&gt; 1(Veidai)</text:p>
      <text:p text:style-name="P2">4 -&gt; 0(Auto)</text:p>
      <text:p text:style-name="P2">[4047 <text:s text:c="2"/>11]</text:p>
      <text:p text:style-name="P2">Rand <text:s text:c="7"/>0.000</text:p>
      <text:p text:style-name="P2">Homogeneity 0.002</text:p>
      <text:p text:style-name="P2">Homogeneity 0.194</text:p>
      <text:p text:style-name="P2">[[895 <text:s text:c="2"/>0 <text:s text:c="2"/>0 <text:s text:c="2"/>0 <text:s text:c="2"/>0]</text:p>
      <text:p text:style-name="P2"><text:s/>[769 <text:s/>10 <text:s text:c="2"/>0 <text:s text:c="2"/>0 <text:s text:c="2"/>0]</text:p>
      <text:p text:style-name="P2"><text:s/>[760 <text:s text:c="2"/>0 <text:s text:c="2"/>0 <text:s text:c="2"/>0 <text:s text:c="2"/>0]</text:p>
      <text:p text:style-name="P2"><text:s/>[836 <text:s text:c="2"/>1 <text:s text:c="2"/>0 <text:s text:c="2"/>0 <text:s text:c="2"/>0]</text:p>
      <text:p text:style-name="P2"><text:s/>[787 <text:s text:c="2"/>0 <text:s text:c="2"/>0 <text:s text:c="2"/>0 <text:s text:c="2"/>0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19.6984694004059 to run</text:p>
      <text:p text:style-name="P2"/>
      <text:p text:style-name="P2">Ward-linkage clustering results</text:p>
      <text:p text:style-name="P2">(array([0, 1, 2, 3, 4]), array([2824, <text:s text:c="2"/>71, <text:s text:c="2"/>27, <text:s/>699, <text:s/>437]))</text:p>
      <text:p text:style-name="P2">Rand <text:s text:c="7"/>0.176</text:p>
      <text:p text:style-name="P2">Homogeneity 0.291</text:p>
      <text:p text:style-name="P2">Homogeneity 0.520</text:p>
      <text:p text:style-name="P2">[[250 <text:s text:c="2"/>0 <text:s text:c="2"/>0 638 <text:s text:c="2"/>7]</text:p>
      <text:p text:style-name="P2"><text:s/>[767 <text:s text:c="2"/>0 <text:s text:c="2"/>0 <text:s text:c="2"/>2 <text:s/>10]</text:p>
      <text:p text:style-name="P2"><text:s/>[274 <text:s/>71 <text:s text:c="2"/>0 <text:s text:c="2"/>2 413]</text:p>
      <text:p text:style-name="P2"><text:s/>[789 <text:s text:c="2"/>0 <text:s/>27 <text:s/>17 <text:s text:c="2"/>4]</text:p>
      <text:p text:style-name="P2"><text:s/>[744 <text:s text:c="2"/>0 <text:s text:c="2"/>0 <text:s/>40 <text:s text:c="2"/>3]]</text:p>
      <text:p text:style-name="P2">New labels:</text:p>
      <text:p text:style-name="P2">0 -&gt; 3(Mokslas)</text:p>
      <text:p text:style-name="P2">1 -&gt; 2(Sportas)</text:p>
      <text:p text:style-name="P2">2 -&gt; 3(Mokslas)</text:p>
      <text:p text:style-name="P2">3 -&gt; 0(Auto)</text:p>
      <text:p text:style-name="P2">4 -&gt; 2(Sportas)</text:p>
      <text:p text:style-name="P2">[ 699 <text:s text:c="3"/>0 <text:s/>508 2851]</text:p>
      <text:p text:style-name="P2">Rand <text:s text:c="7"/>0.187</text:p>
      <text:p text:style-name="P2">Homogeneity 0.285</text:p>
      <text:p text:style-name="P2">Homogeneity 0.565</text:p>
      <text:p text:style-name="P2">[[638 <text:s text:c="2"/>0 <text:s text:c="2"/>7 250 <text:s text:c="2"/>0]</text:p>
      <text:p text:style-name="P2"><text:s/>[ <text:s/>2 <text:s text:c="2"/>0 <text:s/>10 767 <text:s text:c="2"/>0]</text:p>
      <text:p text:style-name="P2"><text:s/>[ <text:s/>2 <text:s text:c="2"/>0 484 274 <text:s text:c="2"/>0]</text:p>
      <text:p text:style-name="P2"><text:s/>[ 17 <text:s text:c="2"/>0 <text:s text:c="2"/>4 816 <text:s text:c="2"/>0]</text:p>
      <text:p text:style-name="P2"><text:s/>[ 40 <text:s text:c="2"/>0 <text:s text:c="2"/>3 744 <text:s text:c="2"/>0]]</text:p>
      <text:p text:style-name="P2">{'title': 'Ward-linkage clustering', 'model': AgglomerativeClustering(affinity='euclidean', compute_full_tree='auto',</text:p>
      <text:p text:style-name="P11"><text:s text:c="12"/>connectivity=None, linkage='ward', memory=None, n_clusters=5,</text:p>
      <text:p text:style-name="P11"><text:s text:c="12"/>pooling_func='deprecated')}</text:p>
      <text:p text:style-name="P11">&gt; Ward-linkage clustering 820.5531649589539 to run</text:p>
      <text:p text:style-name="P11">slurmstepd-lxibm135: error: Exceeded step memory limit at some point.</text:p>
      <text:h text:style-name="P17" text:outline-level="2"><text:span text:style-name="T1">Max</text:span>_df <text:span text:style-name="T1">0.9</text:span></text:h>
      <text:p text:style-name="P2">&gt;Namespace(dr=None, intro=False, lemmer=False, lemstop=False, max_df=0.9, methods=['km', 'em', 'ac', 'aa', 'aw', 'db'], min_df=None, ngram=None, raw=False, stemer=False, stopword=False, title=False)</text:p>
      <text:p text:style-name="P2">MAX_DF 0.9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9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oft-page-break/><text:s text:c="8"/>token_pattern='(?u)\\b\\w\\w+\\b', tokenizer=None, use_idf=True,</text:p>
      <text:p text:style-name="P2"><text:s text:c="8"/>vocabulary=None)</text:p>
      <text:p text:style-name="P2">&gt;(4058, 141330)</text:p>
      <text:p text:style-name="P2"/>
      <text:p text:style-name="P2">K-means results</text:p>
      <text:p text:style-name="P2">[ 471 2121 <text:s text:c="2"/>36 <text:s/>217 1213]</text:p>
      <text:p text:style-name="P2">Cluster 0: min po lietuvos rungtynių tšk vietą su komanda sek komandos</text:p>
      <text:p text:style-name="P2">Cluster 1: kad su yra iš buvo metų automobilių tai bus lietuvos</text:p>
      <text:p text:style-name="P2">Cluster 2: iphone apple plus telefonų gb ios kad rugsėjo id telefono</text:p>
      <text:p text:style-name="P2">Cluster 3: proc eurų mln iki kad tūkst mlrd metų naftos akcijų</text:p>
      <text:p text:style-name="P2">Cluster 4: kad yra tai ar su bet iš kaip buvo ne</text:p>
      <text:p text:style-name="P2">Rand <text:s text:c="7"/>0.090</text:p>
      <text:p text:style-name="P2">Homogeneity 0.177</text:p>
      <text:p text:style-name="P2">Homogeneity 0.248</text:p>
      <text:p text:style-name="P2">[[ <text:s/>7 583 <text:s text:c="2"/>0 <text:s/>37 268]</text:p>
      <text:p text:style-name="P2"><text:s/>[ <text:s/>0 403 <text:s text:c="2"/>0 <text:s text:c="2"/>0 376]</text:p>
      <text:p text:style-name="P2"><text:s/>[464 172 <text:s text:c="2"/>0 <text:s text:c="2"/>2 122]</text:p>
      <text:p text:style-name="P2"><text:s/>[ <text:s/>0 506 <text:s/>36 <text:s/>24 271]</text:p>
      <text:p text:style-name="P2"><text:s/>[ <text:s/>0 457 <text:s text:c="2"/>0 154 176]]</text:p>
      <text:p text:style-name="P2">New labels:</text:p>
      <text:p text:style-name="P2">0 -&gt; 2(Sportas)</text:p>
      <text:p text:style-name="P2">1 -&gt; 0(Auto)</text:p>
      <text:p text:style-name="P2">2 -&gt; 3(Mokslas)</text:p>
      <text:p text:style-name="P2">3 -&gt; 4(Verslas)</text:p>
      <text:p text:style-name="P2">4 -&gt; 1(Veidai)</text:p>
      <text:p text:style-name="P2">[2121 1213 <text:s/>471 <text:s text:c="2"/>36 <text:s/>217]</text:p>
      <text:p text:style-name="P2">Rand <text:s text:c="7"/>0.090</text:p>
      <text:p text:style-name="P2">Homogeneity 0.177</text:p>
      <text:p text:style-name="P2">Homogeneity 0.248</text:p>
      <text:p text:style-name="P2">[[583 268 <text:s text:c="2"/>7 <text:s text:c="2"/>0 <text:s/>37]</text:p>
      <text:p text:style-name="P2"><text:s/>[403 376 <text:s text:c="2"/>0 <text:s text:c="2"/>0 <text:s text:c="2"/>0]</text:p>
      <text:p text:style-name="P2"><text:s/>[172 122 464 <text:s text:c="2"/>0 <text:s text:c="2"/>2]</text:p>
      <text:p text:style-name="P2"><text:s/>[506 271 <text:s text:c="2"/>0 <text:s/>36 <text:s/>24]</text:p>
      <text:p text:style-name="P2"><text:s/>[457 176 <text:s text:c="2"/>0 <text:s text:c="2"/>0 154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318.4447355270386 to run</text:p>
      <text:p text:style-name="P2"/>
      <text:p text:style-name="P2">Expectation-maximization results</text:p>
      <text:p text:style-name="P2">(array([0, 1, 2, 3, 4]), array([ 780, 1608, <text:s/>509, <text:s/>619, <text:s/>542]))</text:p>
      <text:p text:style-name="P2">Cluster 0: 43197 117922 133252 111991 13681 52414 5451 16175 43377 37577</text:p>
      <text:p text:style-name="P2">Cluster 1: 43197 133252 111991 37577 16175 117922 43377 103908 59919 16072</text:p>
      <text:p text:style-name="P2">Cluster 2: 95929 26572 43197 61191 124224 19030 35554 133252 26137 59919</text:p>
      <text:p text:style-name="P2">Cluster 3: 10454 24662 43197 122149 10444 133252 5451 10445 111991 10457</text:p>
      <text:p text:style-name="P2">Cluster 4: 60594 91011 54884 130535 111991 104313 48296 124223 37577 101968</text:p>
      <text:p text:style-name="P2">Rand <text:s text:c="7"/>0.278</text:p>
      <text:p text:style-name="P2">Homogeneity 0.376</text:p>
      <text:p text:style-name="P2">Homogeneity 0.403</text:p>
      <text:p text:style-name="P2">[[ 63 173 <text:s/>32 590 <text:s/>37]</text:p>
      <text:p text:style-name="P2"><text:s/>[333 442 <text:s text:c="2"/>4 <text:s text:c="2"/>0 <text:s text:c="2"/>0]</text:p>
      <text:p text:style-name="P2"><text:s/>[106 139 <text:s text:c="2"/>8 <text:s text:c="2"/>3 504]</text:p>
      <text:p text:style-name="P2"><text:s/>[167 622 <text:s/>46 <text:s text:c="2"/>1 <text:s text:c="2"/>1]</text:p>
      <text:p text:style-name="P2"><text:s/>[111 232 419 <text:s/>25 <text:s text:c="2"/>0]]</text:p>
      <text:p text:style-name="P2">New labels:</text:p>
      <text:p text:style-name="P2">0 -&gt; 1(Veidai)</text:p>
      <text:p text:style-name="P2">1 -&gt; 3(Mokslas)</text:p>
      <text:p text:style-name="P2">2 -&gt; 4(Verslas)</text:p>
      <text:p text:style-name="P2">3 -&gt; 0(Auto)</text:p>
      <text:p text:style-name="P2">4 -&gt; 2(Sportas)</text:p>
      <text:p text:style-name="P2">[ 619 <text:s/>780 <text:s/>542 1608 <text:s/>509]</text:p>
      <text:p text:style-name="P2">Rand <text:s text:c="7"/>0.278</text:p>
      <text:p text:style-name="P2">Homogeneity 0.376</text:p>
      <text:p text:style-name="P2">Homogeneity 0.403</text:p>
      <text:p text:style-name="P2">[[590 <text:s/>63 <text:s/>37 173 <text:s/>32]</text:p>
      <text:p text:style-name="P2"><text:s/>[ <text:s/>0 333 <text:s text:c="2"/>0 442 <text:s text:c="2"/>4]</text:p>
      <text:p text:style-name="P2"><text:s/>[ <text:s/>3 106 504 139 <text:s text:c="2"/>8]</text:p>
      <text:p text:style-name="P2"><text:s/>[ <text:s/>1 167 <text:s text:c="2"/>1 622 <text:s/>46]</text:p>
      <text:p text:style-name="P2"><text:s/>[ 25 111 <text:s text:c="2"/>0 232 419]]</text:p>
      <text:p text:style-name="P2">{'title': 'Expectation-maximization', 'model': GaussianMixture(covariance_type='diag', init_params='kmeans', max_iter=100,</text:p>
      <text:p text:style-name="P2"><text:soft-page-break/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145.07140231132507 to run</text:p>
      <text:p text:style-name="P2"/>
      <text:p text:style-name="P2">Complete-linkage clustering results</text:p>
      <text:p text:style-name="P2">(array([0, 1, 2, 3, 4]), array([ 826, <text:s/>245, 1403, 1508, <text:s text:c="2"/>76]))</text:p>
      <text:p text:style-name="P2">Rand <text:s text:c="7"/>0.132</text:p>
      <text:p text:style-name="P2">Homogeneity 0.162</text:p>
      <text:p text:style-name="P2">Homogeneity 0.200</text:p>
      <text:p text:style-name="P2">[[182 <text:s/>31 568 114 <text:s text:c="2"/>0]</text:p>
      <text:p text:style-name="P2"><text:s/>[ 56 <text:s/>73 <text:s/>72 578 <text:s text:c="2"/>0]</text:p>
      <text:p text:style-name="P2"><text:s/>[ 81 139 352 112 <text:s/>76]</text:p>
      <text:p text:style-name="P2"><text:s/>[106 <text:s text:c="2"/>1 305 425 <text:s text:c="2"/>0]</text:p>
      <text:p text:style-name="P2"><text:s/>[401 <text:s text:c="2"/>1 106 279 <text:s text:c="2"/>0]]</text:p>
      <text:p text:style-name="P2">New labels:</text:p>
      <text:p text:style-name="P2">0 -&gt; 4(Verslas)</text:p>
      <text:p text:style-name="P2">1 -&gt; 2(Sportas)</text:p>
      <text:p text:style-name="P2">2 -&gt; 0(Auto)</text:p>
      <text:p text:style-name="P2">3 -&gt; 1(Veidai)</text:p>
      <text:p text:style-name="P2">4 -&gt; 2(Sportas)</text:p>
      <text:p text:style-name="P2">[1403 1508 <text:s/>321 <text:s text:c="3"/>0 <text:s/>826]</text:p>
      <text:p text:style-name="P2">Rand <text:s text:c="7"/>0.136</text:p>
      <text:p text:style-name="P2">Homogeneity 0.157</text:p>
      <text:p text:style-name="P2">Homogeneity 0.200</text:p>
      <text:p text:style-name="P2">[[568 114 <text:s/>31 <text:s text:c="2"/>0 182]</text:p>
      <text:p text:style-name="P2"><text:s/>[ 72 578 <text:s/>73 <text:s text:c="2"/>0 <text:s/>56]</text:p>
      <text:p text:style-name="P2"><text:s/>[352 112 215 <text:s text:c="2"/>0 <text:s/>81]</text:p>
      <text:p text:style-name="P2"><text:s/>[305 425 <text:s text:c="2"/>1 <text:s text:c="2"/>0 106]</text:p>
      <text:p text:style-name="P2"><text:s/>[106 279 <text:s text:c="2"/>1 <text:s text:c="2"/>0 401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&gt; Complete-linkage clustering 833.5910229682922 to run</text:p>
      <text:p text:style-name="P2"/>
      <text:p text:style-name="P2">Average-linkage clustering results</text:p>
      <text:p text:style-name="P2">(array([0, 1, 2, 3, 4]), array([4047, <text:s text:c="3"/>1, <text:s text:c="3"/>8, <text:s text:c="3"/>1, <text:s text:c="3"/>1]))</text:p>
      <text:p text:style-name="P2">Rand <text:s text:c="7"/>-0.000</text:p>
      <text:p text:style-name="P2">Homogeneity 0.002</text:p>
      <text:p text:style-name="P2">Homogeneity 0.150</text:p>
      <text:p text:style-name="P2">[[889 <text:s text:c="2"/>0 <text:s text:c="2"/>6 <text:s text:c="2"/>0 <text:s text:c="2"/>0]</text:p>
      <text:p text:style-name="P2"><text:s/>[778 <text:s text:c="2"/>0 <text:s text:c="2"/>0 <text:s text:c="2"/>0 <text:s text:c="2"/>1]</text:p>
      <text:p text:style-name="P2"><text:s/>[757 <text:s text:c="2"/>0 <text:s text:c="2"/>2 <text:s text:c="2"/>1 <text:s text:c="2"/>0]</text:p>
      <text:p text:style-name="P2"><text:s/>[836 <text:s text:c="2"/>1 <text:s text:c="2"/>0 <text:s text:c="2"/>0 <text:s text:c="2"/>0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3(Mokslas)</text:p>
      <text:p text:style-name="P2">2 -&gt; 0(Auto)</text:p>
      <text:p text:style-name="P2">3 -&gt; 2(Sportas)</text:p>
      <text:p text:style-name="P2">4 -&gt; 1(Veidai)</text:p>
      <text:p text:style-name="P2">[4055 <text:s text:c="3"/>1 <text:s text:c="3"/>1 <text:s text:c="3"/>1]</text:p>
      <text:p text:style-name="P2">Rand <text:s text:c="7"/>0.000</text:p>
      <text:p text:style-name="P2">Homogeneity 0.001</text:p>
      <text:p text:style-name="P2">Homogeneity 0.176</text:p>
      <text:p text:style-name="P2">[[895 <text:s text:c="2"/>0 <text:s text:c="2"/>0 <text:s text:c="2"/>0 <text:s text:c="2"/>0]</text:p>
      <text:p text:style-name="P2"><text:s/>[778 <text:s text:c="2"/>1 <text:s text:c="2"/>0 <text:s text:c="2"/>0 <text:s text:c="2"/>0]</text:p>
      <text:p text:style-name="P2"><text:s/>[759 <text:s text:c="2"/>0 <text:s text:c="2"/>1 <text:s text:c="2"/>0 <text:s text:c="2"/>0]</text:p>
      <text:p text:style-name="P2"><text:s/>[836 <text:s text:c="2"/>0 <text:s text:c="2"/>0 <text:s text:c="2"/>1 <text:s text:c="2"/>0]</text:p>
      <text:p text:style-name="P2"><text:s/>[787 <text:s text:c="2"/>0 <text:s text:c="2"/>0 <text:s text:c="2"/>0 <text:s text:c="2"/>0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33.3778047561646 to run</text:p>
      <text:p text:style-name="P2"/>
      <text:p text:style-name="P2">Ward-linkage clustering results</text:p>
      <text:p text:style-name="P2">(array([0, 1, 2, 3, 4]), array([2888, <text:s/>421, <text:s text:c="2"/>27, <text:s text:c="2"/>28, <text:s/>694]))</text:p>
      <text:p text:style-name="P2">Rand <text:s text:c="7"/>0.159</text:p>
      <text:p text:style-name="P2">Homogeneity 0.269</text:p>
      <text:p text:style-name="P2">Homogeneity 0.510</text:p>
      <text:p text:style-name="P2"><text:soft-page-break/>[[259 <text:s text:c="2"/>7 <text:s text:c="2"/>0 <text:s text:c="2"/>0 629]</text:p>
      <text:p text:style-name="P2"><text:s/>[770 <text:s text:c="2"/>8 <text:s text:c="2"/>0 <text:s text:c="2"/>0 <text:s text:c="2"/>1]</text:p>
      <text:p text:style-name="P2"><text:s/>[328 399 <text:s text:c="2"/>0 <text:s/>28 <text:s text:c="2"/>5]</text:p>
      <text:p text:style-name="P2"><text:s/>[795 <text:s text:c="2"/>4 <text:s/>27 <text:s text:c="2"/>0 <text:s/>11]</text:p>
      <text:p text:style-name="P2"><text:s/>[736 <text:s text:c="2"/>3 <text:s text:c="2"/>0 <text:s text:c="2"/>0 <text:s/>48]]</text:p>
      <text:p text:style-name="P2">New labels:</text:p>
      <text:p text:style-name="P2">0 -&gt; 3(Mokslas)</text:p>
      <text:p text:style-name="P2">1 -&gt; 2(Sportas)</text:p>
      <text:p text:style-name="P2">2 -&gt; 3(Mokslas)</text:p>
      <text:p text:style-name="P2">3 -&gt; 2(Sportas)</text:p>
      <text:p text:style-name="P2">4 -&gt; 0(Auto)</text:p>
      <text:p text:style-name="P2">[ 694 <text:s text:c="3"/>0 <text:s/>449 2915]</text:p>
      <text:p text:style-name="P2">Rand <text:s text:c="7"/>0.164</text:p>
      <text:p text:style-name="P2">Homogeneity 0.263</text:p>
      <text:p text:style-name="P2">Homogeneity 0.541</text:p>
      <text:p text:style-name="P2">[[629 <text:s text:c="2"/>0 <text:s text:c="2"/>7 259 <text:s text:c="2"/>0]</text:p>
      <text:p text:style-name="P2"><text:s/>[ <text:s/>1 <text:s text:c="2"/>0 <text:s text:c="2"/>8 770 <text:s text:c="2"/>0]</text:p>
      <text:p text:style-name="P2"><text:s/>[ <text:s/>5 <text:s text:c="2"/>0 427 328 <text:s text:c="2"/>0]</text:p>
      <text:p text:style-name="P2"><text:s/>[ 11 <text:s text:c="2"/>0 <text:s text:c="2"/>4 822 <text:s text:c="2"/>0]</text:p>
      <text:p text:style-name="P2"><text:s/>[ 48 <text:s text:c="2"/>0 <text:s text:c="2"/>3 736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833.4832179546356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5 clusters= 15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8 clusters= 21 top10=[14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eps=0.9 min=7: noise=4027 clusters= <text:s/>3 top10=[14 <text:s/>9 <text:s/>8]</text:p>
      <text:p text:style-name="P2">eps=0.9 min=8: noise=4027 clusters= <text:s/>3 top10=[14 <text:s/>9 <text:s/>8]</text:p>
      <text:p text:style-name="P2">eps=1.0 min=3: noise=3813 clusters= 50 top10=[24 20 13 11 10 <text:s/>9 <text:s/>7 <text:s/>6 <text:s/>6 <text:s/>6]</text:p>
      <text:p text:style-name="P2">eps=1.0 min=4: noise=3919 clusters= 17 top10=[22 20 13 10 10 <text:s/>8 <text:s/>7 <text:s/>6 <text:s/>6 <text:s/>6]</text:p>
      <text:p text:style-name="P2">eps=1.0 min=5: noise=3945 clusters= 11 top10=[22 20 13 10 10 <text:s/>8 <text:s/>7 <text:s/>6 <text:s/>6 <text:s/>6]</text:p>
      <text:p text:style-name="P2">eps=1.0 min=6: noise=3957 clusters= 10 top10=[22 15 13 10 <text:s/>8 <text:s/>8 <text:s/>7 <text:s/>6 <text:s/>6 <text:s/>6]</text:p>
      <text:p text:style-name="P2">eps=1.0 min=7: noise=3978 clusters= <text:s/>7 top10=[21 15 12 10 <text:s/>8 <text:s/>7 <text:s/>7]</text:p>
      <text:p text:style-name="P2">eps=1.0 min=8: noise=4000 clusters= <text:s/>4 top10=[21 15 12 10]</text:p>
      <text:p text:style-name="P2">eps=1.1 min=3: noise=3565 clusters= 96 top10=[30 29 23 19 16 10 10 <text:s/>9 <text:s/>9 <text:s/>9]</text:p>
      <text:p text:style-name="P2">eps=1.1 min=4: noise=3733 clusters= 44 top10=[30 28 23 19 16 10 10 <text:s/>9 <text:s/>8 <text:s/>7]</text:p>
      <text:p text:style-name="P2">eps=1.1 min=5: noise=3818 clusters= 25 top10=[30 28 23 19 16 10 10 <text:s/>8 <text:s/>8 <text:s/>7]</text:p>
      <text:p text:style-name="P2">eps=1.1 min=6: noise=3869 clusters= 16 top10=[30 28 19 18 16 10 10 <text:s/>8 <text:s/>7 <text:s/>7]</text:p>
      <text:p text:style-name="P2">eps=1.1 min=7: noise=3916 clusters= <text:s/>9 top10=[30 28 17 17 16 10 10 <text:s/>7 <text:s/>7]</text:p>
      <text:p text:style-name="P2">eps=1.1 min=8: noise=3933 clusters= <text:s/>7 top10=[30 28 17 17 13 10 10]</text:p>
      <text:p text:style-name="P2">eps=1.2 min=3: noise=2767 clusters=160 top10=[122 <text:s/>92 <text:s/>88 <text:s/>60 <text:s/>39 <text:s/>36 <text:s/>27 <text:s/>22 <text:s/>21 <text:s/>19]</text:p>
      <text:p text:style-name="P2">eps=1.2 min=4: noise=3055 clusters= 87 top10=[98 91 86 59 36 36 27 21 19 18]</text:p>
      <text:p text:style-name="P2">eps=1.2 min=5: noise=3200 clusters= 65 top10=[89 83 70 53 27 27 26 21 19 16]</text:p>
      <text:p text:style-name="P2">eps=1.2 min=6: noise=3331 clusters= 47 top10=[89 79 63 53 27 23 22 21 19 16]</text:p>
      <text:p text:style-name="P2">eps=1.2 min=7: noise=3435 clusters= 36 top10=[74 71 56 52 28 22 21 19 19 16]</text:p>
      <text:p text:style-name="P2">eps=1.2 min=8: noise=3541 clusters= 25 top10=[70 67 52 52 25 21 19 17 16 16]</text:p>
      <text:p text:style-name="P2">eps=1.3 min=3: noise= 945 clusters= 24 top10=[3014 <text:s text:c="2"/>13 <text:s text:c="3"/>6 <text:s text:c="3"/>6 <text:s text:c="3"/>5 <text:s text:c="3"/>5 <text:s text:c="3"/>5 <text:s text:c="3"/>5 <text:s text:c="3"/>5 <text:s text:c="3"/>4]</text:p>
      <text:p text:style-name="P2">eps=1.3 min=4: noise=1060 clusters= 13 top10=[2930 <text:s text:c="2"/>13 <text:s text:c="3"/>7 <text:s text:c="3"/>6 <text:s text:c="3"/>6 <text:s text:c="3"/>5 <text:s text:c="3"/>5 <text:s text:c="3"/>5 <text:s text:c="3"/>5 <text:s text:c="3"/>4]</text:p>
      <text:p text:style-name="P2">eps=1.3 min=5: noise=1140 clusters= 11 top10=[2859 <text:s text:c="2"/>12 <text:s text:c="3"/>6 <text:s text:c="3"/>6 <text:s text:c="3"/>6 <text:s text:c="3"/>6 <text:s text:c="3"/>5 <text:s text:c="3"/>5 <text:s text:c="3"/>5 <text:s text:c="3"/>4]</text:p>
      <text:p text:style-name="P2"><text:soft-page-break/>eps=1.3 min=6: noise=1223 clusters= <text:s/>7 top10=[2794 <text:s text:c="2"/>12 <text:s text:c="3"/>6 <text:s text:c="3"/>6 <text:s text:c="3"/>6 <text:s text:c="3"/>6 <text:s text:c="3"/>5]</text:p>
      <text:p text:style-name="P2">eps=1.3 min=7: noise=1320 clusters= <text:s/>5 top10=[2700 <text:s text:c="2"/>12 <text:s text:c="2"/>11 <text:s text:c="3"/>8 <text:s text:c="3"/>7]</text:p>
      <text:p text:style-name="P2">eps=1.3 min=8: noise=1374 clusters= <text:s/>6 top10=[2644 <text:s text:c="2"/>12 <text:s text:c="3"/>8 <text:s text:c="3"/>7 <text:s text:c="3"/>7 <text:s text:c="3"/>6]</text:p>
      <text:p text:style-name="P2">&gt; DBSCAN 36.32193398475647 to run</text:p>
      <text:h text:style-name="P18" text:outline-level="2">M<text:span text:style-name="T3">ax</text:span>_df <text:span text:style-name="T3">0.8</text:span></text:h>
      <text:p text:style-name="P5">&gt;Namespace(dr=None, intro=False, lemmer=False, lemstop=False, max_df=0.8, methods=['km', 'em', 'ac', 'aa', 'aw', 'db'], min_df=None, ngram=None, raw=False, stemer=False, stopword=False, title=False)</text:p>
      <text:p text:style-name="P5">MAX_DF 0.8 experiment</text:p>
      <text:p text:style-name="P5">&gt;TfidfVectorizer(analyzer='word', binary=False, decode_error='strict',</text:p>
      <text:p text:style-name="P5"><text:s text:c="8"/>dtype=&lt;class 'numpy.float64'&gt;, encoding='utf-8', input='content',</text:p>
      <text:p text:style-name="P5"><text:s text:c="8"/>lowercase=True, max_df=0.8, max_features=None, min_df=1,</text:p>
      <text:p text:style-name="P5"><text:s text:c="8"/>ngram_range=(1, 1), norm='l2', preprocessor=None, smooth_idf=True,</text:p>
      <text:p text:style-name="P5"><text:s text:c="8"/>stop_words=None, strip_accents=None, sublinear_tf=False,</text:p>
      <text:p text:style-name="P5"><text:s text:c="8"/>token_pattern='(?u)\\b\\w\\w+\\b', tokenizer=None, use_idf=True,</text:p>
      <text:p text:style-name="P5"><text:s text:c="8"/>vocabulary=None)</text:p>
      <text:p text:style-name="P5">&gt;(4058, 141329)</text:p>
      <text:p text:style-name="P5"/>
      <text:p text:style-name="P5">K-means results</text:p>
      <text:p text:style-name="P5">[ 588 2130 <text:s text:c="2"/>36 <text:s/>583 <text:s/>721]</text:p>
      <text:p text:style-name="P9">Cluster 0: min lietuvos po su buvo vietą iš komanda rungtynių sek</text:p>
      <text:p text:style-name="Preformatted_20_Text">Cluster 1: yra tai su buvo iš kaip ar savo jis bet</text:p>
      <text:p text:style-name="Preformatted_20_Text">Cluster 2: iphone apple plus telefonų gb ios rugsėjo id telefono telefoną</text:p>
      <text:p text:style-name="Preformatted_20_Text">Cluster 3: proc eurų mln tūkst iki es metų yra lietuvos dėl</text:p>
      <text:p text:style-name="P13">Cluster 4: automobilių eismo transporto automobilio yra su ar automobilis automobilį tai</text:p>
      <text:p text:style-name="P5">Rand <text:s text:c="7"/>0.314</text:p>
      <text:p text:style-name="P5">Homogeneity 0.408</text:p>
      <text:p text:style-name="P5">Homogeneity 0.527</text:p>
      <text:p text:style-name="P5">[[ 41 118 <text:s text:c="2"/>0 <text:s/>64 672]</text:p>
      <text:p text:style-name="P5"><text:s/>[ <text:s/>0 771 <text:s text:c="2"/>0 <text:s text:c="2"/>8 <text:s text:c="2"/>0]</text:p>
      <text:p text:style-name="P5"><text:s/>[545 201 <text:s text:c="2"/>0 <text:s/>11 <text:s text:c="2"/>3]</text:p>
      <text:p text:style-name="P5"><text:s/>[ <text:s/>2 720 <text:s/>36 <text:s/>74 <text:s text:c="2"/>5]</text:p>
      <text:p text:style-name="P5"><text:s/>[ <text:s/>0 320 <text:s text:c="2"/>0 426 <text:s/>41]]</text:p>
      <text:p text:style-name="P5">New labels:</text:p>
      <text:p text:style-name="P5">0 -&gt; 2(Sportas)</text:p>
      <text:p text:style-name="P5">1 -&gt; 1(Veidai)</text:p>
      <text:p text:style-name="P5">2 -&gt; 3(Mokslas)</text:p>
      <text:p text:style-name="P5">3 -&gt; 4(Verslas)</text:p>
      <text:p text:style-name="P5">4 -&gt; 0(Auto)</text:p>
      <text:p text:style-name="P5">[ 721 2130 <text:s/>588 <text:s text:c="2"/>36 <text:s/>583]</text:p>
      <text:p text:style-name="P5">Rand <text:s text:c="7"/>0.314</text:p>
      <text:p text:style-name="P5">Homogeneity 0.408</text:p>
      <text:p text:style-name="P5">Homogeneity 0.527</text:p>
      <text:p text:style-name="P5">[[672 118 <text:s/>41 <text:s text:c="2"/>0 <text:s/>64]</text:p>
      <text:p text:style-name="P5"><text:s/>[ <text:s/>0 771 <text:s text:c="2"/>0 <text:s text:c="2"/>0 <text:s text:c="2"/>8]</text:p>
      <text:p text:style-name="P5"><text:s/>[ <text:s/>3 201 545 <text:s text:c="2"/>0 <text:s/>11]</text:p>
      <text:p text:style-name="P5"><text:s/>[ <text:s/>5 720 <text:s text:c="2"/>2 <text:s/>36 <text:s/>74]</text:p>
      <text:p text:style-name="P5"><text:s/>[ 41 320 <text:s text:c="2"/>0 <text:s text:c="2"/>0 426]]</text:p>
      <text:p text:style-name="P5">{'model': KMeans(algorithm='auto', copy_x=True, init='k-means++', max_iter=300,</text:p>
      <text:p text:style-name="P5"><text:s text:c="4"/>n_clusters=5, n_init=10, n_jobs=-1, precompute_distances='auto',</text:p>
      <text:p text:style-name="P5"><text:s text:c="4"/>random_state=42, tol=0.0001, verbose=0), 'title': 'K-means'}</text:p>
      <text:p text:style-name="P5">&gt; K-means 358.93731117248535 to run</text:p>
      <text:p text:style-name="P5"/>
      <text:p text:style-name="P5">Expectation-maximization results</text:p>
      <text:p text:style-name="P5">(array([0, 1, 2, 3, 4]), array([ 778, 1596, <text:s/>553, <text:s/>670, <text:s/>461]))</text:p>
      <text:p text:style-name="P9">Cluster 0: tai yra su bet labai ar buvo kaip iš ne</text:p>
      <text:p text:style-name="Preformatted_20_Text">Cluster 1: yra su buvo iš tai metų kaip savo lietuvos jis</text:p>
      <text:p text:style-name="Preformatted_20_Text">Cluster 2: proc eurų mln tūkst darbo yra iki metų es dėl</text:p>
      <text:p text:style-name="Preformatted_20_Text">Cluster 3: automobilių eismo transporto automobilio yra ar automobilis su iphone automobilį</text:p>
      <text:p text:style-name="P13">Cluster 4: min po lietuvos sek tšk vietą rungtynių komanda su komandos</text:p>
      <text:p text:style-name="P5"/>
      <text:p text:style-name="P5">Rand <text:s text:c="7"/>0.259</text:p>
      <text:p text:style-name="P5">Homogeneity 0.354</text:p>
      <text:p text:style-name="P5">Homogeneity 0.380</text:p>
      <text:p text:style-name="P5"><text:soft-page-break/>[[ 56 171 <text:s/>38 606 <text:s/>24]</text:p>
      <text:p text:style-name="P5"><text:s/>[350 424 <text:s text:c="2"/>5 <text:s text:c="2"/>0 <text:s text:c="2"/>0]</text:p>
      <text:p text:style-name="P5"><text:s/>[114 200 <text:s text:c="2"/>7 <text:s text:c="2"/>2 437]</text:p>
      <text:p text:style-name="P5"><text:s/>[167 583 <text:s/>55 <text:s/>32 <text:s text:c="2"/>0]</text:p>
      <text:p text:style-name="P5"><text:s/>[ 91 218 448 <text:s/>30 <text:s text:c="2"/>0]]</text:p>
      <text:p text:style-name="P5">New labels:</text:p>
      <text:p text:style-name="P5">0 -&gt; 1(Veidai)</text:p>
      <text:p text:style-name="P5">1 -&gt; 3(Mokslas)</text:p>
      <text:p text:style-name="P5">2 -&gt; 4(Verslas)</text:p>
      <text:p text:style-name="P5">3 -&gt; 0(Auto)</text:p>
      <text:p text:style-name="P5">4 -&gt; 2(Sportas)</text:p>
      <text:p text:style-name="P5">[ 670 <text:s/>778 <text:s/>461 1596 <text:s/>553]</text:p>
      <text:p text:style-name="P5">Rand <text:s text:c="7"/>0.259</text:p>
      <text:p text:style-name="P5">Homogeneity 0.354</text:p>
      <text:p text:style-name="P5">Homogeneity 0.380</text:p>
      <text:p text:style-name="P5">[[606 <text:s/>56 <text:s/>24 171 <text:s/>38]</text:p>
      <text:p text:style-name="P5"><text:s/>[ <text:s/>0 350 <text:s text:c="2"/>0 424 <text:s text:c="2"/>5]</text:p>
      <text:p text:style-name="P5"><text:s/>[ <text:s/>2 114 437 200 <text:s text:c="2"/>7]</text:p>
      <text:p text:style-name="P5"><text:s/>[ 32 167 <text:s text:c="2"/>0 583 <text:s/>55]</text:p>
      <text:p text:style-name="P5"><text:s/>[ 30 <text:s/>91 <text:s text:c="2"/>0 218 448]]</text:p>
      <text:p text:style-name="P5">{'model': GaussianMixture(covariance_type='diag', init_params='kmeans', max_iter=100,</text:p>
      <text:p text:style-name="P5"><text:s text:c="8"/>means_init=None, n_components=5, n_init=1, precisions_init=None,</text:p>
      <text:p text:style-name="P5"><text:s text:c="8"/>random_state=42, reg_covar=1e-06, tol=0.001, verbose=0,</text:p>
      <text:p text:style-name="P5"><text:s text:c="8"/>verbose_interval=10, warm_start=False, weights_init=None), 'title': 'Expectation-maximization'}</text:p>
      <text:p text:style-name="P5">&gt; Expectation-maximization 115.90373969078064 to run</text:p>
      <text:p text:style-name="P5"/>
      <text:p text:style-name="P5">Complete-linkage clustering results</text:p>
      <text:p text:style-name="P5">(array([0, 1, 2, 3, 4]), array([1473, <text:s/>314, <text:s/>626, <text:s/>622, 1023]))</text:p>
      <text:p text:style-name="P5">Rand <text:s text:c="7"/>0.108</text:p>
      <text:p text:style-name="P5">Homogeneity 0.177</text:p>
      <text:p text:style-name="P5">Homogeneity 0.191</text:p>
      <text:p text:style-name="P5">[[436 <text:s/>23 336 <text:s/>14 <text:s/>86]</text:p>
      <text:p text:style-name="P5"><text:s/>[249 <text:s/>33 <text:s/>12 329 156]</text:p>
      <text:p text:style-name="P5"><text:s/>[248 239 <text:s text:c="2"/>8 201 <text:s/>64]</text:p>
      <text:p text:style-name="P5"><text:s/>[294 <text:s/>15 <text:s/>54 <text:s/>56 418]</text:p>
      <text:p text:style-name="P5"><text:s/>[246 <text:s text:c="2"/>4 216 <text:s/>22 299]]</text:p>
      <text:p text:style-name="P5">New labels:</text:p>
      <text:p text:style-name="P5">0 -&gt; 0(Auto)</text:p>
      <text:p text:style-name="P5">1 -&gt; 2(Sportas)</text:p>
      <text:p text:style-name="P5">2 -&gt; 0(Auto)</text:p>
      <text:p text:style-name="P5">3 -&gt; 1(Veidai)</text:p>
      <text:p text:style-name="P5">4 -&gt; 3(Mokslas)</text:p>
      <text:p text:style-name="P5">[2099 <text:s/>622 <text:s/>314 1023]</text:p>
      <text:p text:style-name="P5">Rand <text:s text:c="7"/>0.111</text:p>
      <text:p text:style-name="P5">Homogeneity 0.147</text:p>
      <text:p text:style-name="P5">Homogeneity 0.201</text:p>
      <text:p text:style-name="P5">[[772 <text:s/>14 <text:s/>23 <text:s/>86 <text:s text:c="2"/>0]</text:p>
      <text:p text:style-name="P5"><text:s/>[261 329 <text:s/>33 156 <text:s text:c="2"/>0]</text:p>
      <text:p text:style-name="P5"><text:s/>[256 201 239 <text:s/>64 <text:s text:c="2"/>0]</text:p>
      <text:p text:style-name="P5"><text:s/>[348 <text:s/>56 <text:s/>15 418 <text:s text:c="2"/>0]</text:p>
      <text:p text:style-name="P5"><text:s/>[462 <text:s/>22 <text:s text:c="2"/>4 299 <text:s text:c="2"/>0]]</text:p>
      <text:p text:style-name="P5">{'model': AgglomerativeClustering(affinity='euclidean', compute_full_tree='auto',</text:p>
      <text:p text:style-name="P5"><text:s text:c="12"/>connectivity=None, linkage='complete', memory=None,</text:p>
      <text:p text:style-name="P5"><text:s text:c="12"/>n_clusters=5, pooling_func='deprecated'), 'title': 'Complete-linkage clustering'}</text:p>
      <text:p text:style-name="P5">&gt; Complete-linkage clustering 832.2817375659943 to run</text:p>
      <text:p text:style-name="P5"/>
      <text:p text:style-name="P5">Average-linkage clustering results</text:p>
      <text:p text:style-name="P5">(array([0, 1, 2, 3, 4]), array([4044, <text:s text:c="3"/>2, <text:s text:c="3"/>8, <text:s text:c="3"/>1, <text:s text:c="3"/>3]))</text:p>
      <text:p text:style-name="P5">Rand <text:s text:c="7"/>-0.000</text:p>
      <text:p text:style-name="P5">Homogeneity 0.002</text:p>
      <text:p text:style-name="P5">Homogeneity 0.146</text:p>
      <text:p text:style-name="P5">[[889 <text:s text:c="2"/>0 <text:s text:c="2"/>6 <text:s text:c="2"/>0 <text:s text:c="2"/>0]</text:p>
      <text:p text:style-name="P5"><text:s/>[776 <text:s text:c="2"/>2 <text:s text:c="2"/>0 <text:s text:c="2"/>0 <text:s text:c="2"/>1]</text:p>
      <text:p text:style-name="P5"><text:s/>[756 <text:s text:c="2"/>0 <text:s text:c="2"/>2 <text:s text:c="2"/>0 <text:s text:c="2"/>2]</text:p>
      <text:p text:style-name="P5"><text:s/>[836 <text:s text:c="2"/>0 <text:s text:c="2"/>0 <text:s text:c="2"/>1 <text:s text:c="2"/>0]</text:p>
      <text:p text:style-name="P5"><text:s/>[787 <text:s text:c="2"/>0 <text:s text:c="2"/>0 <text:s text:c="2"/>0 <text:s text:c="2"/>0]]</text:p>
      <text:p text:style-name="P5">New labels:</text:p>
      <text:p text:style-name="P5">0 -&gt; 0(Auto)</text:p>
      <text:p text:style-name="P5">1 -&gt; 1(Veidai)</text:p>
      <text:p text:style-name="P5">2 -&gt; 0(Auto)</text:p>
      <text:p text:style-name="P5">3 -&gt; 3(Mokslas)</text:p>
      <text:p text:style-name="P5"><text:soft-page-break/>4 -&gt; 2(Sportas)</text:p>
      <text:p text:style-name="P5">[4052 <text:s text:c="3"/>2 <text:s text:c="3"/>3 <text:s text:c="3"/>1]</text:p>
      <text:p text:style-name="P5">Rand <text:s text:c="7"/>0.000</text:p>
      <text:p text:style-name="P5">Homogeneity 0.001</text:p>
      <text:p text:style-name="P5">Homogeneity 0.156</text:p>
      <text:p text:style-name="P5">[[895 <text:s text:c="2"/>0 <text:s text:c="2"/>0 <text:s text:c="2"/>0 <text:s text:c="2"/>0]</text:p>
      <text:p text:style-name="P5"><text:s/>[776 <text:s text:c="2"/>2 <text:s text:c="2"/>1 <text:s text:c="2"/>0 <text:s text:c="2"/>0]</text:p>
      <text:p text:style-name="P5"><text:s/>[758 <text:s text:c="2"/>0 <text:s text:c="2"/>2 <text:s text:c="2"/>0 <text:s text:c="2"/>0]</text:p>
      <text:p text:style-name="P5"><text:s/>[836 <text:s text:c="2"/>0 <text:s text:c="2"/>0 <text:s text:c="2"/>1 <text:s text:c="2"/>0]</text:p>
      <text:p text:style-name="P5"><text:s/>[787 <text:s text:c="2"/>0 <text:s text:c="2"/>0 <text:s text:c="2"/>0 <text:s text:c="2"/>0]]</text:p>
      <text:p text:style-name="P5">{'model': AgglomerativeClustering(affinity='euclidean', compute_full_tree='auto',</text:p>
      <text:p text:style-name="P5"><text:s text:c="12"/>connectivity=None, linkage='average', memory=None,</text:p>
      <text:p text:style-name="P5"><text:s text:c="12"/>n_clusters=5, pooling_func='deprecated'), 'title': 'Average-linkage clustering'}</text:p>
      <text:p text:style-name="P5">&gt; Average-linkage clustering 832.3424208164215 to run</text:p>
      <text:p text:style-name="P5"/>
      <text:p text:style-name="P5">Ward-linkage clustering results</text:p>
      <text:p text:style-name="P5">(array([0, 1, 2, 3, 4]), array([2805, <text:s/>504, <text:s text:c="2"/>27, <text:s text:c="2"/>28, <text:s/>694]))</text:p>
      <text:p text:style-name="P5">Rand <text:s text:c="7"/>0.185</text:p>
      <text:p text:style-name="P5">Homogeneity 0.291</text:p>
      <text:p text:style-name="P5">Homogeneity 0.529</text:p>
      <text:p text:style-name="P5">[[256 <text:s text:c="2"/>9 <text:s text:c="2"/>0 <text:s text:c="2"/>0 630]</text:p>
      <text:p text:style-name="P5"><text:s/>[763 <text:s/>13 <text:s text:c="2"/>0 <text:s text:c="2"/>0 <text:s text:c="2"/>3]</text:p>
      <text:p text:style-name="P5"><text:s/>[255 473 <text:s text:c="2"/>0 <text:s/>28 <text:s text:c="2"/>4]</text:p>
      <text:p text:style-name="P5"><text:s/>[794 <text:s text:c="2"/>6 <text:s/>27 <text:s text:c="2"/>0 <text:s/>10]</text:p>
      <text:p text:style-name="P5"><text:s/>[737 <text:s text:c="2"/>3 <text:s text:c="2"/>0 <text:s text:c="2"/>0 <text:s/>47]]</text:p>
      <text:p text:style-name="P5">New labels:</text:p>
      <text:p text:style-name="P5">0 -&gt; 3(Mokslas)</text:p>
      <text:p text:style-name="P5">1 -&gt; 2(Sportas)</text:p>
      <text:p text:style-name="P5">2 -&gt; 3(Mokslas)</text:p>
      <text:p text:style-name="P5">3 -&gt; 2(Sportas)</text:p>
      <text:p text:style-name="P5">4 -&gt; 0(Auto)</text:p>
      <text:p text:style-name="P5">[ 694 <text:s text:c="3"/>0 <text:s/>532 2832]</text:p>
      <text:p text:style-name="P5">Rand <text:s text:c="7"/>0.191</text:p>
      <text:p text:style-name="P5">Homogeneity 0.285</text:p>
      <text:p text:style-name="P5">Homogeneity 0.560</text:p>
      <text:p text:style-name="P5">[[630 <text:s text:c="2"/>0 <text:s text:c="2"/>9 256 <text:s text:c="2"/>0]</text:p>
      <text:p text:style-name="P5"><text:s/>[ <text:s/>3 <text:s text:c="2"/>0 <text:s/>13 763 <text:s text:c="2"/>0]</text:p>
      <text:p text:style-name="P5"><text:s/>[ <text:s/>4 <text:s text:c="2"/>0 501 255 <text:s text:c="2"/>0]</text:p>
      <text:p text:style-name="P5"><text:s/>[ 10 <text:s text:c="2"/>0 <text:s text:c="2"/>6 821 <text:s text:c="2"/>0]</text:p>
      <text:p text:style-name="P5"><text:s/>[ 47 <text:s text:c="2"/>0 <text:s text:c="2"/>3 737 <text:s text:c="2"/>0]]</text:p>
      <text:p text:style-name="P5">{'model': AgglomerativeClustering(affinity='euclidean', compute_full_tree='auto',</text:p>
      <text:p text:style-name="P5"><text:s text:c="12"/>connectivity=None, linkage='ward', memory=None, n_clusters=5,</text:p>
      <text:p text:style-name="P5"><text:s text:c="12"/>pooling_func='deprecated'), 'title': 'Ward-linkage clustering'}</text:p>
      <text:p text:style-name="P5">&gt; Ward-linkage clustering 832.3235094547272 to run</text:p>
      <text:p text:style-name="P5"/>
      <text:p text:style-name="P5">DBSCAN results</text:p>
      <text:p text:style-name="P5">eps=0.6 min=3: noise=4022 clusters= 11 top10=[5 4 3 3 3 3 3 3 3 3]</text:p>
      <text:p text:style-name="P5">eps=0.6 min=4: noise=4049 clusters= <text:s/>2 top10=[5 4]</text:p>
      <text:p text:style-name="P5">eps=0.6 min=5: noise=4053 clusters= <text:s/>1 top10=[5]</text:p>
      <text:p text:style-name="P5">eps=0.6 min=6: noise=4058 clusters= <text:s/>0 top10=[]</text:p>
      <text:p text:style-name="P5">eps=0.6 min=7: noise=4058 clusters= <text:s/>0 top10=[]</text:p>
      <text:p text:style-name="P5">eps=0.6 min=8: noise=4058 clusters= <text:s/>0 top10=[]</text:p>
      <text:p text:style-name="P5">eps=0.7 min=3: noise=4005 clusters= 15 top10=[8 5 4 3 3 3 3 3 3 3]</text:p>
      <text:p text:style-name="P5">eps=0.7 min=4: noise=4041 clusters= <text:s/>3 top10=[8 5 4]</text:p>
      <text:p text:style-name="P5">eps=0.7 min=5: noise=4045 clusters= <text:s/>2 top10=[8 5]</text:p>
      <text:p text:style-name="P5">eps=0.7 min=6: noise=4050 clusters= <text:s/>1 top10=[8]</text:p>
      <text:p text:style-name="P5">eps=0.7 min=7: noise=4050 clusters= <text:s/>1 top10=[8]</text:p>
      <text:p text:style-name="P5">eps=0.7 min=8: noise=4058 clusters= <text:s/>0 top10=[]</text:p>
      <text:p text:style-name="P5">eps=0.8 min=3: noise=3968 clusters= 21 top10=[14 <text:s/>9 <text:s/>6 <text:s/>6 <text:s/>5 <text:s/>4 <text:s/>4 <text:s/>3 <text:s/>3 <text:s/>3]</text:p>
      <text:p text:style-name="P5">eps=0.8 min=4: noise=4012 clusters= <text:s/>7 top10=[13 <text:s/>9 <text:s/>6 <text:s/>5 <text:s/>5 <text:s/>4 <text:s/>4]</text:p>
      <text:p text:style-name="P5">eps=0.8 min=5: noise=4020 clusters= <text:s/>5 top10=[13 <text:s/>9 <text:s/>6 <text:s/>5 <text:s/>5]</text:p>
      <text:p text:style-name="P5">eps=0.8 min=6: noise=4038 clusters= <text:s/>2 top10=[13 <text:s/>7]</text:p>
      <text:p text:style-name="P5">eps=0.8 min=7: noise=4038 clusters= <text:s/>2 top10=[13 <text:s/>7]</text:p>
      <text:p text:style-name="P5">eps=0.8 min=8: noise=4045 clusters= <text:s/>1 top10=[13]</text:p>
      <text:p text:style-name="P5">eps=0.9 min=3: noise=3912 clusters= 37 top10=[14 <text:s/>9 <text:s/>8 <text:s/>6 <text:s/>6 <text:s/>5 <text:s/>4 <text:s/>4 <text:s/>4 <text:s/>4]</text:p>
      <text:p text:style-name="P5">eps=0.9 min=4: noise=3990 clusters= 11 top10=[14 <text:s/>9 <text:s/>8 <text:s/>6 <text:s/>6 <text:s/>5 <text:s/>4 <text:s/>4 <text:s/>4 <text:s/>4]</text:p>
      <text:p text:style-name="P5">eps=0.9 min=5: noise=4010 clusters= <text:s/>6 top10=[14 <text:s/>9 <text:s/>8 <text:s/>6 <text:s/>6 <text:s/>5]</text:p>
      <text:p text:style-name="P5">eps=0.9 min=6: noise=4021 clusters= <text:s/>4 top10=[14 <text:s/>9 <text:s/>8 <text:s/>6]</text:p>
      <text:p text:style-name="P5">eps=0.9 min=7: noise=4027 clusters= <text:s/>3 top10=[14 <text:s/>9 <text:s/>8]</text:p>
      <text:p text:style-name="P5">eps=0.9 min=8: noise=4027 clusters= <text:s/>3 top10=[14 <text:s/>9 <text:s/>8]</text:p>
      <text:p text:style-name="P5">eps=1.0 min=3: noise=3813 clusters= 50 top10=[24 20 13 11 10 <text:s/>9 <text:s/>7 <text:s/>6 <text:s/>6 <text:s/>6]</text:p>
      <text:p text:style-name="P5">eps=1.0 min=4: noise=3919 clusters= 17 top10=[22 20 13 10 10 <text:s/>8 <text:s/>7 <text:s/>6 <text:s/>6 <text:s/>6]</text:p>
      <text:p text:style-name="P5"><text:soft-page-break/>eps=1.0 min=5: noise=3945 clusters= 11 top10=[22 20 13 10 10 <text:s/>8 <text:s/>7 <text:s/>6 <text:s/>6 <text:s/>6]</text:p>
      <text:p text:style-name="P5">eps=1.0 min=6: noise=3957 clusters= 10 top10=[22 15 13 10 <text:s/>8 <text:s/>8 <text:s/>7 <text:s/>6 <text:s/>6 <text:s/>6]</text:p>
      <text:p text:style-name="P5">eps=1.0 min=7: noise=3978 clusters= <text:s/>7 top10=[21 15 12 10 <text:s/>8 <text:s/>7 <text:s/>7]</text:p>
      <text:p text:style-name="P5">eps=1.0 min=8: noise=4000 clusters= <text:s/>4 top10=[21 15 12 10]</text:p>
      <text:p text:style-name="P5">eps=1.1 min=3: noise=3568 clusters= 95 top10=[30 29 23 19 16 10 10 <text:s/>9 <text:s/>9 <text:s/>9]</text:p>
      <text:p text:style-name="P5">eps=1.1 min=4: noise=3733 clusters= 44 top10=[30 28 23 19 16 10 10 <text:s/>9 <text:s/>8 <text:s/>7]</text:p>
      <text:p text:style-name="P5">eps=1.1 min=5: noise=3818 clusters= 25 top10=[30 28 23 19 16 10 10 <text:s/>8 <text:s/>8 <text:s/>7]</text:p>
      <text:p text:style-name="P5">eps=1.1 min=6: noise=3869 clusters= 16 top10=[30 28 19 18 16 10 10 <text:s/>8 <text:s/>7 <text:s/>7]</text:p>
      <text:p text:style-name="P5">eps=1.1 min=7: noise=3916 clusters= <text:s/>9 top10=[30 28 17 17 16 10 10 <text:s/>7 <text:s/>7]</text:p>
      <text:p text:style-name="P5">eps=1.1 min=8: noise=3933 clusters= <text:s/>7 top10=[30 28 17 17 13 10 10]</text:p>
      <text:p text:style-name="P5">eps=1.2 min=3: noise=2787 clusters=158 top10=[122 <text:s/>92 <text:s/>88 <text:s/>60 <text:s/>36 <text:s/>28 <text:s/>28 <text:s/>22 <text:s/>21 <text:s/>19]</text:p>
      <text:p text:style-name="P5">eps=1.2 min=4: noise=3075 clusters= 86 top10=[98 91 86 59 36 28 21 21 19 18]</text:p>
      <text:p text:style-name="P5">eps=1.2 min=5: noise=3218 clusters= 63 top10=[89 83 70 53 27 27 21 20 19 16]</text:p>
      <text:p text:style-name="P5">eps=1.2 min=6: noise=3340 clusters= 46 top10=[89 79 63 53 27 26 21 19 17 16]</text:p>
      <text:p text:style-name="P5">eps=1.2 min=7: noise=3440 clusters= 36 top10=[74 71 56 52 28 22 21 17 16 16]</text:p>
      <text:p text:style-name="P5">eps=1.2 min=8: noise=3538 clusters= 26 top10=[70 67 52 51 25 21 19 16 16 15]</text:p>
      <text:p text:style-name="P5">eps=1.3 min=3: noise=1001 clusters= 29 top10=[2944 <text:s text:c="2"/>12 <text:s text:c="3"/>6 <text:s text:c="3"/>6 <text:s text:c="3"/>5 <text:s text:c="3"/>5 <text:s text:c="3"/>5 <text:s text:c="3"/>5 <text:s text:c="3"/>4 <text:s text:c="3"/>4]</text:p>
      <text:p text:style-name="P5">eps=1.3 min=4: noise=1126 clusters= 13 top10=[2864 <text:s text:c="2"/>12 <text:s text:c="3"/>7 <text:s text:c="3"/>6 <text:s text:c="3"/>6 <text:s text:c="3"/>5 <text:s text:c="3"/>5 <text:s text:c="3"/>5 <text:s text:c="3"/>5 <text:s text:c="3"/>5]</text:p>
      <text:p text:style-name="P5">eps=1.3 min=5: noise=1200 clusters= 12 top10=[2794 <text:s text:c="2"/>11 <text:s text:c="3"/>6 <text:s text:c="3"/>6 <text:s text:c="3"/>6 <text:s text:c="3"/>6 <text:s text:c="3"/>6 <text:s text:c="3"/>5 <text:s text:c="3"/>5 <text:s text:c="3"/>5]</text:p>
      <text:p text:style-name="P5">eps=1.3 min=6: noise=1297 clusters= <text:s/>6 top10=[2726 <text:s text:c="2"/>11 <text:s text:c="3"/>6 <text:s text:c="3"/>6 <text:s text:c="3"/>6 <text:s text:c="3"/>6]</text:p>
      <text:p text:style-name="P5">eps=1.3 min=7: noise=1389 clusters= <text:s/>6 top10=[2627 <text:s text:c="2"/>11 <text:s text:c="2"/>11 <text:s text:c="3"/>8 <text:s text:c="3"/>7 <text:s text:c="3"/>5]</text:p>
      <text:p text:style-name="P5">eps=1.3 min=8: noise=1478 clusters= <text:s/>6 top10=[2539 <text:s text:c="2"/>11 <text:s text:c="3"/>8 <text:s text:c="3"/>8 <text:s text:c="3"/>7 <text:s text:c="3"/>7]</text:p>
      <text:p text:style-name="P5">&gt; DBSCAN 34.59793257713318 to run</text:p>
      <text:h text:style-name="P17" text:outline-level="2">M<text:span text:style-name="T3">ax</text:span>_df <text:span text:style-name="T3">0.7</text:span></text:h>
      <text:p text:style-name="P2">&gt;Namespace(dr=None, intro=False, lemmer=False, lemstop=False, max_df=0.7, methods=['km', 'em', 'ac', 'aa', 'aw', 'db'], min_df=None, ngram=None, raw=False, stemer=False, stopword=False, title=False)</text:p>
      <text:p text:style-name="P2">MAX_DF 0.7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7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325)</text:p>
      <text:p text:style-name="P2"/>
      <text:p text:style-name="P2">K-means results</text:p>
      <text:p text:style-name="P2">[ 586 2095 <text:s text:c="2"/>35 <text:s/>630 <text:s/>712]</text:p>
      <text:p text:style-name="P10">Cluster 0: min lietuvos po buvo vietą komanda rungtynių sek komandos tšk</text:p>
      <text:p text:style-name="Preformatted_20_Text">Cluster 1: buvo kaip savo ar bet jis apie ne tačiau taip</text:p>
      <text:p text:style-name="Preformatted_20_Text">Cluster 2: iphone apple plus telefonų gb ios rugsėjo telefoną dol telefono</text:p>
      <text:p text:style-name="Preformatted_20_Text">Cluster 3: proc eurų mln tūkst iki es darbo metų dėl lietuvos</text:p>
      <text:p text:style-name="P13">Cluster 4: automobilių eismo transporto automobilio ar automobilis automobilį km tik ne</text:p>
      <text:p text:style-name="P2">Rand <text:s text:c="7"/>0.322</text:p>
      <text:p text:style-name="P2">Homogeneity 0.413</text:p>
      <text:p text:style-name="P2">Homogeneity 0.529</text:p>
      <text:p text:style-name="P2">[[ 39 135 <text:s text:c="2"/>0 <text:s/>60 661]</text:p>
      <text:p text:style-name="P2"><text:s/>[ <text:s/>0 771 <text:s text:c="2"/>0 <text:s text:c="2"/>8 <text:s text:c="2"/>0]</text:p>
      <text:p text:style-name="P2"><text:s/>[545 202 <text:s text:c="2"/>0 <text:s/>10 <text:s text:c="2"/>3]</text:p>
      <text:p text:style-name="P2"><text:s/>[ <text:s/>2 714 <text:s/>35 <text:s/>79 <text:s text:c="2"/>7]</text:p>
      <text:p text:style-name="P2"><text:s/>[ <text:s/>0 273 <text:s text:c="2"/>0 473 <text:s/>41]]</text:p>
      <text:p text:style-name="P2">New labels:</text:p>
      <text:p text:style-name="P2">0 -&gt; 2(Sportas)</text:p>
      <text:p text:style-name="P2">1 -&gt; 1(Veidai)</text:p>
      <text:p text:style-name="P2">2 -&gt; 3(Mokslas)</text:p>
      <text:p text:style-name="P2">3 -&gt; 4(Verslas)</text:p>
      <text:p text:style-name="P2">4 -&gt; 0(Auto)</text:p>
      <text:p text:style-name="P2">[ 712 2095 <text:s/>586 <text:s text:c="2"/>35 <text:s/>630]</text:p>
      <text:p text:style-name="P2">Rand <text:s text:c="7"/>0.322</text:p>
      <text:p text:style-name="P2">Homogeneity 0.413</text:p>
      <text:p text:style-name="P2">Homogeneity 0.529</text:p>
      <text:p text:style-name="P2">[[661 135 <text:s/>39 <text:s text:c="2"/>0 <text:s/>60]</text:p>
      <text:p text:style-name="P2"><text:s/>[ <text:s/>0 771 <text:s text:c="2"/>0 <text:s text:c="2"/>0 <text:s text:c="2"/>8]</text:p>
      <text:p text:style-name="P2"><text:s/>[ <text:s/>3 202 545 <text:s text:c="2"/>0 <text:s/>10]</text:p>
      <text:p text:style-name="P2"><text:s/>[ <text:s/>7 714 <text:s text:c="2"/>2 <text:s/>35 <text:s/>79]</text:p>
      <text:p text:style-name="P2"><text:s/>[ 41 273 <text:s text:c="2"/>0 <text:s text:c="2"/>0 473]]</text:p>
      <text:p text:style-name="P2"><text:soft-page-break/>{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, 'title': 'K-means'}</text:p>
      <text:p text:style-name="P2">&gt; K-means 351.81729888916016 to run</text:p>
      <text:p text:style-name="P2"/>
      <text:p text:style-name="P2">Expectation-maximization results</text:p>
      <text:p text:style-name="P2">(array([0, 1, 2, 3, 4]), array([ 394, 1243, <text:s/>578, 1111, <text:s/>732]))</text:p>
      <text:p text:style-name="P2">Cluster 0: mokslininkai buvo gali saulės žemės kaip tačiau kosmoso ar taip</text:p>
      <text:p text:style-name="P2">Cluster 1: buvo savo bet kaip ne labai jis apie tik ar</text:p>
      <text:p text:style-name="P2">Cluster 2: min lietuvos po vietą buvo komanda rungtynių sek tšk komandos</text:p>
      <text:p text:style-name="P2">Cluster 3: proc eurų mln tūkst iki metų darbo lietuvos buvo dėl</text:p>
      <text:p text:style-name="P2">Cluster 4: automobilių eismo automobilio transporto ar iphone automobilis gali ne automobilį</text:p>
      <text:p text:style-name="P2">Rand <text:s text:c="7"/>0.423</text:p>
      <text:p text:style-name="P2">Homogeneity 0.478</text:p>
      <text:p text:style-name="P2">Homogeneity 0.502</text:p>
      <text:p text:style-name="P2">[[ <text:s/>5 <text:s/>99 <text:s/>39 152 600]</text:p>
      <text:p text:style-name="P2"><text:s/>[ <text:s/>2 740 <text:s text:c="2"/>0 <text:s/>37 <text:s text:c="2"/>0]</text:p>
      <text:p text:style-name="P2"><text:s/>[ <text:s/>1 196 537 <text:s/>22 <text:s text:c="2"/>4]</text:p>
      <text:p text:style-name="P2"><text:s/>[377 127 <text:s text:c="2"/>2 233 <text:s/>98]</text:p>
      <text:p text:style-name="P2"><text:s/>[ <text:s/>9 <text:s/>81 <text:s text:c="2"/>0 667 <text:s/>30]]</text:p>
      <text:p text:style-name="P2">New labels:</text:p>
      <text:p text:style-name="P2">0 -&gt; 3(Mokslas)</text:p>
      <text:p text:style-name="P2">1 -&gt; 1(Veidai)</text:p>
      <text:p text:style-name="P2">2 -&gt; 2(Sportas)</text:p>
      <text:p text:style-name="P2">3 -&gt; 4(Verslas)</text:p>
      <text:p text:style-name="P2">4 -&gt; 0(Auto)</text:p>
      <text:p text:style-name="P2">[ 732 1243 <text:s/>578 <text:s/>394 1111]</text:p>
      <text:p text:style-name="P2">Rand <text:s text:c="7"/>0.423</text:p>
      <text:p text:style-name="P2">Homogeneity 0.478</text:p>
      <text:p text:style-name="P2">Homogeneity 0.502</text:p>
      <text:p text:style-name="P2">[[600 <text:s/>99 <text:s/>39 <text:s text:c="2"/>5 152]</text:p>
      <text:p text:style-name="P2"><text:s/>[ <text:s/>0 740 <text:s text:c="2"/>0 <text:s text:c="2"/>2 <text:s/>37]</text:p>
      <text:p text:style-name="P2"><text:s/>[ <text:s/>4 196 537 <text:s text:c="2"/>1 <text:s/>22]</text:p>
      <text:p text:style-name="P2"><text:s/>[ 98 127 <text:s text:c="2"/>2 377 233]</text:p>
      <text:p text:style-name="P2"><text:s/>[ 30 <text:s/>81 <text:s text:c="2"/>0 <text:s text:c="2"/>9 667]]</text:p>
      <text:p text:style-name="P2">{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, 'title': 'Expectation-maximization'}</text:p>
      <text:p text:style-name="P2">&gt; Expectation-maximization 162.77943468093872 to run</text:p>
      <text:p text:style-name="P2"/>
      <text:p text:style-name="P2">Complete-linkage clustering results</text:p>
      <text:p text:style-name="P2">(array([0, 1, 2, 3, 4]), array([ 749, <text:s/>532, <text:s/>232, <text:s/>939, 1606]))</text:p>
      <text:p text:style-name="P2">Rand <text:s text:c="7"/>0.118</text:p>
      <text:p text:style-name="P2">Homogeneity 0.177</text:p>
      <text:p text:style-name="P2">Homogeneity 0.197</text:p>
      <text:p text:style-name="P2">[[107 300 <text:s text:c="2"/>7 109 372]</text:p>
      <text:p text:style-name="P2"><text:s/>[ 27 <text:s text:c="2"/>3 <text:s/>30 448 271]</text:p>
      <text:p text:style-name="P2"><text:s/>[334 <text:s/>41 194 <text:s/>80 111]</text:p>
      <text:p text:style-name="P2"><text:s/>[ 48 <text:s/>26 <text:s text:c="2"/>0 217 546]</text:p>
      <text:p text:style-name="P2"><text:s/>[233 162 <text:s text:c="2"/>1 <text:s/>85 306]]</text:p>
      <text:p text:style-name="P2">New labels:</text:p>
      <text:p text:style-name="P2">0 -&gt; 2(Sportas)</text:p>
      <text:p text:style-name="P2">1 -&gt; 0(Auto)</text:p>
      <text:p text:style-name="P2">2 -&gt; 2(Sportas)</text:p>
      <text:p text:style-name="P2">3 -&gt; 1(Veidai)</text:p>
      <text:p text:style-name="P2">4 -&gt; 3(Mokslas)</text:p>
      <text:p text:style-name="P2">[ 532 <text:s/>939 <text:s/>981 1606]</text:p>
      <text:p text:style-name="P2">Rand <text:s text:c="7"/>0.135</text:p>
      <text:p text:style-name="P2">Homogeneity 0.160</text:p>
      <text:p text:style-name="P2">Homogeneity 0.195</text:p>
      <text:p text:style-name="P2">[[300 109 114 372 <text:s text:c="2"/>0]</text:p>
      <text:p text:style-name="P2"><text:s/>[ <text:s/>3 448 <text:s/>57 271 <text:s text:c="2"/>0]</text:p>
      <text:p text:style-name="P2"><text:s/>[ 41 <text:s/>80 528 111 <text:s text:c="2"/>0]</text:p>
      <text:p text:style-name="P2"><text:s/>[ 26 217 <text:s/>48 546 <text:s text:c="2"/>0]</text:p>
      <text:p text:style-name="P2"><text:s/>[162 <text:s/>85 234 306 <text:s text:c="2"/>0]]</text:p>
      <text:p text:style-name="P2">{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, 'title': 'Complete-linkage clustering'}</text:p>
      <text:p text:style-name="P2">&gt; Complete-linkage clustering 835.4718248844147 to run</text:p>
      <text:p text:style-name="P2"/>
      <text:p text:style-name="P2"><text:soft-page-break/>Average-linkage clustering results</text:p>
      <text:p text:style-name="P2">(array([0, 1, 2, 3, 4]), array([4041, <text:s text:c="3"/>8, <text:s text:c="3"/>7, <text:s text:c="3"/>1, <text:s text:c="3"/>1]))</text:p>
      <text:p text:style-name="P2">Rand <text:s text:c="7"/>0.000</text:p>
      <text:p text:style-name="P2">Homogeneity 0.003</text:p>
      <text:p text:style-name="P2">Homogeneity 0.146</text:p>
      <text:p text:style-name="P2">[[890 <text:s text:c="2"/>0 <text:s text:c="2"/>5 <text:s text:c="2"/>0 <text:s text:c="2"/>0]</text:p>
      <text:p text:style-name="P2"><text:s/>[772 <text:s text:c="2"/>6 <text:s text:c="2"/>0 <text:s text:c="2"/>1 <text:s text:c="2"/>0]</text:p>
      <text:p text:style-name="P2"><text:s/>[756 <text:s text:c="2"/>2 <text:s text:c="2"/>2 <text:s text:c="2"/>0 <text:s text:c="2"/>0]</text:p>
      <text:p text:style-name="P2"><text:s/>[836 <text:s text:c="2"/>0 <text:s text:c="2"/>0 <text:s text:c="2"/>0 <text:s text:c="2"/>1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1(Veidai)</text:p>
      <text:p text:style-name="P2">2 -&gt; 0(Auto)</text:p>
      <text:p text:style-name="P2">3 -&gt; 1(Veidai)</text:p>
      <text:p text:style-name="P2">4 -&gt; 3(Mokslas)</text:p>
      <text:p text:style-name="P2">[4048 <text:s text:c="3"/>9 <text:s text:c="3"/>0 <text:s text:c="3"/>1]</text:p>
      <text:p text:style-name="P2">Rand <text:s text:c="7"/>0.000</text:p>
      <text:p text:style-name="P2">Homogeneity 0.002</text:p>
      <text:p text:style-name="P2">Homogeneity 0.160</text:p>
      <text:p text:style-name="P2">[[895 <text:s text:c="2"/>0 <text:s text:c="2"/>0 <text:s text:c="2"/>0 <text:s text:c="2"/>0]</text:p>
      <text:p text:style-name="P2"><text:s/>[772 <text:s text:c="2"/>7 <text:s text:c="2"/>0 <text:s text:c="2"/>0 <text:s text:c="2"/>0]</text:p>
      <text:p text:style-name="P2"><text:s/>[758 <text:s text:c="2"/>2 <text:s text:c="2"/>0 <text:s text:c="2"/>0 <text:s text:c="2"/>0]</text:p>
      <text:p text:style-name="P2"><text:s/>[836 <text:s text:c="2"/>0 <text:s text:c="2"/>0 <text:s text:c="2"/>1 <text:s text:c="2"/>0]</text:p>
      <text:p text:style-name="P2"><text:s/>[787 <text:s text:c="2"/>0 <text:s text:c="2"/>0 <text:s text:c="2"/>0 <text:s text:c="2"/>0]]</text:p>
      <text:p text:style-name="P2">{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, 'title': 'Average-linkage clustering'}</text:p>
      <text:p text:style-name="P2">&gt; Average-linkage clustering 834.9779286384583 to run</text:p>
      <text:p text:style-name="P2"/>
      <text:p text:style-name="P2">Ward-linkage clustering results</text:p>
      <text:p text:style-name="P2">(array([0, 1, 2, 3, 4]), array([ 876, 2451, <text:s text:c="2"/>27, <text:s/>676, <text:s text:c="2"/>28]))</text:p>
      <text:p text:style-name="P2">Rand <text:s text:c="7"/>0.315</text:p>
      <text:p text:style-name="P2">Homogeneity 0.389</text:p>
      <text:p text:style-name="P2">Homogeneity 0.625</text:p>
      <text:p text:style-name="P2">[[167 114 <text:s text:c="2"/>0 614 <text:s text:c="2"/>0]</text:p>
      <text:p text:style-name="P2"><text:s/>[ 14 765 <text:s text:c="2"/>0 <text:s text:c="2"/>0 <text:s text:c="2"/>0]</text:p>
      <text:p text:style-name="P2"><text:s/>[687 <text:s/>41 <text:s text:c="2"/>0 <text:s text:c="2"/>4 <text:s/>28]</text:p>
      <text:p text:style-name="P2"><text:s/>[ <text:s/>4 794 <text:s/>27 <text:s/>12 <text:s text:c="2"/>0]</text:p>
      <text:p text:style-name="P2"><text:s/>[ <text:s/>4 737 <text:s text:c="2"/>0 <text:s/>46 <text:s text:c="2"/>0]]</text:p>
      <text:p text:style-name="P2">New labels:</text:p>
      <text:p text:style-name="P2">0 -&gt; 2(Sportas)</text:p>
      <text:p text:style-name="P2">1 -&gt; 3(Mokslas)</text:p>
      <text:p text:style-name="P2">2 -&gt; 3(Mokslas)</text:p>
      <text:p text:style-name="P2">3 -&gt; 0(Auto)</text:p>
      <text:p text:style-name="P2">4 -&gt; 2(Sportas)</text:p>
      <text:p text:style-name="P2">[ 676 <text:s text:c="3"/>0 <text:s/>904 2478]</text:p>
      <text:p text:style-name="P2">Rand <text:s text:c="7"/>0.322</text:p>
      <text:p text:style-name="P2">Homogeneity 0.383</text:p>
      <text:p text:style-name="P2">Homogeneity 0.660</text:p>
      <text:p text:style-name="P2">[[614 <text:s text:c="2"/>0 167 114 <text:s text:c="2"/>0]</text:p>
      <text:p text:style-name="P2"><text:s/>[ <text:s/>0 <text:s text:c="2"/>0 <text:s/>14 765 <text:s text:c="2"/>0]</text:p>
      <text:p text:style-name="P2"><text:s/>[ <text:s/>4 <text:s text:c="2"/>0 715 <text:s/>41 <text:s text:c="2"/>0]</text:p>
      <text:p text:style-name="P2"><text:s/>[ 12 <text:s text:c="2"/>0 <text:s text:c="2"/>4 821 <text:s text:c="2"/>0]</text:p>
      <text:p text:style-name="P2"><text:s/>[ 46 <text:s text:c="2"/>0 <text:s text:c="2"/>4 737 <text:s text:c="2"/>0]]</text:p>
      <text:p text:style-name="P2">{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, 'title': 'Ward-linkage clustering'}</text:p>
      <text:p text:style-name="P2">&gt; Ward-linkage clustering 835.2176916599274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5 clusters= 15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<text:soft-page-break/>eps=0.7 min=8: noise=4058 clusters= <text:s/>0 top10=[]</text:p>
      <text:p text:style-name="P2">eps=0.8 min=3: noise=3968 clusters= 21 top10=[14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eps=0.9 min=7: noise=4027 clusters= <text:s/>3 top10=[14 <text:s/>9 <text:s/>8]</text:p>
      <text:p text:style-name="P2">eps=0.9 min=8: noise=4027 clusters= <text:s/>3 top10=[14 <text:s/>9 <text:s/>8]</text:p>
      <text:p text:style-name="P2">eps=1.0 min=3: noise=3813 clusters= 50 top10=[24 20 13 11 10 <text:s/>9 <text:s/>7 <text:s/>6 <text:s/>6 <text:s/>6]</text:p>
      <text:p text:style-name="P2">eps=1.0 min=4: noise=3919 clusters= 17 top10=[22 20 13 10 10 <text:s/>8 <text:s/>7 <text:s/>6 <text:s/>6 <text:s/>6]</text:p>
      <text:p text:style-name="P2">eps=1.0 min=5: noise=3945 clusters= 11 top10=[22 20 13 10 10 <text:s/>8 <text:s/>7 <text:s/>6 <text:s/>6 <text:s/>6]</text:p>
      <text:p text:style-name="P2">eps=1.0 min=6: noise=3954 clusters= 10 top10=[22 19 12 10 <text:s/>8 <text:s/>8 <text:s/>7 <text:s/>6 <text:s/>6 <text:s/>6]</text:p>
      <text:p text:style-name="P2">eps=1.0 min=7: noise=3978 clusters= <text:s/>7 top10=[21 15 12 10 <text:s/>8 <text:s/>7 <text:s/>7]</text:p>
      <text:p text:style-name="P2">eps=1.0 min=8: noise=4000 clusters= <text:s/>4 top10=[21 15 12 10]</text:p>
      <text:p text:style-name="P2">eps=1.1 min=3: noise=3574 clusters= 93 top10=[30 29 23 19 16 10 10 <text:s/>9 <text:s/>9 <text:s/>9]</text:p>
      <text:p text:style-name="P2">eps=1.1 min=4: noise=3736 clusters= 43 top10=[30 28 23 19 16 10 10 <text:s/>9 <text:s/>8 <text:s/>8]</text:p>
      <text:p text:style-name="P2">eps=1.1 min=5: noise=3817 clusters= 25 top10=[30 28 23 19 16 10 10 <text:s/>8 <text:s/>8 <text:s/>8]</text:p>
      <text:p text:style-name="P2">eps=1.1 min=6: noise=3868 clusters= 16 top10=[30 28 19 18 16 10 10 <text:s/>8 <text:s/>8 <text:s/>7]</text:p>
      <text:p text:style-name="P2">eps=1.1 min=7: noise=3915 clusters= <text:s/>9 top10=[30 28 17 17 16 10 10 <text:s/>8 <text:s/>7]</text:p>
      <text:p text:style-name="P2">eps=1.1 min=8: noise=3925 clusters= <text:s/>8 top10=[30 28 17 17 13 10 10 <text:s/>8]</text:p>
      <text:p text:style-name="P2">eps=1.2 min=3: noise=2815 clusters=158 top10=[120 <text:s/>92 <text:s/>87 <text:s/>60 <text:s/>36 <text:s/>27 <text:s/>21 <text:s/>20 <text:s/>19 <text:s/>19]</text:p>
      <text:p text:style-name="P2">eps=1.2 min=4: noise=3103 clusters= 83 top10=[96 91 85 59 36 27 21 19 19 16]</text:p>
      <text:p text:style-name="P2">eps=1.2 min=5: noise=3255 clusters= 59 top10=[89 82 67 53 27 26 21 19 18 16]</text:p>
      <text:p text:style-name="P2">eps=1.2 min=6: noise=3356 clusters= 46 top10=[89 78 62 53 27 22 21 19 16 16]</text:p>
      <text:p text:style-name="P2">eps=1.2 min=7: noise=3460 clusters= 35 top10=[74 70 53 52 25 22 21 17 16 15]</text:p>
      <text:p text:style-name="P2">eps=1.2 min=8: noise=3544 clusters= 26 top10=[70 66 52 50 25 21 19 16 16 15]</text:p>
      <text:p text:style-name="P2">eps=1.3 min=3: noise=1069 clusters= 34 top10=[2855 <text:s text:c="3"/>9 <text:s text:c="3"/>8 <text:s text:c="3"/>6 <text:s text:c="3"/>6 <text:s text:c="3"/>6 <text:s text:c="3"/>5 <text:s text:c="3"/>5 <text:s text:c="3"/>5 <text:s text:c="3"/>5]</text:p>
      <text:p text:style-name="P2">eps=1.3 min=4: noise=1202 clusters= 16 top10=[2775 <text:s text:c="3"/>9 <text:s text:c="3"/>8 <text:s text:c="3"/>6 <text:s text:c="3"/>6 <text:s text:c="3"/>6 <text:s text:c="3"/>6 <text:s text:c="3"/>5 <text:s text:c="3"/>5 <text:s text:c="3"/>5]</text:p>
      <text:p text:style-name="P2">eps=1.3 min=5: noise=1286 clusters= 13 top10=[2700 <text:s text:c="2"/>10 <text:s text:c="3"/>9 <text:s text:c="3"/>6 <text:s text:c="3"/>6 <text:s text:c="3"/>6 <text:s text:c="3"/>6 <text:s text:c="3"/>6 <text:s text:c="3"/>5 <text:s text:c="3"/>5]</text:p>
      <text:p text:style-name="P2">eps=1.3 min=6: noise=1386 clusters= <text:s/>8 top10=[2624 <text:s text:c="2"/>10 <text:s text:c="3"/>9 <text:s text:c="3"/>6 <text:s text:c="3"/>6 <text:s text:c="3"/>6 <text:s text:c="3"/>6 <text:s text:c="3"/>5]</text:p>
      <text:p text:style-name="P2">eps=1.3 min=7: noise=1489 clusters= <text:s/>9 top10=[2507 <text:s text:c="2"/>10 <text:s text:c="3"/>9 <text:s text:c="3"/>9 <text:s text:c="3"/>9 <text:s text:c="3"/>7 <text:s text:c="3"/>7 <text:s text:c="3"/>6 <text:s text:c="3"/>5]</text:p>
      <text:p text:style-name="P2">eps=1.3 min=8: noise=1585 clusters= <text:s/>9 top10=[2400 <text:s text:c="2"/>14 <text:s text:c="2"/>12 <text:s text:c="3"/>9 <text:s text:c="3"/>9 <text:s text:c="3"/>8 <text:s text:c="3"/>7 <text:s text:c="3"/>7 <text:s text:c="3"/>7]</text:p>
      <text:p text:style-name="P2">&gt; DBSCAN 38.167606353759766 to run</text:p>
      <text:h text:style-name="P18" text:outline-level="2">M<text:span text:style-name="T3">ax</text:span>_df <text:span text:style-name="T3">0.6</text:span></text:h>
      <text:p text:style-name="P5">&gt;Namespace(dr=None, intro=False, lemmer=False, lemstop=False, max_df=0.6, methods=['km', 'em', 'ac', 'aa', 'aw', 'db'], min_df=None, ngram=None, raw=False, stemer=False, stopword=False, title=False)</text:p>
      <text:p text:style-name="P5">MAX_DF 0.6 experiment</text:p>
      <text:p text:style-name="P5">&gt;TfidfVectorizer(analyzer='word', binary=False, decode_error='strict',</text:p>
      <text:p text:style-name="P5"><text:s text:c="8"/>dtype=&lt;class 'numpy.float64'&gt;, encoding='utf-8', input='content',</text:p>
      <text:p text:style-name="P5"><text:s text:c="8"/>lowercase=True, max_df=0.6, max_features=None, min_df=1,</text:p>
      <text:p text:style-name="P5"><text:s text:c="8"/>ngram_range=(1, 1), norm='l2', preprocessor=None, smooth_idf=True,</text:p>
      <text:p text:style-name="P5"><text:s text:c="8"/>stop_words=None, strip_accents=None, sublinear_tf=False,</text:p>
      <text:p text:style-name="P5"><text:s text:c="8"/>token_pattern='(?u)\\b\\w\\w+\\b', tokenizer=None, use_idf=True,</text:p>
      <text:p text:style-name="P5"><text:s text:c="8"/>vocabulary=None)</text:p>
      <text:p text:style-name="P5">&gt;(4058, 141320)</text:p>
      <text:p text:style-name="P5"/>
      <text:p text:style-name="P5">K-means results</text:p>
      <text:p text:style-name="P5">[ <text:s/>67 <text:s/>382 2152 <text:s/>639 <text:s/>818]</text:p>
      <text:p text:style-name="P5">Cluster 0: sek tšk plaukimo vieta krūtine stiliumi meilutytė europos nugara rapšys</text:p>
      <text:p text:style-name="P5">Cluster 1: min po rungtynių komanda lygos rungtynes lygoje komandos lietuvos futbolo</text:p>
      <text:p text:style-name="P5">Cluster 2: ar bet jis ne apie tačiau labai kai metų jau</text:p>
      <text:p text:style-name="P5">Cluster 3: automobilių eismo transporto automobilio automobilis ar automobilį km automobiliai ne</text:p>
      <text:p text:style-name="P5">Cluster 4: proc eurų mln tūkst iki darbo metų es iphone dėl</text:p>
      <text:p text:style-name="P5">Rand <text:s text:c="7"/>0.263</text:p>
      <text:p text:style-name="P5">Homogeneity 0.378</text:p>
      <text:p text:style-name="P5">Homogeneity 0.490</text:p>
      <text:p text:style-name="P5">[[ <text:s/>1 <text:s text:c="2"/>1 204 608 <text:s/>81]</text:p>
      <text:p text:style-name="P5"><text:s/>[ <text:s/>0 <text:s text:c="2"/>0 764 <text:s text:c="2"/>0 <text:s/>15]</text:p>
      <text:p text:style-name="P5"><text:s/>[ 66 381 299 <text:s text:c="2"/>2 <text:s/>12]</text:p>
      <text:p text:style-name="P5"><text:s/>[ <text:s/>0 <text:s text:c="2"/>0 677 <text:s text:c="2"/>3 157]</text:p>
      <text:p text:style-name="P5"><text:s/>[ <text:s/>0 <text:s text:c="2"/>0 208 <text:s/>26 553]]</text:p>
      <text:p text:style-name="P5">New labels:</text:p>
      <text:p text:style-name="P5">0 -&gt; 2(Sportas)</text:p>
      <text:p text:style-name="P5">1 -&gt; 2(Sportas)</text:p>
      <text:p text:style-name="P5"><text:soft-page-break/>2 -&gt; 1(Veidai)</text:p>
      <text:p text:style-name="P5">3 -&gt; 0(Auto)</text:p>
      <text:p text:style-name="P5">4 -&gt; 4(Verslas)</text:p>
      <text:p text:style-name="P5">[ 639 2152 <text:s/>449 <text:s text:c="3"/>0 <text:s/>818]</text:p>
      <text:p text:style-name="P5">Rand <text:s text:c="7"/>0.274</text:p>
      <text:p text:style-name="P5">Homogeneity 0.378</text:p>
      <text:p text:style-name="P5">Homogeneity 0.509</text:p>
      <text:p text:style-name="P5">[[608 204 <text:s text:c="2"/>2 <text:s text:c="2"/>0 <text:s/>81]</text:p>
      <text:p text:style-name="P5"><text:s/>[ <text:s/>0 764 <text:s text:c="2"/>0 <text:s text:c="2"/>0 <text:s/>15]</text:p>
      <text:p text:style-name="P5"><text:s/>[ <text:s/>2 299 447 <text:s text:c="2"/>0 <text:s/>12]</text:p>
      <text:p text:style-name="P5"><text:s/>[ <text:s/>3 677 <text:s text:c="2"/>0 <text:s text:c="2"/>0 157]</text:p>
      <text:p text:style-name="P5"><text:s/>[ 26 208 <text:s text:c="2"/>0 <text:s text:c="2"/>0 553]]</text:p>
      <text:p text:style-name="P5">{'model': KMeans(algorithm='auto', copy_x=True, init='k-means++', max_iter=300,</text:p>
      <text:p text:style-name="P5"><text:s text:c="4"/>n_clusters=5, n_init=10, n_jobs=-1, precompute_distances='auto',</text:p>
      <text:p text:style-name="P5"><text:s text:c="4"/>random_state=42, tol=0.0001, verbose=0), 'title': 'K-means'}</text:p>
      <text:p text:style-name="P5">&gt; K-means 273.95571660995483 to run</text:p>
      <text:p text:style-name="P5"/>
      <text:p text:style-name="P5">Expectation-maximization results</text:p>
      <text:p text:style-name="P5">(array([0, 1, 2, 3, 4]), array([ 342, 1554, 1245, <text:s/>336, <text:s/>581]))</text:p>
      <text:p text:style-name="P5">Cluster 0: mokslininkai saulės žemės gali tačiau nasa kosmoso jis apie ar</text:p>
      <text:p text:style-name="P5">Cluster 1: automobilių bus lietuvos bei metų ar iki nuo dėl eurų</text:p>
      <text:p text:style-name="P5">Cluster 2: ar bet ne labai jis tačiau apie kai aš jau</text:p>
      <text:p text:style-name="P5">Cluster 3: proc eurų mln tūkst iki jav metų automobilių dolerių per</text:p>
      <text:p text:style-name="P5">Cluster 4: min po lietuvos vietą rungtynių komanda sek komandos tšk lygos</text:p>
      <text:p text:style-name="P5">Rand <text:s text:c="7"/>0.188</text:p>
      <text:p text:style-name="P5">Homogeneity 0.292</text:p>
      <text:p text:style-name="P5">Homogeneity 0.330</text:p>
      <text:p text:style-name="P5">[[ <text:s/>3 457 331 <text:s/>65 <text:s/>39]</text:p>
      <text:p text:style-name="P5"><text:s/>[ <text:s/>0 233 543 <text:s text:c="2"/>3 <text:s text:c="2"/>0]</text:p>
      <text:p text:style-name="P5"><text:s/>[ <text:s/>0 103 114 <text:s text:c="2"/>3 540]</text:p>
      <text:p text:style-name="P5"><text:s/>[333 320 133 <text:s/>49 <text:s text:c="2"/>2]</text:p>
      <text:p text:style-name="P5"><text:s/>[ <text:s/>6 441 124 216 <text:s text:c="2"/>0]]</text:p>
      <text:p text:style-name="P5">New labels:</text:p>
      <text:p text:style-name="P5">0 -&gt; 3(Mokslas)</text:p>
      <text:p text:style-name="P5">1 -&gt; 0(Auto)</text:p>
      <text:p text:style-name="P5">2 -&gt; 1(Veidai)</text:p>
      <text:p text:style-name="P5">3 -&gt; 4(Verslas)</text:p>
      <text:p text:style-name="P5">4 -&gt; 2(Sportas)</text:p>
      <text:p text:style-name="P5">[1554 1245 <text:s/>581 <text:s/>342 <text:s/>336]</text:p>
      <text:p text:style-name="P5">Rand <text:s text:c="7"/>0.188</text:p>
      <text:p text:style-name="P5">Homogeneity 0.292</text:p>
      <text:p text:style-name="P5">Homogeneity 0.330</text:p>
      <text:p text:style-name="P5">[[457 331 <text:s/>39 <text:s text:c="2"/>3 <text:s/>65]</text:p>
      <text:p text:style-name="P5"><text:s/>[233 543 <text:s text:c="2"/>0 <text:s text:c="2"/>0 <text:s text:c="2"/>3]</text:p>
      <text:p text:style-name="P5"><text:s/>[103 114 540 <text:s text:c="2"/>0 <text:s text:c="2"/>3]</text:p>
      <text:p text:style-name="P5"><text:s/>[320 133 <text:s text:c="2"/>2 333 <text:s/>49]</text:p>
      <text:p text:style-name="P5"><text:s/>[441 124 <text:s text:c="2"/>0 <text:s text:c="2"/>6 216]]</text:p>
      <text:p text:style-name="P5">{'model': GaussianMixture(covariance_type='diag', init_params='kmeans', max_iter=100,</text:p>
      <text:p text:style-name="P5"><text:s text:c="8"/>means_init=None, n_components=5, n_init=1, precisions_init=None,</text:p>
      <text:p text:style-name="P5"><text:s text:c="8"/>random_state=42, reg_covar=1e-06, tol=0.001, verbose=0,</text:p>
      <text:p text:style-name="P5"><text:s text:c="8"/>verbose_interval=10, warm_start=False, weights_init=None), 'title': 'Expectation-maximization'}</text:p>
      <text:p text:style-name="P5">&gt; Expectation-maximization 121.01327896118164 to run</text:p>
      <text:p text:style-name="P5"/>
      <text:p text:style-name="P5">Complete-linkage clustering results</text:p>
      <text:p text:style-name="P5">(array([0, 1, 2, 3, 4]), array([1228, <text:s/>201, <text:s/>295, 1067, 1267]))</text:p>
      <text:p text:style-name="P5">Rand <text:s text:c="7"/>0.102</text:p>
      <text:p text:style-name="P5">Homogeneity 0.165</text:p>
      <text:p text:style-name="P5">Homogeneity 0.188</text:p>
      <text:p text:style-name="P5">[[327 <text:s/>10 <text:s/>16 411 131]</text:p>
      <text:p text:style-name="P5"><text:s/>[367 <text:s text:c="2"/>5 <text:s/>27 <text:s/>68 312]</text:p>
      <text:p text:style-name="P5"><text:s/>[ 51 183 244 182 100]</text:p>
      <text:p text:style-name="P5"><text:s/>[309 <text:s text:c="2"/>0 <text:s text:c="2"/>4 <text:s/>79 445]</text:p>
      <text:p text:style-name="P5"><text:s/>[174 <text:s text:c="2"/>3 <text:s text:c="2"/>4 327 279]]</text:p>
      <text:p text:style-name="P5">New labels:</text:p>
      <text:p text:style-name="P5">0 -&gt; 1(Veidai)</text:p>
      <text:p text:style-name="P5">1 -&gt; 2(Sportas)</text:p>
      <text:p text:style-name="P5">2 -&gt; 2(Sportas)</text:p>
      <text:p text:style-name="P5">3 -&gt; 0(Auto)</text:p>
      <text:p text:style-name="P5">4 -&gt; 3(Mokslas)</text:p>
      <text:p text:style-name="P5">[1067 1228 <text:s/>496 1267]</text:p>
      <text:p text:style-name="P5">Rand <text:s text:c="7"/>0.123</text:p>
      <text:p text:style-name="P5"><text:soft-page-break/>Homogeneity 0.164</text:p>
      <text:p text:style-name="P5">Homogeneity 0.198</text:p>
      <text:p text:style-name="P5">[[411 327 <text:s/>26 131 <text:s text:c="2"/>0]</text:p>
      <text:p text:style-name="P5"><text:s/>[ 68 367 <text:s/>32 312 <text:s text:c="2"/>0]</text:p>
      <text:p text:style-name="P5"><text:s/>[182 <text:s/>51 427 100 <text:s text:c="2"/>0]</text:p>
      <text:p text:style-name="P5"><text:s/>[ 79 309 <text:s text:c="2"/>4 445 <text:s text:c="2"/>0]</text:p>
      <text:p text:style-name="P5"><text:s/>[327 174 <text:s text:c="2"/>7 279 <text:s text:c="2"/>0]]</text:p>
      <text:p text:style-name="P5">{'model': AgglomerativeClustering(affinity='euclidean', compute_full_tree='auto',</text:p>
      <text:p text:style-name="P5"><text:s text:c="12"/>connectivity=None, linkage='complete', memory=None,</text:p>
      <text:p text:style-name="P5"><text:s text:c="12"/>n_clusters=5, pooling_func='deprecated'), 'title': 'Complete-linkage clustering'}</text:p>
      <text:p text:style-name="P5">&gt; Complete-linkage clustering 838.1291422843933 to run</text:p>
      <text:p text:style-name="P5"/>
      <text:p text:style-name="P5">Average-linkage clustering results</text:p>
      <text:p text:style-name="P5">(array([0, 1, 2, 3, 4]), array([4050, <text:s text:c="3"/>2, <text:s text:c="3"/>2, <text:s text:c="3"/>1, <text:s text:c="3"/>3]))</text:p>
      <text:p text:style-name="P5">Rand <text:s text:c="7"/>-0.000</text:p>
      <text:p text:style-name="P5">Homogeneity 0.002</text:p>
      <text:p text:style-name="P5">Homogeneity 0.167</text:p>
      <text:p text:style-name="P5">[[892 <text:s text:c="2"/>0 <text:s text:c="2"/>0 <text:s text:c="2"/>0 <text:s text:c="2"/>3]</text:p>
      <text:p text:style-name="P5"><text:s/>[778 <text:s text:c="2"/>1 <text:s text:c="2"/>0 <text:s text:c="2"/>0 <text:s text:c="2"/>0]</text:p>
      <text:p text:style-name="P5"><text:s/>[757 <text:s text:c="2"/>1 <text:s text:c="2"/>2 <text:s text:c="2"/>0 <text:s text:c="2"/>0]</text:p>
      <text:p text:style-name="P5"><text:s/>[836 <text:s text:c="2"/>0 <text:s text:c="2"/>0 <text:s text:c="2"/>1 <text:s text:c="2"/>0]</text:p>
      <text:p text:style-name="P5"><text:s/>[787 <text:s text:c="2"/>0 <text:s text:c="2"/>0 <text:s text:c="2"/>0 <text:s text:c="2"/>0]]</text:p>
      <text:p text:style-name="P5">New labels:</text:p>
      <text:p text:style-name="P5">0 -&gt; 0(Auto)</text:p>
      <text:p text:style-name="P5">1 -&gt; 1(Veidai)</text:p>
      <text:p text:style-name="P5">2 -&gt; 2(Sportas)</text:p>
      <text:p text:style-name="P5">3 -&gt; 3(Mokslas)</text:p>
      <text:p text:style-name="P5">4 -&gt; 0(Auto)</text:p>
      <text:p text:style-name="P5">[4053 <text:s text:c="3"/>2 <text:s text:c="3"/>2 <text:s text:c="3"/>1]</text:p>
      <text:p text:style-name="P5">Rand <text:s text:c="7"/>0.000</text:p>
      <text:p text:style-name="P5">Homogeneity 0.001</text:p>
      <text:p text:style-name="P5">Homogeneity 0.157</text:p>
      <text:p text:style-name="P5">[[895 <text:s text:c="2"/>0 <text:s text:c="2"/>0 <text:s text:c="2"/>0 <text:s text:c="2"/>0]</text:p>
      <text:p text:style-name="P5"><text:s/>[778 <text:s text:c="2"/>1 <text:s text:c="2"/>0 <text:s text:c="2"/>0 <text:s text:c="2"/>0]</text:p>
      <text:p text:style-name="P5"><text:s/>[757 <text:s text:c="2"/>1 <text:s text:c="2"/>2 <text:s text:c="2"/>0 <text:s text:c="2"/>0]</text:p>
      <text:p text:style-name="P5"><text:s/>[836 <text:s text:c="2"/>0 <text:s text:c="2"/>0 <text:s text:c="2"/>1 <text:s text:c="2"/>0]</text:p>
      <text:p text:style-name="P5"><text:s/>[787 <text:s text:c="2"/>0 <text:s text:c="2"/>0 <text:s text:c="2"/>0 <text:s text:c="2"/>0]]</text:p>
      <text:p text:style-name="P5">{'model': AgglomerativeClustering(affinity='euclidean', compute_full_tree='auto',</text:p>
      <text:p text:style-name="P5"><text:s text:c="12"/>connectivity=None, linkage='average', memory=None,</text:p>
      <text:p text:style-name="P5"><text:s text:c="12"/>n_clusters=5, pooling_func='deprecated'), 'title': 'Average-linkage clustering'}</text:p>
      <text:p text:style-name="P5">&gt; Average-linkage clustering 834.6807944774628 to run</text:p>
      <text:p text:style-name="P5"/>
      <text:p text:style-name="P5">Ward-linkage clustering results</text:p>
      <text:p text:style-name="P5">(array([0, 1, 2, 3, 4]), array([2889, <text:s/>445, <text:s text:c="2"/>27, <text:s text:c="2"/>28, <text:s/>669]))</text:p>
      <text:p text:style-name="P5">Rand <text:s text:c="7"/>0.157</text:p>
      <text:p text:style-name="P5">Homogeneity 0.268</text:p>
      <text:p text:style-name="P5">Homogeneity 0.507</text:p>
      <text:p text:style-name="P5">[[280 <text:s text:c="2"/>8 <text:s text:c="2"/>0 <text:s text:c="2"/>0 607]</text:p>
      <text:p text:style-name="P5"><text:s/>[769 <text:s text:c="2"/>9 <text:s text:c="2"/>0 <text:s text:c="2"/>0 <text:s text:c="2"/>1]</text:p>
      <text:p text:style-name="P5"><text:s/>[307 421 <text:s text:c="2"/>0 <text:s/>28 <text:s text:c="2"/>4]</text:p>
      <text:p text:style-name="P5"><text:s/>[791 <text:s text:c="2"/>4 <text:s/>27 <text:s text:c="2"/>0 <text:s/>15]</text:p>
      <text:p text:style-name="P5"><text:s/>[742 <text:s text:c="2"/>3 <text:s text:c="2"/>0 <text:s text:c="2"/>0 <text:s/>42]]</text:p>
      <text:p text:style-name="P5">New labels:</text:p>
      <text:p text:style-name="P5">0 -&gt; 3(Mokslas)</text:p>
      <text:p text:style-name="P5">1 -&gt; 2(Sportas)</text:p>
      <text:p text:style-name="P5">2 -&gt; 3(Mokslas)</text:p>
      <text:p text:style-name="P5">3 -&gt; 2(Sportas)</text:p>
      <text:p text:style-name="P5">4 -&gt; 0(Auto)</text:p>
      <text:p text:style-name="P5">[ 669 <text:s text:c="3"/>0 <text:s/>473 2916]</text:p>
      <text:p text:style-name="P5">Rand <text:s text:c="7"/>0.162</text:p>
      <text:p text:style-name="P5">Homogeneity 0.262</text:p>
      <text:p text:style-name="P5">Homogeneity 0.537</text:p>
      <text:p text:style-name="P5">[[607 <text:s text:c="2"/>0 <text:s text:c="2"/>8 280 <text:s text:c="2"/>0]</text:p>
      <text:p text:style-name="P5"><text:s/>[ <text:s/>1 <text:s text:c="2"/>0 <text:s text:c="2"/>9 769 <text:s text:c="2"/>0]</text:p>
      <text:p text:style-name="P5"><text:s/>[ <text:s/>4 <text:s text:c="2"/>0 449 307 <text:s text:c="2"/>0]</text:p>
      <text:p text:style-name="P5"><text:s/>[ 15 <text:s text:c="2"/>0 <text:s text:c="2"/>4 818 <text:s text:c="2"/>0]</text:p>
      <text:p text:style-name="P5"><text:s/>[ 42 <text:s text:c="2"/>0 <text:s text:c="2"/>3 742 <text:s text:c="2"/>0]]</text:p>
      <text:p text:style-name="P5">{'model': AgglomerativeClustering(affinity='euclidean', compute_full_tree='auto',</text:p>
      <text:p text:style-name="P5"><text:s text:c="12"/>connectivity=None, linkage='ward', memory=None, n_clusters=5,</text:p>
      <text:p text:style-name="P5"><text:s text:c="12"/>pooling_func='deprecated'), 'title': 'Ward-linkage clustering'}</text:p>
      <text:p text:style-name="P5">&gt; Ward-linkage clustering 834.549690246582 to run</text:p>
      <text:p text:style-name="P5"/>
      <text:p text:style-name="P5"><text:soft-page-break/>DBSCAN results</text:p>
      <text:p text:style-name="P5">eps=0.6 min=3: noise=4022 clusters= 11 top10=[5 4 3 3 3 3 3 3 3 3]</text:p>
      <text:p text:style-name="P5">eps=0.6 min=4: noise=4049 clusters= <text:s/>2 top10=[5 4]</text:p>
      <text:p text:style-name="P5">eps=0.6 min=5: noise=4053 clusters= <text:s/>1 top10=[5]</text:p>
      <text:p text:style-name="P5">eps=0.6 min=6: noise=4058 clusters= <text:s/>0 top10=[]</text:p>
      <text:p text:style-name="P5">eps=0.6 min=7: noise=4058 clusters= <text:s/>0 top10=[]</text:p>
      <text:p text:style-name="P5">eps=0.6 min=8: noise=4058 clusters= <text:s/>0 top10=[]</text:p>
      <text:p text:style-name="P5">eps=0.7 min=3: noise=4005 clusters= 15 top10=[8 5 4 3 3 3 3 3 3 3]</text:p>
      <text:p text:style-name="P5">eps=0.7 min=4: noise=4041 clusters= <text:s/>3 top10=[8 5 4]</text:p>
      <text:p text:style-name="P5">eps=0.7 min=5: noise=4045 clusters= <text:s/>2 top10=[8 5]</text:p>
      <text:p text:style-name="P5">eps=0.7 min=6: noise=4050 clusters= <text:s/>1 top10=[8]</text:p>
      <text:p text:style-name="P5">eps=0.7 min=7: noise=4050 clusters= <text:s/>1 top10=[8]</text:p>
      <text:p text:style-name="P5">eps=0.7 min=8: noise=4058 clusters= <text:s/>0 top10=[]</text:p>
      <text:p text:style-name="P5">eps=0.8 min=3: noise=3968 clusters= 21 top10=[14 <text:s/>9 <text:s/>6 <text:s/>6 <text:s/>5 <text:s/>4 <text:s/>4 <text:s/>3 <text:s/>3 <text:s/>3]</text:p>
      <text:p text:style-name="P5">eps=0.8 min=4: noise=4012 clusters= <text:s/>7 top10=[13 <text:s/>9 <text:s/>6 <text:s/>5 <text:s/>5 <text:s/>4 <text:s/>4]</text:p>
      <text:p text:style-name="P5">eps=0.8 min=5: noise=4020 clusters= <text:s/>5 top10=[13 <text:s/>9 <text:s/>6 <text:s/>5 <text:s/>5]</text:p>
      <text:p text:style-name="P5">eps=0.8 min=6: noise=4038 clusters= <text:s/>2 top10=[13 <text:s/>7]</text:p>
      <text:p text:style-name="P5">eps=0.8 min=7: noise=4038 clusters= <text:s/>2 top10=[13 <text:s/>7]</text:p>
      <text:p text:style-name="P5">eps=0.8 min=8: noise=4045 clusters= <text:s/>1 top10=[13]</text:p>
      <text:p text:style-name="P5">eps=0.9 min=3: noise=3912 clusters= 37 top10=[14 <text:s/>9 <text:s/>8 <text:s/>6 <text:s/>6 <text:s/>5 <text:s/>4 <text:s/>4 <text:s/>4 <text:s/>4]</text:p>
      <text:p text:style-name="P5">eps=0.9 min=4: noise=3990 clusters= 11 top10=[14 <text:s/>9 <text:s/>8 <text:s/>6 <text:s/>6 <text:s/>5 <text:s/>4 <text:s/>4 <text:s/>4 <text:s/>4]</text:p>
      <text:p text:style-name="P5">eps=0.9 min=5: noise=4010 clusters= <text:s/>6 top10=[14 <text:s/>9 <text:s/>8 <text:s/>6 <text:s/>6 <text:s/>5]</text:p>
      <text:p text:style-name="P5">eps=0.9 min=6: noise=4021 clusters= <text:s/>4 top10=[14 <text:s/>9 <text:s/>8 <text:s/>6]</text:p>
      <text:p text:style-name="P5">eps=0.9 min=7: noise=4027 clusters= <text:s/>3 top10=[14 <text:s/>9 <text:s/>8]</text:p>
      <text:p text:style-name="P5">eps=0.9 min=8: noise=4027 clusters= <text:s/>3 top10=[14 <text:s/>9 <text:s/>8]</text:p>
      <text:p text:style-name="P5">eps=1.0 min=3: noise=3813 clusters= 50 top10=[24 20 13 11 10 <text:s/>9 <text:s/>7 <text:s/>6 <text:s/>6 <text:s/>6]</text:p>
      <text:p text:style-name="P5">eps=1.0 min=4: noise=3919 clusters= 17 top10=[22 20 13 10 10 <text:s/>8 <text:s/>7 <text:s/>6 <text:s/>6 <text:s/>6]</text:p>
      <text:p text:style-name="P5">eps=1.0 min=5: noise=3945 clusters= 11 top10=[22 20 13 10 10 <text:s/>8 <text:s/>7 <text:s/>6 <text:s/>6 <text:s/>6]</text:p>
      <text:p text:style-name="P5">eps=1.0 min=6: noise=3953 clusters= 10 top10=[22 19 13 10 <text:s/>8 <text:s/>8 <text:s/>7 <text:s/>6 <text:s/>6 <text:s/>6]</text:p>
      <text:p text:style-name="P5">eps=1.0 min=7: noise=3978 clusters= <text:s/>7 top10=[21 15 12 10 <text:s/>8 <text:s/>7 <text:s/>7]</text:p>
      <text:p text:style-name="P5">eps=1.0 min=8: noise=4000 clusters= <text:s/>4 top10=[21 15 12 10]</text:p>
      <text:p text:style-name="P5">eps=1.1 min=3: noise=3575 clusters= 93 top10=[30 29 23 19 16 10 10 <text:s/>9 <text:s/>9 <text:s/>9]</text:p>
      <text:p text:style-name="P5">eps=1.1 min=4: noise=3736 clusters= 43 top10=[30 28 23 19 16 10 10 <text:s/>9 <text:s/>8 <text:s/>8]</text:p>
      <text:p text:style-name="P5">eps=1.1 min=5: noise=3817 clusters= 25 top10=[30 28 23 19 16 10 10 <text:s/>8 <text:s/>8 <text:s/>8]</text:p>
      <text:p text:style-name="P5">eps=1.1 min=6: noise=3867 clusters= 16 top10=[30 28 20 18 16 10 10 <text:s/>8 <text:s/>8 <text:s/>7]</text:p>
      <text:p text:style-name="P5">eps=1.1 min=7: noise=3915 clusters= <text:s/>9 top10=[30 28 17 17 16 10 10 <text:s/>8 <text:s/>7]</text:p>
      <text:p text:style-name="P5">eps=1.1 min=8: noise=3925 clusters= <text:s/>8 top10=[30 28 17 17 13 10 10 <text:s/>8]</text:p>
      <text:p text:style-name="P5">eps=1.2 min=3: noise=2832 clusters=158 top10=[121 <text:s/>92 <text:s/>87 <text:s/>60 <text:s/>35 <text:s/>27 <text:s/>21 <text:s/>20 <text:s/>19 <text:s/>16]</text:p>
      <text:p text:style-name="P5">eps=1.2 min=4: noise=3120 clusters= 82 top10=[97 91 85 59 35 27 21 19 16 15]</text:p>
      <text:p text:style-name="P5">eps=1.2 min=5: noise=3269 clusters= 58 top10=[89 82 68 53 26 26 21 19 16 15]</text:p>
      <text:p text:style-name="P5">eps=1.2 min=6: noise=3366 clusters= 46 top10=[89 78 63 53 25 22 21 19 16 15]</text:p>
      <text:p text:style-name="P5">eps=1.2 min=7: noise=3473 clusters= 34 top10=[74 70 54 52 25 22 21 17 16 14]</text:p>
      <text:p text:style-name="P5">eps=1.2 min=8: noise=3574 clusters= 23 top10=[74 66 51 51 25 21 19 16 15 14]</text:p>
      <text:p text:style-name="P5">eps=1.3 min=3: noise=1112 clusters= 34 top10=[2809 <text:s text:c="3"/>8 <text:s text:c="3"/>8 <text:s text:c="3"/>7 <text:s text:c="3"/>6 <text:s text:c="3"/>6 <text:s text:c="3"/>6 <text:s text:c="3"/>5 <text:s text:c="3"/>5 <text:s text:c="3"/>5]</text:p>
      <text:p text:style-name="P5">eps=1.3 min=4: noise=1242 clusters= 16 top10=[2736 <text:s text:c="3"/>8 <text:s text:c="3"/>8 <text:s text:c="3"/>6 <text:s text:c="3"/>6 <text:s text:c="3"/>6 <text:s text:c="3"/>6 <text:s text:c="3"/>5 <text:s text:c="3"/>5 <text:s text:c="3"/>5]</text:p>
      <text:p text:style-name="P5">eps=1.3 min=5: noise=1341 clusters= 13 top10=[2645 <text:s text:c="2"/>11 <text:s text:c="3"/>8 <text:s text:c="3"/>6 <text:s text:c="3"/>6 <text:s text:c="3"/>6 <text:s text:c="3"/>6 <text:s text:c="3"/>6 <text:s text:c="3"/>5 <text:s text:c="3"/>5]</text:p>
      <text:p text:style-name="P5">eps=1.3 min=6: noise=1439 clusters= <text:s/>8 top10=[2571 <text:s text:c="2"/>11 <text:s text:c="3"/>8 <text:s text:c="3"/>6 <text:s text:c="3"/>6 <text:s text:c="3"/>6 <text:s text:c="3"/>6 <text:s text:c="3"/>5]</text:p>
      <text:p text:style-name="P5">eps=1.3 min=7: noise=1553 clusters= 10 top10=[2434 <text:s text:c="2"/>12 <text:s text:c="2"/>10 <text:s text:c="3"/>9 <text:s text:c="3"/>8 <text:s text:c="3"/>7 <text:s text:c="3"/>7 <text:s text:c="3"/>7 <text:s text:c="3"/>6 <text:s text:c="3"/>5]</text:p>
      <text:p text:style-name="P5">eps=1.3 min=8: noise=1645 clusters= <text:s/>9 top10=[2340 <text:s text:c="2"/>14 <text:s text:c="2"/>12 <text:s text:c="3"/>9 <text:s text:c="3"/>9 <text:s text:c="3"/>8 <text:s text:c="3"/>7 <text:s text:c="3"/>7 <text:s text:c="3"/>7]</text:p>
      <text:p text:style-name="P5">&gt; DBSCAN 38.1131272315979 to run</text:p>
      <text:h text:style-name="P17" text:outline-level="2">M<text:span text:style-name="T3">ax</text:span>_df <text:span text:style-name="T3">0.5</text:span></text:h>
      <text:p text:style-name="P2">&gt;Namespace(dr=None, intro=False, lemmer=False, lemstop=False, max_df=0.5, methods=['km', 'em', 'ac', 'aa', 'aw', 'db'], min_df=None, ngram=None, raw=False, stemer=False, stopword=False, title=False)</text:p>
      <text:p text:style-name="P2">MAX_DF 0.5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5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306)</text:p>
      <text:p text:style-name="P2"/>
      <text:p text:style-name="P2">K-means results</text:p>
      <text:p text:style-name="P2">[ 568 1822 <text:s text:c="2"/>43 <text:s/>947 <text:s/>678]</text:p>
      <text:p text:style-name="P2">Cluster 0: min lietuvos vietą komanda rungtynių sek komandos tšk lygos pasaulio</text:p>
      <text:p text:style-name="P2">Cluster 1: jis labai kai ji gali jo jos aš man kas</text:p>
      <text:p text:style-name="P2">Cluster 2: iphone apple plus telefonų gb galaxy samsung ios telefono note</text:p>
      <text:p text:style-name="P2">Cluster 3: proc eurų mln tūkst darbo lietuvos bus es už daugiau</text:p>
      <text:p text:style-name="P2"><text:soft-page-break/>Cluster 4: automobilių eismo automobilio transporto automobilis automobilį km automobiliai gali bus</text:p>
      <text:p text:style-name="P2">Rand <text:s text:c="7"/>0.379</text:p>
      <text:p text:style-name="P2">Homogeneity 0.447</text:p>
      <text:p text:style-name="P2">Homogeneity 0.544</text:p>
      <text:p text:style-name="P2">[[ 32 128 <text:s text:c="2"/>0 <text:s/>94 641]</text:p>
      <text:p text:style-name="P2"><text:s/>[ <text:s/>0 757 <text:s text:c="2"/>0 <text:s/>22 <text:s text:c="2"/>0]</text:p>
      <text:p text:style-name="P2"><text:s/>[535 211 <text:s text:c="2"/>0 <text:s/>11 <text:s text:c="2"/>3]</text:p>
      <text:p text:style-name="P2"><text:s/>[ <text:s/>1 622 <text:s/>43 166 <text:s text:c="2"/>5]</text:p>
      <text:p text:style-name="P2"><text:s/>[ <text:s/>0 104 <text:s text:c="2"/>0 654 <text:s/>29]]</text:p>
      <text:p text:style-name="P2">New labels:</text:p>
      <text:p text:style-name="P2">0 -&gt; 2(Sportas)</text:p>
      <text:p text:style-name="P2">1 -&gt; 1(Veidai)</text:p>
      <text:p text:style-name="P2">2 -&gt; 3(Mokslas)</text:p>
      <text:p text:style-name="P2">3 -&gt; 4(Verslas)</text:p>
      <text:p text:style-name="P2">4 -&gt; 0(Auto)</text:p>
      <text:p text:style-name="P2">[ 678 1822 <text:s/>568 <text:s text:c="2"/>43 <text:s/>947]</text:p>
      <text:p text:style-name="P2">Rand <text:s text:c="7"/>0.379</text:p>
      <text:p text:style-name="P2">Homogeneity 0.447</text:p>
      <text:p text:style-name="P2">Homogeneity 0.544</text:p>
      <text:p text:style-name="P2">[[641 128 <text:s/>32 <text:s text:c="2"/>0 <text:s/>94]</text:p>
      <text:p text:style-name="P2"><text:s/>[ <text:s/>0 757 <text:s text:c="2"/>0 <text:s text:c="2"/>0 <text:s/>22]</text:p>
      <text:p text:style-name="P2"><text:s/>[ <text:s/>3 211 535 <text:s text:c="2"/>0 <text:s/>11]</text:p>
      <text:p text:style-name="P2"><text:s/>[ <text:s/>5 622 <text:s text:c="2"/>1 <text:s/>43 166]</text:p>
      <text:p text:style-name="P2"><text:s/>[ 29 104 <text:s text:c="2"/>0 <text:s text:c="2"/>0 654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256.88005328178406 to run</text:p>
      <text:p text:style-name="P2"/>
      <text:p text:style-name="P2">Expectation-maximization results</text:p>
      <text:p text:style-name="P2">(array([0, 1, 2, 3, 4]), array([ 651, 1005, 1339, <text:s/>637, <text:s/>426]))</text:p>
      <text:p text:style-name="P2">Cluster 0: iphone gali mokslininkai jis saulės kai jų žemės būti kas</text:p>
      <text:p text:style-name="P2">Cluster 1: proc eurų mln tūkst darbo lietuvos bus es už daugiau</text:p>
      <text:p text:style-name="P2">Cluster 2: labai jis lietuvos ji man aš sporto kai mano jo</text:p>
      <text:p text:style-name="P2">Cluster 3: automobilių eismo transporto automobilio automobilis automobilį km automobiliai gali jei</text:p>
      <text:p text:style-name="P2">Cluster 4: min rungtynių lietuvos tšk komanda lygos rungtynes komandos lygoje vietą</text:p>
      <text:p text:style-name="P2">Rand <text:s text:c="7"/>0.477</text:p>
      <text:p text:style-name="P2">Homogeneity 0.551</text:p>
      <text:p text:style-name="P2">Homogeneity 0.578</text:p>
      <text:p text:style-name="P2">[[ <text:s/>5 120 165 603 <text:s text:c="2"/>2]</text:p>
      <text:p text:style-name="P2"><text:s/>[ <text:s/>6 <text:s/>35 738 <text:s text:c="2"/>0 <text:s text:c="2"/>0]</text:p>
      <text:p text:style-name="P2"><text:s/>[ <text:s/>0 <text:s/>12 321 <text:s text:c="2"/>3 424]</text:p>
      <text:p text:style-name="P2"><text:s/>[616 167 <text:s/>52 <text:s text:c="2"/>2 <text:s text:c="2"/>0]</text:p>
      <text:p text:style-name="P2"><text:s/>[ 24 671 <text:s/>63 <text:s/>29 <text:s text:c="2"/>0]]</text:p>
      <text:p text:style-name="P2">New labels:</text:p>
      <text:p text:style-name="P2">0 -&gt; 3(Mokslas)</text:p>
      <text:p text:style-name="P2">1 -&gt; 4(Verslas)</text:p>
      <text:p text:style-name="P2">2 -&gt; 1(Veidai)</text:p>
      <text:p text:style-name="P2">3 -&gt; 0(Auto)</text:p>
      <text:p text:style-name="P2">4 -&gt; 2(Sportas)</text:p>
      <text:p text:style-name="P2">[ 637 1339 <text:s/>426 <text:s/>651 1005]</text:p>
      <text:p text:style-name="P2">Rand <text:s text:c="7"/>0.477</text:p>
      <text:p text:style-name="P2">Homogeneity 0.551</text:p>
      <text:p text:style-name="P2">Homogeneity 0.578</text:p>
      <text:p text:style-name="P2">[[603 165 <text:s text:c="2"/>2 <text:s text:c="2"/>5 120]</text:p>
      <text:p text:style-name="P2"><text:s/>[ <text:s/>0 738 <text:s text:c="2"/>0 <text:s text:c="2"/>6 <text:s/>35]</text:p>
      <text:p text:style-name="P2"><text:s/>[ <text:s/>3 321 424 <text:s text:c="2"/>0 <text:s/>12]</text:p>
      <text:p text:style-name="P2"><text:s/>[ <text:s/>2 <text:s/>52 <text:s text:c="2"/>0 616 167]</text:p>
      <text:p text:style-name="P2"><text:s/>[ 29 <text:s/>63 <text:s text:c="2"/>0 <text:s/>24 671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142.15785384178162 to run</text:p>
      <text:p text:style-name="P2"/>
      <text:p text:style-name="P2">Complete-linkage clustering results</text:p>
      <text:p text:style-name="P2">(array([0, 1, 2, 3, 4]), array([ 580, 1921, <text:s text:c="2"/>83, <text:s/>493, <text:s/>981]))</text:p>
      <text:p text:style-name="P2">Rand <text:s text:c="7"/>0.136</text:p>
      <text:p text:style-name="P2"><text:soft-page-break/>Homogeneity 0.203</text:p>
      <text:p text:style-name="P2">Homogeneity 0.249</text:p>
      <text:p text:style-name="P2">[[ 49 569 <text:s text:c="2"/>0 <text:s/>15 262]</text:p>
      <text:p text:style-name="P2"><text:s/>[ 55 521 <text:s/>75 <text:s/>14 114]</text:p>
      <text:p text:style-name="P2"><text:s/>[117 162 <text:s text:c="2"/>5 460 <text:s/>16]</text:p>
      <text:p text:style-name="P2"><text:s/>[113 515 <text:s text:c="2"/>0 <text:s text:c="2"/>1 208]</text:p>
      <text:p text:style-name="P2"><text:s/>[246 154 <text:s text:c="2"/>3 <text:s text:c="2"/>3 381]]</text:p>
      <text:p text:style-name="P2">New labels:</text:p>
      <text:p text:style-name="P2">0 -&gt; 4(Verslas)</text:p>
      <text:p text:style-name="P2">1 -&gt; 0(Auto)</text:p>
      <text:p text:style-name="P2">2 -&gt; 1(Veidai)</text:p>
      <text:p text:style-name="P2">3 -&gt; 2(Sportas)</text:p>
      <text:p text:style-name="P2">4 -&gt; 4(Verslas)</text:p>
      <text:p text:style-name="P2">[1921 <text:s text:c="2"/>83 <text:s/>493 <text:s text:c="3"/>0 1561]</text:p>
      <text:p text:style-name="P2">Rand <text:s text:c="7"/>0.136</text:p>
      <text:p text:style-name="P2">Homogeneity 0.186</text:p>
      <text:p text:style-name="P2">Homogeneity 0.283</text:p>
      <text:p text:style-name="P2">[[569 <text:s text:c="2"/>0 <text:s/>15 <text:s text:c="2"/>0 311]</text:p>
      <text:p text:style-name="P2"><text:s/>[521 <text:s/>75 <text:s/>14 <text:s text:c="2"/>0 169]</text:p>
      <text:p text:style-name="P2"><text:s/>[162 <text:s text:c="2"/>5 460 <text:s text:c="2"/>0 133]</text:p>
      <text:p text:style-name="P2"><text:s/>[515 <text:s text:c="2"/>0 <text:s text:c="2"/>1 <text:s text:c="2"/>0 321]</text:p>
      <text:p text:style-name="P2"><text:s/>[154 <text:s text:c="2"/>3 <text:s text:c="2"/>3 <text:s text:c="2"/>0 627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&gt; Complete-linkage clustering 1020.7286562919617 to run</text:p>
      <text:p text:style-name="P2"/>
      <text:p text:style-name="P2">Average-linkage clustering results</text:p>
      <text:p text:style-name="P2">(array([0, 1, 2, 3, 4]), array([4051, <text:s text:c="3"/>3, <text:s text:c="3"/>1, <text:s text:c="3"/>1, <text:s text:c="3"/>2]))</text:p>
      <text:p text:style-name="P2">Rand <text:s text:c="7"/>-0.000</text:p>
      <text:p text:style-name="P2">Homogeneity 0.001</text:p>
      <text:p text:style-name="P2">Homogeneity 0.159</text:p>
      <text:p text:style-name="P2">[[892 <text:s text:c="2"/>3 <text:s text:c="2"/>0 <text:s text:c="2"/>0 <text:s text:c="2"/>0]</text:p>
      <text:p text:style-name="P2"><text:s/>[778 <text:s text:c="2"/>0 <text:s text:c="2"/>0 <text:s text:c="2"/>0 <text:s text:c="2"/>1]</text:p>
      <text:p text:style-name="P2"><text:s/>[759 <text:s text:c="2"/>0 <text:s text:c="2"/>1 <text:s text:c="2"/>0 <text:s text:c="2"/>0]</text:p>
      <text:p text:style-name="P2"><text:s/>[835 <text:s text:c="2"/>0 <text:s text:c="2"/>0 <text:s text:c="2"/>1 <text:s text:c="2"/>1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0(Auto)</text:p>
      <text:p text:style-name="P2">2 -&gt; 2(Sportas)</text:p>
      <text:p text:style-name="P2">3 -&gt; 3(Mokslas)</text:p>
      <text:p text:style-name="P2">4 -&gt; 1(Veidai)</text:p>
      <text:p text:style-name="P2">[4054 <text:s text:c="3"/>2 <text:s text:c="3"/>1 <text:s text:c="3"/>1]</text:p>
      <text:p text:style-name="P2">Rand <text:s text:c="7"/>0.000</text:p>
      <text:p text:style-name="P2">Homogeneity 0.001</text:p>
      <text:p text:style-name="P2">Homogeneity 0.142</text:p>
      <text:p text:style-name="P2">[[895 <text:s text:c="2"/>0 <text:s text:c="2"/>0 <text:s text:c="2"/>0 <text:s text:c="2"/>0]</text:p>
      <text:p text:style-name="P2"><text:s/>[778 <text:s text:c="2"/>1 <text:s text:c="2"/>0 <text:s text:c="2"/>0 <text:s text:c="2"/>0]</text:p>
      <text:p text:style-name="P2"><text:s/>[759 <text:s text:c="2"/>0 <text:s text:c="2"/>1 <text:s text:c="2"/>0 <text:s text:c="2"/>0]</text:p>
      <text:p text:style-name="P2"><text:s/>[835 <text:s text:c="2"/>1 <text:s text:c="2"/>0 <text:s text:c="2"/>1 <text:s text:c="2"/>0]</text:p>
      <text:p text:style-name="P2"><text:s/>[787 <text:s text:c="2"/>0 <text:s text:c="2"/>0 <text:s text:c="2"/>0 <text:s text:c="2"/>0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26.5185880661011 to run</text:p>
      <text:p text:style-name="P2"/>
      <text:p text:style-name="P2">Ward-linkage clustering results</text:p>
      <text:p text:style-name="P2">(array([0, 1, 2, 3, 4]), array([2856, <text:s/>435, <text:s text:c="2"/>27, <text:s/>712, <text:s text:c="2"/>28]))</text:p>
      <text:p text:style-name="P2">Rand <text:s text:c="7"/>0.171</text:p>
      <text:p text:style-name="P2">Homogeneity 0.278</text:p>
      <text:p text:style-name="P2">Homogeneity 0.521</text:p>
      <text:p text:style-name="P2">[[240 <text:s text:c="2"/>7 <text:s text:c="2"/>0 648 <text:s text:c="2"/>0]</text:p>
      <text:p text:style-name="P2"><text:s/>[768 <text:s text:c="2"/>9 <text:s text:c="2"/>0 <text:s text:c="2"/>2 <text:s text:c="2"/>0]</text:p>
      <text:p text:style-name="P2"><text:s/>[317 412 <text:s text:c="2"/>0 <text:s text:c="2"/>3 <text:s/>28]</text:p>
      <text:p text:style-name="P2"><text:s/>[788 <text:s text:c="2"/>4 <text:s/>27 <text:s/>18 <text:s text:c="2"/>0]</text:p>
      <text:p text:style-name="P2"><text:s/>[743 <text:s text:c="2"/>3 <text:s text:c="2"/>0 <text:s/>41 <text:s text:c="2"/>0]]</text:p>
      <text:p text:style-name="P2">New labels:</text:p>
      <text:p text:style-name="P2">0 -&gt; 3(Mokslas)</text:p>
      <text:p text:style-name="P2">1 -&gt; 2(Sportas)</text:p>
      <text:p text:style-name="P2"><text:soft-page-break/>2 -&gt; 3(Mokslas)</text:p>
      <text:p text:style-name="P2">3 -&gt; 0(Auto)</text:p>
      <text:p text:style-name="P2">4 -&gt; 2(Sportas)</text:p>
      <text:p text:style-name="P2">[ 712 <text:s text:c="3"/>0 <text:s/>463 2883]</text:p>
      <text:p text:style-name="P2">Rand <text:s text:c="7"/>0.176</text:p>
      <text:p text:style-name="P2">Homogeneity 0.273</text:p>
      <text:p text:style-name="P2">Homogeneity 0.551</text:p>
      <text:p text:style-name="P2">[[648 <text:s text:c="2"/>0 <text:s text:c="2"/>7 240 <text:s text:c="2"/>0]</text:p>
      <text:p text:style-name="P2"><text:s/>[ <text:s/>2 <text:s text:c="2"/>0 <text:s text:c="2"/>9 768 <text:s text:c="2"/>0]</text:p>
      <text:p text:style-name="P2"><text:s/>[ <text:s/>3 <text:s text:c="2"/>0 440 317 <text:s text:c="2"/>0]</text:p>
      <text:p text:style-name="P2"><text:s/>[ 18 <text:s text:c="2"/>0 <text:s text:c="2"/>4 815 <text:s text:c="2"/>0]</text:p>
      <text:p text:style-name="P2"><text:s/>[ 41 <text:s text:c="2"/>0 <text:s text:c="2"/>3 743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826.5931062698364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5 clusters= 15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9 clusters= 21 top10=[13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eps=0.9 min=7: noise=4027 clusters= <text:s/>3 top10=[14 <text:s/>9 <text:s/>8]</text:p>
      <text:p text:style-name="P2">eps=0.9 min=8: noise=4027 clusters= <text:s/>3 top10=[14 <text:s/>9 <text:s/>8]</text:p>
      <text:p text:style-name="P2">eps=1.0 min=3: noise=3814 clusters= 50 top10=[24 20 13 11 10 <text:s/>9 <text:s/>7 <text:s/>6 <text:s/>6 <text:s/>6]</text:p>
      <text:p text:style-name="P2">eps=1.0 min=4: noise=3919 clusters= 17 top10=[22 20 13 10 10 <text:s/>8 <text:s/>7 <text:s/>6 <text:s/>6 <text:s/>6]</text:p>
      <text:p text:style-name="P2">eps=1.0 min=5: noise=3945 clusters= 11 top10=[22 20 13 10 10 <text:s/>8 <text:s/>7 <text:s/>6 <text:s/>6 <text:s/>6]</text:p>
      <text:p text:style-name="P2">eps=1.0 min=6: noise=3957 clusters= 10 top10=[22 15 13 10 <text:s/>8 <text:s/>8 <text:s/>7 <text:s/>6 <text:s/>6 <text:s/>6]</text:p>
      <text:p text:style-name="P2">eps=1.0 min=7: noise=3978 clusters= <text:s/>7 top10=[21 15 12 10 <text:s/>8 <text:s/>7 <text:s/>7]</text:p>
      <text:p text:style-name="P2">eps=1.0 min=8: noise=4000 clusters= <text:s/>4 top10=[21 15 12 10]</text:p>
      <text:p text:style-name="P2">eps=1.1 min=3: noise=3580 clusters= 91 top10=[30 29 23 19 16 10 10 <text:s/>9 <text:s/>9 <text:s/>9]</text:p>
      <text:p text:style-name="P2">eps=1.1 min=4: noise=3736 clusters= 43 top10=[30 28 23 19 16 10 10 <text:s/>9 <text:s/>8 <text:s/>8]</text:p>
      <text:p text:style-name="P2">eps=1.1 min=5: noise=3817 clusters= 25 top10=[30 28 23 19 16 10 10 <text:s/>8 <text:s/>8 <text:s/>8]</text:p>
      <text:p text:style-name="P2">eps=1.1 min=6: noise=3868 clusters= 16 top10=[30 28 19 18 16 10 10 <text:s/>8 <text:s/>8 <text:s/>7]</text:p>
      <text:p text:style-name="P2">eps=1.1 min=7: noise=3915 clusters= <text:s/>9 top10=[30 28 17 17 16 10 10 <text:s/>8 <text:s/>7]</text:p>
      <text:p text:style-name="P2">eps=1.1 min=8: noise=3925 clusters= <text:s/>8 top10=[30 28 17 17 13 10 10 <text:s/>8]</text:p>
      <text:p text:style-name="P2">eps=1.2 min=3: noise=2852 clusters=158 top10=[117 <text:s/>91 <text:s/>87 <text:s/>58 <text:s/>34 <text:s/>21 <text:s/>19 <text:s/>19 <text:s/>16 <text:s/>15]</text:p>
      <text:p text:style-name="P2">eps=1.2 min=4: noise=3142 clusters= 83 top10=[93 90 85 57 34 21 19 15 14 14]</text:p>
      <text:p text:style-name="P2">eps=1.2 min=5: noise=3291 clusters= 59 top10=[88 82 63 51 25 21 19 16 15 14]</text:p>
      <text:p text:style-name="P2">eps=1.2 min=6: noise=3388 clusters= 47 top10=[88 78 59 51 24 21 19 16 15 13]</text:p>
      <text:p text:style-name="P2">eps=1.2 min=7: noise=3517 clusters= 32 top10=[73 69 50 49 24 21 17 16 14 13]</text:p>
      <text:p text:style-name="P2">eps=1.2 min=8: noise=3610 clusters= 22 top10=[69 66 49 46 24 21 16 16 15 14]</text:p>
      <text:p text:style-name="P2">eps=1.3 min=3: noise=1156 clusters= 37 top10=[2763 <text:s text:c="3"/>8 <text:s text:c="3"/>7 <text:s text:c="3"/>6 <text:s text:c="3"/>6 <text:s text:c="3"/>6 <text:s text:c="3"/>5 <text:s text:c="3"/>5 <text:s text:c="3"/>5 <text:s text:c="3"/>5]</text:p>
      <text:p text:style-name="P2">eps=1.3 min=4: noise=1315 clusters= 17 top10=[2657 <text:s text:c="2"/>12 <text:s text:c="3"/>8 <text:s text:c="3"/>6 <text:s text:c="3"/>6 <text:s text:c="3"/>6 <text:s text:c="3"/>6 <text:s text:c="3"/>5 <text:s text:c="3"/>5 <text:s text:c="3"/>5]</text:p>
      <text:p text:style-name="P2">eps=1.3 min=5: noise=1412 clusters= 15 top10=[2554 <text:s text:c="2"/>17 <text:s text:c="2"/>10 <text:s text:c="3"/>8 <text:s text:c="3"/>6 <text:s text:c="3"/>6 <text:s text:c="3"/>6 <text:s text:c="3"/>6 <text:s text:c="3"/>6 <text:s text:c="3"/>5]</text:p>
      <text:p text:style-name="P2">eps=1.3 min=6: noise=1507 clusters= 12 top10=[2458 <text:s text:c="2"/>24 <text:s text:c="2"/>12 <text:s text:c="3"/>9 <text:s text:c="3"/>8 <text:s text:c="3"/>6 <text:s text:c="3"/>6 <text:s text:c="3"/>6 <text:s text:c="3"/>6 <text:s text:c="3"/>6]</text:p>
      <text:p text:style-name="P2">eps=1.3 min=7: noise=1644 clusters= 13 top10=[2289 <text:s text:c="2"/>24 <text:s text:c="2"/>24 <text:s text:c="2"/>12 <text:s text:c="2"/>10 <text:s text:c="2"/>10 <text:s text:c="3"/>8 <text:s text:c="3"/>7 <text:s text:c="3"/>7 <text:s text:c="3"/>6]</text:p>
      <text:p text:style-name="P2">eps=1.3 min=8: noise=1762 clusters= 11 top10=[2150 <text:s text:c="2"/>36 <text:s text:c="2"/>26 <text:s text:c="2"/>20 <text:s text:c="2"/>14 <text:s text:c="2"/>10 <text:s text:c="3"/>9 <text:s text:c="3"/>9 <text:s text:c="3"/>8 <text:s text:c="3"/>7]</text:p>
      <text:p text:style-name="P2">&gt; DBSCAN 33.840376138687134 to run</text:p>
      <text:h text:style-name="P17" text:outline-level="2"><text:soft-page-break/>M<text:span text:style-name="T3">ax</text:span>_df <text:span text:style-name="T3">0.4</text:span></text:h>
      <text:p text:style-name="P2">&gt;Namespace(dr=None, intro=False, lemmer=False, lemstop=False, max_df=0.4, methods=['km', 'em', 'ac', 'aa', 'aw', 'db'], min_df=None, ngram=None, raw=False, stemer=False, stopword=False, title=False)</text:p>
      <text:p text:style-name="P2">MAX_DF 0.4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4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293)</text:p>
      <text:p text:style-name="P2"/>
      <text:p text:style-name="P2">K-means results</text:p>
      <text:p text:style-name="P2">[ 552 1918 <text:s text:c="2"/>35 <text:s/>885 <text:s/>668]</text:p>
      <text:p text:style-name="P2">Cluster 0: 60572 54864 48277 130499 101940 104284 48317 124188 56354 82640</text:p>
      <text:p text:style-name="P2">Cluster 1: 42048 42298 10842 44850 57318 42050 54864 57487 19261 59634</text:p>
      <text:p text:style-name="P2">Cluster 2: 37170 4295 90835 119722 30132 37162 101851 119721 119716 21971</text:p>
      <text:p text:style-name="P2">Cluster 3: 95901 26563 61169 124189 19023 54864 26128 41878 128047 61497</text:p>
      <text:p text:style-name="P2">Cluster 4: 10452 24653 10442 122114 10443 10455 47840 10423 41940 28982</text:p>
      <text:p text:style-name="P2">Rand <text:s text:c="7"/>0.354</text:p>
      <text:p text:style-name="P2">Homogeneity 0.434</text:p>
      <text:p text:style-name="P2">Homogeneity 0.538</text:p>
      <text:p text:style-name="P2">[[ 21 153 <text:s text:c="2"/>0 <text:s/>90 631]</text:p>
      <text:p text:style-name="P2"><text:s/>[ <text:s/>0 761 <text:s text:c="2"/>0 <text:s/>18 <text:s text:c="2"/>0]</text:p>
      <text:p text:style-name="P2"><text:s/>[531 215 <text:s text:c="2"/>0 <text:s/>11 <text:s text:c="2"/>3]</text:p>
      <text:p text:style-name="P2"><text:s/>[ <text:s/>0 650 <text:s/>35 147 <text:s text:c="2"/>5]</text:p>
      <text:p text:style-name="P2"><text:s/>[ <text:s/>0 139 <text:s text:c="2"/>0 619 <text:s/>29]]</text:p>
      <text:p text:style-name="P2">New labels:</text:p>
      <text:p text:style-name="P2">0 -&gt; 2(Sportas)</text:p>
      <text:p text:style-name="P2">1 -&gt; 1(Veidai)</text:p>
      <text:p text:style-name="P2">2 -&gt; 3(Mokslas)</text:p>
      <text:p text:style-name="P2">3 -&gt; 4(Verslas)</text:p>
      <text:p text:style-name="P2">4 -&gt; 0(Auto)</text:p>
      <text:p text:style-name="P2">[ 668 1918 <text:s/>552 <text:s text:c="2"/>35 <text:s/>885]</text:p>
      <text:p text:style-name="P2">Rand <text:s text:c="7"/>0.354</text:p>
      <text:p text:style-name="P2">Homogeneity 0.434</text:p>
      <text:p text:style-name="P2">Homogeneity 0.538</text:p>
      <text:p text:style-name="P2">[[631 153 <text:s/>21 <text:s text:c="2"/>0 <text:s/>90]</text:p>
      <text:p text:style-name="P2"><text:s/>[ <text:s/>0 761 <text:s text:c="2"/>0 <text:s text:c="2"/>0 <text:s/>18]</text:p>
      <text:p text:style-name="P2"><text:s/>[ <text:s/>3 215 531 <text:s text:c="2"/>0 <text:s/>11]</text:p>
      <text:p text:style-name="P2"><text:s/>[ <text:s/>5 650 <text:s text:c="2"/>0 <text:s/>35 147]</text:p>
      <text:p text:style-name="P2"><text:s/>[ 29 139 <text:s text:c="2"/>0 <text:s text:c="2"/>0 619]]</text:p>
      <text:p text:style-name="P2">{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, 'title': 'K-means'}</text:p>
      <text:p text:style-name="P2">&gt; K-means 247.25924253463745 to run</text:p>
      <text:p text:style-name="P2"/>
      <text:p text:style-name="P2">Expectation-maximization results</text:p>
      <text:p text:style-name="P2">(array([0, 1, 2, 3, 4]), array([ 351, 1053, 1419, <text:s/>705, <text:s/>530]))</text:p>
      <text:p text:style-name="P2">Cluster 0: 61557 103535 140101 63568 50025 42050 124546 108340 58632 44850</text:p>
      <text:p text:style-name="P2">Cluster 1: 95901 26563 61169 124189 19023 54864 26128 41878 102782 128047</text:p>
      <text:p text:style-name="P2">Cluster 2: 42048 10842 57318 57487 109663 42298 54864 59634 44850 42120</text:p>
      <text:p text:style-name="P2">Cluster 3: 10452 24653 122114 10442 37170 10443 10455 10423 47840 41940</text:p>
      <text:p text:style-name="P2">Cluster 4: 60572 54864 101940 48277 130499 104284 124188 56354 48317 101908</text:p>
      <text:p text:style-name="P2">Rand <text:s text:c="7"/>0.395</text:p>
      <text:p text:style-name="P2">Homogeneity 0.470</text:p>
      <text:p text:style-name="P2">Homogeneity 0.504</text:p>
      <text:p text:style-name="P2">[[ <text:s/>2 <text:s/>95 166 612 <text:s/>20]</text:p>
      <text:p text:style-name="P2"><text:s/>[ <text:s/>3 <text:s/>38 738 <text:s text:c="2"/>0 <text:s text:c="2"/>0]</text:p>
      <text:p text:style-name="P2"><text:s/>[ <text:s/>0 <text:s/>16 233 <text:s text:c="2"/>2 509]</text:p>
      <text:p text:style-name="P2"><text:s/>[342 238 193 <text:s/>63 <text:s text:c="2"/>1]</text:p>
      <text:p text:style-name="P2"><text:s/>[ <text:s/>4 666 <text:s/>89 <text:s/>28 <text:s text:c="2"/>0]]</text:p>
      <text:p text:style-name="P2">New labels:</text:p>
      <text:p text:style-name="P2">0 -&gt; 3(Mokslas)</text:p>
      <text:p text:style-name="P2">1 -&gt; 4(Verslas)</text:p>
      <text:p text:style-name="P2">2 -&gt; 1(Veidai)</text:p>
      <text:p text:style-name="P2">3 -&gt; 0(Auto)</text:p>
      <text:p text:style-name="P2">4 -&gt; 2(Sportas)</text:p>
      <text:p text:style-name="P2">[ 705 1419 <text:s/>530 <text:s/>351 1053]</text:p>
      <text:p text:style-name="P2"><text:soft-page-break/>Rand <text:s text:c="7"/>0.395</text:p>
      <text:p text:style-name="P2">Homogeneity 0.470</text:p>
      <text:p text:style-name="P2">Homogeneity 0.504</text:p>
      <text:p text:style-name="P2">[[612 166 <text:s/>20 <text:s text:c="2"/>2 <text:s/>95]</text:p>
      <text:p text:style-name="P2"><text:s/>[ <text:s/>0 738 <text:s text:c="2"/>0 <text:s text:c="2"/>3 <text:s/>38]</text:p>
      <text:p text:style-name="P2"><text:s/>[ <text:s/>2 233 509 <text:s text:c="2"/>0 <text:s/>16]</text:p>
      <text:p text:style-name="P2"><text:s/>[ 63 193 <text:s text:c="2"/>1 342 238]</text:p>
      <text:p text:style-name="P2"><text:s/>[ 28 <text:s/>89 <text:s text:c="2"/>0 <text:s text:c="2"/>4 666]]</text:p>
      <text:p text:style-name="P2">{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, 'title': 'Expectation-maximization'}</text:p>
      <text:p text:style-name="P2">&gt; Expectation-maximization 111.10999727249146 to run</text:p>
      <text:p text:style-name="P2"/>
      <text:p text:style-name="P2">Complete-linkage clustering results</text:p>
      <text:p text:style-name="P2">(array([0, 1, 2, 3, 4]), array([1178, 1106, <text:s/>302, <text:s/>494, <text:s/>978]))</text:p>
      <text:p text:style-name="P2">Rand <text:s text:c="7"/>0.094</text:p>
      <text:p text:style-name="P2">Homogeneity 0.134</text:p>
      <text:p text:style-name="P2">Homogeneity 0.143</text:p>
      <text:p text:style-name="P2">[[330 191 <text:s text:c="2"/>8 241 125]</text:p>
      <text:p text:style-name="P2"><text:s/>[ 57 380 <text:s/>68 <text:s/>23 251]</text:p>
      <text:p text:style-name="P2"><text:s/>[398 <text:s/>20 158 101 <text:s/>83]</text:p>
      <text:p text:style-name="P2"><text:s/>[ 71 349 <text:s/>66 <text:s/>33 318]</text:p>
      <text:p text:style-name="P2"><text:s/>[322 166 <text:s text:c="2"/>2 <text:s/>96 201]]</text:p>
      <text:p text:style-name="P2">New labels:</text:p>
      <text:p text:style-name="P2">0 -&gt; 2(Sportas)</text:p>
      <text:p text:style-name="P2">1 -&gt; 1(Veidai)</text:p>
      <text:p text:style-name="P2">2 -&gt; 2(Sportas)</text:p>
      <text:p text:style-name="P2">3 -&gt; 0(Auto)</text:p>
      <text:p text:style-name="P2">4 -&gt; 3(Mokslas)</text:p>
      <text:p text:style-name="P2">[ 494 1106 1480 <text:s/>978]</text:p>
      <text:p text:style-name="P2">Rand <text:s text:c="7"/>0.089</text:p>
      <text:p text:style-name="P2">Homogeneity 0.105</text:p>
      <text:p text:style-name="P2">Homogeneity 0.128</text:p>
      <text:p text:style-name="P2">[[241 191 338 125 <text:s text:c="2"/>0]</text:p>
      <text:p text:style-name="P2"><text:s/>[ 23 380 125 251 <text:s text:c="2"/>0]</text:p>
      <text:p text:style-name="P2"><text:s/>[101 <text:s/>20 556 <text:s/>83 <text:s text:c="2"/>0]</text:p>
      <text:p text:style-name="P2"><text:s/>[ 33 349 137 318 <text:s text:c="2"/>0]</text:p>
      <text:p text:style-name="P2"><text:s/>[ 96 166 324 201 <text:s text:c="2"/>0]]</text:p>
      <text:p text:style-name="P2">{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, 'title': 'Complete-linkage clustering'}</text:p>
      <text:p text:style-name="P2">&gt; Complete-linkage clustering 825.6457259654999 to run</text:p>
      <text:p text:style-name="P2"/>
      <text:p text:style-name="P2">Average-linkage clustering results</text:p>
      <text:p text:style-name="P2">(array([0, 1, 2, 3, 4]), array([4040, <text:s text:c="2"/>11, <text:s text:c="3"/>3, <text:s text:c="3"/>1, <text:s text:c="3"/>3]))</text:p>
      <text:p text:style-name="P2">Rand <text:s text:c="7"/>0.000</text:p>
      <text:p text:style-name="P2">Homogeneity 0.004</text:p>
      <text:p text:style-name="P2">Homogeneity 0.177</text:p>
      <text:p text:style-name="P2">[[892 <text:s text:c="2"/>0 <text:s text:c="2"/>3 <text:s text:c="2"/>0 <text:s text:c="2"/>0]</text:p>
      <text:p text:style-name="P2"><text:s/>[769 <text:s/>10 <text:s text:c="2"/>0 <text:s text:c="2"/>0 <text:s text:c="2"/>0]</text:p>
      <text:p text:style-name="P2"><text:s/>[760 <text:s text:c="2"/>0 <text:s text:c="2"/>0 <text:s text:c="2"/>0 <text:s text:c="2"/>0]</text:p>
      <text:p text:style-name="P2"><text:s/>[834 <text:s text:c="2"/>1 <text:s text:c="2"/>0 <text:s text:c="2"/>1 <text:s text:c="2"/>1]</text:p>
      <text:p text:style-name="P2"><text:s/>[785 <text:s text:c="2"/>0 <text:s text:c="2"/>0 <text:s text:c="2"/>0 <text:s text:c="2"/>2]]</text:p>
      <text:p text:style-name="P2">New labels:</text:p>
      <text:p text:style-name="P2">0 -&gt; 0(Auto)</text:p>
      <text:p text:style-name="P2">1 -&gt; 1(Veidai)</text:p>
      <text:p text:style-name="P2">2 -&gt; 0(Auto)</text:p>
      <text:p text:style-name="P2">3 -&gt; 3(Mokslas)</text:p>
      <text:p text:style-name="P2">4 -&gt; 4(Verslas)</text:p>
      <text:p text:style-name="P2">[4043 <text:s text:c="2"/>11 <text:s text:c="3"/>0 <text:s text:c="3"/>1 <text:s text:c="3"/>3]</text:p>
      <text:p text:style-name="P2">Rand <text:s text:c="7"/>0.000</text:p>
      <text:p text:style-name="P2">Homogeneity 0.003</text:p>
      <text:p text:style-name="P2">Homogeneity 0.176</text:p>
      <text:p text:style-name="P2">[[895 <text:s text:c="2"/>0 <text:s text:c="2"/>0 <text:s text:c="2"/>0 <text:s text:c="2"/>0]</text:p>
      <text:p text:style-name="P2"><text:s/>[769 <text:s/>10 <text:s text:c="2"/>0 <text:s text:c="2"/>0 <text:s text:c="2"/>0]</text:p>
      <text:p text:style-name="P2"><text:s/>[760 <text:s text:c="2"/>0 <text:s text:c="2"/>0 <text:s text:c="2"/>0 <text:s text:c="2"/>0]</text:p>
      <text:p text:style-name="P2"><text:s/>[834 <text:s text:c="2"/>1 <text:s text:c="2"/>0 <text:s text:c="2"/>1 <text:s text:c="2"/>1]</text:p>
      <text:p text:style-name="P2"><text:s/>[785 <text:s text:c="2"/>0 <text:s text:c="2"/>0 <text:s text:c="2"/>0 <text:s text:c="2"/>2]]</text:p>
      <text:p text:style-name="P2">{'model': AgglomerativeClustering(affinity='euclidean', compute_full_tree='auto',</text:p>
      <text:p text:style-name="P2"><text:s text:c="12"/>connectivity=None, linkage='average', memory=None,</text:p>
      <text:p text:style-name="P2"><text:soft-page-break/><text:s text:c="12"/>n_clusters=5, pooling_func='deprecated'), 'title': 'Average-linkage clustering'}</text:p>
      <text:p text:style-name="P2">&gt; Average-linkage clustering 825.1813032627106 to run</text:p>
      <text:p text:style-name="P2"/>
      <text:p text:style-name="P2">Ward-linkage clustering results</text:p>
      <text:p text:style-name="P2">(array([0, 1, 2, 3, 4]), array([2885, <text:s/>390, <text:s text:c="2"/>27, <text:s/>728, <text:s text:c="2"/>28]))</text:p>
      <text:p text:style-name="P2">Rand <text:s text:c="7"/>0.158</text:p>
      <text:p text:style-name="P2">Homogeneity 0.264</text:p>
      <text:p text:style-name="P2">Homogeneity 0.503</text:p>
      <text:p text:style-name="P2">[[240 <text:s text:c="2"/>6 <text:s text:c="2"/>0 649 <text:s text:c="2"/>0]</text:p>
      <text:p text:style-name="P2"><text:s/>[769 <text:s text:c="2"/>8 <text:s text:c="2"/>0 <text:s text:c="2"/>2 <text:s text:c="2"/>0]</text:p>
      <text:p text:style-name="P2"><text:s/>[357 370 <text:s text:c="2"/>0 <text:s text:c="2"/>5 <text:s/>28]</text:p>
      <text:p text:style-name="P2"><text:s/>[792 <text:s text:c="2"/>4 <text:s/>27 <text:s/>14 <text:s text:c="2"/>0]</text:p>
      <text:p text:style-name="P2"><text:s/>[727 <text:s text:c="2"/>2 <text:s text:c="2"/>0 <text:s/>58 <text:s text:c="2"/>0]]</text:p>
      <text:p text:style-name="P2">New labels:</text:p>
      <text:p text:style-name="P2">0 -&gt; 3(Mokslas)</text:p>
      <text:p text:style-name="P2">1 -&gt; 2(Sportas)</text:p>
      <text:p text:style-name="P2">2 -&gt; 3(Mokslas)</text:p>
      <text:p text:style-name="P2">3 -&gt; 0(Auto)</text:p>
      <text:p text:style-name="P2">4 -&gt; 2(Sportas)</text:p>
      <text:p text:style-name="P2">[ 728 <text:s text:c="3"/>0 <text:s/>418 2912]</text:p>
      <text:p text:style-name="P2">Rand <text:s text:c="7"/>0.162</text:p>
      <text:p text:style-name="P2">Homogeneity 0.258</text:p>
      <text:p text:style-name="P2">Homogeneity 0.532</text:p>
      <text:p text:style-name="P2">[[649 <text:s text:c="2"/>0 <text:s text:c="2"/>6 240 <text:s text:c="2"/>0]</text:p>
      <text:p text:style-name="P2"><text:s/>[ <text:s/>2 <text:s text:c="2"/>0 <text:s text:c="2"/>8 769 <text:s text:c="2"/>0]</text:p>
      <text:p text:style-name="P2"><text:s/>[ <text:s/>5 <text:s text:c="2"/>0 398 357 <text:s text:c="2"/>0]</text:p>
      <text:p text:style-name="P2"><text:s/>[ 14 <text:s text:c="2"/>0 <text:s text:c="2"/>4 819 <text:s text:c="2"/>0]</text:p>
      <text:p text:style-name="P2"><text:s/>[ 58 <text:s text:c="2"/>0 <text:s text:c="2"/>2 727 <text:s text:c="2"/>0]]</text:p>
      <text:p text:style-name="P2">{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, 'title': 'Ward-linkage clustering'}</text:p>
      <text:p text:style-name="P2">&gt; Ward-linkage clustering 825.074187040329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8 clusters= 14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9 clusters= 21 top10=[13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eps=0.9 min=7: noise=4027 clusters= <text:s/>3 top10=[14 <text:s/>9 <text:s/>8]</text:p>
      <text:p text:style-name="P2">eps=0.9 min=8: noise=4027 clusters= <text:s/>3 top10=[14 <text:s/>9 <text:s/>8]</text:p>
      <text:p text:style-name="P2">eps=1.0 min=3: noise=3814 clusters= 50 top10=[24 20 13 11 10 <text:s/>9 <text:s/>7 <text:s/>6 <text:s/>6 <text:s/>6]</text:p>
      <text:p text:style-name="P2">eps=1.0 min=4: noise=3919 clusters= 17 top10=[22 20 13 10 10 <text:s/>8 <text:s/>7 <text:s/>6 <text:s/>6 <text:s/>6]</text:p>
      <text:p text:style-name="P2">eps=1.0 min=5: noise=3945 clusters= 11 top10=[22 20 13 10 10 <text:s/>8 <text:s/>7 <text:s/>6 <text:s/>6 <text:s/>6]</text:p>
      <text:p text:style-name="P2">eps=1.0 min=6: noise=3958 clusters= 10 top10=[21 15 13 10 <text:s/>8 <text:s/>8 <text:s/>7 <text:s/>6 <text:s/>6 <text:s/>6]</text:p>
      <text:p text:style-name="P2">eps=1.0 min=7: noise=3978 clusters= <text:s/>7 top10=[21 15 12 10 <text:s/>8 <text:s/>7 <text:s/>7]</text:p>
      <text:p text:style-name="P2">eps=1.0 min=8: noise=4000 clusters= <text:s/>4 top10=[21 15 12 10]</text:p>
      <text:p text:style-name="P2">eps=1.1 min=3: noise=3581 clusters= 90 top10=[30 29 23 19 16 11 10 10 <text:s/>9 <text:s/>9]</text:p>
      <text:p text:style-name="P2">eps=1.1 min=4: noise=3736 clusters= 42 top10=[30 28 23 19 16 10 10 <text:s/>9 <text:s/>9 <text:s/>8]</text:p>
      <text:p text:style-name="P2">eps=1.1 min=5: noise=3817 clusters= 25 top10=[30 28 23 19 16 10 10 <text:s/>8 <text:s/>8 <text:s/>8]</text:p>
      <text:p text:style-name="P2">eps=1.1 min=6: noise=3868 clusters= 16 top10=[30 28 19 18 16 10 10 <text:s/>8 <text:s/>8 <text:s/>7]</text:p>
      <text:p text:style-name="P2">eps=1.1 min=7: noise=3915 clusters= <text:s/>9 top10=[30 28 17 17 16 10 10 <text:s/>8 <text:s/>7]</text:p>
      <text:p text:style-name="P2">eps=1.1 min=8: noise=3925 clusters= <text:s/>8 top10=[30 28 17 17 13 10 10 <text:s/>8]</text:p>
      <text:p text:style-name="P2">eps=1.2 min=3: noise=2870 clusters=157 top10=[118 <text:s/>91 <text:s/>87 <text:s/>57 <text:s/>34 <text:s/>21 <text:s/>18 <text:s/>18 <text:s/>16 <text:s/>15]</text:p>
      <text:p text:style-name="P2">eps=1.2 min=4: noise=3156 clusters= 82 top10=[94 90 85 56 34 21 18 15 14 14]</text:p>
      <text:p text:style-name="P2"><text:soft-page-break/>eps=1.2 min=5: noise=3305 clusters= 58 top10=[88 82 64 51 25 21 18 16 15 14]</text:p>
      <text:p text:style-name="P2">eps=1.2 min=6: noise=3406 clusters= 45 top10=[88 78 60 51 24 21 18 16 15 13]</text:p>
      <text:p text:style-name="P2">eps=1.2 min=7: noise=3528 clusters= 31 top10=[73 69 50 50 24 21 16 16 14 13]</text:p>
      <text:p text:style-name="P2">eps=1.2 min=8: noise=3611 clusters= 22 top10=[69 66 49 47 24 21 16 16 14 14]</text:p>
      <text:p text:style-name="P2">eps=1.3 min=3: noise=1202 clusters= 42 top10=[2671 <text:s text:c="2"/>25 <text:s text:c="3"/>9 <text:s text:c="3"/>7 <text:s text:c="3"/>7 <text:s text:c="3"/>6 <text:s text:c="3"/>6 <text:s text:c="3"/>6 <text:s text:c="3"/>6 <text:s text:c="3"/>5]</text:p>
      <text:p text:style-name="P2">eps=1.3 min=4: noise=1366 clusters= 21 top10=[2571 <text:s text:c="2"/>18 <text:s text:c="2"/>12 <text:s text:c="3"/>9 <text:s text:c="3"/>7 <text:s text:c="3"/>6 <text:s text:c="3"/>6 <text:s text:c="3"/>6 <text:s text:c="3"/>6 <text:s text:c="3"/>6]</text:p>
      <text:p text:style-name="P2">eps=1.3 min=5: noise=1463 clusters= 15 top10=[2505 <text:s text:c="2"/>14 <text:s text:c="2"/>10 <text:s text:c="3"/>9 <text:s text:c="3"/>6 <text:s text:c="3"/>6 <text:s text:c="3"/>6 <text:s text:c="3"/>6 <text:s text:c="3"/>5 <text:s text:c="3"/>5]</text:p>
      <text:p text:style-name="P2">eps=1.3 min=6: noise=1554 clusters= 15 top10=[2364 <text:s text:c="2"/>31 <text:s text:c="2"/>25 <text:s text:c="2"/>12 <text:s text:c="3"/>9 <text:s text:c="3"/>9 <text:s text:c="3"/>7 <text:s text:c="3"/>7 <text:s text:c="3"/>6 <text:s text:c="3"/>6]</text:p>
      <text:p text:style-name="P2">eps=1.3 min=7: noise=1716 clusters= 15 top10=[2205 <text:s text:c="2"/>24 <text:s text:c="2"/>19 <text:s text:c="2"/>11 <text:s text:c="2"/>10 <text:s text:c="3"/>9 <text:s text:c="3"/>9 <text:s text:c="3"/>9 <text:s text:c="3"/>9 <text:s text:c="3"/>7]</text:p>
      <text:p text:style-name="P2">eps=1.3 min=8: noise=1820 clusters= 15 top10=[2055 <text:s text:c="2"/>34 <text:s text:c="2"/>26 <text:s text:c="2"/>21 <text:s text:c="2"/>14 <text:s text:c="2"/>14 <text:s text:c="3"/>9 <text:s text:c="3"/>9 <text:s text:c="3"/>9 <text:s text:c="3"/>9]</text:p>
      <text:p text:style-name="P2">&gt; DBSCAN 33.53472638130188 to run</text:p>
      <text:h text:style-name="P17" text:outline-level="2">M<text:span text:style-name="T3">ax</text:span>_df <text:span text:style-name="T3">0.3</text:span></text:h>
      <text:p text:style-name="P2">&gt;Namespace(dr=None, intro=False, lemmer=False, lemstop=False, max_df=0.3, methods=['km', 'em', 'ac', 'aa', 'aw', 'db'], min_df=None, ngram=None, raw=False, stemer=False, stopword=False, title=False)</text:p>
      <text:p text:style-name="P2">MAX_DF 0.3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3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268)</text:p>
      <text:p text:style-name="P2"/>
      <text:p text:style-name="P2">K-means results</text:p>
      <text:p text:style-name="P2">[ 549 1912 <text:s text:c="2"/>35 <text:s/>859 <text:s/>703]</text:p>
      <text:p text:style-name="P2">Cluster 0: 60559 101921 130475 48268 104265 48308 124165 56342 82623 101889</text:p>
      <text:p text:style-name="P2">Cluster 1: 42042 10842 57306 57475 59622 63079 102763 109644 42113 52117</text:p>
      <text:p text:style-name="P2">Cluster 2: 37164 4295 90818 119703 30126 37156 101832 119702 119697 21966</text:p>
      <text:p text:style-name="P2">Cluster 3: 95882 26558 61156 124166 19019 26123 41872 61484 128024 134757</text:p>
      <text:p text:style-name="P2">Cluster 4: 10452 24648 10442 122093 10443 10455 47831 10423 41934 127274</text:p>
      <text:p text:style-name="P2">Rand <text:s text:c="7"/>0.366</text:p>
      <text:p text:style-name="P2">Homogeneity 0.443</text:p>
      <text:p text:style-name="P2">Homogeneity 0.549</text:p>
      <text:p text:style-name="P2">[[ 23 125 <text:s text:c="2"/>0 <text:s/>82 665]</text:p>
      <text:p text:style-name="P2"><text:s/>[ <text:s/>0 765 <text:s text:c="2"/>0 <text:s/>14 <text:s text:c="2"/>0]</text:p>
      <text:p text:style-name="P2"><text:s/>[526 220 <text:s text:c="2"/>0 <text:s/>11 <text:s text:c="2"/>3]</text:p>
      <text:p text:style-name="P2"><text:s/>[ <text:s/>0 653 <text:s/>35 144 <text:s text:c="2"/>5]</text:p>
      <text:p text:style-name="P2"><text:s/>[ <text:s/>0 149 <text:s text:c="2"/>0 608 <text:s/>30]]</text:p>
      <text:p text:style-name="P2">New labels:</text:p>
      <text:p text:style-name="P2">0 -&gt; 2(Sportas)</text:p>
      <text:p text:style-name="P2">1 -&gt; 1(Veidai)</text:p>
      <text:p text:style-name="P2">2 -&gt; 3(Mokslas)</text:p>
      <text:p text:style-name="P2">3 -&gt; 4(Verslas)</text:p>
      <text:p text:style-name="P2">4 -&gt; 0(Auto)</text:p>
      <text:p text:style-name="P2">[ 703 1912 <text:s/>549 <text:s text:c="2"/>35 <text:s/>859]</text:p>
      <text:p text:style-name="P2">Rand <text:s text:c="7"/>0.366</text:p>
      <text:p text:style-name="P2">Homogeneity 0.443</text:p>
      <text:p text:style-name="P2">Homogeneity 0.549</text:p>
      <text:p text:style-name="P2">[[665 125 <text:s/>23 <text:s text:c="2"/>0 <text:s/>82]</text:p>
      <text:p text:style-name="P2"><text:s/>[ <text:s/>0 765 <text:s text:c="2"/>0 <text:s text:c="2"/>0 <text:s/>14]</text:p>
      <text:p text:style-name="P2"><text:s/>[ <text:s/>3 220 526 <text:s text:c="2"/>0 <text:s/>11]</text:p>
      <text:p text:style-name="P2"><text:s/>[ <text:s/>5 653 <text:s text:c="2"/>0 <text:s/>35 144]</text:p>
      <text:p text:style-name="P2"><text:s/>[ 30 149 <text:s text:c="2"/>0 <text:s text:c="2"/>0 608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233.82747530937195 to run</text:p>
      <text:p text:style-name="P2"/>
      <text:p text:style-name="P2">Expectation-maximization results</text:p>
      <text:p text:style-name="P2">(array([0, 1, 2, 3, 4]), array([ 748, <text:s/>898, 1195, <text:s/>718, <text:s/>499]))</text:p>
      <text:p text:style-name="P2">Cluster 0: 37164 61544 103516 140076 41934 4295 140722 102763 23074 41872</text:p>
      <text:p text:style-name="P2">Cluster 1: 95882 26558 61156 124166 19019 26123 41872 61484 102763 26523</text:p>
      <text:p text:style-name="P2">Cluster 2: 42042 57306 10842 109644 57475 42113 59622 46919 133761 52117</text:p>
      <text:p text:style-name="P2">Cluster 3: 10452 24648 122093 10442 10443 10455 47831 10423 41934 45819</text:p>
      <text:p text:style-name="P2">Cluster 4: 60559 101921 48268 130475 104265 124165 56342 48308 101889 56341</text:p>
      <text:p text:style-name="P2">Rand <text:s text:c="7"/>0.546</text:p>
      <text:p text:style-name="P2">Homogeneity 0.580</text:p>
      <text:p text:style-name="P2"><text:soft-page-break/>Homogeneity 0.594</text:p>
      <text:p text:style-name="P2">[[ 13 101 <text:s/>84 671 <text:s/>26]</text:p>
      <text:p text:style-name="P2"><text:s/>[ 13 <text:s/>28 738 <text:s text:c="2"/>0 <text:s text:c="2"/>0]</text:p>
      <text:p text:style-name="P2"><text:s/>[ <text:s/>1 <text:s/>11 270 <text:s text:c="2"/>5 473]</text:p>
      <text:p text:style-name="P2"><text:s/>[676 120 <text:s/>36 <text:s text:c="2"/>5 <text:s text:c="2"/>0]</text:p>
      <text:p text:style-name="P2"><text:s/>[ 45 638 <text:s/>67 <text:s/>37 <text:s text:c="2"/>0]]</text:p>
      <text:p text:style-name="P2">New labels:</text:p>
      <text:p text:style-name="P2">0 -&gt; 3(Mokslas)</text:p>
      <text:p text:style-name="P2">1 -&gt; 4(Verslas)</text:p>
      <text:p text:style-name="P2">2 -&gt; 1(Veidai)</text:p>
      <text:p text:style-name="P2">3 -&gt; 0(Auto)</text:p>
      <text:p text:style-name="P2">4 -&gt; 2(Sportas)</text:p>
      <text:p text:style-name="P2">[ 718 1195 <text:s/>499 <text:s/>748 <text:s/>898]</text:p>
      <text:p text:style-name="P2">Rand <text:s text:c="7"/>0.546</text:p>
      <text:p text:style-name="P2">Homogeneity 0.580</text:p>
      <text:p text:style-name="P2">Homogeneity 0.594</text:p>
      <text:p text:style-name="P2">[[671 <text:s/>84 <text:s/>26 <text:s/>13 101]</text:p>
      <text:p text:style-name="P2"><text:s/>[ <text:s/>0 738 <text:s text:c="2"/>0 <text:s/>13 <text:s/>28]</text:p>
      <text:p text:style-name="P2"><text:s/>[ <text:s/>5 270 473 <text:s text:c="2"/>1 <text:s/>11]</text:p>
      <text:p text:style-name="P2"><text:s/>[ <text:s/>5 <text:s/>36 <text:s text:c="2"/>0 676 120]</text:p>
      <text:p text:style-name="P2"><text:s/>[ 37 <text:s/>67 <text:s text:c="2"/>0 <text:s/>45 638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92.21995449066162 to run</text:p>
      <text:p text:style-name="P2"/>
      <text:p text:style-name="P2">Complete-linkage clustering results</text:p>
      <text:p text:style-name="P2">(array([0, 1, 2, 3, 4]), array([1140, 1198, <text:s/>503, 1130, <text:s text:c="2"/>87]))</text:p>
      <text:p text:style-name="P2">Rand <text:s text:c="7"/>0.205</text:p>
      <text:p text:style-name="P2">Homogeneity 0.239</text:p>
      <text:p text:style-name="P2">Homogeneity 0.272</text:p>
      <text:p text:style-name="P2">[[158 671 <text:s text:c="2"/>9 <text:s/>55 <text:s text:c="2"/>2]</text:p>
      <text:p text:style-name="P2"><text:s/>[ 40 167 157 357 <text:s/>58]</text:p>
      <text:p text:style-name="P2"><text:s/>[ 43 <text:s/>27 321 369 <text:s text:c="2"/>0]</text:p>
      <text:p text:style-name="P2"><text:s/>[351 249 <text:s/>15 195 <text:s/>27]</text:p>
      <text:p text:style-name="P2"><text:s/>[548 <text:s/>84 <text:s text:c="2"/>1 154 <text:s text:c="2"/>0]]</text:p>
      <text:p text:style-name="P2">New labels:</text:p>
      <text:p text:style-name="P2">0 -&gt; 4(Verslas)</text:p>
      <text:p text:style-name="P2">1 -&gt; 0(Auto)</text:p>
      <text:p text:style-name="P2">2 -&gt; 2(Sportas)</text:p>
      <text:p text:style-name="P2">3 -&gt; 2(Sportas)</text:p>
      <text:p text:style-name="P2">4 -&gt; 1(Veidai)</text:p>
      <text:p text:style-name="P2">[1198 <text:s text:c="2"/>87 1633 <text:s text:c="3"/>0 1140]</text:p>
      <text:p text:style-name="P2">Rand <text:s text:c="7"/>0.223</text:p>
      <text:p text:style-name="P2">Homogeneity 0.220</text:p>
      <text:p text:style-name="P2">Homogeneity 0.303</text:p>
      <text:p text:style-name="P2">[[671 <text:s text:c="2"/>2 <text:s/>64 <text:s text:c="2"/>0 158]</text:p>
      <text:p text:style-name="P2"><text:s/>[167 <text:s/>58 514 <text:s text:c="2"/>0 <text:s/>40]</text:p>
      <text:p text:style-name="P2"><text:s/>[ 27 <text:s text:c="2"/>0 690 <text:s text:c="2"/>0 <text:s/>43]</text:p>
      <text:p text:style-name="P2"><text:s/>[249 <text:s/>27 210 <text:s text:c="2"/>0 351]</text:p>
      <text:p text:style-name="P2"><text:s/>[ 84 <text:s text:c="2"/>0 155 <text:s text:c="2"/>0 548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&gt; Complete-linkage clustering 820.984662771225 to run</text:p>
      <text:p text:style-name="P2"/>
      <text:p text:style-name="P2">Average-linkage clustering results</text:p>
      <text:p text:style-name="P2">(array([0, 1, 2, 3, 4]), array([4043, <text:s text:c="3"/>4, <text:s text:c="3"/>3, <text:s text:c="3"/>1, <text:s text:c="3"/>7]))</text:p>
      <text:p text:style-name="P2">Rand <text:s text:c="7"/>-0.000</text:p>
      <text:p text:style-name="P2">Homogeneity 0.003</text:p>
      <text:p text:style-name="P2">Homogeneity 0.143</text:p>
      <text:p text:style-name="P2">[[892 <text:s text:c="2"/>0 <text:s text:c="2"/>3 <text:s text:c="2"/>0 <text:s text:c="2"/>0]</text:p>
      <text:p text:style-name="P2"><text:s/>[777 <text:s text:c="2"/>1 <text:s text:c="2"/>0 <text:s text:c="2"/>0 <text:s text:c="2"/>1]</text:p>
      <text:p text:style-name="P2"><text:s/>[758 <text:s text:c="2"/>1 <text:s text:c="2"/>0 <text:s text:c="2"/>1 <text:s text:c="2"/>0]</text:p>
      <text:p text:style-name="P2"><text:s/>[829 <text:s text:c="2"/>2 <text:s text:c="2"/>0 <text:s text:c="2"/>0 <text:s text:c="2"/>6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3(Mokslas)</text:p>
      <text:p text:style-name="P2"><text:soft-page-break/>2 -&gt; 0(Auto)</text:p>
      <text:p text:style-name="P2">3 -&gt; 2(Sportas)</text:p>
      <text:p text:style-name="P2">4 -&gt; 3(Mokslas)</text:p>
      <text:p text:style-name="P2">[4046 <text:s text:c="3"/>0 <text:s text:c="3"/>1 <text:s text:c="2"/>11]</text:p>
      <text:p text:style-name="P2">Rand <text:s text:c="7"/>0.000</text:p>
      <text:p text:style-name="P2">Homogeneity 0.002</text:p>
      <text:p text:style-name="P2">Homogeneity 0.128</text:p>
      <text:p text:style-name="P2">[[895 <text:s text:c="2"/>0 <text:s text:c="2"/>0 <text:s text:c="2"/>0 <text:s text:c="2"/>0]</text:p>
      <text:p text:style-name="P2"><text:s/>[777 <text:s text:c="2"/>0 <text:s text:c="2"/>0 <text:s text:c="2"/>2 <text:s text:c="2"/>0]</text:p>
      <text:p text:style-name="P2"><text:s/>[758 <text:s text:c="2"/>0 <text:s text:c="2"/>1 <text:s text:c="2"/>1 <text:s text:c="2"/>0]</text:p>
      <text:p text:style-name="P2"><text:s/>[829 <text:s text:c="2"/>0 <text:s text:c="2"/>0 <text:s text:c="2"/>8 <text:s text:c="2"/>0]</text:p>
      <text:p text:style-name="P2"><text:s/>[787 <text:s text:c="2"/>0 <text:s text:c="2"/>0 <text:s text:c="2"/>0 <text:s text:c="2"/>0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21.289368391037 to run</text:p>
      <text:p text:style-name="P2"/>
      <text:p text:style-name="P2">Ward-linkage clustering results</text:p>
      <text:p text:style-name="P2">(array([0, 1, 2, 3, 4]), array([2828, <text:s text:c="2"/>72, <text:s text:c="2"/>27, <text:s/>697, <text:s/>434]))</text:p>
      <text:p text:style-name="P2">Rand <text:s text:c="7"/>0.177</text:p>
      <text:p text:style-name="P2">Homogeneity 0.292</text:p>
      <text:p text:style-name="P2">Homogeneity 0.522</text:p>
      <text:p text:style-name="P2">[[249 <text:s text:c="2"/>0 <text:s text:c="2"/>0 639 <text:s text:c="2"/>7]</text:p>
      <text:p text:style-name="P2"><text:s/>[768 <text:s text:c="2"/>0 <text:s text:c="2"/>0 <text:s text:c="2"/>1 <text:s/>10]</text:p>
      <text:p text:style-name="P2"><text:s/>[273 <text:s/>72 <text:s text:c="2"/>0 <text:s text:c="2"/>5 410]</text:p>
      <text:p text:style-name="P2"><text:s/>[792 <text:s text:c="2"/>0 <text:s/>27 <text:s/>14 <text:s text:c="2"/>4]</text:p>
      <text:p text:style-name="P2"><text:s/>[746 <text:s text:c="2"/>0 <text:s text:c="2"/>0 <text:s/>38 <text:s text:c="2"/>3]]</text:p>
      <text:p text:style-name="P2">New labels:</text:p>
      <text:p text:style-name="P2">0 -&gt; 3(Mokslas)</text:p>
      <text:p text:style-name="P2">1 -&gt; 2(Sportas)</text:p>
      <text:p text:style-name="P2">2 -&gt; 3(Mokslas)</text:p>
      <text:p text:style-name="P2">3 -&gt; 0(Auto)</text:p>
      <text:p text:style-name="P2">4 -&gt; 2(Sportas)</text:p>
      <text:p text:style-name="P2">[ 697 <text:s text:c="3"/>0 <text:s/>506 2855]</text:p>
      <text:p text:style-name="P2">Rand <text:s text:c="7"/>0.188</text:p>
      <text:p text:style-name="P2">Homogeneity 0.286</text:p>
      <text:p text:style-name="P2">Homogeneity 0.567</text:p>
      <text:p text:style-name="P2">[[639 <text:s text:c="2"/>0 <text:s text:c="2"/>7 249 <text:s text:c="2"/>0]</text:p>
      <text:p text:style-name="P2"><text:s/>[ <text:s/>1 <text:s text:c="2"/>0 <text:s/>10 768 <text:s text:c="2"/>0]</text:p>
      <text:p text:style-name="P2"><text:s/>[ <text:s/>5 <text:s text:c="2"/>0 482 273 <text:s text:c="2"/>0]</text:p>
      <text:p text:style-name="P2"><text:s/>[ 14 <text:s text:c="2"/>0 <text:s text:c="2"/>4 819 <text:s text:c="2"/>0]</text:p>
      <text:p text:style-name="P2"><text:s/>[ 38 <text:s text:c="2"/>0 <text:s text:c="2"/>3 746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821.1303181648254 to run</text:p>
      <text:p text:style-name="P2"/>
      <text:p text:style-name="P2">DBSCAN results</text:p>
      <text:p text:style-name="P2">eps=0.6 min=3: noise=4022 clusters= 11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8 clusters= 14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6 clusters= 22 top10=[13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<text:soft-page-break/>eps=0.9 min=7: noise=4027 clusters= <text:s/>3 top10=[14 <text:s/>9 <text:s/>8]</text:p>
      <text:p text:style-name="P2">eps=0.9 min=8: noise=4027 clusters= <text:s/>3 top10=[14 <text:s/>9 <text:s/>8]</text:p>
      <text:p text:style-name="P2">eps=1.0 min=3: noise=3815 clusters= 50 top10=[25 19 13 11 10 <text:s/>9 <text:s/>7 <text:s/>6 <text:s/>6 <text:s/>6]</text:p>
      <text:p text:style-name="P2">eps=1.0 min=4: noise=3919 clusters= 17 top10=[23 19 13 10 10 <text:s/>8 <text:s/>7 <text:s/>6 <text:s/>6 <text:s/>6]</text:p>
      <text:p text:style-name="P2">eps=1.0 min=5: noise=3945 clusters= 12 top10=[23 15 13 10 10 <text:s/>8 <text:s/>7 <text:s/>6 <text:s/>6 <text:s/>6]</text:p>
      <text:p text:style-name="P2">eps=1.0 min=6: noise=3956 clusters= 10 top10=[23 15 13 10 <text:s/>8 <text:s/>8 <text:s/>7 <text:s/>6 <text:s/>6 <text:s/>6]</text:p>
      <text:p text:style-name="P2">eps=1.0 min=7: noise=3984 clusters= <text:s/>6 top10=[22 15 12 10 <text:s/>8 <text:s/>7]</text:p>
      <text:p text:style-name="P2">eps=1.0 min=8: noise=3999 clusters= <text:s/>4 top10=[22 15 12 10]</text:p>
      <text:p text:style-name="P2">eps=1.1 min=3: noise=3580 clusters= 91 top10=[30 29 23 19 16 11 10 10 <text:s/>9 <text:s/>9]</text:p>
      <text:p text:style-name="P2">eps=1.1 min=4: noise=3736 clusters= 42 top10=[30 28 23 19 16 10 10 <text:s/>9 <text:s/>9 <text:s/>8]</text:p>
      <text:p text:style-name="P2">eps=1.1 min=5: noise=3817 clusters= 25 top10=[30 28 23 19 16 10 10 <text:s/>8 <text:s/>8 <text:s/>8]</text:p>
      <text:p text:style-name="P2">eps=1.1 min=6: noise=3868 clusters= 16 top10=[30 28 19 18 16 10 10 <text:s/>8 <text:s/>8 <text:s/>7]</text:p>
      <text:p text:style-name="P2">eps=1.1 min=7: noise=3915 clusters= <text:s/>9 top10=[30 28 17 17 16 10 10 <text:s/>8 <text:s/>7]</text:p>
      <text:p text:style-name="P2">eps=1.1 min=8: noise=3925 clusters= <text:s/>8 top10=[30 28 17 17 13 10 10 <text:s/>8]</text:p>
      <text:p text:style-name="P2">eps=1.2 min=3: noise=2892 clusters=156 top10=[115 <text:s/>90 <text:s/>87 <text:s/>57 <text:s/>24 <text:s/>21 <text:s/>19 <text:s/>18 <text:s/>16 <text:s/>14]</text:p>
      <text:p text:style-name="P2">eps=1.2 min=4: noise=3178 clusters= 82 top10=[92 89 85 56 24 21 19 14 14 14]</text:p>
      <text:p text:style-name="P2">eps=1.2 min=5: noise=3320 clusters= 59 top10=[87 82 66 51 24 19 17 16 14 13]</text:p>
      <text:p text:style-name="P2">eps=1.2 min=6: noise=3421 clusters= 44 top10=[87 78 62 51 24 19 17 16 14 13]</text:p>
      <text:p text:style-name="P2">eps=1.2 min=7: noise=3548 clusters= 29 top10=[72 69 55 50 24 17 16 15 13 13]</text:p>
      <text:p text:style-name="P2">eps=1.2 min=8: noise=3627 clusters= 21 top10=[68 66 48 47 24 16 16 15 15 13]</text:p>
      <text:p text:style-name="P2">eps=1.3 min=3: noise=1231 clusters= 49 top10=[2598 <text:s text:c="2"/>25 <text:s text:c="2"/>15 <text:s text:c="3"/>9 <text:s text:c="3"/>8 <text:s text:c="3"/>7 <text:s text:c="3"/>7 <text:s text:c="3"/>6 <text:s text:c="3"/>6 <text:s text:c="3"/>6]</text:p>
      <text:p text:style-name="P2">eps=1.3 min=4: noise=1403 clusters= 25 top10=[2510 <text:s text:c="2"/>18 <text:s text:c="2"/>12 <text:s text:c="3"/>9 <text:s text:c="3"/>8 <text:s text:c="3"/>7 <text:s text:c="3"/>6 <text:s text:c="3"/>6 <text:s text:c="3"/>6 <text:s text:c="3"/>6]</text:p>
      <text:p text:style-name="P2">eps=1.3 min=5: noise=1503 clusters= 22 top10=[2429 <text:s text:c="2"/>11 <text:s text:c="2"/>10 <text:s text:c="3"/>9 <text:s text:c="3"/>9 <text:s text:c="3"/>7 <text:s text:c="3"/>6 <text:s text:c="3"/>6 <text:s text:c="3"/>6 <text:s text:c="3"/>6]</text:p>
      <text:p text:style-name="P2">eps=1.3 min=6: noise=1628 clusters= 19 top10=[2277 <text:s text:c="2"/>25 <text:s text:c="2"/>20 <text:s text:c="2"/>11 <text:s text:c="2"/>10 <text:s text:c="3"/>9 <text:s text:c="3"/>9 <text:s text:c="3"/>7 <text:s text:c="3"/>7 <text:s text:c="3"/>7]</text:p>
      <text:p text:style-name="P2">eps=1.3 min=7: noise=1769 clusters= 15 top10=[2161 <text:s text:c="2"/>24 <text:s text:c="2"/>19 <text:s text:c="2"/>10 <text:s text:c="3"/>9 <text:s text:c="3"/>9 <text:s text:c="3"/>7 <text:s text:c="3"/>7 <text:s text:c="3"/>7 <text:s text:c="3"/>7]</text:p>
      <text:p text:style-name="P2">eps=1.3 min=8: noise=1875 clusters= 17 top10=[2011 <text:s text:c="2"/>26 <text:s text:c="2"/>20 <text:s text:c="2"/>15 <text:s text:c="2"/>15 <text:s text:c="2"/>14 <text:s text:c="2"/>12 <text:s text:c="3"/>9 <text:s text:c="3"/>9 <text:s text:c="3"/>9]</text:p>
      <text:p text:style-name="P2">&gt; DBSCAN 32.3957633972168 to run</text:p>
      <text:h text:style-name="P17" text:outline-level="2">M<text:span text:style-name="T3">ax</text:span>_df <text:span text:style-name="T3">0.2</text:span></text:h>
      <text:p text:style-name="P2">&gt;Namespace(dr=None, intro=False, lemmer=False, lemstop=False, max_df=0.2, methods=['km', 'em', 'ac', 'aa', 'aw', 'db'], min_df=None, ngram=None, raw=False, stemer=False, stopword=False, title=False)</text:p>
      <text:p text:style-name="P2">MAX_DF 0.2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2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233)</text:p>
      <text:p text:style-name="P2"/>
      <text:p text:style-name="P2">K-means results</text:p>
      <text:p text:style-name="P2">[ 559 <text:s text:c="2"/>35 1908 <text:s/>850 <text:s/>706]</text:p>
      <text:p text:style-name="P2">Cluster 0: 60542 130448 101901 48260 48300 104243 124140 56328 101869 82604</text:p>
      <text:p text:style-name="P2">Cluster 1: 37163 4295 90799 119679 30125 37155 101812 119678 119673 21965</text:p>
      <text:p text:style-name="P2">Cluster 2: 10841 57292 109622 140695 46912 44718 61527 120509 62589 2964</text:p>
      <text:p text:style-name="P2">Cluster 3: 95863 26557 61139 19018 124141 26122 127999 61467 41871 93465</text:p>
      <text:p text:style-name="P2">Cluster 4: 10451 24647 122068 10441 10442 10454 10422 47823 127249 94027</text:p>
      <text:p text:style-name="P2">Rand <text:s text:c="7"/>0.370</text:p>
      <text:p text:style-name="P2">Homogeneity 0.447</text:p>
      <text:p text:style-name="P2">Homogeneity 0.553</text:p>
      <text:p text:style-name="P2">[[ 28 <text:s text:c="2"/>0 171 <text:s/>36 660]</text:p>
      <text:p text:style-name="P2"><text:s/>[ <text:s/>0 <text:s text:c="2"/>0 758 <text:s/>21 <text:s text:c="2"/>0]</text:p>
      <text:p text:style-name="P2"><text:s/>[531 <text:s text:c="2"/>0 215 <text:s/>12 <text:s text:c="2"/>2]</text:p>
      <text:p text:style-name="P2"><text:s/>[ <text:s/>0 <text:s/>35 646 150 <text:s text:c="2"/>6]</text:p>
      <text:p text:style-name="P2"><text:s/>[ <text:s/>0 <text:s text:c="2"/>0 118 631 <text:s/>38]]</text:p>
      <text:p text:style-name="P2">New labels:</text:p>
      <text:p text:style-name="P2">0 -&gt; 2(Sportas)</text:p>
      <text:p text:style-name="P2">1 -&gt; 3(Mokslas)</text:p>
      <text:p text:style-name="P2">2 -&gt; 1(Veidai)</text:p>
      <text:p text:style-name="P2">3 -&gt; 4(Verslas)</text:p>
      <text:p text:style-name="P2">4 -&gt; 0(Auto)</text:p>
      <text:p text:style-name="P2">[ 706 1908 <text:s/>559 <text:s text:c="2"/>35 <text:s/>850]</text:p>
      <text:p text:style-name="P2">Rand <text:s text:c="7"/>0.370</text:p>
      <text:p text:style-name="P2">Homogeneity 0.447</text:p>
      <text:p text:style-name="P2">Homogeneity 0.553</text:p>
      <text:p text:style-name="P2">[[660 171 <text:s/>28 <text:s text:c="2"/>0 <text:s/>36]</text:p>
      <text:p text:style-name="P2"><text:s/>[ <text:s/>0 758 <text:s text:c="2"/>0 <text:s text:c="2"/>0 <text:s/>21]</text:p>
      <text:p text:style-name="P2"><text:s/>[ <text:s/>2 215 531 <text:s text:c="2"/>0 <text:s/>12]</text:p>
      <text:p text:style-name="P2"><text:s/>[ <text:s/>6 646 <text:s text:c="2"/>0 <text:s/>35 150]</text:p>
      <text:p text:style-name="P2"><text:soft-page-break/><text:s/>[ 38 118 <text:s text:c="2"/>0 <text:s text:c="2"/>0 631]]</text:p>
      <text:p text:style-name="P2"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210.90940713882446 to run</text:p>
      <text:p text:style-name="P2"/>
      <text:p text:style-name="P2">Expectation-maximization results</text:p>
      <text:p text:style-name="P2">(array([0, 1, 2, 3, 4]), array([ 345, <text:s/>718, 1747, <text:s/>686, <text:s/>562]))</text:p>
      <text:p text:style-name="P2">Cluster 0: 61527 103494 140042 63537 50008 124498 108299 58605 128120 61541</text:p>
      <text:p text:style-name="P2">Cluster 1: 95863 26557 61139 124141 19018 37163 26122 41871 61467 21975</text:p>
      <text:p text:style-name="P2">Cluster 2: 10841 57292 109622 46912 44718 41360 140695 21105 62589 120509</text:p>
      <text:p text:style-name="P2">Cluster 3: 10451 24647 122068 10441 10442 10454 10422 47823 127249 94027</text:p>
      <text:p text:style-name="P2">Cluster 4: 60542 130448 48260 101901 48300 104243 124140 56328 82604 101869</text:p>
      <text:p text:style-name="P2">Rand <text:s text:c="7"/>0.355</text:p>
      <text:p text:style-name="P2">Homogeneity 0.471</text:p>
      <text:p text:style-name="P2">Homogeneity 0.521</text:p>
      <text:p text:style-name="P2">[[ <text:s/>3 <text:s/>39 178 645 <text:s/>30]</text:p>
      <text:p text:style-name="P2"><text:s/>[ <text:s/>3 <text:s/>10 766 <text:s text:c="2"/>0 <text:s text:c="2"/>0]</text:p>
      <text:p text:style-name="P2"><text:s/>[ <text:s/>0 <text:s/>11 215 <text:s text:c="2"/>2 532]</text:p>
      <text:p text:style-name="P2"><text:s/>[335 129 369 <text:s text:c="2"/>4 <text:s text:c="2"/>0]</text:p>
      <text:p text:style-name="P2"><text:s/>[ <text:s/>4 529 219 <text:s/>35 <text:s text:c="2"/>0]]</text:p>
      <text:p text:style-name="P2">New labels:</text:p>
      <text:p text:style-name="P2">0 -&gt; 3(Mokslas)</text:p>
      <text:p text:style-name="P2">1 -&gt; 4(Verslas)</text:p>
      <text:p text:style-name="P2">2 -&gt; 1(Veidai)</text:p>
      <text:p text:style-name="P2">3 -&gt; 0(Auto)</text:p>
      <text:p text:style-name="P2">4 -&gt; 2(Sportas)</text:p>
      <text:p text:style-name="P2">[ 686 1747 <text:s/>562 <text:s/>345 <text:s/>718]</text:p>
      <text:p text:style-name="P2">Rand <text:s text:c="7"/>0.355</text:p>
      <text:p text:style-name="P2">Homogeneity 0.471</text:p>
      <text:p text:style-name="P2">Homogeneity 0.521</text:p>
      <text:p text:style-name="P2">[[645 178 <text:s/>30 <text:s text:c="2"/>3 <text:s/>39]</text:p>
      <text:p text:style-name="P2"><text:s/>[ <text:s/>0 766 <text:s text:c="2"/>0 <text:s text:c="2"/>3 <text:s/>10]</text:p>
      <text:p text:style-name="P2"><text:s/>[ <text:s/>2 215 532 <text:s text:c="2"/>0 <text:s/>11]</text:p>
      <text:p text:style-name="P2"><text:s/>[ <text:s/>4 369 <text:s text:c="2"/>0 335 129]</text:p>
      <text:p text:style-name="P2"><text:s/>[ 35 219 <text:s text:c="2"/>0 <text:s text:c="2"/>4 529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98.46675443649292 to run</text:p>
      <text:p text:style-name="P2"/>
      <text:p text:style-name="P2">Complete-linkage clustering results</text:p>
      <text:p text:style-name="P2">(array([0, 1, 2, 3, 4]), array([ 474, 1638, <text:s/>877, 1003, <text:s text:c="2"/>66]))</text:p>
      <text:p text:style-name="P2">Rand <text:s text:c="7"/>0.107</text:p>
      <text:p text:style-name="P2">Homogeneity 0.143</text:p>
      <text:p text:style-name="P2">Homogeneity 0.169</text:p>
      <text:p text:style-name="P2">[[ 16 476 113 287 <text:s text:c="2"/>3]</text:p>
      <text:p text:style-name="P2"><text:s/>[219 113 301 <text:s/>90 <text:s/>56]</text:p>
      <text:p text:style-name="P2"><text:s/>[211 <text:s/>78 124 346 <text:s text:c="2"/>1]</text:p>
      <text:p text:style-name="P2"><text:s/>[ 16 443 278 <text:s/>94 <text:s text:c="2"/>6]</text:p>
      <text:p text:style-name="P2"><text:s/>[ 12 528 <text:s/>61 186 <text:s text:c="2"/>0]]</text:p>
      <text:p text:style-name="P2">New labels:</text:p>
      <text:p text:style-name="P2">0 -&gt; 1(Veidai)</text:p>
      <text:p text:style-name="P2">1 -&gt; 4(Verslas)</text:p>
      <text:p text:style-name="P2">2 -&gt; 1(Veidai)</text:p>
      <text:p text:style-name="P2">3 -&gt; 2(Sportas)</text:p>
      <text:p text:style-name="P2">4 -&gt; 1(Veidai)</text:p>
      <text:p text:style-name="P2">[ <text:s text:c="2"/>0 1417 1003 <text:s text:c="3"/>0 1638]</text:p>
      <text:p text:style-name="P2">Rand <text:s text:c="7"/>0.115</text:p>
      <text:p text:style-name="P2">Homogeneity 0.114</text:p>
      <text:p text:style-name="P2">Homogeneity 0.169</text:p>
      <text:p text:style-name="P2">[[ <text:s/>0 132 287 <text:s text:c="2"/>0 476]</text:p>
      <text:p text:style-name="P2"><text:s/>[ <text:s/>0 576 <text:s/>90 <text:s text:c="2"/>0 113]</text:p>
      <text:p text:style-name="P2"><text:s/>[ <text:s/>0 336 346 <text:s text:c="2"/>0 <text:s/>78]</text:p>
      <text:p text:style-name="P2"><text:s/>[ <text:s/>0 300 <text:s/>94 <text:s text:c="2"/>0 443]</text:p>
      <text:p text:style-name="P2"><text:s/>[ <text:s/>0 <text:s/>73 186 <text:s text:c="2"/>0 528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oft-page-break/><text:s text:c="12"/>n_clusters=5, pooling_func='deprecated')}</text:p>
      <text:p text:style-name="P2">&gt; Complete-linkage clustering 816.0767090320587 to run</text:p>
      <text:p text:style-name="P2"/>
      <text:p text:style-name="P2">Average-linkage clustering results</text:p>
      <text:p text:style-name="P2">(array([0, 1, 2, 3, 4]), array([4044, <text:s text:c="3"/>5, <text:s text:c="3"/>6, <text:s text:c="3"/>1, <text:s text:c="3"/>2]))</text:p>
      <text:p text:style-name="P2">Rand <text:s text:c="7"/>0.000</text:p>
      <text:p text:style-name="P2">Homogeneity 0.002</text:p>
      <text:p text:style-name="P2">Homogeneity 0.138</text:p>
      <text:p text:style-name="P2">[[895 <text:s text:c="2"/>0 <text:s text:c="2"/>0 <text:s text:c="2"/>0 <text:s text:c="2"/>0]</text:p>
      <text:p text:style-name="P2"><text:s/>[775 <text:s text:c="2"/>1 <text:s text:c="2"/>1 <text:s text:c="2"/>0 <text:s text:c="2"/>2]</text:p>
      <text:p text:style-name="P2"><text:s/>[759 <text:s text:c="2"/>0 <text:s text:c="2"/>0 <text:s text:c="2"/>1 <text:s text:c="2"/>0]</text:p>
      <text:p text:style-name="P2"><text:s/>[831 <text:s text:c="2"/>1 <text:s text:c="2"/>5 <text:s text:c="2"/>0 <text:s text:c="2"/>0]</text:p>
      <text:p text:style-name="P2"><text:s/>[784 <text:s text:c="2"/>3 <text:s text:c="2"/>0 <text:s text:c="2"/>0 <text:s text:c="2"/>0]]</text:p>
      <text:p text:style-name="P2">New labels:</text:p>
      <text:p text:style-name="P2">0 -&gt; 0(Auto)</text:p>
      <text:p text:style-name="P2">1 -&gt; 4(Verslas)</text:p>
      <text:p text:style-name="P2">2 -&gt; 3(Mokslas)</text:p>
      <text:p text:style-name="P2">3 -&gt; 2(Sportas)</text:p>
      <text:p text:style-name="P2">4 -&gt; 1(Veidai)</text:p>
      <text:p text:style-name="P2">[4044 <text:s text:c="3"/>2 <text:s text:c="3"/>1 <text:s text:c="3"/>6 <text:s text:c="3"/>5]</text:p>
      <text:p text:style-name="P2">Rand <text:s text:c="7"/>0.000</text:p>
      <text:p text:style-name="P2">Homogeneity 0.002</text:p>
      <text:p text:style-name="P2">Homogeneity 0.138</text:p>
      <text:p text:style-name="P2">[[895 <text:s text:c="2"/>0 <text:s text:c="2"/>0 <text:s text:c="2"/>0 <text:s text:c="2"/>0]</text:p>
      <text:p text:style-name="P2"><text:s/>[775 <text:s text:c="2"/>2 <text:s text:c="2"/>0 <text:s text:c="2"/>1 <text:s text:c="2"/>1]</text:p>
      <text:p text:style-name="P2"><text:s/>[759 <text:s text:c="2"/>0 <text:s text:c="2"/>1 <text:s text:c="2"/>0 <text:s text:c="2"/>0]</text:p>
      <text:p text:style-name="P2"><text:s/>[831 <text:s text:c="2"/>0 <text:s text:c="2"/>0 <text:s text:c="2"/>5 <text:s text:c="2"/>1]</text:p>
      <text:p text:style-name="P2"><text:s/>[784 <text:s text:c="2"/>0 <text:s text:c="2"/>0 <text:s text:c="2"/>0 <text:s text:c="2"/>3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815.9998326301575 to run</text:p>
      <text:p text:style-name="P2"/>
      <text:p text:style-name="P2">Ward-linkage clustering results</text:p>
      <text:p text:style-name="P2">(array([0, 1, 2, 3, 4]), array([2956, <text:s text:c="2"/>71, <text:s text:c="2"/>27, <text:s/>593, <text:s/>411]))</text:p>
      <text:p text:style-name="P2">Rand <text:s text:c="7"/>0.148</text:p>
      <text:p text:style-name="P2">Homogeneity 0.283</text:p>
      <text:p text:style-name="P2">Homogeneity 0.537</text:p>
      <text:p text:style-name="P2">[[322 <text:s text:c="2"/>0 <text:s text:c="2"/>0 571 <text:s text:c="2"/>2]</text:p>
      <text:p text:style-name="P2"><text:s/>[776 <text:s text:c="2"/>0 <text:s text:c="2"/>0 <text:s text:c="2"/>0 <text:s text:c="2"/>3]</text:p>
      <text:p text:style-name="P2"><text:s/>[285 <text:s/>71 <text:s text:c="2"/>0 <text:s text:c="2"/>3 401]</text:p>
      <text:p text:style-name="P2"><text:s/>[799 <text:s text:c="2"/>0 <text:s/>27 <text:s text:c="2"/>7 <text:s text:c="2"/>4]</text:p>
      <text:p text:style-name="P2"><text:s/>[774 <text:s text:c="2"/>0 <text:s text:c="2"/>0 <text:s/>12 <text:s text:c="2"/>1]]</text:p>
      <text:p text:style-name="P2">New labels:</text:p>
      <text:p text:style-name="P2">0 -&gt; 3(Mokslas)</text:p>
      <text:p text:style-name="P2">1 -&gt; 2(Sportas)</text:p>
      <text:p text:style-name="P2">2 -&gt; 3(Mokslas)</text:p>
      <text:p text:style-name="P2">3 -&gt; 0(Auto)</text:p>
      <text:p text:style-name="P2">4 -&gt; 2(Sportas)</text:p>
      <text:p text:style-name="P2">[ 593 <text:s text:c="3"/>0 <text:s/>482 2983]</text:p>
      <text:p text:style-name="P2">Rand <text:s text:c="7"/>0.159</text:p>
      <text:p text:style-name="P2">Homogeneity 0.278</text:p>
      <text:p text:style-name="P2">Homogeneity 0.587</text:p>
      <text:p text:style-name="P2">[[571 <text:s text:c="2"/>0 <text:s text:c="2"/>2 322 <text:s text:c="2"/>0]</text:p>
      <text:p text:style-name="P2"><text:s/>[ <text:s/>0 <text:s text:c="2"/>0 <text:s text:c="2"/>3 776 <text:s text:c="2"/>0]</text:p>
      <text:p text:style-name="P2"><text:s/>[ <text:s/>3 <text:s text:c="2"/>0 472 285 <text:s text:c="2"/>0]</text:p>
      <text:p text:style-name="P2"><text:s/>[ <text:s/>7 <text:s text:c="2"/>0 <text:s text:c="2"/>4 826 <text:s text:c="2"/>0]</text:p>
      <text:p text:style-name="P2"><text:s/>[ 12 <text:s text:c="2"/>0 <text:s text:c="2"/>1 774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816.015608549118 to run</text:p>
      <text:p text:style-name="P2"/>
      <text:p text:style-name="P2">DBSCAN results</text:p>
      <text:p text:style-name="P2">eps=0.6 min=3: noise=4025 clusters= 10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<text:soft-page-break/>eps=0.7 min=3: noise=4008 clusters= 14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6 clusters= 22 top10=[13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2 clusters= 37 top10=[14 <text:s/>9 <text:s/>8 <text:s/>6 <text:s/>6 <text:s/>5 <text:s/>4 <text:s/>4 <text:s/>4 <text:s/>4]</text:p>
      <text:p text:style-name="P2">eps=0.9 min=4: noise=3990 clusters= 11 top10=[14 <text:s/>9 <text:s/>8 <text:s/>6 <text:s/>6 <text:s/>5 <text:s/>4 <text:s/>4 <text:s/>4 <text:s/>4]</text:p>
      <text:p text:style-name="P2">eps=0.9 min=5: noise=4010 clusters= <text:s/>6 top10=[14 <text:s/>9 <text:s/>8 <text:s/>6 <text:s/>6 <text:s/>5]</text:p>
      <text:p text:style-name="P2">eps=0.9 min=6: noise=4021 clusters= <text:s/>4 top10=[14 <text:s/>9 <text:s/>8 <text:s/>6]</text:p>
      <text:p text:style-name="P2">eps=0.9 min=7: noise=4027 clusters= <text:s/>3 top10=[14 <text:s/>9 <text:s/>8]</text:p>
      <text:p text:style-name="P2">eps=0.9 min=8: noise=4027 clusters= <text:s/>3 top10=[14 <text:s/>9 <text:s/>8]</text:p>
      <text:p text:style-name="P2">eps=1.0 min=3: noise=3811 clusters= 51 top10=[25 19 13 11 10 <text:s/>9 <text:s/>7 <text:s/>6 <text:s/>6 <text:s/>6]</text:p>
      <text:p text:style-name="P2">eps=1.0 min=4: noise=3919 clusters= 17 top10=[23 19 13 10 10 <text:s/>8 <text:s/>7 <text:s/>6 <text:s/>6 <text:s/>6]</text:p>
      <text:p text:style-name="P2">eps=1.0 min=5: noise=3945 clusters= 12 top10=[23 15 13 10 10 <text:s/>8 <text:s/>7 <text:s/>6 <text:s/>6 <text:s/>6]</text:p>
      <text:p text:style-name="P2">eps=1.0 min=6: noise=3957 clusters= 10 top10=[22 15 13 10 <text:s/>8 <text:s/>8 <text:s/>7 <text:s/>6 <text:s/>6 <text:s/>6]</text:p>
      <text:p text:style-name="P2">eps=1.0 min=7: noise=3977 clusters= <text:s/>7 top10=[22 15 12 10 <text:s/>8 <text:s/>7 <text:s/>7]</text:p>
      <text:p text:style-name="P2">eps=1.0 min=8: noise=3999 clusters= <text:s/>4 top10=[22 15 12 10]</text:p>
      <text:p text:style-name="P2">eps=1.1 min=3: noise=3578 clusters= 92 top10=[30 29 23 19 16 10 10 10 <text:s/>9 <text:s/>9]</text:p>
      <text:p text:style-name="P2">eps=1.1 min=4: noise=3736 clusters= 43 top10=[30 28 23 19 16 10 10 <text:s/>9 <text:s/>8 <text:s/>8]</text:p>
      <text:p text:style-name="P2">eps=1.1 min=5: noise=3813 clusters= 26 top10=[30 28 23 19 16 10 10 <text:s/>8 <text:s/>8 <text:s/>8]</text:p>
      <text:p text:style-name="P2">eps=1.1 min=6: noise=3868 clusters= 16 top10=[30 28 19 18 16 10 10 <text:s/>8 <text:s/>8 <text:s/>7]</text:p>
      <text:p text:style-name="P2">eps=1.1 min=7: noise=3915 clusters= <text:s/>9 top10=[30 28 17 17 16 10 10 <text:s/>8 <text:s/>7]</text:p>
      <text:p text:style-name="P2">eps=1.1 min=8: noise=3925 clusters= <text:s/>8 top10=[30 28 17 17 13 10 10 <text:s/>8]</text:p>
      <text:p text:style-name="P2">eps=1.2 min=3: noise=2900 clusters=156 top10=[115 <text:s/>90 <text:s/>87 <text:s/>58 <text:s/>24 <text:s/>21 <text:s/>18 <text:s/>16 <text:s/>16 <text:s/>14]</text:p>
      <text:p text:style-name="P2">eps=1.2 min=4: noise=3183 clusters= 82 top10=[92 89 85 56 24 21 18 14 14 13]</text:p>
      <text:p text:style-name="P2">eps=1.2 min=5: noise=3322 clusters= 59 top10=[87 82 66 51 24 18 17 16 14 13]</text:p>
      <text:p text:style-name="P2">eps=1.2 min=6: noise=3420 clusters= 45 top10=[87 78 62 51 24 18 17 16 14 13]</text:p>
      <text:p text:style-name="P2">eps=1.2 min=7: noise=3560 clusters= 28 top10=[72 69 53 50 24 16 16 15 13 13]</text:p>
      <text:p text:style-name="P2">eps=1.2 min=8: noise=3641 clusters= 19 top10=[68 66 50 47 24 16 16 15 14 13]</text:p>
      <text:p text:style-name="P2">eps=1.3 min=3: noise=1280 clusters= 54 top10=[2540 <text:s text:c="2"/>15 <text:s text:c="2"/>12 <text:s text:c="3"/>9 <text:s text:c="3"/>9 <text:s text:c="3"/>8 <text:s text:c="3"/>7 <text:s text:c="3"/>7 <text:s text:c="3"/>7 <text:s text:c="3"/>6]</text:p>
      <text:p text:style-name="P2">eps=1.3 min=4: noise=1460 clusters= 29 top10=[2447 <text:s text:c="2"/>12 <text:s text:c="2"/>11 <text:s text:c="3"/>9 <text:s text:c="3"/>8 <text:s text:c="3"/>7 <text:s text:c="3"/>7 <text:s text:c="3"/>6 <text:s text:c="3"/>6 <text:s text:c="3"/>6]</text:p>
      <text:p text:style-name="P2">eps=1.3 min=5: noise=1567 clusters= 23 top10=[2360 <text:s text:c="2"/>11 <text:s text:c="2"/>10 <text:s text:c="3"/>9 <text:s text:c="3"/>7 <text:s text:c="3"/>7 <text:s text:c="3"/>7 <text:s text:c="3"/>6 <text:s text:c="3"/>6 <text:s text:c="3"/>6]</text:p>
      <text:p text:style-name="P2">eps=1.3 min=6: noise=1699 clusters= 20 top10=[2204 <text:s text:c="2"/>24 <text:s text:c="2"/>22 <text:s text:c="2"/>11 <text:s text:c="3"/>9 <text:s text:c="3"/>9 <text:s text:c="3"/>7 <text:s text:c="3"/>7 <text:s text:c="3"/>7 <text:s text:c="3"/>7]</text:p>
      <text:p text:style-name="P2">eps=1.3 min=7: noise=1841 clusters= 15 top10=[2027 <text:s text:c="2"/>63 <text:s text:c="2"/>25 <text:s text:c="2"/>20 <text:s text:c="2"/>10 <text:s text:c="3"/>9 <text:s text:c="3"/>9 <text:s text:c="3"/>7 <text:s text:c="3"/>7 <text:s text:c="3"/>7]</text:p>
      <text:p text:style-name="P2">eps=1.3 min=8: noise=1951 clusters= 16 top10=[1907 <text:s text:c="2"/>57 <text:s text:c="2"/>25 <text:s text:c="2"/>19 <text:s text:c="2"/>14 <text:s text:c="2"/>12 <text:s text:c="3"/>9 <text:s text:c="3"/>9 <text:s text:c="3"/>9 <text:s text:c="3"/>9]</text:p>
      <text:p text:style-name="P2">&gt; DBSCAN 31.64361548423767 to run</text:p>
      <text:h text:style-name="P17" text:outline-level="2">M<text:span text:style-name="T3">ax</text:span>_df <text:span text:style-name="T3">0.1</text:span></text:h>
      <text:p text:style-name="P2">&gt;Namespace(dr=None, intro=False, lemmer=False, lemstop=False, max_df=0.1, methods=['km', 'em', 'ac', 'aa', 'aw', 'db'], min_df=None, ngram=None, raw=False, stemer=False, stopword=False, title=False)</text:p>
      <text:p text:style-name="P2">MAX_DF 0.1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0.1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141096)</text:p>
      <text:p text:style-name="P2"/>
      <text:p text:style-name="P2">K-means results</text:p>
      <text:p text:style-name="P2">[1012 1824 <text:s text:c="2"/>37 <text:s/>801 <text:s/>384]</text:p>
      <text:p text:style-name="P2">Cluster 0: 26104 127896 61410 93395 61083 84479 26424 134585 21960 12964</text:p>
      <text:p text:style-name="P2">Cluster 1: 109548 46877 61470 62531 27419 103421 62039 33678 57279 82441</text:p>
      <text:p text:style-name="P2">Cluster 2: 90332 104170 51076 111052 59110 130293 74022 98233 52857 88815</text:p>
      <text:p text:style-name="P2">Cluster 3: 24629 37138 10436 47784 10447 10417 32399 127147 14692 97957</text:p>
      <text:p text:style-name="P2">Cluster 4: 60486 101828 56274 101796 56273 124040 60722 101832 118971 101831</text:p>
      <text:p text:style-name="P2">Rand <text:s text:c="7"/>0.341</text:p>
      <text:p text:style-name="P2">Homogeneity 0.411</text:p>
      <text:p text:style-name="P2">Homogeneity 0.511</text:p>
      <text:p text:style-name="P2">[[120 105 <text:s text:c="2"/>0 670 <text:s text:c="2"/>0]</text:p>
      <text:p text:style-name="P2"><text:s/>[ 18 761 <text:s text:c="2"/>0 <text:s text:c="2"/>0 <text:s text:c="2"/>0]</text:p>
      <text:p text:style-name="P2"><text:s/>[ <text:s/>4 326 <text:s/>37 <text:s text:c="2"/>9 384]</text:p>
      <text:p text:style-name="P2"><text:soft-page-break/><text:s/>[196 552 <text:s text:c="2"/>0 <text:s/>89 <text:s text:c="2"/>0]</text:p>
      <text:p text:style-name="P2"><text:s/>[674 <text:s/>80 <text:s text:c="2"/>0 <text:s/>33 <text:s text:c="2"/>0]]</text:p>
      <text:p text:style-name="P2">New labels:</text:p>
      <text:p text:style-name="P2">0 -&gt; 4(Verslas)</text:p>
      <text:p text:style-name="P2">1 -&gt; 1(Veidai)</text:p>
      <text:p text:style-name="P2">2 -&gt; 2(Sportas)</text:p>
      <text:p text:style-name="P2">3 -&gt; 0(Auto)</text:p>
      <text:p text:style-name="P2">4 -&gt; 2(Sportas)</text:p>
      <text:p text:style-name="P2">[ 801 1824 <text:s/>421 <text:s text:c="3"/>0 1012]</text:p>
      <text:p text:style-name="P2">Rand <text:s text:c="7"/>0.347</text:p>
      <text:p text:style-name="P2">Homogeneity 0.411</text:p>
      <text:p text:style-name="P2">Homogeneity 0.524</text:p>
      <text:p text:style-name="P2">[[670 105 <text:s text:c="2"/>0 <text:s text:c="2"/>0 120]</text:p>
      <text:p text:style-name="P2"><text:s/>[ <text:s/>0 761 <text:s text:c="2"/>0 <text:s text:c="2"/>0 <text:s/>18]</text:p>
      <text:p text:style-name="P2"><text:s/>[ <text:s/>9 326 421 <text:s text:c="2"/>0 <text:s text:c="2"/>4]</text:p>
      <text:p text:style-name="P2"><text:s/>[ 89 552 <text:s text:c="2"/>0 <text:s text:c="2"/>0 196]</text:p>
      <text:p text:style-name="P2"><text:s/>[ 33 <text:s/>80 <text:s text:c="2"/>0 <text:s text:c="2"/>0 674]]</text:p>
      <text:p text:style-name="P2">{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, 'title': 'K-means'}</text:p>
      <text:p text:style-name="P2">&gt; K-means 262.4746973514557 to run</text:p>
      <text:p text:style-name="P2"/>
      <text:p text:style-name="P2">Expectation-maximization results</text:p>
      <text:p text:style-name="P2">(array([0, 1, 2, 3, 4]), array([ 799, <text:s/>582, <text:s/>711, 1515, <text:s/>451]))</text:p>
      <text:p text:style-name="P2">Cluster 0: 24629 10436 47784 10447 61470 10417 127147 105928 45779 103421</text:p>
      <text:p text:style-name="P2">Cluster 1: 37138 21960 61083 4292 119589 120124 119595 36875 12964 12960</text:p>
      <text:p text:style-name="P2">Cluster 2: 26104 127896 61410 26424 93395 84479 79314 123395 33711 134585</text:p>
      <text:p text:style-name="P2">Cluster 3: 109548 46877 27419 62531 97957 62039 57279 82441 54290 33678</text:p>
      <text:p text:style-name="P2">Cluster 4: 60486 101828 56274 124040 101796 56273 28642 104170 118971 87251</text:p>
      <text:p text:style-name="P2">Rand <text:s text:c="7"/>0.329</text:p>
      <text:p text:style-name="P2">Homogeneity 0.420</text:p>
      <text:p text:style-name="P2">Homogeneity 0.446</text:p>
      <text:p text:style-name="P2">[[506 163 <text:s/>42 183 <text:s text:c="2"/>1]</text:p>
      <text:p text:style-name="P2"><text:s/>[ <text:s/>0 <text:s text:c="2"/>9 <text:s/>18 752 <text:s text:c="2"/>0]</text:p>
      <text:p text:style-name="P2"><text:s/>[ <text:s/>2 <text:s text:c="2"/>1 <text:s text:c="2"/>3 304 450]</text:p>
      <text:p text:style-name="P2"><text:s/>[264 302 <text:s/>70 201 <text:s text:c="2"/>0]</text:p>
      <text:p text:style-name="P2"><text:s/>[ 27 107 578 <text:s/>75 <text:s text:c="2"/>0]]</text:p>
      <text:p text:style-name="P2">New labels:</text:p>
      <text:p text:style-name="P2">0 -&gt; 0(Auto)</text:p>
      <text:p text:style-name="P2">1 -&gt; 3(Mokslas)</text:p>
      <text:p text:style-name="P2">2 -&gt; 4(Verslas)</text:p>
      <text:p text:style-name="P2">3 -&gt; 1(Veidai)</text:p>
      <text:p text:style-name="P2">4 -&gt; 2(Sportas)</text:p>
      <text:p text:style-name="P2">[ 799 1515 <text:s/>451 <text:s/>582 <text:s/>711]</text:p>
      <text:p text:style-name="P2">Rand <text:s text:c="7"/>0.329</text:p>
      <text:p text:style-name="P2">Homogeneity 0.420</text:p>
      <text:p text:style-name="P2">Homogeneity 0.446</text:p>
      <text:p text:style-name="P2">[[506 183 <text:s text:c="2"/>1 163 <text:s/>42]</text:p>
      <text:p text:style-name="P2"><text:s/>[ <text:s/>0 752 <text:s text:c="2"/>0 <text:s text:c="2"/>9 <text:s/>18]</text:p>
      <text:p text:style-name="P2"><text:s/>[ <text:s/>2 304 450 <text:s text:c="2"/>1 <text:s text:c="2"/>3]</text:p>
      <text:p text:style-name="P2"><text:s/>[264 201 <text:s text:c="2"/>0 302 <text:s/>70]</text:p>
      <text:p text:style-name="P2"><text:s/>[ 27 <text:s/>75 <text:s text:c="2"/>0 107 578]]</text:p>
      <text:p text:style-name="P2">{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, 'title': 'Expectation-maximization'}</text:p>
      <text:p text:style-name="P2">&gt; Expectation-maximization 121.72530269622803 to run</text:p>
      <text:p text:style-name="P2"/>
      <text:p text:style-name="P2">Complete-linkage clustering results</text:p>
      <text:p text:style-name="P2">(array([0, 1, 2, 3, 4]), array([ 362, <text:s/>655, 2562, <text:s/>352, <text:s/>127]))</text:p>
      <text:p text:style-name="P2">Rand <text:s text:c="7"/>0.081</text:p>
      <text:p text:style-name="P2">Homogeneity 0.159</text:p>
      <text:p text:style-name="P2">Homogeneity 0.228</text:p>
      <text:p text:style-name="P2">[[ <text:s/>1 150 700 <text:s/>41 <text:s text:c="2"/>3]</text:p>
      <text:p text:style-name="P2"><text:s/>[342 242 170 <text:s/>19 <text:s text:c="2"/>6]</text:p>
      <text:p text:style-name="P2"><text:s/>[ <text:s/>2 141 565 <text:s/>51 <text:s text:c="2"/>1]</text:p>
      <text:p text:style-name="P2"><text:s/>[ 15 <text:s/>49 475 181 117]</text:p>
      <text:p text:style-name="P2"><text:s/>[ <text:s/>2 <text:s/>73 652 <text:s/>60 <text:s text:c="2"/>0]]</text:p>
      <text:p text:style-name="P2">New labels:</text:p>
      <text:p text:style-name="P2">0 -&gt; 1(Veidai)</text:p>
      <text:p text:style-name="P2">1 -&gt; 1(Veidai)</text:p>
      <text:p text:style-name="P2"><text:soft-page-break/>2 -&gt; 0(Auto)</text:p>
      <text:p text:style-name="P2">3 -&gt; 3(Mokslas)</text:p>
      <text:p text:style-name="P2">4 -&gt; 3(Mokslas)</text:p>
      <text:p text:style-name="P2">[2562 1017 <text:s text:c="3"/>0 <text:s/>479]</text:p>
      <text:p text:style-name="P2">Rand <text:s text:c="7"/>0.102</text:p>
      <text:p text:style-name="P2">Homogeneity 0.120</text:p>
      <text:p text:style-name="P2">Homogeneity 0.217</text:p>
      <text:p text:style-name="P2">[[700 151 <text:s text:c="2"/>0 <text:s/>44 <text:s text:c="2"/>0]</text:p>
      <text:p text:style-name="P2"><text:s/>[170 584 <text:s text:c="2"/>0 <text:s/>25 <text:s text:c="2"/>0]</text:p>
      <text:p text:style-name="P2"><text:s/>[565 143 <text:s text:c="2"/>0 <text:s/>52 <text:s text:c="2"/>0]</text:p>
      <text:p text:style-name="P2"><text:s/>[475 <text:s/>64 <text:s text:c="2"/>0 298 <text:s text:c="2"/>0]</text:p>
      <text:p text:style-name="P2"><text:s/>[652 <text:s/>75 <text:s text:c="2"/>0 <text:s/>60 <text:s text:c="2"/>0]]</text:p>
      <text:p text:style-name="P2">{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, 'title': 'Complete-linkage clustering'}</text:p>
      <text:p text:style-name="P2">&gt; Complete-linkage clustering 800.6765038967133 to run</text:p>
      <text:p text:style-name="P2"/>
      <text:p text:style-name="P2">Average-linkage clustering results</text:p>
      <text:p text:style-name="P2">(array([0, 1, 2, 3, 4]), array([4045, <text:s text:c="3"/>7, <text:s text:c="3"/>2, <text:s text:c="3"/>2, <text:s text:c="3"/>2]))</text:p>
      <text:p text:style-name="P2">Rand <text:s text:c="7"/>-0.000</text:p>
      <text:p text:style-name="P2">Homogeneity 0.003</text:p>
      <text:p text:style-name="P2">Homogeneity 0.160</text:p>
      <text:p text:style-name="P2">[[893 <text:s text:c="2"/>0 <text:s text:c="2"/>0 <text:s text:c="2"/>2 <text:s text:c="2"/>0]</text:p>
      <text:p text:style-name="P2"><text:s/>[777 <text:s text:c="2"/>1 <text:s text:c="2"/>1 <text:s text:c="2"/>0 <text:s text:c="2"/>0]</text:p>
      <text:p text:style-name="P2"><text:s/>[758 <text:s text:c="2"/>0 <text:s text:c="2"/>0 <text:s text:c="2"/>0 <text:s text:c="2"/>2]</text:p>
      <text:p text:style-name="P2"><text:s/>[830 <text:s text:c="2"/>6 <text:s text:c="2"/>1 <text:s text:c="2"/>0 <text:s text:c="2"/>0]</text:p>
      <text:p text:style-name="P2"><text:s/>[787 <text:s text:c="2"/>0 <text:s text:c="2"/>0 <text:s text:c="2"/>0 <text:s text:c="2"/>0]]</text:p>
      <text:p text:style-name="P2">New labels:</text:p>
      <text:p text:style-name="P2">0 -&gt; 0(Auto)</text:p>
      <text:p text:style-name="P2">1 -&gt; 3(Mokslas)</text:p>
      <text:p text:style-name="P2">2 -&gt; 1(Veidai)</text:p>
      <text:p text:style-name="P2">3 -&gt; 0(Auto)</text:p>
      <text:p text:style-name="P2">4 -&gt; 2(Sportas)</text:p>
      <text:p text:style-name="P2">[4047 <text:s text:c="3"/>2 <text:s text:c="3"/>2 <text:s text:c="3"/>7]</text:p>
      <text:p text:style-name="P2">Rand <text:s text:c="7"/>0.000</text:p>
      <text:p text:style-name="P2">Homogeneity 0.002</text:p>
      <text:p text:style-name="P2">Homogeneity 0.157</text:p>
      <text:p text:style-name="P2">[[895 <text:s text:c="2"/>0 <text:s text:c="2"/>0 <text:s text:c="2"/>0 <text:s text:c="2"/>0]</text:p>
      <text:p text:style-name="P2"><text:s/>[777 <text:s text:c="2"/>1 <text:s text:c="2"/>0 <text:s text:c="2"/>1 <text:s text:c="2"/>0]</text:p>
      <text:p text:style-name="P2"><text:s/>[758 <text:s text:c="2"/>0 <text:s text:c="2"/>2 <text:s text:c="2"/>0 <text:s text:c="2"/>0]</text:p>
      <text:p text:style-name="P2"><text:s/>[830 <text:s text:c="2"/>1 <text:s text:c="2"/>0 <text:s text:c="2"/>6 <text:s text:c="2"/>0]</text:p>
      <text:p text:style-name="P2"><text:s/>[787 <text:s text:c="2"/>0 <text:s text:c="2"/>0 <text:s text:c="2"/>0 <text:s text:c="2"/>0]]</text:p>
      <text:p text:style-name="P2">{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, 'title': 'Average-linkage clustering'}</text:p>
      <text:p text:style-name="P2">&gt; Average-linkage clustering 800.7945454120636 to run</text:p>
      <text:p text:style-name="P2"/>
      <text:p text:style-name="P2">Ward-linkage clustering results</text:p>
      <text:p text:style-name="P2">(array([0, 1, 2, 3, 4]), array([3138, <text:s/>422, <text:s text:c="2"/>40, <text:s text:c="2"/>28, <text:s/>430]))</text:p>
      <text:p text:style-name="P2">Rand <text:s text:c="7"/>0.125</text:p>
      <text:p text:style-name="P2">Homogeneity 0.234</text:p>
      <text:p text:style-name="P2">Homogeneity 0.500</text:p>
      <text:p text:style-name="P2">[[733 155 <text:s text:c="2"/>0 <text:s text:c="2"/>0 <text:s text:c="2"/>7]</text:p>
      <text:p text:style-name="P2"><text:s/>[765 <text:s text:c="2"/>4 <text:s text:c="2"/>0 <text:s text:c="2"/>0 <text:s/>10]</text:p>
      <text:p text:style-name="P2"><text:s/>[ 56 258 <text:s/>40 <text:s text:c="2"/>0 406]</text:p>
      <text:p text:style-name="P2"><text:s/>[805 <text:s text:c="2"/>0 <text:s text:c="2"/>0 <text:s/>28 <text:s text:c="2"/>4]</text:p>
      <text:p text:style-name="P2"><text:s/>[779 <text:s text:c="2"/>5 <text:s text:c="2"/>0 <text:s text:c="2"/>0 <text:s text:c="2"/>3]]</text:p>
      <text:p text:style-name="P2">New labels:</text:p>
      <text:p text:style-name="P2">0 -&gt; 3(Mokslas)</text:p>
      <text:p text:style-name="P2">1 -&gt; 2(Sportas)</text:p>
      <text:p text:style-name="P2">2 -&gt; 2(Sportas)</text:p>
      <text:p text:style-name="P2">3 -&gt; 3(Mokslas)</text:p>
      <text:p text:style-name="P2">4 -&gt; 2(Sportas)</text:p>
      <text:p text:style-name="P2">[ <text:s text:c="2"/>0 <text:s text:c="3"/>0 <text:s/>892 3166]</text:p>
      <text:p text:style-name="P2">Rand <text:s text:c="7"/>0.159</text:p>
      <text:p text:style-name="P2">Homogeneity 0.211</text:p>
      <text:p text:style-name="P2">Homogeneity 0.643</text:p>
      <text:p text:style-name="P2">[[ <text:s/>0 <text:s text:c="2"/>0 162 733 <text:s text:c="2"/>0]</text:p>
      <text:p text:style-name="P2"><text:s/>[ <text:s/>0 <text:s text:c="2"/>0 <text:s/>14 765 <text:s text:c="2"/>0]</text:p>
      <text:p text:style-name="P2"><text:s/>[ <text:s/>0 <text:s text:c="2"/>0 704 <text:s/>56 <text:s text:c="2"/>0]</text:p>
      <text:p text:style-name="P2"><text:s/>[ <text:s/>0 <text:s text:c="2"/>0 <text:s text:c="2"/>4 833 <text:s text:c="2"/>0]</text:p>
      <text:p text:style-name="P2"><text:s/>[ <text:s/>0 <text:s text:c="2"/>0 <text:s text:c="2"/>8 779 <text:s text:c="2"/>0]]</text:p>
      <text:p text:style-name="P2"><text:soft-page-break/>{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, 'title': 'Ward-linkage clustering'}</text:p>
      <text:p text:style-name="P2">&gt; Ward-linkage clustering 800.6480960845947 to run</text:p>
      <text:p text:style-name="P2"/>
      <text:p text:style-name="P2">DBSCAN results</text:p>
      <text:p text:style-name="P2">eps=0.6 min=3: noise=4025 clusters= 10 top10=[5 4 3 3 3 3 3 3 3 3]</text:p>
      <text:p text:style-name="P2">eps=0.6 min=4: noise=4049 clusters= <text:s/>2 top10=[5 4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08 clusters= 14 top10=[8 5 4 3 3 3 3 3 3 3]</text:p>
      <text:p text:style-name="P2">eps=0.7 min=4: noise=4041 clusters= <text:s/>3 top10=[8 5 4]</text:p>
      <text:p text:style-name="P2">eps=0.7 min=5: noise=4045 clusters= <text:s/>2 top10=[8 5]</text:p>
      <text:p text:style-name="P2">eps=0.7 min=6: noise=4050 clusters= <text:s/>1 top10=[8]</text:p>
      <text:p text:style-name="P2">eps=0.7 min=7: noise=4050 clusters= <text:s/>1 top10=[8]</text:p>
      <text:p text:style-name="P2">eps=0.7 min=8: noise=4058 clusters= <text:s/>0 top10=[]</text:p>
      <text:p text:style-name="P2">eps=0.8 min=3: noise=3969 clusters= 21 top10=[13 <text:s/>9 <text:s/>6 <text:s/>6 <text:s/>5 <text:s/>4 <text:s/>4 <text:s/>3 <text:s/>3 <text:s/>3]</text:p>
      <text:p text:style-name="P2">eps=0.8 min=4: noise=4012 clusters= <text:s/>7 top10=[13 <text:s/>9 <text:s/>6 <text:s/>5 <text:s/>5 <text:s/>4 <text:s/>4]</text:p>
      <text:p text:style-name="P2">eps=0.8 min=5: noise=4020 clusters= <text:s/>5 top10=[13 <text:s/>9 <text:s/>6 <text:s/>5 <text:s/>5]</text:p>
      <text:p text:style-name="P2">eps=0.8 min=6: noise=4038 clusters= <text:s/>2 top10=[13 <text:s/>7]</text:p>
      <text:p text:style-name="P2">eps=0.8 min=7: noise=4038 clusters= <text:s/>2 top10=[13 <text:s/>7]</text:p>
      <text:p text:style-name="P2">eps=0.8 min=8: noise=4045 clusters= <text:s/>1 top10=[13]</text:p>
      <text:p text:style-name="P2">eps=0.9 min=3: noise=3913 clusters= 36 top10=[14 10 <text:s/>9 <text:s/>6 <text:s/>6 <text:s/>5 <text:s/>4 <text:s/>4 <text:s/>4 <text:s/>4]</text:p>
      <text:p text:style-name="P2">eps=0.9 min=4: noise=3988 clusters= 11 top10=[14 10 <text:s/>9 <text:s/>6 <text:s/>6 <text:s/>5 <text:s/>4 <text:s/>4 <text:s/>4 <text:s/>4]</text:p>
      <text:p text:style-name="P2">eps=0.9 min=5: noise=4008 clusters= <text:s/>6 top10=[14 10 <text:s/>9 <text:s/>6 <text:s/>6 <text:s/>5]</text:p>
      <text:p text:style-name="P2">eps=0.9 min=6: noise=4019 clusters= <text:s/>4 top10=[14 10 <text:s/>9 <text:s/>6]</text:p>
      <text:p text:style-name="P2">eps=0.9 min=7: noise=4025 clusters= <text:s/>3 top10=[14 10 <text:s/>9]</text:p>
      <text:p text:style-name="P2">eps=0.9 min=8: noise=4025 clusters= <text:s/>3 top10=[14 10 <text:s/>9]</text:p>
      <text:p text:style-name="P2">eps=1.0 min=3: noise=3814 clusters= 50 top10=[25 19 12 11 10 <text:s/>9 <text:s/>7 <text:s/>6 <text:s/>6 <text:s/>6]</text:p>
      <text:p text:style-name="P2">eps=1.0 min=4: noise=3919 clusters= 17 top10=[23 19 12 10 10 <text:s/>8 <text:s/>7 <text:s/>6 <text:s/>6 <text:s/>6]</text:p>
      <text:p text:style-name="P2">eps=1.0 min=5: noise=3941 clusters= 13 top10=[23 15 12 10 10 <text:s/>8 <text:s/>7 <text:s/>6 <text:s/>6 <text:s/>6]</text:p>
      <text:p text:style-name="P2">eps=1.0 min=6: noise=3958 clusters= 10 top10=[23 15 12 10 <text:s/>8 <text:s/>7 <text:s/>7 <text:s/>6 <text:s/>6 <text:s/>6]</text:p>
      <text:p text:style-name="P2">eps=1.0 min=7: noise=3977 clusters= <text:s/>7 top10=[22 15 12 10 <text:s/>8 <text:s/>7 <text:s/>7]</text:p>
      <text:p text:style-name="P2">eps=1.0 min=8: noise=4001 clusters= <text:s/>4 top10=[22 15 12 <text:s/>8]</text:p>
      <text:p text:style-name="P2">eps=1.1 min=3: noise=3594 clusters= 91 top10=[30 29 19 18 16 10 10 <text:s/>9 <text:s/>9 <text:s/>8]</text:p>
      <text:p text:style-name="P2">eps=1.1 min=4: noise=3752 clusters= 41 top10=[30 28 19 18 16 10 10 <text:s/>9 <text:s/>8 <text:s/>8]</text:p>
      <text:p text:style-name="P2">eps=1.1 min=5: noise=3828 clusters= 24 top10=[30 28 19 17 16 10 10 <text:s/>8 <text:s/>8 <text:s/>8]</text:p>
      <text:p text:style-name="P2">eps=1.1 min=6: noise=3879 clusters= 15 top10=[30 28 18 17 13 10 10 <text:s/>8 <text:s/>8 <text:s/>7]</text:p>
      <text:p text:style-name="P2">eps=1.1 min=7: noise=3918 clusters= <text:s/>9 top10=[30 28 17 17 13 10 10 <text:s/>8 <text:s/>7]</text:p>
      <text:p text:style-name="P2">eps=1.1 min=8: noise=3925 clusters= <text:s/>8 top10=[30 28 17 17 13 10 10 <text:s/>8]</text:p>
      <text:p text:style-name="P2">eps=1.2 min=3: noise=2971 clusters=157 top10=[90 81 63 24 21 20 16 16 15 15]</text:p>
      <text:p text:style-name="P2">eps=1.2 min=4: noise=3233 clusters= 87 top10=[89 79 60 24 21 17 16 14 14 13]</text:p>
      <text:p text:style-name="P2">eps=1.2 min=5: noise=3371 clusters= 61 top10=[87 76 55 24 17 16 16 14 14 13]</text:p>
      <text:p text:style-name="P2">eps=1.2 min=6: noise=3472 clusters= 45 top10=[87 73 52 24 16 16 14 14 13 13]</text:p>
      <text:p text:style-name="P2">eps=1.2 min=7: noise=3591 clusters= 29 top10=[72 70 52 24 16 14 13 13 13 13]</text:p>
      <text:p text:style-name="P2">eps=1.2 min=8: noise=3679 clusters= 19 top10=[72 66 51 24 16 14 13 13 13 13]</text:p>
      <text:p text:style-name="P2">eps=1.3 min=3: noise=1411 clusters= 67 top10=[2272 <text:s text:c="2"/>96 <text:s text:c="2"/>11 <text:s text:c="3"/>9 <text:s text:c="3"/>9 <text:s text:c="3"/>9 <text:s text:c="3"/>9 <text:s text:c="3"/>8 <text:s text:c="3"/>8 <text:s text:c="3"/>7]</text:p>
      <text:p text:style-name="P2">eps=1.3 min=4: noise=1615 clusters= 35 top10=[2159 <text:s text:c="2"/>90 <text:s text:c="2"/>16 <text:s text:c="3"/>9 <text:s text:c="3"/>9 <text:s text:c="3"/>8 <text:s text:c="3"/>8 <text:s text:c="3"/>8 <text:s text:c="3"/>8 <text:s text:c="3"/>7]</text:p>
      <text:p text:style-name="P2">eps=1.3 min=5: noise=1745 clusters= 32 top10=[2043 <text:s text:c="2"/>85 <text:s text:c="2"/>16 <text:s text:c="2"/>11 <text:s text:c="3"/>9 <text:s text:c="3"/>9 <text:s text:c="3"/>8 <text:s text:c="3"/>8 <text:s text:c="3"/>8 <text:s text:c="3"/>7]</text:p>
      <text:p text:style-name="P2">eps=1.3 min=6: noise=1880 clusters= 31 top10=[1832 <text:s text:c="2"/>74 <text:s text:c="2"/>24 <text:s text:c="2"/>19 <text:s text:c="2"/>19 <text:s text:c="2"/>17 <text:s text:c="2"/>16 <text:s text:c="2"/>12 <text:s text:c="2"/>12 <text:s text:c="2"/>11]</text:p>
      <text:p text:style-name="P2">eps=1.3 min=7: noise=2035 clusters= 23 top10=[1749 <text:s text:c="2"/>62 <text:s text:c="2"/>25 <text:s text:c="2"/>19 <text:s text:c="2"/>17 <text:s text:c="2"/>16 <text:s text:c="2"/>12 <text:s text:c="2"/>11 <text:s text:c="2"/>10 <text:s text:c="3"/>9]</text:p>
      <text:p text:style-name="P2">eps=1.3 min=8: noise=2138 clusters= 26 top10=[1591 <text:s text:c="2"/>58 <text:s text:c="2"/>25 <text:s text:c="2"/>23 <text:s text:c="2"/>18 <text:s text:c="2"/>17 <text:s text:c="2"/>14 <text:s text:c="2"/>14 <text:s text:c="2"/>13 <text:s text:c="2"/>12]</text:p>
      <text:p text:style-name="P2">&gt; DBSCAN 30.335732221603394 to run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<text:soft-page-break/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p text:style-name="P2">Exception ignored in: &lt;function WeakValueDictionary.__init__.&lt;locals&gt;.remove at 0x7feb50f2df28&gt;</text:p>
      <text:p text:style-name="P2">Traceback (most recent call last):</text:p>
      <text:p text:style-name="P2"><text:s text:c="2"/>File "/image/usr/lib/python3.5/weakref.py", line 117, in remove</text:p>
      <text:p text:style-name="P2">TypeError: 'NoneType' object is not callable</text:p>
      <text:h text:style-name="P18" text:outline-level="2">Min_df 1</text:h>
      <text:p text:style-name="P7">&gt;Namespace(dr=None, intro=False, lemmer=False, lemstop=False, max_df=None, methods=['km', 'em', 'ac', 'aa', 'aw', 'db'], min_df=1, ngram=None, raw=False, stemer=False, stopword=False, title=False)</text:p>
      <text:p text:style-name="P5">MIN_DF 1 experiment</text:p>
      <text:p text:style-name="P5">&gt;TfidfVectorizer(analyzer='word', binary=False, decode_error='strict',</text:p>
      <text:p text:style-name="P5"><text:s text:c="8"/>dtype=&lt;class 'numpy.float64'&gt;, encoding='utf-8', input='content',</text:p>
      <text:p text:style-name="P5"><text:s text:c="8"/>lowercase=True, max_df=1.0, max_features=None, min_df=1,</text:p>
      <text:p text:style-name="P5"><text:s text:c="8"/>ngram_range=(1, 1), norm='l2', preprocessor=None, smooth_idf=True,</text:p>
      <text:p text:style-name="P5"><text:s text:c="8"/>stop_words=None, strip_accents=None, sublinear_tf=False,</text:p>
      <text:p text:style-name="P5"><text:s text:c="8"/>token_pattern='(?u)\\b\\w\\w+\\b', tokenizer=None, use_idf=True,</text:p>
      <text:p text:style-name="P5"><text:s text:c="8"/>vocabulary=None)</text:p>
      <text:p text:style-name="P5">&gt;(4058, 141331)</text:p>
      <text:p text:style-name="P5"/>
      <text:p text:style-name="P5">K-means results</text:p>
      <text:p text:style-name="P5">[ 541 2116 <text:s text:c="2"/>36 1006 <text:s/>359]</text:p>
      <text:p text:style-name="P5">Cluster 0: 37188 60595 54885 91012 130536 104314 111992 124224 48297 37578</text:p>
      <text:p text:style-name="P5">Cluster 1: 37188 43198 133253 111992 37578 16175 117923 10454 5451 43378</text:p>
      <text:p text:style-name="P5">Cluster 2: 37181 4296 90863 37188 119756 30142 37173 43198 101880 35236</text:p>
      <text:p text:style-name="P5">Cluster 3: 37188 43198 117923 133253 111992 13681 5451 52415 43378 16175</text:p>
      <text:p text:style-name="P5">Cluster 4: 95930 37188 26572 61192 124225 43198 35554 41892 21989 59920</text:p>
      <text:p text:style-name="P5">Rand <text:s text:c="7"/>0.123</text:p>
      <text:p text:style-name="P5">Homogeneity 0.200</text:p>
      <text:p text:style-name="P5">Homogeneity 0.266</text:p>
      <text:p text:style-name="P5">[[ 36 634 <text:s text:c="2"/>0 164 <text:s/>61]</text:p>
      <text:p text:style-name="P5"><text:s/>[ <text:s/>0 415 <text:s text:c="2"/>0 361 <text:s text:c="2"/>3]</text:p>
      <text:p text:style-name="P5"><text:s/>[503 111 <text:s text:c="2"/>0 138 <text:s text:c="2"/>8]</text:p>
      <text:p text:style-name="P5"><text:s/>[ <text:s/>2 554 <text:s/>36 196 <text:s/>49]</text:p>
      <text:p text:style-name="P5"><text:s/>[ <text:s/>0 402 <text:s text:c="2"/>0 147 238]]</text:p>
      <text:p text:style-name="P5">New labels:</text:p>
      <text:p text:style-name="P5">0 -&gt; 2(Sportas)</text:p>
      <text:p text:style-name="P5">1 -&gt; 0(Auto)</text:p>
      <text:p text:style-name="P5">2 -&gt; 3(Mokslas)</text:p>
      <text:p text:style-name="P5">3 -&gt; 1(Veidai)</text:p>
      <text:p text:style-name="P5">4 -&gt; 4(Verslas)</text:p>
      <text:p text:style-name="P5">[2116 1006 <text:s/>541 <text:s text:c="2"/>36 <text:s/>359]</text:p>
      <text:p text:style-name="P5">Rand <text:s text:c="7"/>0.123</text:p>
      <text:p text:style-name="P5">Homogeneity 0.200</text:p>
      <text:p text:style-name="P5">Homogeneity 0.266</text:p>
      <text:p text:style-name="P5">[[634 164 <text:s/>36 <text:s text:c="2"/>0 <text:s/>61]</text:p>
      <text:p text:style-name="P5"><text:s/>[415 361 <text:s text:c="2"/>0 <text:s text:c="2"/>0 <text:s text:c="2"/>3]</text:p>
      <text:p text:style-name="P5"><text:s/>[111 138 503 <text:s text:c="2"/>0 <text:s text:c="2"/>8]</text:p>
      <text:p text:style-name="P5"><text:s/>[554 196 <text:s text:c="2"/>2 <text:s/>36 <text:s/>49]</text:p>
      <text:p text:style-name="P5"><text:s/>[402 147 <text:s text:c="2"/>0 <text:s text:c="2"/>0 238]]</text:p>
      <text:p text:style-name="P5">{'title': 'K-means', 'model': KMeans(algorithm='auto', copy_x=True, init='k-means++', max_iter=300,</text:p>
      <text:p text:style-name="P5"><text:s text:c="4"/>n_clusters=5, n_init=10, n_jobs=-1, precompute_distances='auto',</text:p>
      <text:p text:style-name="P5"><text:s text:c="4"/>random_state=42, tol=0.0001, verbose=0)}</text:p>
      <text:p text:style-name="P5">&gt; K-means 427.7704780101776 to run</text:p>
      <text:p text:style-name="P5"/>
      <text:p text:style-name="P5">Expectation-maximization results</text:p>
      <text:p text:style-name="P5">(array([0, 1, 2, 3, 4]), array([ 920, 1920, <text:s/>568, <text:s/>486, <text:s/>164]))</text:p>
      <text:p text:style-name="P5">Cluster 0: 37188 43198 133253 117923 5451 111992 13681 43378 64111 37578</text:p>
      <text:p text:style-name="P5">Cluster 1: 37188 43198 133253 111992 16175 37578 117923 43378 5451 103909</text:p>
      <text:p text:style-name="P5">Cluster 2: 37188 54885 109693 111992 16175 91012 82666 37578 43198 104314</text:p>
      <text:p text:style-name="P5">Cluster 3: 95930 37188 26572 61192 43198 124225 10454 35554 59920 41892</text:p>
      <text:p text:style-name="P5">Cluster 4: 60595 37188 60831 124533 57358 17633 91012 128573 119129 55569</text:p>
      <text:p text:style-name="P5">Rand <text:s text:c="7"/>0.137</text:p>
      <text:p text:style-name="P5">Homogeneity 0.236</text:p>
      <text:p text:style-name="P5"><text:soft-page-break/>Homogeneity 0.281</text:p>
      <text:p text:style-name="P5">[[286 378 106 125 <text:s text:c="2"/>0]</text:p>
      <text:p text:style-name="P5"><text:s/>[229 542 <text:s text:c="2"/>2 <text:s text:c="2"/>6 <text:s text:c="2"/>0]</text:p>
      <text:p text:style-name="P5"><text:s/>[ 74 <text:s/>57 458 <text:s text:c="2"/>7 164]</text:p>
      <text:p text:style-name="P5"><text:s/>[183 599 <text:s text:c="2"/>1 <text:s/>54 <text:s text:c="2"/>0]</text:p>
      <text:p text:style-name="P5"><text:s/>[148 344 <text:s text:c="2"/>1 294 <text:s text:c="2"/>0]]</text:p>
      <text:p text:style-name="P5">New labels:</text:p>
      <text:p text:style-name="P5">0 -&gt; 0(Auto)</text:p>
      <text:p text:style-name="P5">1 -&gt; 3(Mokslas)</text:p>
      <text:p text:style-name="P5">2 -&gt; 2(Sportas)</text:p>
      <text:p text:style-name="P5">3 -&gt; 4(Verslas)</text:p>
      <text:p text:style-name="P5">4 -&gt; 2(Sportas)</text:p>
      <text:p text:style-name="P5">[ 920 <text:s text:c="3"/>0 <text:s/>732 1920 <text:s/>486]</text:p>
      <text:p text:style-name="P5">Rand <text:s text:c="7"/>0.169</text:p>
      <text:p text:style-name="P5">Homogeneity 0.231</text:p>
      <text:p text:style-name="P5">Homogeneity 0.296</text:p>
      <text:p text:style-name="P5">[[286 <text:s text:c="2"/>0 106 378 125]</text:p>
      <text:p text:style-name="P5"><text:s/>[229 <text:s text:c="2"/>0 <text:s text:c="2"/>2 542 <text:s text:c="2"/>6]</text:p>
      <text:p text:style-name="P5"><text:s/>[ 74 <text:s text:c="2"/>0 622 <text:s/>57 <text:s text:c="2"/>7]</text:p>
      <text:p text:style-name="P5"><text:s/>[183 <text:s text:c="2"/>0 <text:s text:c="2"/>1 599 <text:s/>54]</text:p>
      <text:p text:style-name="P5"><text:s/>[148 <text:s text:c="2"/>0 <text:s text:c="2"/>1 344 294]]</text:p>
      <text:p text:style-name="P5">{'title': 'Expectation-maximization', 'model': GaussianMixture(covariance_type='diag', init_params='kmeans', max_iter=100,</text:p>
      <text:p text:style-name="P5"><text:s text:c="8"/>means_init=None, n_components=5, n_init=1, precisions_init=None,</text:p>
      <text:p text:style-name="P5"><text:s text:c="8"/>random_state=42, reg_covar=1e-06, tol=0.001, verbose=0,</text:p>
      <text:p text:style-name="P5"><text:s text:c="8"/>verbose_interval=10, warm_start=False, weights_init=None)}</text:p>
      <text:p text:style-name="P5">&gt; Expectation-maximization 152.59537529945374 to run</text:p>
      <text:p text:style-name="P5"/>
      <text:p text:style-name="P5">Complete-linkage clustering results</text:p>
      <text:p text:style-name="P5">(array([0, 1, 2, 3, 4]), array([ 490, 2878, <text:s/>120, <text:s/>547, <text:s text:c="2"/>23]))</text:p>
      <text:p text:style-name="P5">Rand <text:s text:c="7"/>0.089</text:p>
      <text:p text:style-name="P5">Homogeneity 0.176</text:p>
      <text:p text:style-name="P5">Homogeneity 0.314</text:p>
      <text:p text:style-name="P5">[[147 684 <text:s text:c="2"/>0 <text:s/>64 <text:s text:c="2"/>0]</text:p>
      <text:p text:style-name="P5"><text:s/>[ <text:s/>7 712 <text:s text:c="2"/>0 <text:s/>60 <text:s text:c="2"/>0]</text:p>
      <text:p text:style-name="P5"><text:s/>[ <text:s/>3 207 120 407 <text:s/>23]</text:p>
      <text:p text:style-name="P5"><text:s/>[ 56 770 <text:s text:c="2"/>0 <text:s/>11 <text:s text:c="2"/>0]</text:p>
      <text:p text:style-name="P5"><text:s/>[277 505 <text:s text:c="2"/>0 <text:s text:c="2"/>5 <text:s text:c="2"/>0]]</text:p>
      <text:p text:style-name="P5">New labels:</text:p>
      <text:p text:style-name="P5">0 -&gt; 4(Verslas)</text:p>
      <text:p text:style-name="P5">1 -&gt; 3(Mokslas)</text:p>
      <text:p text:style-name="P5">2 -&gt; 2(Sportas)</text:p>
      <text:p text:style-name="P5">3 -&gt; 2(Sportas)</text:p>
      <text:p text:style-name="P5">4 -&gt; 2(Sportas)</text:p>
      <text:p text:style-name="P5">[ <text:s text:c="2"/>0 <text:s text:c="3"/>0 <text:s/>690 2878 <text:s/>490]</text:p>
      <text:p text:style-name="P5">Rand <text:s text:c="7"/>0.108</text:p>
      <text:p text:style-name="P5">Homogeneity 0.171</text:p>
      <text:p text:style-name="P5">Homogeneity 0.343</text:p>
      <text:p text:style-name="P5">[[ <text:s/>0 <text:s text:c="2"/>0 <text:s/>64 684 147]</text:p>
      <text:p text:style-name="P5"><text:s/>[ <text:s/>0 <text:s text:c="2"/>0 <text:s/>60 712 <text:s text:c="2"/>7]</text:p>
      <text:p text:style-name="P5"><text:s/>[ <text:s/>0 <text:s text:c="2"/>0 550 207 <text:s text:c="2"/>3]</text:p>
      <text:p text:style-name="P5"><text:s/>[ <text:s/>0 <text:s text:c="2"/>0 <text:s/>11 770 <text:s/>56]</text:p>
      <text:p text:style-name="P5"><text:s/>[ <text:s/>0 <text:s text:c="2"/>0 <text:s text:c="2"/>5 505 277]]</text:p>
      <text:p text:style-name="P5">{'title': 'Complete-linkage clustering', 'model': AgglomerativeClustering(affinity='euclidean', compute_full_tree='auto',</text:p>
      <text:p text:style-name="P5"><text:s text:c="12"/>connectivity=None, linkage='complete', memory=None,</text:p>
      <text:p text:style-name="P5"><text:s text:c="12"/>n_clusters=5, pooling_func='deprecated')}</text:p>
      <text:p text:style-name="P5">&gt; Complete-linkage clustering 999.00767993927 to run</text:p>
      <text:p text:style-name="P5"/>
      <text:p text:style-name="P5">Average-linkage clustering results</text:p>
      <text:p text:style-name="P5">(array([0, 1, 2, 3, 4]), array([4053, <text:s text:c="3"/>2, <text:s text:c="3"/>1, <text:s text:c="3"/>1, <text:s text:c="3"/>1]))</text:p>
      <text:p text:style-name="P5">Rand <text:s text:c="7"/>0.000</text:p>
      <text:p text:style-name="P5">Homogeneity 0.001</text:p>
      <text:p text:style-name="P5">Homogeneity 0.185</text:p>
      <text:p text:style-name="P5">[[895 <text:s text:c="2"/>0 <text:s text:c="2"/>0 <text:s text:c="2"/>0 <text:s text:c="2"/>0]</text:p>
      <text:p text:style-name="P5"><text:s/>[778 <text:s text:c="2"/>0 <text:s text:c="2"/>0 <text:s text:c="2"/>1 <text:s text:c="2"/>0]</text:p>
      <text:p text:style-name="P5"><text:s/>[756 <text:s text:c="2"/>2 <text:s text:c="2"/>1 <text:s text:c="2"/>0 <text:s text:c="2"/>1]</text:p>
      <text:p text:style-name="P5"><text:s/>[837 <text:s text:c="2"/>0 <text:s text:c="2"/>0 <text:s text:c="2"/>0 <text:s text:c="2"/>0]</text:p>
      <text:p text:style-name="P5"><text:s/>[787 <text:s text:c="2"/>0 <text:s text:c="2"/>0 <text:s text:c="2"/>0 <text:s text:c="2"/>0]]</text:p>
      <text:p text:style-name="P5">New labels:</text:p>
      <text:p text:style-name="P5">0 -&gt; 0(Auto)</text:p>
      <text:p text:style-name="P5">1 -&gt; 2(Sportas)</text:p>
      <text:p text:style-name="P5"><text:soft-page-break/>2 -&gt; 2(Sportas)</text:p>
      <text:p text:style-name="P5">3 -&gt; 1(Veidai)</text:p>
      <text:p text:style-name="P5">4 -&gt; 2(Sportas)</text:p>
      <text:p text:style-name="P5">[4053 <text:s text:c="3"/>1 <text:s text:c="3"/>4]</text:p>
      <text:p text:style-name="P5">Rand <text:s text:c="7"/>0.000</text:p>
      <text:p text:style-name="P5">Homogeneity 0.001</text:p>
      <text:p text:style-name="P5">Homogeneity 0.204</text:p>
      <text:p text:style-name="P5">[[895 <text:s text:c="2"/>0 <text:s text:c="2"/>0 <text:s text:c="2"/>0 <text:s text:c="2"/>0]</text:p>
      <text:p text:style-name="P5"><text:s/>[778 <text:s text:c="2"/>1 <text:s text:c="2"/>0 <text:s text:c="2"/>0 <text:s text:c="2"/>0]</text:p>
      <text:p text:style-name="P5"><text:s/>[756 <text:s text:c="2"/>0 <text:s text:c="2"/>4 <text:s text:c="2"/>0 <text:s text:c="2"/>0]</text:p>
      <text:p text:style-name="P5"><text:s/>[837 <text:s text:c="2"/>0 <text:s text:c="2"/>0 <text:s text:c="2"/>0 <text:s text:c="2"/>0]</text:p>
      <text:p text:style-name="P5"><text:s/>[787 <text:s text:c="2"/>0 <text:s text:c="2"/>0 <text:s text:c="2"/>0 <text:s text:c="2"/>0]]</text:p>
      <text:p text:style-name="P5">{'title': 'Average-linkage clustering', 'model': AgglomerativeClustering(affinity='euclidean', compute_full_tree='auto',</text:p>
      <text:p text:style-name="P5"><text:s text:c="12"/>connectivity=None, linkage='average', memory=None,</text:p>
      <text:p text:style-name="P5"><text:s text:c="12"/>n_clusters=5, pooling_func='deprecated')}</text:p>
      <text:p text:style-name="P5">&gt; Average-linkage clustering 839.739666223526 to run</text:p>
      <text:p text:style-name="P5"/>
      <text:p text:style-name="P5">Ward-linkage clustering results</text:p>
      <text:p text:style-name="P5">(array([0, 1, 2, 3, 4]), array([2436, <text:s/>290, 1277, <text:s text:c="2"/>27, <text:s text:c="2"/>28]))</text:p>
      <text:p text:style-name="P5">Rand <text:s text:c="7"/>0.223</text:p>
      <text:p text:style-name="P5">Homogeneity 0.275</text:p>
      <text:p text:style-name="P5">Homogeneity 0.477</text:p>
      <text:p text:style-name="P5">[[723 <text:s text:c="2"/>6 166 <text:s text:c="2"/>0 <text:s text:c="2"/>0]</text:p>
      <text:p text:style-name="P5"><text:s/>[144 <text:s text:c="2"/>8 627 <text:s text:c="2"/>0 <text:s text:c="2"/>0]</text:p>
      <text:p text:style-name="P5"><text:s/>[ 28 270 434 <text:s text:c="2"/>0 <text:s/>28]</text:p>
      <text:p text:style-name="P5"><text:s/>[782 <text:s text:c="2"/>4 <text:s/>24 <text:s/>27 <text:s text:c="2"/>0]</text:p>
      <text:p text:style-name="P5"><text:s/>[759 <text:s text:c="2"/>2 <text:s/>26 <text:s text:c="2"/>0 <text:s text:c="2"/>0]]</text:p>
      <text:p text:style-name="P5">New labels:</text:p>
      <text:p text:style-name="P5">0 -&gt; 3(Mokslas)</text:p>
      <text:p text:style-name="P5">1 -&gt; 2(Sportas)</text:p>
      <text:p text:style-name="P5">2 -&gt; 1(Veidai)</text:p>
      <text:p text:style-name="P5">3 -&gt; 3(Mokslas)</text:p>
      <text:p text:style-name="P5">4 -&gt; 2(Sportas)</text:p>
      <text:p text:style-name="P5">[ <text:s text:c="2"/>0 1277 <text:s/>318 2463]</text:p>
      <text:p text:style-name="P5">Rand <text:s text:c="7"/>0.228</text:p>
      <text:p text:style-name="P5">Homogeneity 0.270</text:p>
      <text:p text:style-name="P5">Homogeneity 0.500</text:p>
      <text:p text:style-name="P5">[[ <text:s/>0 166 <text:s text:c="2"/>6 723 <text:s text:c="2"/>0]</text:p>
      <text:p text:style-name="P5"><text:s/>[ <text:s/>0 627 <text:s text:c="2"/>8 144 <text:s text:c="2"/>0]</text:p>
      <text:p text:style-name="P5"><text:s/>[ <text:s/>0 434 298 <text:s/>28 <text:s text:c="2"/>0]</text:p>
      <text:p text:style-name="P5"><text:s/>[ <text:s/>0 <text:s/>24 <text:s text:c="2"/>4 809 <text:s text:c="2"/>0]</text:p>
      <text:p text:style-name="P5"><text:s/>[ <text:s/>0 <text:s/>26 <text:s text:c="2"/>2 759 <text:s text:c="2"/>0]]</text:p>
      <text:p text:style-name="P5">{'title': 'Ward-linkage clustering', 'model': AgglomerativeClustering(affinity='euclidean', compute_full_tree='auto',</text:p>
      <text:p text:style-name="P5"><text:s text:c="12"/>connectivity=None, linkage='ward', memory=None, n_clusters=5,</text:p>
      <text:p text:style-name="P5"><text:s text:c="12"/>pooling_func='deprecated')}</text:p>
      <text:p text:style-name="P5">&gt; Ward-linkage clustering 839.6723983287811 to run</text:p>
      <text:p text:style-name="P5"/>
      <text:p text:style-name="P5">DBSCAN results</text:p>
      <text:p text:style-name="P5">eps=0.6 min=3: noise=4022 clusters= 11 top10=[5 4 3 3 3 3 3 3 3 3]</text:p>
      <text:p text:style-name="P5">eps=0.6 min=4: noise=4049 clusters= <text:s/>2 top10=[5 4]</text:p>
      <text:p text:style-name="P5">eps=0.6 min=5: noise=4053 clusters= <text:s/>1 top10=[5]</text:p>
      <text:p text:style-name="P5">eps=0.6 min=6: noise=4058 clusters= <text:s/>0 top10=[]</text:p>
      <text:p text:style-name="P5">eps=0.6 min=7: noise=4058 clusters= <text:s/>0 top10=[]</text:p>
      <text:p text:style-name="P5">eps=0.6 min=8: noise=4058 clusters= <text:s/>0 top10=[]</text:p>
      <text:p text:style-name="P5">eps=0.7 min=3: noise=4005 clusters= 15 top10=[8 5 4 3 3 3 3 3 3 3]</text:p>
      <text:p text:style-name="P5">eps=0.7 min=4: noise=4041 clusters= <text:s/>3 top10=[8 5 4]</text:p>
      <text:p text:style-name="P5">eps=0.7 min=5: noise=4045 clusters= <text:s/>2 top10=[8 5]</text:p>
      <text:p text:style-name="P5">eps=0.7 min=6: noise=4050 clusters= <text:s/>1 top10=[8]</text:p>
      <text:p text:style-name="P5">eps=0.7 min=7: noise=4050 clusters= <text:s/>1 top10=[8]</text:p>
      <text:p text:style-name="P5">eps=0.7 min=8: noise=4058 clusters= <text:s/>0 top10=[]</text:p>
      <text:p text:style-name="P5">eps=0.8 min=3: noise=3968 clusters= 21 top10=[14 <text:s/>9 <text:s/>6 <text:s/>6 <text:s/>5 <text:s/>4 <text:s/>4 <text:s/>3 <text:s/>3 <text:s/>3]</text:p>
      <text:p text:style-name="P5">eps=0.8 min=4: noise=4012 clusters= <text:s/>7 top10=[13 <text:s/>9 <text:s/>6 <text:s/>5 <text:s/>5 <text:s/>4 <text:s/>4]</text:p>
      <text:p text:style-name="P5">eps=0.8 min=5: noise=4020 clusters= <text:s/>5 top10=[13 <text:s/>9 <text:s/>6 <text:s/>5 <text:s/>5]</text:p>
      <text:p text:style-name="P5">eps=0.8 min=6: noise=4038 clusters= <text:s/>2 top10=[13 <text:s/>7]</text:p>
      <text:p text:style-name="P5">eps=0.8 min=7: noise=4038 clusters= <text:s/>2 top10=[13 <text:s/>7]</text:p>
      <text:p text:style-name="P5">eps=0.8 min=8: noise=4045 clusters= <text:s/>1 top10=[13]</text:p>
      <text:p text:style-name="P5">eps=0.9 min=3: noise=3911 clusters= 37 top10=[14 <text:s/>9 <text:s/>9 <text:s/>6 <text:s/>6 <text:s/>5 <text:s/>4 <text:s/>4 <text:s/>4 <text:s/>4]</text:p>
      <text:p text:style-name="P5">eps=0.9 min=4: noise=3989 clusters= 11 top10=[14 <text:s/>9 <text:s/>9 <text:s/>6 <text:s/>6 <text:s/>5 <text:s/>4 <text:s/>4 <text:s/>4 <text:s/>4]</text:p>
      <text:p text:style-name="P5">eps=0.9 min=5: noise=4009 clusters= <text:s/>6 top10=[14 <text:s/>9 <text:s/>9 <text:s/>6 <text:s/>6 <text:s/>5]</text:p>
      <text:p text:style-name="P5">eps=0.9 min=6: noise=4020 clusters= <text:s/>4 top10=[14 <text:s/>9 <text:s/>9 <text:s/>6]</text:p>
      <text:p text:style-name="P5"><text:soft-page-break/>eps=0.9 min=7: noise=4026 clusters= <text:s/>3 top10=[14 <text:s/>9 <text:s/>9]</text:p>
      <text:p text:style-name="P5">eps=0.9 min=8: noise=4026 clusters= <text:s/>3 top10=[14 <text:s/>9 <text:s/>9]</text:p>
      <text:p text:style-name="P5">eps=1.0 min=3: noise=3808 clusters= 51 top10=[25 20 13 11 10 <text:s/>9 <text:s/>7 <text:s/>6 <text:s/>6 <text:s/>6]</text:p>
      <text:p text:style-name="P5">eps=1.0 min=4: noise=3916 clusters= 17 top10=[24 20 13 10 10 <text:s/>8 <text:s/>7 <text:s/>6 <text:s/>6 <text:s/>6]</text:p>
      <text:p text:style-name="P5">eps=1.0 min=5: noise=3934 clusters= 13 top10=[23 20 13 10 10 <text:s/>8 <text:s/>7 <text:s/>6 <text:s/>6 <text:s/>6]</text:p>
      <text:p text:style-name="P5">eps=1.0 min=6: noise=3956 clusters= 10 top10=[23 15 13 10 <text:s/>8 <text:s/>8 <text:s/>7 <text:s/>6 <text:s/>6 <text:s/>6]</text:p>
      <text:p text:style-name="P5">eps=1.0 min=7: noise=3976 clusters= <text:s/>7 top10=[23 15 12 10 <text:s/>8 <text:s/>7 <text:s/>7]</text:p>
      <text:p text:style-name="P5">eps=1.0 min=8: noise=3998 clusters= <text:s/>4 top10=[23 15 12 10]</text:p>
      <text:p text:style-name="P5">eps=1.1 min=3: noise=3547 clusters= 98 top10=[33 30 24 19 16 12 10 10 <text:s/>9 <text:s/>9]</text:p>
      <text:p text:style-name="P5">eps=1.1 min=4: noise=3720 clusters= 44 top10=[33 30 24 19 16 10 10 10 <text:s/>9 <text:s/>8]</text:p>
      <text:p text:style-name="P5">eps=1.1 min=5: noise=3808 clusters= 27 top10=[30 28 24 19 16 10 10 <text:s/>9 <text:s/>8 <text:s/>7]</text:p>
      <text:p text:style-name="P5">eps=1.1 min=6: noise=3864 clusters= 16 top10=[30 28 23 18 16 10 10 <text:s/>9 <text:s/>7 <text:s/>7]</text:p>
      <text:p text:style-name="P5">eps=1.1 min=7: noise=3909 clusters= 10 top10=[30 28 17 17 16 10 10 <text:s/>7 <text:s/>7 <text:s/>7]</text:p>
      <text:p text:style-name="P5">eps=1.1 min=8: noise=3933 clusters= <text:s/>7 top10=[30 28 17 17 13 10 10]</text:p>
      <text:p text:style-name="P5">eps=1.2 min=3: noise=2684 clusters=154 top10=[309 <text:s/>94 <text:s/>88 <text:s/>60 <text:s/>37 <text:s/>31 <text:s/>21 <text:s/>19 <text:s/>18 <text:s/>15]</text:p>
      <text:p text:style-name="P5">eps=1.2 min=4: noise=2962 clusters= 83 top10=[243 <text:s/>93 <text:s/>86 <text:s/>59 <text:s/>37 <text:s/>35 <text:s/>30 <text:s/>21 <text:s/>19 <text:s/>15]</text:p>
      <text:p text:style-name="P5">eps=1.2 min=5: noise=3119 clusters= 60 top10=[197 <text:s/>91 <text:s/>83 <text:s/>54 <text:s/>29 <text:s/>28 <text:s/>21 <text:s/>19 <text:s/>19 <text:s/>16]</text:p>
      <text:p text:style-name="P5">eps=1.2 min=6: noise=3250 clusters= 41 top10=[191 <text:s/>91 <text:s/>79 <text:s/>53 <text:s/>29 <text:s/>28 <text:s/>21 <text:s/>19 <text:s/>16 <text:s/>16]</text:p>
      <text:p text:style-name="P5">eps=1.2 min=7: noise=3346 clusters= 33 top10=[122 <text:s/>75 <text:s/>71 <text:s/>56 <text:s/>52 <text:s/>30 <text:s/>24 <text:s/>21 <text:s/>19 <text:s/>16]</text:p>
      <text:p text:style-name="P5">eps=1.2 min=8: noise=3432 clusters= 26 top10=[104 <text:s/>75 <text:s/>67 <text:s/>53 <text:s/>52 <text:s/>30 <text:s/>22 <text:s/>21 <text:s/>17 <text:s/>16]</text:p>
      <text:p text:style-name="P5">eps=1.3 min=3: noise= 772 clusters= 16 top10=[3230 <text:s text:c="3"/>6 <text:s text:c="3"/>5 <text:s text:c="3"/>5 <text:s text:c="3"/>5 <text:s text:c="3"/>4 <text:s text:c="3"/>4 <text:s text:c="3"/>3 <text:s text:c="3"/>3 <text:s text:c="3"/>3]</text:p>
      <text:p text:style-name="P5">eps=1.3 min=4: noise= 845 clusters= <text:s/>9 top10=[3176 <text:s text:c="3"/>6 <text:s text:c="3"/>5 <text:s text:c="3"/>5 <text:s text:c="3"/>5 <text:s text:c="3"/>5 <text:s text:c="3"/>4 <text:s text:c="3"/>4 <text:s text:c="3"/>3]</text:p>
      <text:p text:style-name="P5">eps=1.3 min=5: noise= 908 clusters= <text:s/>6 top10=[3124 <text:s text:c="3"/>6 <text:s text:c="3"/>6 <text:s text:c="3"/>5 <text:s text:c="3"/>5 <text:s text:c="3"/>4]</text:p>
      <text:p text:style-name="P5">eps=1.3 min=6: noise= 978 clusters= <text:s/>5 top10=[3058 <text:s text:c="3"/>6 <text:s text:c="3"/>6 <text:s text:c="3"/>5 <text:s text:c="3"/>5]</text:p>
      <text:p text:style-name="P5">eps=1.3 min=7: noise=1059 clusters= <text:s/>2 top10=[2989 <text:s text:c="2"/>10]</text:p>
      <text:p text:style-name="P5">eps=1.3 min=8: noise=1110 clusters= <text:s/>5 top10=[2917 <text:s text:c="2"/>10 <text:s text:c="3"/>8 <text:s text:c="3"/>7 <text:s text:c="3"/>6]</text:p>
      <text:p text:style-name="P5">&gt; DBSCAN 37.03947305679321 to run</text:p>
      <text:h text:style-name="P19" text:outline-level="2">Min_df <text:span text:style-name="T4">2</text:span></text:h>
      <text:p text:style-name="P8">&gt;Namespace(dr=None, intro=False, lemmer=False, lemstop=False, max_df=None, methods=['km', 'em', 'ac', 'aa', 'aw', 'db'], min_df=2, ngram=None, raw=False, stemer=False, stopword=False, title=False)</text:p>
      <text:p text:style-name="P8">MIN_DF 2 experiment</text:p>
      <text:p text:style-name="P8">&gt;TfidfVectorizer(analyzer='word', binary=False, decode_error='strict',</text:p>
      <text:p text:style-name="P8"><text:s text:c="8"/>dtype=&lt;class 'numpy.float64'&gt;, encoding='utf-8', input='content',</text:p>
      <text:p text:style-name="P8"><text:s text:c="8"/>lowercase=True, max_df=1.0, max_features=None, min_df=2,</text:p>
      <text:p text:style-name="P8"><text:s text:c="8"/>ngram_range=(1, 1), norm='l2', preprocessor=None, smooth_idf=True,</text:p>
      <text:p text:style-name="P8"><text:s text:c="8"/>stop_words=None, strip_accents=None, sublinear_tf=False,</text:p>
      <text:p text:style-name="P8"><text:s text:c="8"/>token_pattern='(?u)\\b\\w\\w+\\b', tokenizer=None, use_idf=True,</text:p>
      <text:p text:style-name="P8"><text:s text:c="8"/>vocabulary=None)</text:p>
      <text:p text:style-name="P8">&gt;(4058, 68277)</text:p>
      <text:p text:style-name="P8"/>
      <text:p text:style-name="P8">K-means results</text:p>
      <text:p text:style-name="P8">[ 532 <text:s/>879 <text:s text:c="2"/>36 <text:s/>717 1894]</text:p>
      <text:p text:style-name="P8">Cluster 0: 17843 29196 43111 26516 63000 49822 53749 59825 48662 23120</text:p>
      <text:p text:style-name="P8">Cluster 1: 17843 45616 20634 12758 29503 59826 16970 5159 28888 64320</text:p>
      <text:p text:style-name="P8">Cluster 2: 17838 2065 43050 17843 57516 14561 17832 20634 48613 16797</text:p>
      <text:p text:style-name="P8">Cluster 3: 17843 20634 56548 64320 2555 6584 53749 25222 20733 18054</text:p>
      <text:p text:style-name="P8">Cluster 4: 17843 20634 64320 53749 18054 7569 56548 20733 2555 57946</text:p>
      <text:p text:style-name="P8">Rand <text:s text:c="7"/>0.197</text:p>
      <text:p text:style-name="P8">Homogeneity 0.258</text:p>
      <text:p text:style-name="P8">Homogeneity 0.318</text:p>
      <text:p text:style-name="P8">[[ 27 166 <text:s text:c="2"/>0 <text:s/>82 620]</text:p>
      <text:p text:style-name="P8"><text:s/>[ <text:s/>0 <text:s/>25 <text:s text:c="2"/>0 227 527]</text:p>
      <text:p text:style-name="P8"><text:s/>[503 <text:s/>14 <text:s text:c="2"/>0 101 142]</text:p>
      <text:p text:style-name="P8"><text:s/>[ <text:s/>2 125 <text:s/>36 164 510]</text:p>
      <text:p text:style-name="P8"><text:s/>[ <text:s/>0 549 <text:s text:c="2"/>0 143 <text:s/>95]]</text:p>
      <text:p text:style-name="P8">New labels:</text:p>
      <text:p text:style-name="P8">0 -&gt; 2(Sportas)</text:p>
      <text:p text:style-name="P8">1 -&gt; 4(Verslas)</text:p>
      <text:p text:style-name="P8">2 -&gt; 3(Mokslas)</text:p>
      <text:p text:style-name="P8">3 -&gt; 1(Veidai)</text:p>
      <text:p text:style-name="P8">4 -&gt; 0(Auto)</text:p>
      <text:p text:style-name="P8">[1894 <text:s/>717 <text:s/>532 <text:s text:c="2"/>36 <text:s/>879]</text:p>
      <text:p text:style-name="P8">Rand <text:s text:c="7"/>0.197</text:p>
      <text:p text:style-name="P8">Homogeneity 0.258</text:p>
      <text:p text:style-name="P8">Homogeneity 0.318</text:p>
      <text:p text:style-name="P8">[[620 <text:s/>82 <text:s/>27 <text:s text:c="2"/>0 166]</text:p>
      <text:p text:style-name="P8"><text:s/>[527 227 <text:s text:c="2"/>0 <text:s text:c="2"/>0 <text:s/>25]</text:p>
      <text:p text:style-name="P8"><text:s/>[142 101 503 <text:s text:c="2"/>0 <text:s/>14]</text:p>
      <text:p text:style-name="P8"><text:s/>[510 164 <text:s text:c="2"/>2 <text:s/>36 125]</text:p>
      <text:p text:style-name="P8"><text:soft-page-break/><text:s/>[ 95 143 <text:s text:c="2"/>0 <text:s text:c="2"/>0 549]]</text:p>
      <text:p text:style-name="P8">{'model': KMeans(algorithm='auto', copy_x=True, init='k-means++', max_iter=300,</text:p>
      <text:p text:style-name="P8"><text:s text:c="4"/>n_clusters=5, n_init=10, n_jobs=-1, precompute_distances='auto',</text:p>
      <text:p text:style-name="P8"><text:s text:c="4"/>random_state=42, tol=0.0001, verbose=0), 'title': 'K-means'}</text:p>
      <text:p text:style-name="P8">&gt; K-means 1155.2773778438568 to run</text:p>
      <text:p text:style-name="P8"/>
      <text:p text:style-name="P8">Expectation-maximization results</text:p>
      <text:p text:style-name="P8">(array([0, 1, 2, 3, 4]), array([ 184, 1938, <text:s/>501, <text:s/>371, 1064]))</text:p>
      <text:p text:style-name="P8">Cluster 0: 17843 20634 49452 67670 64320 29721 24078 30708 18054 7569</text:p>
      <text:p text:style-name="P8">Cluster 1: 17843 20634 53749 64320 18054 7569 56548 5159 2555 7523</text:p>
      <text:p text:style-name="P8">Cluster 2: 17843 29196 43111 26516 49822 63000 59825 48662 53749 23120</text:p>
      <text:p text:style-name="P8">Cluster 3: 45616 17843 12758 29503 59826 20634 16970 19965 10447 28888</text:p>
      <text:p text:style-name="P8">Cluster 4: 17843 20634 56548 64320 53749 2555 6584 7569 18054 20733</text:p>
      <text:p text:style-name="P8">Rand <text:s text:c="7"/>0.111</text:p>
      <text:p text:style-name="P8">Homogeneity 0.217</text:p>
      <text:p text:style-name="P8">Homogeneity 0.264</text:p>
      <text:p text:style-name="P8">[[ <text:s/>0 578 <text:s/>26 <text:s/>76 215]</text:p>
      <text:p text:style-name="P8"><text:s/>[ <text:s/>0 411 <text:s text:c="2"/>0 <text:s text:c="2"/>4 364]</text:p>
      <text:p text:style-name="P8"><text:s/>[ <text:s/>0 146 474 <text:s text:c="2"/>5 135]</text:p>
      <text:p text:style-name="P8"><text:s/>[181 406 <text:s text:c="2"/>1 <text:s/>49 200]</text:p>
      <text:p text:style-name="P8"><text:s/>[ <text:s/>3 397 <text:s text:c="2"/>0 237 150]]</text:p>
      <text:p text:style-name="P8">New labels:</text:p>
      <text:p text:style-name="P8">0 -&gt; 3(Mokslas)</text:p>
      <text:p text:style-name="P8">1 -&gt; 0(Auto)</text:p>
      <text:p text:style-name="P8">2 -&gt; 2(Sportas)</text:p>
      <text:p text:style-name="P8">3 -&gt; 4(Verslas)</text:p>
      <text:p text:style-name="P8">4 -&gt; 1(Veidai)</text:p>
      <text:p text:style-name="P8">[1938 1064 <text:s/>501 <text:s/>184 <text:s/>371]</text:p>
      <text:p text:style-name="P8">Rand <text:s text:c="7"/>0.111</text:p>
      <text:p text:style-name="P8">Homogeneity 0.217</text:p>
      <text:p text:style-name="P8">Homogeneity 0.264</text:p>
      <text:p text:style-name="P8">[[578 215 <text:s/>26 <text:s text:c="2"/>0 <text:s/>76]</text:p>
      <text:p text:style-name="P8"><text:s/>[411 364 <text:s text:c="2"/>0 <text:s text:c="2"/>0 <text:s text:c="2"/>4]</text:p>
      <text:p text:style-name="P8"><text:s/>[146 135 474 <text:s text:c="2"/>0 <text:s text:c="2"/>5]</text:p>
      <text:p text:style-name="P8"><text:s/>[406 200 <text:s text:c="2"/>1 181 <text:s/>49]</text:p>
      <text:p text:style-name="P8"><text:s/>[397 150 <text:s text:c="2"/>0 <text:s text:c="2"/>3 237]]</text:p>
      <text:p text:style-name="P8">{'model': GaussianMixture(covariance_type='diag', init_params='kmeans', max_iter=100,</text:p>
      <text:p text:style-name="P8"><text:s text:c="8"/>means_init=None, n_components=5, n_init=1, precisions_init=None,</text:p>
      <text:p text:style-name="P8"><text:s text:c="8"/>random_state=42, reg_covar=1e-06, tol=0.001, verbose=0,</text:p>
      <text:p text:style-name="P8"><text:s text:c="8"/>verbose_interval=10, warm_start=False, weights_init=None), 'title': 'Expectation-maximization'}</text:p>
      <text:p text:style-name="P8">&gt; Expectation-maximization 173.2814130783081 to run</text:p>
      <text:p text:style-name="P8"/>
      <text:p text:style-name="P8">Complete-linkage clustering results</text:p>
      <text:p text:style-name="P8">(array([0, 1, 2, 3, 4]), array([ 362, <text:s/>327, 2340, <text:s text:c="2"/>27, 1002]))</text:p>
      <text:p text:style-name="P8">Rand <text:s text:c="7"/>0.080</text:p>
      <text:p text:style-name="P8">Homogeneity 0.149</text:p>
      <text:p text:style-name="P8">Homogeneity 0.215</text:p>
      <text:p text:style-name="P8">[[ 11 <text:s/>49 582 <text:s text:c="2"/>0 253]</text:p>
      <text:p text:style-name="P8"><text:s/>[ 16 <text:s text:c="2"/>4 704 <text:s text:c="2"/>0 <text:s/>55]</text:p>
      <text:p text:style-name="P8"><text:s/>[334 <text:s/>38 295 <text:s/>27 <text:s/>66]</text:p>
      <text:p text:style-name="P8"><text:s/>[ <text:s/>0 <text:s/>45 414 <text:s text:c="2"/>0 378]</text:p>
      <text:p text:style-name="P8"><text:s/>[ <text:s/>1 191 345 <text:s text:c="2"/>0 250]]</text:p>
      <text:p text:style-name="P8">New labels:</text:p>
      <text:p text:style-name="P8">0 -&gt; 2(Sportas)</text:p>
      <text:p text:style-name="P8">1 -&gt; 4(Verslas)</text:p>
      <text:p text:style-name="P8">2 -&gt; 1(Veidai)</text:p>
      <text:p text:style-name="P8">3 -&gt; 2(Sportas)</text:p>
      <text:p text:style-name="P8">4 -&gt; 3(Mokslas)</text:p>
      <text:p text:style-name="P8">[ <text:s text:c="2"/>0 2340 <text:s/>389 1002 <text:s/>327]</text:p>
      <text:p text:style-name="P8">Rand <text:s text:c="7"/>0.084</text:p>
      <text:p text:style-name="P8">Homogeneity 0.149</text:p>
      <text:p text:style-name="P8">Homogeneity 0.219</text:p>
      <text:p text:style-name="P8">[[ <text:s/>0 582 <text:s/>11 253 <text:s/>49]</text:p>
      <text:p text:style-name="P8"><text:s/>[ <text:s/>0 704 <text:s/>16 <text:s/>55 <text:s text:c="2"/>4]</text:p>
      <text:p text:style-name="P8"><text:s/>[ <text:s/>0 295 361 <text:s/>66 <text:s/>38]</text:p>
      <text:p text:style-name="P8"><text:s/>[ <text:s/>0 414 <text:s text:c="2"/>0 378 <text:s/>45]</text:p>
      <text:p text:style-name="P8"><text:s/>[ <text:s/>0 345 <text:s text:c="2"/>1 250 191]]</text:p>
      <text:p text:style-name="P8">{'model': AgglomerativeClustering(affinity='euclidean', compute_full_tree='auto',</text:p>
      <text:p text:style-name="P8"><text:s text:c="12"/>connectivity=None, linkage='complete', memory=None,</text:p>
      <text:p text:style-name="P8"><text:s text:c="12"/>n_clusters=5, pooling_func='deprecated'), 'title': 'Complete-linkage clustering'}</text:p>
      <text:p text:style-name="P8">&gt; Complete-linkage clustering 1525.4842882156372 to run</text:p>
      <text:p text:style-name="P8"><text:soft-page-break/></text:p>
      <text:p text:style-name="P8">Average-linkage clustering results</text:p>
      <text:p text:style-name="P8">(array([0, 1, 2, 3, 4]), array([4053, <text:s text:c="3"/>2, <text:s text:c="3"/>1, <text:s text:c="3"/>1, <text:s text:c="3"/>1]))</text:p>
      <text:p text:style-name="P8">Rand <text:s text:c="7"/>0.000</text:p>
      <text:p text:style-name="P8">Homogeneity 0.001</text:p>
      <text:p text:style-name="P8">Homogeneity 0.178</text:p>
      <text:p text:style-name="P8">[[895 <text:s text:c="2"/>0 <text:s text:c="2"/>0 <text:s text:c="2"/>0 <text:s text:c="2"/>0]</text:p>
      <text:p text:style-name="P8"><text:s/>[777 <text:s text:c="2"/>0 <text:s text:c="2"/>1 <text:s text:c="2"/>0 <text:s text:c="2"/>1]</text:p>
      <text:p text:style-name="P8"><text:s/>[760 <text:s text:c="2"/>0 <text:s text:c="2"/>0 <text:s text:c="2"/>0 <text:s text:c="2"/>0]</text:p>
      <text:p text:style-name="P8"><text:s/>[834 <text:s text:c="2"/>2 <text:s text:c="2"/>0 <text:s text:c="2"/>1 <text:s text:c="2"/>0]</text:p>
      <text:p text:style-name="P8"><text:s/>[787 <text:s text:c="2"/>0 <text:s text:c="2"/>0 <text:s text:c="2"/>0 <text:s text:c="2"/>0]]</text:p>
      <text:p text:style-name="P8">New labels:</text:p>
      <text:p text:style-name="P8">0 -&gt; 0(Auto)</text:p>
      <text:p text:style-name="P8">1 -&gt; 3(Mokslas)</text:p>
      <text:p text:style-name="P8">2 -&gt; 1(Veidai)</text:p>
      <text:p text:style-name="P8">3 -&gt; 3(Mokslas)</text:p>
      <text:p text:style-name="P8">4 -&gt; 1(Veidai)</text:p>
      <text:p text:style-name="P8">[4053 <text:s text:c="3"/>2 <text:s text:c="3"/>0 <text:s text:c="3"/>3]</text:p>
      <text:p text:style-name="P8">Rand <text:s text:c="7"/>0.000</text:p>
      <text:p text:style-name="P8">Homogeneity 0.001</text:p>
      <text:p text:style-name="P8">Homogeneity 0.192</text:p>
      <text:p text:style-name="P8">[[895 <text:s text:c="2"/>0 <text:s text:c="2"/>0 <text:s text:c="2"/>0 <text:s text:c="2"/>0]</text:p>
      <text:p text:style-name="P8"><text:s/>[777 <text:s text:c="2"/>2 <text:s text:c="2"/>0 <text:s text:c="2"/>0 <text:s text:c="2"/>0]</text:p>
      <text:p text:style-name="P8"><text:s/>[760 <text:s text:c="2"/>0 <text:s text:c="2"/>0 <text:s text:c="2"/>0 <text:s text:c="2"/>0]</text:p>
      <text:p text:style-name="P8"><text:s/>[834 <text:s text:c="2"/>0 <text:s text:c="2"/>0 <text:s text:c="2"/>3 <text:s text:c="2"/>0]</text:p>
      <text:p text:style-name="P8"><text:s/>[787 <text:s text:c="2"/>0 <text:s text:c="2"/>0 <text:s text:c="2"/>0 <text:s text:c="2"/>0]]</text:p>
      <text:p text:style-name="P8">{'model': AgglomerativeClustering(affinity='euclidean', compute_full_tree='auto',</text:p>
      <text:p text:style-name="P8"><text:s text:c="12"/>connectivity=None, linkage='average', memory=None,</text:p>
      <text:p text:style-name="P8"><text:s text:c="12"/>n_clusters=5, pooling_func='deprecated'), 'title': 'Average-linkage clustering'}</text:p>
      <text:p text:style-name="P8">&gt; Average-linkage clustering 1525.592839717865 to run</text:p>
      <text:p text:style-name="P8"/>
      <text:p text:style-name="P8">Ward-linkage clustering results</text:p>
      <text:p text:style-name="P8">(array([0, 1, 2, 3, 4]), array([1615, 1959, <text:s/>429, <text:s text:c="2"/>27, <text:s text:c="2"/>28]))</text:p>
      <text:p text:style-name="P8">Rand <text:s text:c="7"/>0.240</text:p>
      <text:p text:style-name="P8">Homogeneity 0.289</text:p>
      <text:p text:style-name="P8">Homogeneity 0.454</text:p>
      <text:p text:style-name="P8">[[667 226 <text:s text:c="2"/>2 <text:s text:c="2"/>0 <text:s text:c="2"/>0]</text:p>
      <text:p text:style-name="P8"><text:s/>[ 39 735 <text:s text:c="2"/>5 <text:s text:c="2"/>0 <text:s text:c="2"/>0]</text:p>
      <text:p text:style-name="P8"><text:s/>[ 13 303 416 <text:s text:c="2"/>0 <text:s/>28]</text:p>
      <text:p text:style-name="P8"><text:s/>[200 606 <text:s text:c="2"/>4 <text:s/>27 <text:s text:c="2"/>0]</text:p>
      <text:p text:style-name="P8"><text:s/>[696 <text:s/>89 <text:s text:c="2"/>2 <text:s text:c="2"/>0 <text:s text:c="2"/>0]]</text:p>
      <text:p text:style-name="P8">New labels:</text:p>
      <text:p text:style-name="P8">0 -&gt; 4(Verslas)</text:p>
      <text:p text:style-name="P8">1 -&gt; 1(Veidai)</text:p>
      <text:p text:style-name="P8">2 -&gt; 2(Sportas)</text:p>
      <text:p text:style-name="P8">3 -&gt; 3(Mokslas)</text:p>
      <text:p text:style-name="P8">4 -&gt; 2(Sportas)</text:p>
      <text:p text:style-name="P8">[ <text:s text:c="2"/>0 1959 <text:s/>457 <text:s text:c="2"/>27 1615]</text:p>
      <text:p text:style-name="P8">Rand <text:s text:c="7"/>0.244</text:p>
      <text:p text:style-name="P8">Homogeneity 0.289</text:p>
      <text:p text:style-name="P8">Homogeneity 0.466</text:p>
      <text:p text:style-name="P8">[[ <text:s/>0 226 <text:s text:c="2"/>2 <text:s text:c="2"/>0 667]</text:p>
      <text:p text:style-name="P8"><text:s/>[ <text:s/>0 735 <text:s text:c="2"/>5 <text:s text:c="2"/>0 <text:s/>39]</text:p>
      <text:p text:style-name="P8"><text:s/>[ <text:s/>0 303 444 <text:s text:c="2"/>0 <text:s/>13]</text:p>
      <text:p text:style-name="P8"><text:s/>[ <text:s/>0 606 <text:s text:c="2"/>4 <text:s/>27 200]</text:p>
      <text:p text:style-name="P8"><text:s/>[ <text:s/>0 <text:s/>89 <text:s text:c="2"/>2 <text:s text:c="2"/>0 696]]</text:p>
      <text:p text:style-name="P8">{'model': AgglomerativeClustering(affinity='euclidean', compute_full_tree='auto',</text:p>
      <text:p text:style-name="P8"><text:s text:c="12"/>connectivity=None, linkage='ward', memory=None, n_clusters=5,</text:p>
      <text:p text:style-name="P8"><text:s text:c="12"/>pooling_func='deprecated'), 'title': 'Ward-linkage clustering'}</text:p>
      <text:p text:style-name="P8">&gt; Ward-linkage clustering 1522.0706732273102 to run</text:p>
      <text:p text:style-name="P8"/>
      <text:p text:style-name="P8">DBSCAN results</text:p>
      <text:p text:style-name="P8">eps=0.6 min=3: noise=4020 clusters= 11 top10=[6 5 3 3 3 3 3 3 3 3]</text:p>
      <text:p text:style-name="P8">eps=0.6 min=4: noise=4047 clusters= <text:s/>2 top10=[6 5]</text:p>
      <text:p text:style-name="P8">eps=0.6 min=5: noise=4052 clusters= <text:s/>1 top10=[6]</text:p>
      <text:p text:style-name="P8">eps=0.6 min=6: noise=4058 clusters= <text:s/>0 top10=[]</text:p>
      <text:p text:style-name="P8">eps=0.6 min=7: noise=4058 clusters= <text:s/>0 top10=[]</text:p>
      <text:p text:style-name="P8">eps=0.6 min=8: noise=4058 clusters= <text:s/>0 top10=[]</text:p>
      <text:p text:style-name="P8">eps=0.7 min=3: noise=4004 clusters= 15 top10=[9 5 4 3 3 3 3 3 3 3]</text:p>
      <text:p text:style-name="P8">eps=0.7 min=4: noise=4040 clusters= <text:s/>3 top10=[9 5 4]</text:p>
      <text:p text:style-name="P8">eps=0.7 min=5: noise=4044 clusters= <text:s/>2 top10=[9 5]</text:p>
      <text:p text:style-name="P8">eps=0.7 min=6: noise=4049 clusters= <text:s/>1 top10=[9]</text:p>
      <text:p text:style-name="P8"><text:soft-page-break/>eps=0.7 min=7: noise=4049 clusters= <text:s/>1 top10=[9]</text:p>
      <text:p text:style-name="P8">eps=0.7 min=8: noise=4050 clusters= <text:s/>1 top10=[8]</text:p>
      <text:p text:style-name="P8">eps=0.8 min=3: noise=3960 clusters= 23 top10=[14 <text:s/>9 <text:s/>6 <text:s/>6 <text:s/>5 <text:s/>5 <text:s/>4 <text:s/>4 <text:s/>3 <text:s/>3]</text:p>
      <text:p text:style-name="P8">eps=0.8 min=4: noise=4007 clusters= <text:s/>8 top10=[14 <text:s/>9 <text:s/>6 <text:s/>5 <text:s/>5 <text:s/>4 <text:s/>4 <text:s/>4]</text:p>
      <text:p text:style-name="P8">eps=0.8 min=5: noise=4019 clusters= <text:s/>5 top10=[14 <text:s/>9 <text:s/>6 <text:s/>5 <text:s/>5]</text:p>
      <text:p text:style-name="P8">eps=0.8 min=6: noise=4037 clusters= <text:s/>2 top10=[14 <text:s/>7]</text:p>
      <text:p text:style-name="P8">eps=0.8 min=7: noise=4037 clusters= <text:s/>2 top10=[14 <text:s/>7]</text:p>
      <text:p text:style-name="P8">eps=0.8 min=8: noise=4044 clusters= <text:s/>1 top10=[14]</text:p>
      <text:p text:style-name="P8">eps=0.9 min=3: noise=3896 clusters= 40 top10=[14 10 <text:s/>9 <text:s/>6 <text:s/>6 <text:s/>5 <text:s/>5 <text:s/>5 <text:s/>4 <text:s/>4]</text:p>
      <text:p text:style-name="P8">eps=0.9 min=4: noise=3987 clusters= 11 top10=[14 10 <text:s/>9 <text:s/>6 <text:s/>6 <text:s/>5 <text:s/>5 <text:s/>4 <text:s/>4 <text:s/>4]</text:p>
      <text:p text:style-name="P8">eps=0.9 min=5: noise=4008 clusters= <text:s/>6 top10=[14 10 <text:s/>9 <text:s/>6 <text:s/>6 <text:s/>5]</text:p>
      <text:p text:style-name="P8">eps=0.9 min=6: noise=4019 clusters= <text:s/>4 top10=[14 10 <text:s/>9 <text:s/>6]</text:p>
      <text:p text:style-name="P8">eps=0.9 min=7: noise=4025 clusters= <text:s/>3 top10=[14 10 <text:s/>9]</text:p>
      <text:p text:style-name="P8">eps=0.9 min=8: noise=4025 clusters= <text:s/>3 top10=[14 10 <text:s/>9]</text:p>
      <text:p text:style-name="P8">eps=1.0 min=3: noise=3771 clusters= 61 top10=[25 20 13 12 10 10 <text:s/>7 <text:s/>6 <text:s/>6 <text:s/>6]</text:p>
      <text:p text:style-name="P8">eps=1.0 min=4: noise=3898 clusters= 20 top10=[25 20 13 12 10 <text:s/>9 <text:s/>7 <text:s/>6 <text:s/>6 <text:s/>6]</text:p>
      <text:p text:style-name="P8">eps=1.0 min=5: noise=3928 clusters= 13 top10=[24 20 13 12 10 <text:s/>9 <text:s/>7 <text:s/>6 <text:s/>6 <text:s/>6]</text:p>
      <text:p text:style-name="P8">eps=1.0 min=6: noise=3938 clusters= 12 top10=[23 19 13 10 10 <text:s/>8 <text:s/>7 <text:s/>6 <text:s/>6 <text:s/>6]</text:p>
      <text:p text:style-name="P8">eps=1.0 min=7: noise=3973 clusters= <text:s/>7 top10=[23 15 12 10 10 <text:s/>8 <text:s/>7]</text:p>
      <text:p text:style-name="P8">eps=1.0 min=8: noise=3990 clusters= <text:s/>5 top10=[23 15 12 10 <text:s/>8]</text:p>
      <text:p text:style-name="P8">eps=1.1 min=3: noise=3433 clusters=118 top10=[33 31 25 22 16 16 12 11 10 10]</text:p>
      <text:p text:style-name="P8">eps=1.1 min=4: noise=3635 clusters= 58 top10=[33 31 25 22 16 14 12 10 10 10]</text:p>
      <text:p text:style-name="P8">eps=1.1 min=5: noise=3764 clusters= 31 top10=[30 28 25 22 16 12 10 10 10 <text:s/>9]</text:p>
      <text:p text:style-name="P8">eps=1.1 min=6: noise=3825 clusters= 20 top10=[30 28 23 22 16 12 10 10 <text:s/>9 <text:s/>8]</text:p>
      <text:p text:style-name="P8">eps=1.1 min=7: noise=3867 clusters= 14 top10=[30 28 21 19 16 12 10 10 <text:s/>9 <text:s/>8]</text:p>
      <text:p text:style-name="P8">eps=1.1 min=8: noise=3910 clusters= <text:s/>9 top10=[30 28 21 17 14 10 10 10 <text:s/>8]</text:p>
      <text:p text:style-name="P8">eps=1.2 min=3: noise=2422 clusters=156 top10=[785 <text:s/>31 <text:s/>25 <text:s/>23 <text:s/>18 <text:s/>18 <text:s/>18 <text:s/>16 <text:s/>15 <text:s/>14]</text:p>
      <text:p text:style-name="P8">eps=1.2 min=4: noise=2677 clusters= 99 top10=[630 105 <text:s/>30 <text:s/>22 <text:s/>21 <text:s/>17 <text:s/>17 <text:s/>16 <text:s/>14 <text:s/>14]</text:p>
      <text:p text:style-name="P8">eps=1.2 min=5: noise=2921 clusters= 57 top10=[507 105 <text:s/>66 <text:s/>29 <text:s/>21 <text:s/>21 <text:s/>17 <text:s/>17 <text:s/>16 <text:s/>15]</text:p>
      <text:p text:style-name="P8">eps=1.2 min=6: noise=3044 clusters= 45 top10=[325 <text:s/>94 <text:s/>92 <text:s/>59 <text:s/>37 <text:s/>29 <text:s/>28 <text:s/>21 <text:s/>18 <text:s/>17]</text:p>
      <text:p text:style-name="P8">eps=1.2 min=7: noise=3201 clusters= 32 top10=[230 <text:s/>91 <text:s/>73 <text:s/>70 <text:s/>55 <text:s/>28 <text:s/>27 <text:s/>21 <text:s/>18 <text:s/>18]</text:p>
      <text:p text:style-name="P8">eps=1.2 min=8: noise=3293 clusters= 25 top10=[219 <text:s/>77 <text:s/>74 <text:s/>68 <text:s/>55 <text:s/>28 <text:s/>27 <text:s/>19 <text:s/>17 <text:s/>17]</text:p>
      <text:p text:style-name="P8">eps=1.3 min=3: noise= 456 clusters= 12 top10=[3560 <text:s text:c="3"/>6 <text:s text:c="3"/>5 <text:s text:c="3"/>5 <text:s text:c="3"/>5 <text:s text:c="3"/>3 <text:s text:c="3"/>3 <text:s text:c="3"/>3 <text:s text:c="3"/>3 <text:s text:c="3"/>3]</text:p>
      <text:p text:style-name="P8">eps=1.3 min=4: noise= 515 clusters= <text:s/>5 top10=[3523 <text:s text:c="3"/>6 <text:s text:c="3"/>5 <text:s text:c="3"/>5 <text:s text:c="3"/>4]</text:p>
      <text:p text:style-name="P8">eps=1.3 min=5: noise= 558 clusters= <text:s/>4 top10=[3484 <text:s text:c="3"/>6 <text:s text:c="3"/>5 <text:s text:c="3"/>5]</text:p>
      <text:p text:style-name="P8">eps=1.3 min=6: noise= 619 clusters= <text:s/>2 top10=[3433 <text:s text:c="3"/>6]</text:p>
      <text:p text:style-name="P8">eps=1.3 min=7: noise= 656 clusters= <text:s/>1 top10=[3402]</text:p>
      <text:p text:style-name="P8">eps=1.3 min=8: noise= 708 clusters= <text:s/>2 top10=[3343 <text:s text:c="3"/>7]</text:p>
      <text:p text:style-name="P8">&gt; DBSCAN 99.18184924125671 to run</text:p>
      <text:h text:style-name="P19" text:outline-level="2">Min_df <text:span text:style-name="T4">3</text:span></text:h>
      <text:p text:style-name="P6">&gt;Namespace(dr=None, intro=False, lemmer=False, lemstop=False, max_df=None, methods=['km', 'em', 'ac', 'aa', 'aw', 'db'], min_df=3, ngram=None, raw=False, stemer=False, stopword=False, title=False)</text:p>
      <text:p text:style-name="P6">MIN_DF 3 experiment</text:p>
      <text:p text:style-name="P6">&gt;TfidfVectorizer(analyzer='word', binary=False, decode_error='strict',</text:p>
      <text:p text:style-name="P6"><text:s text:c="8"/>dtype=&lt;class 'numpy.float64'&gt;, encoding='utf-8', input='content',</text:p>
      <text:p text:style-name="P6"><text:s text:c="8"/>lowercase=True, max_df=1.0, max_features=None, min_df=3,</text:p>
      <text:p text:style-name="P6"><text:s text:c="8"/>ngram_range=(1, 1), norm='l2', preprocessor=None, smooth_idf=True,</text:p>
      <text:p text:style-name="P6"><text:s text:c="8"/>stop_words=None, strip_accents=None, sublinear_tf=False,</text:p>
      <text:p text:style-name="P6"><text:s text:c="8"/>token_pattern='(?u)\\b\\w\\w+\\b', tokenizer=None, use_idf=True,</text:p>
      <text:p text:style-name="P6"><text:s text:c="8"/>vocabulary=None)</text:p>
      <text:p text:style-name="P6">&gt;(4058, 47605)</text:p>
      <text:p text:style-name="P6"/>
      <text:p text:style-name="P6">K-means results</text:p>
      <text:p text:style-name="P6">[ 522 <text:s/>716 <text:s/>297 <text:s/>864 1659]</text:p>
      <text:p text:style-name="P6">Cluster 0: 12314 20269 29788 18422 43903 34596 37362 41662 33756 12472</text:p>
      <text:p text:style-name="P6">Cluster 1: 12314 3581 14227 8089 3575 40886 44837 37362 1702 3576</text:p>
      <text:p text:style-name="P6">Cluster 2: 31587 12314 12310 20497 8809 13749 14227 7202 11714 41663</text:p>
      <text:p text:style-name="P6">Cluster 3: 12314 14227 39303 44837 37362 4545 5175 17484 1702 14305</text:p>
      <text:p text:style-name="P6">Cluster 4: 12314 14227 44837 5175 12472 37362 39303 20072 14305 18422</text:p>
      <text:p text:style-name="P6">Rand <text:s text:c="7"/>0.264</text:p>
      <text:p text:style-name="P6">Homogeneity 0.350</text:p>
      <text:p text:style-name="P6">Homogeneity 0.386</text:p>
      <text:p text:style-name="P6">[[ 31 673 <text:s/>57 <text:s/>35 <text:s/>99]</text:p>
      <text:p text:style-name="P6"><text:s/>[ <text:s/>0 <text:s text:c="2"/>0 <text:s text:c="2"/>3 372 404]</text:p>
      <text:p text:style-name="P6"><text:s/>[489 <text:s text:c="2"/>7 <text:s text:c="2"/>2 132 130]</text:p>
      <text:p text:style-name="P6"><text:s/>[ <text:s/>2 <text:s text:c="2"/>8 <text:s/>74 196 557]</text:p>
      <text:p text:style-name="P6"><text:s/>[ <text:s/>0 <text:s/>28 161 129 469]]</text:p>
      <text:p text:style-name="P6">New labels:</text:p>
      <text:p text:style-name="P6">0 -&gt; 2(Sportas)</text:p>
      <text:p text:style-name="P6"><text:soft-page-break/>1 -&gt; 0(Auto)</text:p>
      <text:p text:style-name="P6">2 -&gt; 4(Verslas)</text:p>
      <text:p text:style-name="P6">3 -&gt; 1(Veidai)</text:p>
      <text:p text:style-name="P6">4 -&gt; 3(Mokslas)</text:p>
      <text:p text:style-name="P6">[ 716 <text:s/>864 <text:s/>522 1659 <text:s/>297]</text:p>
      <text:p text:style-name="P6">Rand <text:s text:c="7"/>0.264</text:p>
      <text:p text:style-name="P6">Homogeneity 0.350</text:p>
      <text:p text:style-name="P6">Homogeneity 0.386</text:p>
      <text:p text:style-name="P6">[[673 <text:s/>35 <text:s/>31 <text:s/>99 <text:s/>57]</text:p>
      <text:p text:style-name="P6"><text:s/>[ <text:s/>0 372 <text:s text:c="2"/>0 404 <text:s text:c="2"/>3]</text:p>
      <text:p text:style-name="P6"><text:s/>[ <text:s/>7 132 489 130 <text:s text:c="2"/>2]</text:p>
      <text:p text:style-name="P6"><text:s/>[ <text:s/>8 196 <text:s text:c="2"/>2 557 <text:s/>74]</text:p>
      <text:p text:style-name="P6"><text:s/>[ 28 129 <text:s text:c="2"/>0 469 161]]</text:p>
      <text:p text:style-name="P6">{'title': 'K-means', 'model': KMeans(algorithm='auto', copy_x=True, init='k-means++', max_iter=300,</text:p>
      <text:p text:style-name="P6"><text:s text:c="4"/>n_clusters=5, n_init=10, n_jobs=-1, precompute_distances='auto',</text:p>
      <text:p text:style-name="P6"><text:s text:c="4"/>random_state=42, tol=0.0001, verbose=0)}</text:p>
      <text:p text:style-name="P6">&gt; K-means 354.1154143810272 to run</text:p>
      <text:p text:style-name="P6"/>
      <text:p text:style-name="P6">Expectation-maximization results</text:p>
      <text:p text:style-name="P6">(array([0, 1, 2, 3, 4]), array([ 423, <text:s/>771, <text:s/>651, 1374, <text:s/>839]))</text:p>
      <text:p text:style-name="P6">Cluster 0: 12314 14227 44837 20669 5175 12472 9587 39303 34325 47171</text:p>
      <text:p text:style-name="P6">Cluster 1: 12314 14227 37362 5175 39303 34463 13794 44837 13804 12472</text:p>
      <text:p text:style-name="P6">Cluster 2: 12314 20269 18422 29788 37362 12472 5175 43903 16056 16037</text:p>
      <text:p text:style-name="P6">Cluster 3: 12314 14227 31587 3581 8809 44837 11714 37362 20497 5140</text:p>
      <text:p text:style-name="P6">Cluster 4: 12314 14227 44837 39303 1702 4545 37362 21602 14305 12472</text:p>
      <text:p text:style-name="P6">Rand <text:s text:c="7"/>0.348</text:p>
      <text:p text:style-name="P6">Homogeneity 0.425</text:p>
      <text:p text:style-name="P6">Homogeneity 0.444</text:p>
      <text:p text:style-name="P6">[[ <text:s/>4 <text:s text:c="2"/>8 <text:s/>78 455 350]</text:p>
      <text:p text:style-name="P6"><text:s/>[ <text:s/>6 665 <text:s text:c="2"/>0 <text:s/>60 <text:s/>48]</text:p>
      <text:p text:style-name="P6"><text:s/>[ <text:s/>1 <text:s/>65 571 <text:s/>49 <text:s/>74]</text:p>
      <text:p text:style-name="P6"><text:s/>[396 <text:s/>25 <text:s text:c="2"/>2 238 176]</text:p>
      <text:p text:style-name="P6"><text:s/>[ 16 <text:s text:c="2"/>8 <text:s text:c="2"/>0 572 191]]</text:p>
      <text:p text:style-name="P6">New labels:</text:p>
      <text:p text:style-name="P6">0 -&gt; 3(Mokslas)</text:p>
      <text:p text:style-name="P6">1 -&gt; 1(Veidai)</text:p>
      <text:p text:style-name="P6">2 -&gt; 2(Sportas)</text:p>
      <text:p text:style-name="P6">3 -&gt; 4(Verslas)</text:p>
      <text:p text:style-name="P6">4 -&gt; 0(Auto)</text:p>
      <text:p text:style-name="P6">[ 839 <text:s/>771 <text:s/>651 <text:s/>423 1374]</text:p>
      <text:p text:style-name="P6">Rand <text:s text:c="7"/>0.348</text:p>
      <text:p text:style-name="P6">Homogeneity 0.425</text:p>
      <text:p text:style-name="P6">Homogeneity 0.444</text:p>
      <text:p text:style-name="P6">[[350 <text:s text:c="2"/>8 <text:s/>78 <text:s text:c="2"/>4 455]</text:p>
      <text:p text:style-name="P6"><text:s/>[ 48 665 <text:s text:c="2"/>0 <text:s text:c="2"/>6 <text:s/>60]</text:p>
      <text:p text:style-name="P6"><text:s/>[ 74 <text:s/>65 571 <text:s text:c="2"/>1 <text:s/>49]</text:p>
      <text:p text:style-name="P6"><text:s/>[176 <text:s/>25 <text:s text:c="2"/>2 396 238]</text:p>
      <text:p text:style-name="P6"><text:s/>[191 <text:s text:c="2"/>8 <text:s text:c="2"/>0 <text:s/>16 572]]</text:p>
      <text:p text:style-name="P6">{'title': 'Expectation-maximization', 'model': GaussianMixture(covariance_type='diag', init_params='kmeans', max_iter=100,</text:p>
      <text:p text:style-name="P6"><text:s text:c="8"/>means_init=None, n_components=5, n_init=1, precisions_init=None,</text:p>
      <text:p text:style-name="P6"><text:s text:c="8"/>random_state=42, reg_covar=1e-06, tol=0.001, verbose=0,</text:p>
      <text:p text:style-name="P6"><text:s text:c="8"/>verbose_interval=10, warm_start=False, weights_init=None)}</text:p>
      <text:p text:style-name="P6">&gt; Expectation-maximization 33.43403196334839 to run</text:p>
      <text:p text:style-name="P6"/>
      <text:p text:style-name="P6">Complete-linkage clustering results</text:p>
      <text:p text:style-name="P6">(array([0, 1, 2, 3, 4]), array([ <text:s/>68, <text:s/>483, 2262, 1108, <text:s/>137]))</text:p>
      <text:p text:style-name="P6">Rand <text:s text:c="7"/>0.123</text:p>
      <text:p text:style-name="P6">Homogeneity 0.198</text:p>
      <text:p text:style-name="P6">Homogeneity 0.285</text:p>
      <text:p text:style-name="P6">[[ <text:s/>0 <text:s/>21 474 279 121]</text:p>
      <text:p text:style-name="P6"><text:s/>[ <text:s/>0 <text:s/>71 667 <text:s/>41 <text:s text:c="2"/>0]</text:p>
      <text:p text:style-name="P6"><text:s/>[ 68 385 248 <text:s/>59 <text:s text:c="2"/>0]</text:p>
      <text:p text:style-name="P6"><text:s/>[ <text:s/>0 <text:s text:c="2"/>1 640 195 <text:s text:c="2"/>1]</text:p>
      <text:p text:style-name="P6"><text:s/>[ <text:s/>0 <text:s text:c="2"/>5 233 534 <text:s/>15]]</text:p>
      <text:p text:style-name="P6">New labels:</text:p>
      <text:p text:style-name="P6">0 -&gt; 2(Sportas)</text:p>
      <text:p text:style-name="P6">1 -&gt; 2(Sportas)</text:p>
      <text:p text:style-name="P6">2 -&gt; 1(Veidai)</text:p>
      <text:p text:style-name="P6">3 -&gt; 4(Verslas)</text:p>
      <text:p text:style-name="P6">4 -&gt; 0(Auto)</text:p>
      <text:p text:style-name="P6"><text:soft-page-break/>[ 137 2262 <text:s/>551 <text:s text:c="3"/>0 1108]</text:p>
      <text:p text:style-name="P6">Rand <text:s text:c="7"/>0.133</text:p>
      <text:p text:style-name="P6">Homogeneity 0.195</text:p>
      <text:p text:style-name="P6">Homogeneity 0.295</text:p>
      <text:p text:style-name="P6">[[121 474 <text:s/>21 <text:s text:c="2"/>0 279]</text:p>
      <text:p text:style-name="P6"><text:s/>[ <text:s/>0 667 <text:s/>71 <text:s text:c="2"/>0 <text:s/>41]</text:p>
      <text:p text:style-name="P6"><text:s/>[ <text:s/>0 248 453 <text:s text:c="2"/>0 <text:s/>59]</text:p>
      <text:p text:style-name="P6"><text:s/>[ <text:s/>1 640 <text:s text:c="2"/>1 <text:s text:c="2"/>0 195]</text:p>
      <text:p text:style-name="P6"><text:s/>[ 15 233 <text:s text:c="2"/>5 <text:s text:c="2"/>0 534]]</text:p>
      <text:p text:style-name="P6">{'title': 'Complete-linkage clustering', 'model': AgglomerativeClustering(affinity='euclidean', compute_full_tree='auto',</text:p>
      <text:p text:style-name="P6"><text:s text:c="12"/>connectivity=None, linkage='complete', memory=None,</text:p>
      <text:p text:style-name="P6"><text:s text:c="12"/>n_clusters=5, pooling_func='deprecated')}</text:p>
      <text:p text:style-name="P6">&gt; Complete-linkage clustering 336.9501996040344 to run</text:p>
      <text:p text:style-name="P6"/>
      <text:p text:style-name="P6">Average-linkage clustering results</text:p>
      <text:p text:style-name="P6">(array([0, 1, 2, 3, 4]), array([4052, <text:s text:c="3"/>3, <text:s text:c="3"/>1, <text:s text:c="3"/>1, <text:s text:c="3"/>1]))</text:p>
      <text:p text:style-name="P6">Rand <text:s text:c="7"/>-0.000</text:p>
      <text:p text:style-name="P6">Homogeneity 0.001</text:p>
      <text:p text:style-name="P6">Homogeneity 0.146</text:p>
      <text:p text:style-name="P6">[[893 <text:s text:c="2"/>1 <text:s text:c="2"/>0 <text:s text:c="2"/>1 <text:s text:c="2"/>0]</text:p>
      <text:p text:style-name="P6"><text:s/>[778 <text:s text:c="2"/>0 <text:s text:c="2"/>1 <text:s text:c="2"/>0 <text:s text:c="2"/>0]</text:p>
      <text:p text:style-name="P6"><text:s/>[758 <text:s text:c="2"/>2 <text:s text:c="2"/>0 <text:s text:c="2"/>0 <text:s text:c="2"/>0]</text:p>
      <text:p text:style-name="P6"><text:s/>[836 <text:s text:c="2"/>0 <text:s text:c="2"/>0 <text:s text:c="2"/>0 <text:s text:c="2"/>1]</text:p>
      <text:p text:style-name="P6"><text:s/>[787 <text:s text:c="2"/>0 <text:s text:c="2"/>0 <text:s text:c="2"/>0 <text:s text:c="2"/>0]]</text:p>
      <text:p text:style-name="P6">New labels:</text:p>
      <text:p text:style-name="P6">0 -&gt; 0(Auto)</text:p>
      <text:p text:style-name="P6">1 -&gt; 2(Sportas)</text:p>
      <text:p text:style-name="P6">2 -&gt; 1(Veidai)</text:p>
      <text:p text:style-name="P6">3 -&gt; 0(Auto)</text:p>
      <text:p text:style-name="P6">4 -&gt; 3(Mokslas)</text:p>
      <text:p text:style-name="P6">[4053 <text:s text:c="3"/>1 <text:s text:c="3"/>3 <text:s text:c="3"/>1]</text:p>
      <text:p text:style-name="P6">Rand <text:s text:c="7"/>0.000</text:p>
      <text:p text:style-name="P6">Homogeneity 0.001</text:p>
      <text:p text:style-name="P6">Homogeneity 0.143</text:p>
      <text:p text:style-name="P6">[[894 <text:s text:c="2"/>0 <text:s text:c="2"/>1 <text:s text:c="2"/>0 <text:s text:c="2"/>0]</text:p>
      <text:p text:style-name="P6"><text:s/>[778 <text:s text:c="2"/>1 <text:s text:c="2"/>0 <text:s text:c="2"/>0 <text:s text:c="2"/>0]</text:p>
      <text:p text:style-name="P6"><text:s/>[758 <text:s text:c="2"/>0 <text:s text:c="2"/>2 <text:s text:c="2"/>0 <text:s text:c="2"/>0]</text:p>
      <text:p text:style-name="P6"><text:s/>[836 <text:s text:c="2"/>0 <text:s text:c="2"/>0 <text:s text:c="2"/>1 <text:s text:c="2"/>0]</text:p>
      <text:p text:style-name="P6"><text:s/>[787 <text:s text:c="2"/>0 <text:s text:c="2"/>0 <text:s text:c="2"/>0 <text:s text:c="2"/>0]]</text:p>
      <text:p text:style-name="P6">{'title': 'Average-linkage clustering', 'model': AgglomerativeClustering(affinity='euclidean', compute_full_tree='auto',</text:p>
      <text:p text:style-name="P6"><text:s text:c="12"/>connectivity=None, linkage='average', memory=None,</text:p>
      <text:p text:style-name="P6"><text:s text:c="12"/>n_clusters=5, pooling_func='deprecated')}</text:p>
      <text:p text:style-name="P6">&gt; Average-linkage clustering 336.8412928581238 to run</text:p>
      <text:p text:style-name="P6"/>
      <text:p text:style-name="P6">Ward-linkage clustering results</text:p>
      <text:p text:style-name="P6">(array([0, 1, 2, 3, 4]), array([ 735, 2497, <text:s/>651, <text:s text:c="2"/>28, <text:s/>147]))</text:p>
      <text:p text:style-name="P6">Rand <text:s text:c="7"/>0.270</text:p>
      <text:p text:style-name="P6">Homogeneity 0.372</text:p>
      <text:p text:style-name="P6">Homogeneity 0.566</text:p>
      <text:p text:style-name="P6">[[164 137 594 <text:s text:c="2"/>0 <text:s text:c="2"/>0]</text:p>
      <text:p text:style-name="P6"><text:s/>[ 12 767 <text:s text:c="2"/>0 <text:s text:c="2"/>0 <text:s text:c="2"/>0]</text:p>
      <text:p text:style-name="P6"><text:s/>[545 <text:s/>65 <text:s text:c="2"/>3 <text:s text:c="2"/>0 147]</text:p>
      <text:p text:style-name="P6"><text:s/>[ <text:s/>6 795 <text:s text:c="2"/>8 <text:s/>28 <text:s text:c="2"/>0]</text:p>
      <text:p text:style-name="P6"><text:s/>[ <text:s/>8 733 <text:s/>46 <text:s text:c="2"/>0 <text:s text:c="2"/>0]]</text:p>
      <text:p text:style-name="P6">New labels:</text:p>
      <text:p text:style-name="P6">0 -&gt; 2(Sportas)</text:p>
      <text:p text:style-name="P6">1 -&gt; 3(Mokslas)</text:p>
      <text:p text:style-name="P6">2 -&gt; 0(Auto)</text:p>
      <text:p text:style-name="P6">3 -&gt; 3(Mokslas)</text:p>
      <text:p text:style-name="P6">4 -&gt; 2(Sportas)</text:p>
      <text:p text:style-name="P6">[ 651 <text:s text:c="3"/>0 <text:s/>882 2525]</text:p>
      <text:p text:style-name="P6">Rand <text:s text:c="7"/>0.297</text:p>
      <text:p text:style-name="P6">Homogeneity 0.361</text:p>
      <text:p text:style-name="P6">Homogeneity 0.630</text:p>
      <text:p text:style-name="P6">[[594 <text:s text:c="2"/>0 164 137 <text:s text:c="2"/>0]</text:p>
      <text:p text:style-name="P6"><text:s/>[ <text:s/>0 <text:s text:c="2"/>0 <text:s/>12 767 <text:s text:c="2"/>0]</text:p>
      <text:p text:style-name="P6"><text:s/>[ <text:s/>3 <text:s text:c="2"/>0 692 <text:s/>65 <text:s text:c="2"/>0]</text:p>
      <text:p text:style-name="P6"><text:s/>[ <text:s/>8 <text:s text:c="2"/>0 <text:s text:c="2"/>6 823 <text:s text:c="2"/>0]</text:p>
      <text:p text:style-name="P6"><text:s/>[ 46 <text:s text:c="2"/>0 <text:s text:c="2"/>8 733 <text:s text:c="2"/>0]]</text:p>
      <text:p text:style-name="P6"><text:soft-page-break/>{'title': 'Ward-linkage clustering', 'model': AgglomerativeClustering(affinity='euclidean', compute_full_tree='auto',</text:p>
      <text:p text:style-name="P6"><text:s text:c="12"/>connectivity=None, linkage='ward', memory=None, n_clusters=5,</text:p>
      <text:p text:style-name="P6"><text:s text:c="12"/>pooling_func='deprecated')}</text:p>
      <text:p text:style-name="P6">&gt; Ward-linkage clustering 336.82548689842224 to run</text:p>
      <text:p text:style-name="P6"/>
      <text:p text:style-name="P6">DBSCAN results</text:p>
      <text:p text:style-name="P6">eps=0.6 min=3: noise=4019 clusters= 11 top10=[6 5 4 3 3 3 3 3 3 3]</text:p>
      <text:p text:style-name="P6">eps=0.6 min=4: noise=4043 clusters= <text:s/>3 top10=[6 5 4]</text:p>
      <text:p text:style-name="P6">eps=0.6 min=5: noise=4052 clusters= <text:s/>1 top10=[6]</text:p>
      <text:p text:style-name="P6">eps=0.6 min=6: noise=4058 clusters= <text:s/>0 top10=[]</text:p>
      <text:p text:style-name="P6">eps=0.6 min=7: noise=4058 clusters= <text:s/>0 top10=[]</text:p>
      <text:p text:style-name="P6">eps=0.6 min=8: noise=4058 clusters= <text:s/>0 top10=[]</text:p>
      <text:p text:style-name="P6">eps=0.7 min=3: noise=3999 clusters= 16 top10=[11 <text:s/>5 <text:s/>4 <text:s/>3 <text:s/>3 <text:s/>3 <text:s/>3 <text:s/>3 <text:s/>3 <text:s/>3]</text:p>
      <text:p text:style-name="P6">eps=0.7 min=4: noise=4039 clusters= <text:s/>3 top10=[10 <text:s/>5 <text:s/>4]</text:p>
      <text:p text:style-name="P6">eps=0.7 min=5: noise=4043 clusters= <text:s/>2 top10=[10 <text:s/>5]</text:p>
      <text:p text:style-name="P6">eps=0.7 min=6: noise=4048 clusters= <text:s/>1 top10=[10]</text:p>
      <text:p text:style-name="P6">eps=0.7 min=7: noise=4048 clusters= <text:s/>1 top10=[10]</text:p>
      <text:p text:style-name="P6">eps=0.7 min=8: noise=4049 clusters= <text:s/>1 top10=[9]</text:p>
      <text:p text:style-name="P6">eps=0.8 min=3: noise=3955 clusters= 24 top10=[14 <text:s/>9 <text:s/>7 <text:s/>6 <text:s/>5 <text:s/>5 <text:s/>4 <text:s/>4 <text:s/>4 <text:s/>3]</text:p>
      <text:p text:style-name="P6">eps=0.8 min=4: noise=4001 clusters= <text:s/>9 top10=[14 <text:s/>9 <text:s/>7 <text:s/>6 <text:s/>5 <text:s/>4 <text:s/>4 <text:s/>4 <text:s/>4]</text:p>
      <text:p text:style-name="P6">eps=0.8 min=5: noise=4018 clusters= <text:s/>5 top10=[14 <text:s/>9 <text:s/>7 <text:s/>5 <text:s/>5]</text:p>
      <text:p text:style-name="P6">eps=0.8 min=6: noise=4031 clusters= <text:s/>3 top10=[14 <text:s/>7 <text:s/>6]</text:p>
      <text:p text:style-name="P6">eps=0.8 min=7: noise=4037 clusters= <text:s/>2 top10=[14 <text:s/>7]</text:p>
      <text:p text:style-name="P6">eps=0.8 min=8: noise=4044 clusters= <text:s/>1 top10=[14]</text:p>
      <text:p text:style-name="P6">eps=0.9 min=3: noise=3880 clusters= 43 top10=[14 11 <text:s/>9 <text:s/>7 <text:s/>6 <text:s/>6 <text:s/>6 <text:s/>5 <text:s/>5 <text:s/>5]</text:p>
      <text:p text:style-name="P6">eps=0.9 min=4: noise=3971 clusters= 14 top10=[14 11 <text:s/>9 <text:s/>6 <text:s/>6 <text:s/>6 <text:s/>6 <text:s/>5 <text:s/>4 <text:s/>4]</text:p>
      <text:p text:style-name="P6">eps=0.9 min=5: noise=3995 clusters= <text:s/>8 top10=[14 11 <text:s/>9 <text:s/>6 <text:s/>6 <text:s/>6 <text:s/>6 <text:s/>5]</text:p>
      <text:p text:style-name="P6">eps=0.9 min=6: noise=4012 clusters= <text:s/>5 top10=[14 11 <text:s/>9 <text:s/>6 <text:s/>6]</text:p>
      <text:p text:style-name="P6">eps=0.9 min=7: noise=4024 clusters= <text:s/>3 top10=[14 11 <text:s/>9]</text:p>
      <text:p text:style-name="P6">eps=0.9 min=8: noise=4024 clusters= <text:s/>3 top10=[14 11 <text:s/>9]</text:p>
      <text:p text:style-name="P6">eps=1.0 min=3: noise=3744 clusters= 65 top10=[25 21 17 13 12 10 10 <text:s/>6 <text:s/>6 <text:s/>6]</text:p>
      <text:p text:style-name="P6">eps=1.0 min=4: noise=3878 clusters= 22 top10=[25 21 15 13 12 10 10 <text:s/>6 <text:s/>6 <text:s/>6]</text:p>
      <text:p text:style-name="P6">eps=1.0 min=5: noise=3908 clusters= 15 top10=[25 21 14 13 12 10 10 <text:s/>6 <text:s/>6 <text:s/>6]</text:p>
      <text:p text:style-name="P6">eps=1.0 min=6: noise=3926 clusters= 12 top10=[25 20 14 13 11 10 <text:s/>9 <text:s/>6 <text:s/>6 <text:s/>6]</text:p>
      <text:p text:style-name="P6">eps=1.0 min=7: noise=3959 clusters= <text:s/>7 top10=[24 20 13 12 11 10 <text:s/>9]</text:p>
      <text:p text:style-name="P6">eps=1.0 min=8: noise=3968 clusters= <text:s/>7 top10=[24 15 12 12 10 <text:s/>9 <text:s/>8]</text:p>
      <text:p text:style-name="P6">eps=1.1 min=3: noise=3317 clusters=136 top10=[34 31 31 25 20 16 14 14 13 11]</text:p>
      <text:p text:style-name="P6">eps=1.1 min=4: noise=3543 clusters= 71 top10=[34 31 28 25 17 16 14 12 11 10]</text:p>
      <text:p text:style-name="P6">eps=1.1 min=5: noise=3704 clusters= 37 top10=[30 29 25 25 17 16 14 11 11 10]</text:p>
      <text:p text:style-name="P6">eps=1.1 min=6: noise=3771 clusters= 26 top10=[30 29 25 24 16 14 10 10 10 <text:s/>9]</text:p>
      <text:p text:style-name="P6">eps=1.1 min=7: noise=3833 clusters= 17 top10=[30 29 25 21 16 14 10 10 <text:s/>9 <text:s/>9]</text:p>
      <text:p text:style-name="P6">eps=1.1 min=8: noise=3868 clusters= 13 top10=[30 29 25 17 14 14 10 10 <text:s/>9 <text:s/>8]</text:p>
      <text:p text:style-name="P6">eps=1.2 min=3: noise=2234 clusters=158 top10=[962 <text:s/>26 <text:s/>25 <text:s/>21 <text:s/>18 <text:s/>18 <text:s/>18 <text:s/>15 <text:s/>15 <text:s/>14]</text:p>
      <text:p text:style-name="P6">eps=1.2 min=4: noise=2498 clusters=101 top10=[905 <text:s/>26 <text:s/>25 <text:s/>21 <text:s/>18 <text:s/>18 <text:s/>14 <text:s/>13 <text:s/>13 <text:s/>13]</text:p>
      <text:p text:style-name="P6">eps=1.2 min=5: noise=2737 clusters= 60 top10=[845 <text:s/>26 <text:s/>22 <text:s/>18 <text:s/>18 <text:s/>17 <text:s/>16 <text:s/>13 <text:s/>12 <text:s/>12]</text:p>
      <text:p text:style-name="P6">eps=1.2 min=6: noise=2859 clusters= 44 top10=[621 105 <text:s/>79 <text:s/>22 <text:s/>20 <text:s/>18 <text:s/>18 <text:s/>17 <text:s/>15 <text:s/>15]</text:p>
      <text:p text:style-name="P6">eps=1.2 min=7: noise=3014 clusters= 30 top10=[582 104 <text:s/>40 <text:s/>36 <text:s/>22 <text:s/>20 <text:s/>18 <text:s/>18 <text:s/>15 <text:s/>15]</text:p>
      <text:p text:style-name="P6">eps=1.2 min=8: noise=3120 clusters= 25 top10=[296 <text:s/>96 <text:s/>95 <text:s/>76 <text:s/>66 <text:s/>36 <text:s/>35 <text:s/>27 <text:s/>20 <text:s/>20]</text:p>
      <text:p text:style-name="P6">eps=1.3 min=3: noise= 281 clusters= 10 top10=[3741 <text:s text:c="3"/>7 <text:s text:c="3"/>5 <text:s text:c="3"/>5 <text:s text:c="3"/>4 <text:s text:c="3"/>3 <text:s text:c="3"/>3 <text:s text:c="3"/>3 <text:s text:c="3"/>3 <text:s text:c="3"/>3]</text:p>
      <text:p text:style-name="P6">eps=1.3 min=4: noise= 320 clusters= <text:s/>6 top10=[3714 <text:s text:c="3"/>6 <text:s text:c="3"/>5 <text:s text:c="3"/>5 <text:s text:c="3"/>4 <text:s text:c="3"/>4]</text:p>
      <text:p text:style-name="P6">eps=1.3 min=5: noise= 350 clusters= <text:s/>4 top10=[3692 <text:s text:c="3"/>6 <text:s text:c="3"/>5 <text:s text:c="3"/>5]</text:p>
      <text:p text:style-name="P6">eps=1.3 min=6: noise= 382 clusters= <text:s/>2 top10=[3670 <text:s text:c="3"/>6]</text:p>
      <text:p text:style-name="P6">eps=1.3 min=7: noise= 422 clusters= <text:s/>1 top10=[3636]</text:p>
      <text:p text:style-name="P6">eps=1.3 min=8: noise= 453 clusters= <text:s/>1 top10=[3605]</text:p>
      <text:p text:style-name="P6">&gt; DBSCAN 38.503113985061646 to run</text:p>
      <text:h text:style-name="P19" text:outline-level="2">Min_df <text:span text:style-name="T4">4</text:span></text:h>
      <text:p text:style-name="P6">&gt;Namespace(dr=None, intro=False, lemmer=False, lemstop=False, max_df=None, methods=['km', 'em', 'ac', 'aa', 'aw', 'db'], min_df=4, ngram=None, raw=False, stemer=False, stopword=False, title=False)</text:p>
      <text:p text:style-name="P6">MIN_DF 4 experiment</text:p>
      <text:p text:style-name="P6">&gt;TfidfVectorizer(analyzer='word', binary=False, decode_error='strict',</text:p>
      <text:p text:style-name="P6"><text:s text:c="8"/>dtype=&lt;class 'numpy.float64'&gt;, encoding='utf-8', input='content',</text:p>
      <text:p text:style-name="P6"><text:s text:c="8"/>lowercase=True, max_df=1.0, max_features=None, min_df=4,</text:p>
      <text:p text:style-name="P6"><text:s text:c="8"/>ngram_range=(1, 1), norm='l2', preprocessor=None, smooth_idf=True,</text:p>
      <text:p text:style-name="P6"><text:s text:c="8"/>stop_words=None, strip_accents=None, sublinear_tf=False,</text:p>
      <text:p text:style-name="P6"><text:s text:c="8"/>token_pattern='(?u)\\b\\w\\w+\\b', tokenizer=None, use_idf=True,</text:p>
      <text:p text:style-name="P6"><text:s text:c="8"/>vocabulary=None)</text:p>
      <text:p text:style-name="P6">&gt;(4058, 37051)</text:p>
      <text:p text:style-name="P6"/>
      <text:p text:style-name="P6"><text:soft-page-break/>K-means results</text:p>
      <text:p text:style-name="P6">[ 523 <text:s/>713 <text:s/>316 <text:s/>903 1603]</text:p>
      <text:p text:style-name="P6">Cluster 0: 9543 15699 23035 14279 34183 26819 29012 32398 26166 9656</text:p>
      <text:p text:style-name="P6">Cluster 1: 9543 2796 10962 6251 2790 31774 34902 29012 1274 2791</text:p>
      <text:p text:style-name="P6">Cluster 2: 24484 9543 9541 15882 6818 10962 10590 32399 9067 5567</text:p>
      <text:p text:style-name="P6">Cluster 3: 9543 10962 30493 34902 29012 3975 3519 13538 1274 11028</text:p>
      <text:p text:style-name="P6">Cluster 4: 9543 10962 34902 3975 9656 29012 30493 15557 11028 14279</text:p>
      <text:p text:style-name="P6">Rand <text:s text:c="7"/>0.268</text:p>
      <text:p text:style-name="P6">Homogeneity 0.353</text:p>
      <text:p text:style-name="P6">Homogeneity 0.386</text:p>
      <text:p text:style-name="P6">[[ 32 669 <text:s/>62 <text:s/>37 <text:s/>95]</text:p>
      <text:p text:style-name="P6"><text:s/>[ <text:s/>0 <text:s text:c="2"/>0 <text:s text:c="2"/>3 402 374]</text:p>
      <text:p text:style-name="P6"><text:s/>[489 <text:s text:c="2"/>8 <text:s text:c="2"/>2 135 126]</text:p>
      <text:p text:style-name="P6"><text:s/>[ <text:s/>2 <text:s text:c="2"/>8 <text:s/>74 201 552]</text:p>
      <text:p text:style-name="P6"><text:s/>[ <text:s/>0 <text:s/>28 175 128 456]]</text:p>
      <text:p text:style-name="P6">New labels:</text:p>
      <text:p text:style-name="P6">0 -&gt; 2(Sportas)</text:p>
      <text:p text:style-name="P6">1 -&gt; 0(Auto)</text:p>
      <text:p text:style-name="P6">2 -&gt; 4(Verslas)</text:p>
      <text:p text:style-name="P6">3 -&gt; 1(Veidai)</text:p>
      <text:p text:style-name="P6">4 -&gt; 3(Mokslas)</text:p>
      <text:p text:style-name="P6">[ 713 <text:s/>903 <text:s/>523 1603 <text:s/>316]</text:p>
      <text:p text:style-name="P6">Rand <text:s text:c="7"/>0.268</text:p>
      <text:p text:style-name="P6">Homogeneity 0.353</text:p>
      <text:p text:style-name="P6">Homogeneity 0.386</text:p>
      <text:p text:style-name="P6">[[669 <text:s/>37 <text:s/>32 <text:s/>95 <text:s/>62]</text:p>
      <text:p text:style-name="P6"><text:s/>[ <text:s/>0 402 <text:s text:c="2"/>0 374 <text:s text:c="2"/>3]</text:p>
      <text:p text:style-name="P6"><text:s/>[ <text:s/>8 135 489 126 <text:s text:c="2"/>2]</text:p>
      <text:p text:style-name="P6"><text:s/>[ <text:s/>8 201 <text:s text:c="2"/>2 552 <text:s/>74]</text:p>
      <text:p text:style-name="P6"><text:s/>[ 28 128 <text:s text:c="2"/>0 456 175]]</text:p>
      <text:p text:style-name="P6">{'model': KMeans(algorithm='auto', copy_x=True, init='k-means++', max_iter=300,</text:p>
      <text:p text:style-name="P6"><text:s text:c="4"/>n_clusters=5, n_init=10, n_jobs=-1, precompute_distances='auto',</text:p>
      <text:p text:style-name="P6"><text:s text:c="4"/>random_state=42, tol=0.0001, verbose=0), 'title': 'K-means'}</text:p>
      <text:p text:style-name="P6">&gt; K-means 312.98631501197815 to run</text:p>
      <text:p text:style-name="P6"/>
      <text:p text:style-name="P6">Expectation-maximization results</text:p>
      <text:p text:style-name="P6">(array([0, 1, 2, 3, 4]), array([ 444, 1026, <text:s/>447, 1833, <text:s/>308]))</text:p>
      <text:p text:style-name="P6">Cluster 0: 9543 10962 34902 16024 3975 9656 30493 7423 36707 30817</text:p>
      <text:p text:style-name="P6">Cluster 1: 9543 10962 30493 34902 29012 3975 3519 11028 9656 13538</text:p>
      <text:p text:style-name="P6">Cluster 2: 9543 14279 28318 26819 20699 9656 15557 25065 33562 10962</text:p>
      <text:p text:style-name="P6">Cluster 3: 9543 10962 24484 34902 2796 29012 9656 6818 1274 9067</text:p>
      <text:p text:style-name="P6">Cluster 4: 9543 15699 23035 26166 12412 14651 15788 26154 22136 33528</text:p>
      <text:p text:style-name="P6">Rand <text:s text:c="7"/>0.227</text:p>
      <text:p text:style-name="P6">Homogeneity 0.336</text:p>
      <text:p text:style-name="P6">Homogeneity 0.390</text:p>
      <text:p text:style-name="P6">[[ <text:s/>4 121 125 645 <text:s text:c="2"/>0]</text:p>
      <text:p text:style-name="P6"><text:s/>[ 17 550 <text:s text:c="2"/>1 211 <text:s text:c="2"/>0]</text:p>
      <text:p text:style-name="P6"><text:s/>[ <text:s/>2 108 314 <text:s/>28 308]</text:p>
      <text:p text:style-name="P6"><text:s/>[404 115 <text:s text:c="2"/>4 314 <text:s text:c="2"/>0]</text:p>
      <text:p text:style-name="P6"><text:s/>[ 17 132 <text:s text:c="2"/>3 635 <text:s text:c="2"/>0]]</text:p>
      <text:p text:style-name="P6">New labels:</text:p>
      <text:p text:style-name="P6">0 -&gt; 3(Mokslas)</text:p>
      <text:p text:style-name="P6">1 -&gt; 1(Veidai)</text:p>
      <text:p text:style-name="P6">2 -&gt; 2(Sportas)</text:p>
      <text:p text:style-name="P6">3 -&gt; 0(Auto)</text:p>
      <text:p text:style-name="P6">4 -&gt; 2(Sportas)</text:p>
      <text:p text:style-name="P6">[1833 1026 <text:s/>755 <text:s/>444]</text:p>
      <text:p text:style-name="P6">Rand <text:s text:c="7"/>0.265</text:p>
      <text:p text:style-name="P6">Homogeneity 0.324</text:p>
      <text:p text:style-name="P6">Homogeneity 0.413</text:p>
      <text:p text:style-name="P6">[[645 121 125 <text:s text:c="2"/>4 <text:s text:c="2"/>0]</text:p>
      <text:p text:style-name="P6"><text:s/>[211 550 <text:s text:c="2"/>1 <text:s/>17 <text:s text:c="2"/>0]</text:p>
      <text:p text:style-name="P6"><text:s/>[ 28 108 622 <text:s text:c="2"/>2 <text:s text:c="2"/>0]</text:p>
      <text:p text:style-name="P6"><text:s/>[314 115 <text:s text:c="2"/>4 404 <text:s text:c="2"/>0]</text:p>
      <text:p text:style-name="P6"><text:s/>[635 132 <text:s text:c="2"/>3 <text:s/>17 <text:s text:c="2"/>0]]</text:p>
      <text:p text:style-name="P6">{'model': GaussianMixture(covariance_type='diag', init_params='kmeans', max_iter=100,</text:p>
      <text:p text:style-name="P6"><text:s text:c="8"/>means_init=None, n_components=5, n_init=1, precisions_init=None,</text:p>
      <text:p text:style-name="P6"><text:s text:c="8"/>random_state=42, reg_covar=1e-06, tol=0.001, verbose=0,</text:p>
      <text:p text:style-name="P6"><text:s text:c="8"/>verbose_interval=10, warm_start=False, weights_init=None), 'title': 'Expectation-maximization'}</text:p>
      <text:p text:style-name="P6">&gt; Expectation-maximization 41.29258728027344 to run</text:p>
      <text:p text:style-name="P6"/>
      <text:p text:style-name="P6"><text:soft-page-break/>Complete-linkage clustering results</text:p>
      <text:p text:style-name="P6">(array([0, 1, 2, 3, 4]), array([ 186, 2411, 1158, <text:s text:c="2"/>11, <text:s/>292]))</text:p>
      <text:p text:style-name="P6">Rand <text:s text:c="7"/>0.074</text:p>
      <text:p text:style-name="P6">Homogeneity 0.130</text:p>
      <text:p text:style-name="P6">Homogeneity 0.207</text:p>
      <text:p text:style-name="P6">[[ 96 620 173 <text:s text:c="2"/>0 <text:s text:c="2"/>6]</text:p>
      <text:p text:style-name="P6"><text:s/>[ <text:s/>2 603 173 <text:s text:c="2"/>0 <text:s text:c="2"/>1]</text:p>
      <text:p text:style-name="P6"><text:s/>[ 72 187 205 <text:s/>11 285]</text:p>
      <text:p text:style-name="P6"><text:s/>[ <text:s/>1 657 179 <text:s text:c="2"/>0 <text:s text:c="2"/>0]</text:p>
      <text:p text:style-name="P6"><text:s/>[ 15 344 428 <text:s text:c="2"/>0 <text:s text:c="2"/>0]]</text:p>
      <text:p text:style-name="P6">New labels:</text:p>
      <text:p text:style-name="P6">0 -&gt; 0(Auto)</text:p>
      <text:p text:style-name="P6">1 -&gt; 3(Mokslas)</text:p>
      <text:p text:style-name="P6">2 -&gt; 4(Verslas)</text:p>
      <text:p text:style-name="P6">3 -&gt; 2(Sportas)</text:p>
      <text:p text:style-name="P6">4 -&gt; 2(Sportas)</text:p>
      <text:p text:style-name="P6">[ 186 <text:s text:c="3"/>0 <text:s/>303 2411 1158]</text:p>
      <text:p text:style-name="P6">Rand <text:s text:c="7"/>0.076</text:p>
      <text:p text:style-name="P6">Homogeneity 0.130</text:p>
      <text:p text:style-name="P6">Homogeneity 0.209</text:p>
      <text:p text:style-name="P6">[[ 96 <text:s text:c="2"/>0 <text:s text:c="2"/>6 620 173]</text:p>
      <text:p text:style-name="P6"><text:s/>[ <text:s/>2 <text:s text:c="2"/>0 <text:s text:c="2"/>1 603 173]</text:p>
      <text:p text:style-name="P6"><text:s/>[ 72 <text:s text:c="2"/>0 296 187 205]</text:p>
      <text:p text:style-name="P6"><text:s/>[ <text:s/>1 <text:s text:c="2"/>0 <text:s text:c="2"/>0 657 179]</text:p>
      <text:p text:style-name="P6"><text:s/>[ 15 <text:s text:c="2"/>0 <text:s text:c="2"/>0 344 428]]</text:p>
      <text:p text:style-name="P6">{'model': AgglomerativeClustering(affinity='euclidean', compute_full_tree='auto',</text:p>
      <text:p text:style-name="P6"><text:s text:c="12"/>connectivity=None, linkage='complete', memory=None,</text:p>
      <text:p text:style-name="P6"><text:s text:c="12"/>n_clusters=5, pooling_func='deprecated'), 'title': 'Complete-linkage clustering'}</text:p>
      <text:p text:style-name="P6">&gt; Complete-linkage clustering 336.43695187568665 to run</text:p>
      <text:p text:style-name="P6"/>
      <text:p text:style-name="P6">Average-linkage clustering results</text:p>
      <text:p text:style-name="P6">(array([0, 1, 2, 3, 4]), array([4048, <text:s text:c="3"/>7, <text:s text:c="3"/>1, <text:s text:c="3"/>1, <text:s text:c="3"/>1]))</text:p>
      <text:p text:style-name="P6">Rand <text:s text:c="7"/>-0.000</text:p>
      <text:p text:style-name="P6">Homogeneity 0.002</text:p>
      <text:p text:style-name="P6">Homogeneity 0.146</text:p>
      <text:p text:style-name="P6">[[890 <text:s text:c="2"/>5 <text:s text:c="2"/>0 <text:s text:c="2"/>0 <text:s text:c="2"/>0]</text:p>
      <text:p text:style-name="P6"><text:s/>[778 <text:s text:c="2"/>0 <text:s text:c="2"/>1 <text:s text:c="2"/>0 <text:s text:c="2"/>0]</text:p>
      <text:p text:style-name="P6"><text:s/>[757 <text:s text:c="2"/>2 <text:s text:c="2"/>0 <text:s text:c="2"/>0 <text:s text:c="2"/>1]</text:p>
      <text:p text:style-name="P6"><text:s/>[836 <text:s text:c="2"/>0 <text:s text:c="2"/>0 <text:s text:c="2"/>1 <text:s text:c="2"/>0]</text:p>
      <text:p text:style-name="P6"><text:s/>[787 <text:s text:c="2"/>0 <text:s text:c="2"/>0 <text:s text:c="2"/>0 <text:s text:c="2"/>0]]</text:p>
      <text:p text:style-name="P6">New labels:</text:p>
      <text:p text:style-name="P6">0 -&gt; 0(Auto)</text:p>
      <text:p text:style-name="P6">1 -&gt; 0(Auto)</text:p>
      <text:p text:style-name="P6">2 -&gt; 1(Veidai)</text:p>
      <text:p text:style-name="P6">3 -&gt; 3(Mokslas)</text:p>
      <text:p text:style-name="P6">4 -&gt; 2(Sportas)</text:p>
      <text:p text:style-name="P6">[4055 <text:s text:c="3"/>1 <text:s text:c="3"/>1 <text:s text:c="3"/>1]</text:p>
      <text:p text:style-name="P6">Rand <text:s text:c="7"/>0.000</text:p>
      <text:p text:style-name="P6">Homogeneity 0.001</text:p>
      <text:p text:style-name="P6">Homogeneity 0.176</text:p>
      <text:p text:style-name="P6">[[895 <text:s text:c="2"/>0 <text:s text:c="2"/>0 <text:s text:c="2"/>0 <text:s text:c="2"/>0]</text:p>
      <text:p text:style-name="P6"><text:s/>[778 <text:s text:c="2"/>1 <text:s text:c="2"/>0 <text:s text:c="2"/>0 <text:s text:c="2"/>0]</text:p>
      <text:p text:style-name="P6"><text:s/>[759 <text:s text:c="2"/>0 <text:s text:c="2"/>1 <text:s text:c="2"/>0 <text:s text:c="2"/>0]</text:p>
      <text:p text:style-name="P6"><text:s/>[836 <text:s text:c="2"/>0 <text:s text:c="2"/>0 <text:s text:c="2"/>1 <text:s text:c="2"/>0]</text:p>
      <text:p text:style-name="P6"><text:s/>[787 <text:s text:c="2"/>0 <text:s text:c="2"/>0 <text:s text:c="2"/>0 <text:s text:c="2"/>0]]</text:p>
      <text:p text:style-name="P6">{'model': AgglomerativeClustering(affinity='euclidean', compute_full_tree='auto',</text:p>
      <text:p text:style-name="P6"><text:s text:c="12"/>connectivity=None, linkage='average', memory=None,</text:p>
      <text:p text:style-name="P6"><text:s text:c="12"/>n_clusters=5, pooling_func='deprecated'), 'title': 'Average-linkage clustering'}</text:p>
      <text:p text:style-name="P6">&gt; Average-linkage clustering 335.039977312088 to run</text:p>
      <text:p text:style-name="P6"/>
      <text:p text:style-name="P6">Ward-linkage clustering results</text:p>
      <text:p text:style-name="P6">(array([0, 1, 2, 3, 4]), array([ 527, 1754, 1104, <text:s text:c="2"/>28, <text:s/>645]))</text:p>
      <text:p text:style-name="P6">Rand <text:s text:c="7"/>0.378</text:p>
      <text:p text:style-name="P6">Homogeneity 0.433</text:p>
      <text:p text:style-name="P6">Homogeneity 0.532</text:p>
      <text:p text:style-name="P6">[[ <text:s/>9 120 162 <text:s text:c="2"/>0 604]</text:p>
      <text:p text:style-name="P6"><text:s/>[ 11 155 612 <text:s text:c="2"/>0 <text:s text:c="2"/>1]</text:p>
      <text:p text:style-name="P6"><text:s/>[498 <text:s/>14 245 <text:s text:c="2"/>0 <text:s text:c="2"/>3]</text:p>
      <text:p text:style-name="P6"><text:s/>[ <text:s/>5 759 <text:s/>28 <text:s/>28 <text:s/>17]</text:p>
      <text:p text:style-name="P6"><text:s/>[ <text:s/>4 706 <text:s/>57 <text:s text:c="2"/>0 <text:s/>20]]</text:p>
      <text:p text:style-name="P6">New labels:</text:p>
      <text:p text:style-name="P6">0 -&gt; 2(Sportas)</text:p>
      <text:p text:style-name="P6"><text:soft-page-break/>1 -&gt; 3(Mokslas)</text:p>
      <text:p text:style-name="P6">2 -&gt; 1(Veidai)</text:p>
      <text:p text:style-name="P6">3 -&gt; 3(Mokslas)</text:p>
      <text:p text:style-name="P6">4 -&gt; 0(Auto)</text:p>
      <text:p text:style-name="P6">[ 645 1104 <text:s/>527 1782]</text:p>
      <text:p text:style-name="P6">Rand <text:s text:c="7"/>0.382</text:p>
      <text:p text:style-name="P6">Homogeneity 0.429</text:p>
      <text:p text:style-name="P6">Homogeneity 0.542</text:p>
      <text:p text:style-name="P6">[[604 162 <text:s text:c="2"/>9 120 <text:s text:c="2"/>0]</text:p>
      <text:p text:style-name="P6"><text:s/>[ <text:s/>1 612 <text:s/>11 155 <text:s text:c="2"/>0]</text:p>
      <text:p text:style-name="P6"><text:s/>[ <text:s/>3 245 498 <text:s/>14 <text:s text:c="2"/>0]</text:p>
      <text:p text:style-name="P6"><text:s/>[ 17 <text:s/>28 <text:s text:c="2"/>5 787 <text:s text:c="2"/>0]</text:p>
      <text:p text:style-name="P6"><text:s/>[ 20 <text:s/>57 <text:s text:c="2"/>4 706 <text:s text:c="2"/>0]]</text:p>
      <text:p text:style-name="P6">{'model': AgglomerativeClustering(affinity='euclidean', compute_full_tree='auto',</text:p>
      <text:p text:style-name="P6"><text:s text:c="12"/>connectivity=None, linkage='ward', memory=None, n_clusters=5,</text:p>
      <text:p text:style-name="P6"><text:s text:c="12"/>pooling_func='deprecated'), 'title': 'Ward-linkage clustering'}</text:p>
      <text:p text:style-name="P6">&gt; Ward-linkage clustering 288.0634055137634 to run</text:p>
      <text:p text:style-name="P6"/>
      <text:p text:style-name="P6">DBSCAN results</text:p>
      <text:p text:style-name="P6">eps=0.6 min=3: noise=4021 clusters= 10 top10=[7 5 4 3 3 3 3 3 3 3]</text:p>
      <text:p text:style-name="P6">eps=0.6 min=4: noise=4042 clusters= <text:s/>3 top10=[7 5 4]</text:p>
      <text:p text:style-name="P6">eps=0.6 min=5: noise=4046 clusters= <text:s/>2 top10=[7 5]</text:p>
      <text:p text:style-name="P6">eps=0.6 min=6: noise=4058 clusters= <text:s/>0 top10=[]</text:p>
      <text:p text:style-name="P6">eps=0.6 min=7: noise=4058 clusters= <text:s/>0 top10=[]</text:p>
      <text:p text:style-name="P6">eps=0.6 min=8: noise=4058 clusters= <text:s/>0 top10=[]</text:p>
      <text:p text:style-name="P6">eps=0.7 min=3: noise=3996 clusters= 16 top10=[11 <text:s/>5 <text:s/>5 <text:s/>4 <text:s/>4 <text:s/>3 <text:s/>3 <text:s/>3 <text:s/>3 <text:s/>3]</text:p>
      <text:p text:style-name="P6">eps=0.7 min=4: noise=4031 clusters= <text:s/>5 top10=[10 <text:s/>5 <text:s/>4 <text:s/>4 <text:s/>4]</text:p>
      <text:p text:style-name="P6">eps=0.7 min=5: noise=4043 clusters= <text:s/>2 top10=[10 <text:s/>5]</text:p>
      <text:p text:style-name="P6">eps=0.7 min=6: noise=4048 clusters= <text:s/>1 top10=[10]</text:p>
      <text:p text:style-name="P6">eps=0.7 min=7: noise=4048 clusters= <text:s/>1 top10=[10]</text:p>
      <text:p text:style-name="P6">eps=0.7 min=8: noise=4048 clusters= <text:s/>1 top10=[10]</text:p>
      <text:p text:style-name="P6">eps=0.8 min=3: noise=3952 clusters= 25 top10=[14 <text:s/>9 <text:s/>7 <text:s/>6 <text:s/>5 <text:s/>5 <text:s/>4 <text:s/>4 <text:s/>4 <text:s/>3]</text:p>
      <text:p text:style-name="P6">eps=0.8 min=4: noise=4001 clusters= <text:s/>9 top10=[14 <text:s/>9 <text:s/>7 <text:s/>6 <text:s/>5 <text:s/>4 <text:s/>4 <text:s/>4 <text:s/>4]</text:p>
      <text:p text:style-name="P6">eps=0.8 min=5: noise=4017 clusters= <text:s/>5 top10=[14 <text:s/>9 <text:s/>7 <text:s/>6 <text:s/>5]</text:p>
      <text:p text:style-name="P6">eps=0.8 min=6: noise=4030 clusters= <text:s/>3 top10=[14 <text:s/>7 <text:s/>7]</text:p>
      <text:p text:style-name="P6">eps=0.8 min=7: noise=4030 clusters= <text:s/>3 top10=[14 <text:s/>7 <text:s/>7]</text:p>
      <text:p text:style-name="P6">eps=0.8 min=8: noise=4044 clusters= <text:s/>1 top10=[14]</text:p>
      <text:p text:style-name="P6">eps=0.9 min=3: noise=3875 clusters= 42 top10=[17 14 <text:s/>9 <text:s/>7 <text:s/>6 <text:s/>6 <text:s/>6 <text:s/>6 <text:s/>6 <text:s/>5]</text:p>
      <text:p text:style-name="P6">eps=0.9 min=4: noise=3962 clusters= 14 top10=[15 14 <text:s/>9 <text:s/>7 <text:s/>6 <text:s/>6 <text:s/>6 <text:s/>6 <text:s/>6 <text:s/>5]</text:p>
      <text:p text:style-name="P6">eps=0.9 min=5: noise=3990 clusters= <text:s/>8 top10=[15 14 <text:s/>9 <text:s/>7 <text:s/>6 <text:s/>6 <text:s/>6 <text:s/>5]</text:p>
      <text:p text:style-name="P6">eps=0.9 min=6: noise=4002 clusters= <text:s/>6 top10=[15 14 <text:s/>9 <text:s/>6 <text:s/>6 <text:s/>6]</text:p>
      <text:p text:style-name="P6">eps=0.9 min=7: noise=4022 clusters= <text:s/>3 top10=[14 13 <text:s/>9]</text:p>
      <text:p text:style-name="P6">eps=0.9 min=8: noise=4022 clusters= <text:s/>3 top10=[14 13 <text:s/>9]</text:p>
      <text:p text:style-name="P6">eps=1.0 min=3: noise=3708 clusters= 70 top10=[26 25 18 17 12 10 10 <text:s/>6 <text:s/>6 <text:s/>6]</text:p>
      <text:p text:style-name="P6">eps=1.0 min=4: noise=3845 clusters= 27 top10=[26 25 18 16 12 10 10 <text:s/>6 <text:s/>6 <text:s/>6]</text:p>
      <text:p text:style-name="P6">eps=1.0 min=5: noise=3900 clusters= 15 top10=[26 25 15 15 12 10 10 <text:s/>6 <text:s/>6 <text:s/>6]</text:p>
      <text:p text:style-name="P6">eps=1.0 min=6: noise=3920 clusters= 12 top10=[25 23 15 15 11 10 <text:s/>9 <text:s/>6 <text:s/>6 <text:s/>6]</text:p>
      <text:p text:style-name="P6">eps=1.0 min=7: noise=3951 clusters= <text:s/>7 top10=[25 22 15 15 11 10 <text:s/>9]</text:p>
      <text:p text:style-name="P6">eps=1.0 min=8: noise=3961 clusters= <text:s/>7 top10=[25 15 15 13 10 10 <text:s/>9]</text:p>
      <text:p text:style-name="P6">eps=1.1 min=3: noise=3241 clusters=141 top10=[36 33 32 27 23 16 15 15 15 14]</text:p>
      <text:p text:style-name="P6">eps=1.1 min=4: noise=3471 clusters= 77 top10=[35 32 32 26 18 16 15 15 14 12]</text:p>
      <text:p text:style-name="P6">eps=1.1 min=5: noise=3627 clusters= 44 top10=[32 30 27 26 18 16 15 15 14 12]</text:p>
      <text:p text:style-name="P6">eps=1.1 min=6: noise=3694 clusters= 34 top10=[32 30 27 26 16 15 13 12 10 10]</text:p>
      <text:p text:style-name="P6">eps=1.1 min=7: noise=3789 clusters= 21 top10=[32 30 27 24 16 15 10 10 10 10]</text:p>
      <text:p text:style-name="P6">eps=1.1 min=8: noise=3846 clusters= 14 top10=[32 30 27 22 15 14 10 10 10 10]</text:p>
      <text:p text:style-name="P6">eps=1.2 min=3: noise=2126 clusters=140 top10=[1172 <text:s text:c="2"/>30 <text:s text:c="2"/>19 <text:s text:c="2"/>18 <text:s text:c="2"/>15 <text:s text:c="2"/>13 <text:s text:c="2"/>13 <text:s text:c="2"/>12 <text:s text:c="2"/>11 <text:s text:c="2"/>10]</text:p>
      <text:p text:style-name="P6">eps=1.2 min=4: noise=2333 clusters=101 top10=[1090 <text:s text:c="2"/>27 <text:s text:c="2"/>19 <text:s text:c="2"/>18 <text:s text:c="2"/>13 <text:s text:c="2"/>13 <text:s text:c="2"/>13 <text:s text:c="2"/>13 <text:s text:c="2"/>12 <text:s text:c="2"/>11]</text:p>
      <text:p text:style-name="P6">eps=1.2 min=5: noise=2582 clusters= 60 top10=[1007 <text:s text:c="2"/>31 <text:s text:c="2"/>25 <text:s text:c="2"/>19 <text:s text:c="2"/>18 <text:s text:c="2"/>13 <text:s text:c="2"/>13 <text:s text:c="2"/>12 <text:s text:c="2"/>12 <text:s text:c="2"/>12]</text:p>
      <text:p text:style-name="P6">eps=1.2 min=6: noise=2732 clusters= 43 top10=[845 <text:s/>84 <text:s/>25 <text:s/>24 <text:s/>19 <text:s/>18 <text:s/>17 <text:s/>16 <text:s/>13 <text:s/>12]</text:p>
      <text:p text:style-name="P6">eps=1.2 min=7: noise=2854 clusters= 33 top10=[795 <text:s/>83 <text:s/>24 <text:s/>23 <text:s/>19 <text:s/>18 <text:s/>17 <text:s/>15 <text:s/>13 <text:s/>12]</text:p>
      <text:p text:style-name="P6">eps=1.2 min=8: noise=2974 clusters= 26 top10=[742 <text:s/>38 <text:s/>29 <text:s/>23 <text:s/>22 <text:s/>19 <text:s/>18 <text:s/>17 <text:s/>14 <text:s/>14]</text:p>
      <text:p text:style-name="P6">eps=1.3 min=3: noise= 198 clusters= <text:s/>4 top10=[3847 <text:s text:c="3"/>5 <text:s text:c="3"/>5 <text:s text:c="3"/>3]</text:p>
      <text:p text:style-name="P6">eps=1.3 min=4: noise= 218 clusters= <text:s/>5 top10=[3822 <text:s text:c="3"/>5 <text:s text:c="3"/>5 <text:s text:c="3"/>5 <text:s text:c="3"/>3]</text:p>
      <text:p text:style-name="P6">eps=1.3 min=5: noise= 241 clusters= <text:s/>4 top10=[3802 <text:s text:c="3"/>5 <text:s text:c="3"/>5 <text:s text:c="3"/>5]</text:p>
      <text:p text:style-name="P6">eps=1.3 min=6: noise= 267 clusters= <text:s/>2 top10=[3786 <text:s text:c="3"/>5]</text:p>
      <text:p text:style-name="P6">eps=1.3 min=7: noise= 293 clusters= <text:s/>1 top10=[3765]</text:p>
      <text:p text:style-name="P6">eps=1.3 min=8: noise= 320 clusters= <text:s/>1 top10=[3738]</text:p>
      <text:p text:style-name="P6">&gt; DBSCAN 67.20144939422607 to run</text:p>
      <text:h text:style-name="P19" text:outline-level="2"><text:soft-page-break/><text:span text:style-name="T4">Ngram</text:span> <text:span text:style-name="T4">3</text:span></text:h>
      <text:p text:style-name="P8">&gt;Namespace(dr=None, intro=False, lemmer=False, lemstop=False, max_df=None, methods=['km', 'em', 'ac', 'aa', 'aw', 'db'], min_df=None, ngram=3, raw=False, stemer=False, stopword=False, title=False)</text:p>
      <text:p text:style-name="P8">NGRAM 3 experiment</text:p>
      <text:p text:style-name="P8">&gt;TfidfVectorizer(analyzer='char_wb', binary=False, decode_error='strict',</text:p>
      <text:p text:style-name="P8"><text:s text:c="8"/>dtype=&lt;class 'numpy.float64'&gt;, encoding='utf-8', input='content',</text:p>
      <text:p text:style-name="P8"><text:s text:c="8"/>lowercase=True, max_df=1.0, max_features=None, min_df=1,</text:p>
      <text:p text:style-name="P8"><text:s text:c="8"/>ngram_range=(3, 3), norm='l2', preprocessor=None, smooth_idf=True,</text:p>
      <text:p text:style-name="P8"><text:s text:c="8"/>stop_words=None, strip_accents=None, sublinear_tf=False,</text:p>
      <text:p text:style-name="P8"><text:s text:c="8"/>token_pattern='(?u)\\b\\w\\w+\\b', tokenizer=None, use_idf=True,</text:p>
      <text:p text:style-name="P8"><text:s text:c="8"/>vocabulary=None)</text:p>
      <text:p text:style-name="P8">&gt;(4058, 13002)</text:p>
      <text:p text:style-name="P8"/>
      <text:p text:style-name="P8">K-means results</text:p>
      <text:p text:style-name="P8">[ 411 1309 <text:s/>356 1382 <text:s/>600]</text:p>
      <text:p text:style-name="P8">Cluster 0: 1285 7539 443 4653 1018 10184 242 6371 4620 4535</text:p>
      <text:p text:style-name="P8">Cluster 1: 1018 1285 443 283 7539 4653 9458 389 242 10184</text:p>
      <text:p text:style-name="P8">Cluster 2: 1285 7539 1018 443 4653 3818 10184 8662 9710 283</text:p>
      <text:p text:style-name="P8">Cluster 3: 7539 443 1285 1018 459 4653 10184 283 9458 4535</text:p>
      <text:p text:style-name="P8">Cluster 4: 6338 443 7141 1018 1659 10229 7398 1285 4653 7539</text:p>
      <text:p text:style-name="P8">Rand <text:s text:c="7"/>0.284</text:p>
      <text:p text:style-name="P8">Homogeneity 0.394</text:p>
      <text:p text:style-name="P8">Homogeneity 0.434</text:p>
      <text:p text:style-name="P8">[[101 109 <text:s text:c="2"/>1 113 571]</text:p>
      <text:p text:style-name="P8"><text:s/>[ <text:s/>4 592 <text:s text:c="2"/>0 183 <text:s text:c="2"/>0]</text:p>
      <text:p text:style-name="P8"><text:s/>[303 <text:s/>71 355 <text:s/>29 <text:s text:c="2"/>2]</text:p>
      <text:p text:style-name="P8"><text:s/>[ <text:s/>2 358 <text:s text:c="2"/>0 473 <text:s text:c="2"/>4]</text:p>
      <text:p text:style-name="P8"><text:s/>[ <text:s/>1 179 <text:s text:c="2"/>0 584 <text:s/>23]]</text:p>
      <text:p text:style-name="P8">New labels:</text:p>
      <text:p text:style-name="P8">0 -&gt; 2(Sportas)</text:p>
      <text:p text:style-name="P8">1 -&gt; 1(Veidai)</text:p>
      <text:p text:style-name="P8">2 -&gt; 2(Sportas)</text:p>
      <text:p text:style-name="P8">3 -&gt; 4(Verslas)</text:p>
      <text:p text:style-name="P8">4 -&gt; 0(Auto)</text:p>
      <text:p text:style-name="P8">[ 600 1309 <text:s/>767 <text:s text:c="3"/>0 1382]</text:p>
      <text:p text:style-name="P8">Rand <text:s text:c="7"/>0.328</text:p>
      <text:p text:style-name="P8">Homogeneity 0.383</text:p>
      <text:p text:style-name="P8">Homogeneity 0.463</text:p>
      <text:p text:style-name="P8">[[571 109 102 <text:s text:c="2"/>0 113]</text:p>
      <text:p text:style-name="P8"><text:s/>[ <text:s/>0 592 <text:s text:c="2"/>4 <text:s text:c="2"/>0 183]</text:p>
      <text:p text:style-name="P8"><text:s/>[ <text:s/>2 <text:s/>71 658 <text:s text:c="2"/>0 <text:s/>29]</text:p>
      <text:p text:style-name="P8"><text:s/>[ <text:s/>4 358 <text:s text:c="2"/>2 <text:s text:c="2"/>0 473]</text:p>
      <text:p text:style-name="P8"><text:s/>[ 23 179 <text:s text:c="2"/>1 <text:s text:c="2"/>0 584]]</text:p>
      <text:p text:style-name="P8">{'title': 'K-means', 'model': KMeans(algorithm='auto', copy_x=True, init='k-means++', max_iter=300,</text:p>
      <text:p text:style-name="P8"><text:s text:c="4"/>n_clusters=5, n_init=10, n_jobs=-1, precompute_distances='auto',</text:p>
      <text:p text:style-name="P8"><text:s text:c="4"/>random_state=42, tol=0.0001, verbose=0)}</text:p>
      <text:p text:style-name="P8">&gt; K-means 1240.4874529838562 to run</text:p>
      <text:p text:style-name="P8"/>
      <text:p text:style-name="P8">Expectation-maximization results</text:p>
      <text:p text:style-name="P8">(array([0, 1, 2, 3, 4]), array([ <text:s text:c="2"/>4, 1003, 1176, 1211, <text:s/>664]))</text:p>
      <text:p text:style-name="P8">Cluster 0: 530 9083 1018 7539 4653 12018 776 4324 287 5183</text:p>
      <text:p text:style-name="P8">Cluster 1: 443 1018 1285 7539 9458 4653 283 10184 459 389</text:p>
      <text:p text:style-name="P8">Cluster 2: 7539 443 1285 1018 4653 459 10184 4879 283 9458</text:p>
      <text:p text:style-name="P8">Cluster 3: 1285 1018 443 283 7539 4653 9458 10184 242 4620</text:p>
      <text:p text:style-name="P8">Cluster 4: 1285 7539 443 1018 4653 10184 242 4620 4935 283</text:p>
      <text:p text:style-name="P8">Rand <text:s text:c="7"/>0.194</text:p>
      <text:p text:style-name="P8">Homogeneity 0.233</text:p>
      <text:p text:style-name="P8">Homogeneity 0.274</text:p>
      <text:p text:style-name="P8">[[ <text:s/>0 277 364 159 <text:s/>95]</text:p>
      <text:p text:style-name="P8"><text:s/>[ <text:s/>0 <text:s/>87 126 561 <text:s text:c="2"/>5]</text:p>
      <text:p text:style-name="P8"><text:s/>[ <text:s/>0 121 <text:s/>24 <text:s/>53 562]</text:p>
      <text:p text:style-name="P8"><text:s/>[ <text:s/>1 125 366 343 <text:s text:c="2"/>2]</text:p>
      <text:p text:style-name="P8"><text:s/>[ <text:s/>3 393 296 <text:s/>95 <text:s text:c="2"/>0]]</text:p>
      <text:p text:style-name="P8">New labels:</text:p>
      <text:p text:style-name="P8">0 -&gt; 4(Verslas)</text:p>
      <text:p text:style-name="P8">1 -&gt; 4(Verslas)</text:p>
      <text:p text:style-name="P8">2 -&gt; 3(Mokslas)</text:p>
      <text:p text:style-name="P8">3 -&gt; 1(Veidai)</text:p>
      <text:p text:style-name="P8">4 -&gt; 2(Sportas)</text:p>
      <text:p text:style-name="P8"><text:soft-page-break/>[ <text:s text:c="2"/>0 1211 <text:s/>664 1176 1007]</text:p>
      <text:p text:style-name="P8">Rand <text:s text:c="7"/>0.194</text:p>
      <text:p text:style-name="P8">Homogeneity 0.233</text:p>
      <text:p text:style-name="P8">Homogeneity 0.275</text:p>
      <text:p text:style-name="P8">[[ <text:s/>0 159 <text:s/>95 364 277]</text:p>
      <text:p text:style-name="P8"><text:s/>[ <text:s/>0 561 <text:s text:c="2"/>5 126 <text:s/>87]</text:p>
      <text:p text:style-name="P8"><text:s/>[ <text:s/>0 <text:s/>53 562 <text:s/>24 121]</text:p>
      <text:p text:style-name="P8"><text:s/>[ <text:s/>0 343 <text:s text:c="2"/>2 366 126]</text:p>
      <text:p text:style-name="P8"><text:s/>[ <text:s/>0 <text:s/>95 <text:s text:c="2"/>0 296 396]]</text:p>
      <text:p text:style-name="P8">{'title': 'Expectation-maximization', 'model': GaussianMixture(covariance_type='diag', init_params='kmeans', max_iter=100,</text:p>
      <text:p text:style-name="P8"><text:s text:c="8"/>means_init=None, n_components=5, n_init=1, precisions_init=None,</text:p>
      <text:p text:style-name="P8"><text:s text:c="8"/>random_state=42, reg_covar=1e-06, tol=0.001, verbose=0,</text:p>
      <text:p text:style-name="P8"><text:s text:c="8"/>verbose_interval=10, warm_start=False, weights_init=None)}</text:p>
      <text:p text:style-name="P8">&gt; Expectation-maximization 20.438870906829834 to run</text:p>
      <text:p text:style-name="P8"/>
      <text:p text:style-name="P8">Complete-linkage clustering results</text:p>
      <text:p text:style-name="P8">(array([0, 1, 2, 3, 4]), array([2691, 1252, <text:s text:c="3"/>1, <text:s text:c="3"/>1, <text:s/>113]))</text:p>
      <text:p text:style-name="P8">Rand <text:s text:c="7"/>0.060</text:p>
      <text:p text:style-name="P8">Homogeneity 0.087</text:p>
      <text:p text:style-name="P8">Homogeneity 0.189</text:p>
      <text:p text:style-name="P8">[[387 507 <text:s text:c="2"/>1 <text:s text:c="2"/>0 <text:s text:c="2"/>0]</text:p>
      <text:p text:style-name="P8"><text:s/>[651 128 <text:s text:c="2"/>0 <text:s text:c="2"/>0 <text:s text:c="2"/>0]</text:p>
      <text:p text:style-name="P8"><text:s/>[504 143 <text:s text:c="2"/>0 <text:s text:c="2"/>0 113]</text:p>
      <text:p text:style-name="P8"><text:s/>[763 <text:s/>74 <text:s text:c="2"/>0 <text:s text:c="2"/>0 <text:s text:c="2"/>0]</text:p>
      <text:p text:style-name="P8"><text:s/>[386 400 <text:s text:c="2"/>0 <text:s text:c="2"/>1 <text:s text:c="2"/>0]]</text:p>
      <text:p text:style-name="P8">New labels:</text:p>
      <text:p text:style-name="P8">0 -&gt; 3(Mokslas)</text:p>
      <text:p text:style-name="P8">1 -&gt; 0(Auto)</text:p>
      <text:p text:style-name="P8">2 -&gt; 0(Auto)</text:p>
      <text:p text:style-name="P8">3 -&gt; 4(Verslas)</text:p>
      <text:p text:style-name="P8">4 -&gt; 2(Sportas)</text:p>
      <text:p text:style-name="P8">[1253 <text:s text:c="3"/>0 <text:s/>113 2691 <text:s text:c="3"/>1]</text:p>
      <text:p text:style-name="P8">Rand <text:s text:c="7"/>0.060</text:p>
      <text:p text:style-name="P8">Homogeneity 0.087</text:p>
      <text:p text:style-name="P8">Homogeneity 0.190</text:p>
      <text:p text:style-name="P8">[[508 <text:s text:c="2"/>0 <text:s text:c="2"/>0 387 <text:s text:c="2"/>0]</text:p>
      <text:p text:style-name="P8"><text:s/>[128 <text:s text:c="2"/>0 <text:s text:c="2"/>0 651 <text:s text:c="2"/>0]</text:p>
      <text:p text:style-name="P8"><text:s/>[143 <text:s text:c="2"/>0 113 504 <text:s text:c="2"/>0]</text:p>
      <text:p text:style-name="P8"><text:s/>[ 74 <text:s text:c="2"/>0 <text:s text:c="2"/>0 763 <text:s text:c="2"/>0]</text:p>
      <text:p text:style-name="P8"><text:s/>[400 <text:s text:c="2"/>0 <text:s text:c="2"/>0 386 <text:s text:c="2"/>1]]</text:p>
      <text:p text:style-name="P8">{'title': 'Complete-linkage clustering', 'model': AgglomerativeClustering(affinity='euclidean', compute_full_tree='auto',</text:p>
      <text:p text:style-name="P8"><text:s text:c="12"/>connectivity=None, linkage='complete', memory=None,</text:p>
      <text:p text:style-name="P8"><text:s text:c="12"/>n_clusters=5, pooling_func='deprecated')}</text:p>
      <text:p text:style-name="P8">&gt; Complete-linkage clustering 91.8906319141388 to run</text:p>
      <text:p text:style-name="P8"/>
      <text:p text:style-name="P8">Average-linkage clustering results</text:p>
      <text:p text:style-name="P8">(array([0, 1, 2, 3, 4]), array([4054, <text:s text:c="3"/>1, <text:s text:c="3"/>1, <text:s text:c="3"/>1, <text:s text:c="3"/>1]))</text:p>
      <text:p text:style-name="P8">Rand <text:s text:c="7"/>0.000</text:p>
      <text:p text:style-name="P8">Homogeneity 0.001</text:p>
      <text:p text:style-name="P8">Homogeneity 0.173</text:p>
      <text:p text:style-name="P8">[[894 <text:s text:c="2"/>0 <text:s text:c="2"/>0 <text:s text:c="2"/>1 <text:s text:c="2"/>0]</text:p>
      <text:p text:style-name="P8"><text:s/>[779 <text:s text:c="2"/>0 <text:s text:c="2"/>0 <text:s text:c="2"/>0 <text:s text:c="2"/>0]</text:p>
      <text:p text:style-name="P8"><text:s/>[760 <text:s text:c="2"/>0 <text:s text:c="2"/>0 <text:s text:c="2"/>0 <text:s text:c="2"/>0]</text:p>
      <text:p text:style-name="P8"><text:s/>[837 <text:s text:c="2"/>0 <text:s text:c="2"/>0 <text:s text:c="2"/>0 <text:s text:c="2"/>0]</text:p>
      <text:p text:style-name="P8"><text:s/>[784 <text:s text:c="2"/>1 <text:s text:c="2"/>1 <text:s text:c="2"/>0 <text:s text:c="2"/>1]]</text:p>
      <text:p text:style-name="P8">New labels:</text:p>
      <text:p text:style-name="P8">0 -&gt; 0(Auto)</text:p>
      <text:p text:style-name="P8">1 -&gt; 4(Verslas)</text:p>
      <text:p text:style-name="P8">2 -&gt; 4(Verslas)</text:p>
      <text:p text:style-name="P8">3 -&gt; 0(Auto)</text:p>
      <text:p text:style-name="P8">4 -&gt; 4(Verslas)</text:p>
      <text:p text:style-name="P8">[4055 <text:s text:c="3"/>0 <text:s text:c="3"/>0 <text:s text:c="3"/>0 <text:s text:c="3"/>3]</text:p>
      <text:p text:style-name="P8">Rand <text:s text:c="7"/>0.000</text:p>
      <text:p text:style-name="P8">Homogeneity 0.001</text:p>
      <text:p text:style-name="P8">Homogeneity 0.200</text:p>
      <text:p text:style-name="P8">[[895 <text:s text:c="2"/>0 <text:s text:c="2"/>0 <text:s text:c="2"/>0 <text:s text:c="2"/>0]</text:p>
      <text:p text:style-name="P8"><text:s/>[779 <text:s text:c="2"/>0 <text:s text:c="2"/>0 <text:s text:c="2"/>0 <text:s text:c="2"/>0]</text:p>
      <text:p text:style-name="P8"><text:s/>[760 <text:s text:c="2"/>0 <text:s text:c="2"/>0 <text:s text:c="2"/>0 <text:s text:c="2"/>0]</text:p>
      <text:p text:style-name="P8"><text:s/>[837 <text:s text:c="2"/>0 <text:s text:c="2"/>0 <text:s text:c="2"/>0 <text:s text:c="2"/>0]</text:p>
      <text:p text:style-name="P8"><text:s/>[784 <text:s text:c="2"/>0 <text:s text:c="2"/>0 <text:s text:c="2"/>0 <text:s text:c="2"/>3]]</text:p>
      <text:p text:style-name="P8"><text:soft-page-break/>{'title': 'Average-linkage clustering', 'model': AgglomerativeClustering(affinity='euclidean', compute_full_tree='auto',</text:p>
      <text:p text:style-name="P8"><text:s text:c="12"/>connectivity=None, linkage='average', memory=None,</text:p>
      <text:p text:style-name="P8"><text:s text:c="12"/>n_clusters=5, pooling_func='deprecated')}</text:p>
      <text:p text:style-name="P8">&gt; Average-linkage clustering 91.5003650188446 to run</text:p>
      <text:p text:style-name="P8"/>
      <text:p text:style-name="P8">Ward-linkage clustering results</text:p>
      <text:p text:style-name="P8">(array([0, 1, 2, 3, 4]), array([1759, <text:s/>356, <text:s/>695, <text:s/>713, <text:s/>535]))</text:p>
      <text:p text:style-name="P8">Rand <text:s text:c="7"/>0.496</text:p>
      <text:p text:style-name="P8">Homogeneity 0.573</text:p>
      <text:p text:style-name="P8">Homogeneity 0.635</text:p>
      <text:p text:style-name="P8">[[ 74 155 646 <text:s text:c="2"/>9 <text:s/>11]</text:p>
      <text:p text:style-name="P8"><text:s/>[114 <text:s text:c="2"/>4 <text:s text:c="2"/>1 657 <text:s text:c="2"/>3]</text:p>
      <text:p text:style-name="P8"><text:s/>[ 32 191 <text:s text:c="2"/>3 <text:s/>13 521]</text:p>
      <text:p text:style-name="P8"><text:s/>[808 <text:s text:c="2"/>2 <text:s text:c="2"/>4 <text:s/>23 <text:s text:c="2"/>0]</text:p>
      <text:p text:style-name="P8"><text:s/>[731 <text:s text:c="2"/>4 <text:s/>41 <text:s/>11 <text:s text:c="2"/>0]]</text:p>
      <text:p text:style-name="P8">New labels:</text:p>
      <text:p text:style-name="P8">0 -&gt; 3(Mokslas)</text:p>
      <text:p text:style-name="P8">1 -&gt; 2(Sportas)</text:p>
      <text:p text:style-name="P8">2 -&gt; 0(Auto)</text:p>
      <text:p text:style-name="P8">3 -&gt; 1(Veidai)</text:p>
      <text:p text:style-name="P8">4 -&gt; 2(Sportas)</text:p>
      <text:p text:style-name="P8">[ 695 <text:s/>713 <text:s/>891 1759]</text:p>
      <text:p text:style-name="P8">Rand <text:s text:c="7"/>0.518</text:p>
      <text:p text:style-name="P8">Homogeneity 0.551</text:p>
      <text:p text:style-name="P8">Homogeneity 0.680</text:p>
      <text:p text:style-name="P8">[[646 <text:s text:c="2"/>9 166 <text:s/>74 <text:s text:c="2"/>0]</text:p>
      <text:p text:style-name="P8"><text:s/>[ <text:s/>1 657 <text:s text:c="2"/>7 114 <text:s text:c="2"/>0]</text:p>
      <text:p text:style-name="P8"><text:s/>[ <text:s/>3 <text:s/>13 712 <text:s/>32 <text:s text:c="2"/>0]</text:p>
      <text:p text:style-name="P8"><text:s/>[ <text:s/>4 <text:s/>23 <text:s text:c="2"/>2 808 <text:s text:c="2"/>0]</text:p>
      <text:p text:style-name="P8"><text:s/>[ 41 <text:s/>11 <text:s text:c="2"/>4 731 <text:s text:c="2"/>0]]</text:p>
      <text:p text:style-name="P8">{'title': 'Ward-linkage clustering', 'model': AgglomerativeClustering(affinity='euclidean', compute_full_tree='auto',</text:p>
      <text:p text:style-name="P8"><text:s text:c="12"/>connectivity=None, linkage='ward', memory=None, n_clusters=5,</text:p>
      <text:p text:style-name="P8"><text:s text:c="12"/>pooling_func='deprecated')}</text:p>
      <text:p text:style-name="P8">&gt; Ward-linkage clustering 91.44012069702148 to run</text:p>
      <text:p text:style-name="P8"/>
      <text:p text:style-name="P8">DBSCAN results</text:p>
      <text:p text:style-name="P8">eps=0.6 min=3: noise=3936 clusters= 29 top10=[14 <text:s/>9 <text:s/>9 <text:s/>6 <text:s/>5 <text:s/>5 <text:s/>5 <text:s/>4 <text:s/>4 <text:s/>4]</text:p>
      <text:p text:style-name="P8">eps=0.6 min=4: noise=3995 clusters= 10 top10=[14 <text:s/>9 <text:s/>8 <text:s/>6 <text:s/>5 <text:s/>5 <text:s/>4 <text:s/>4 <text:s/>4 <text:s/>4]</text:p>
      <text:p text:style-name="P8">eps=0.6 min=5: noise=4011 clusters= <text:s/>6 top10=[14 <text:s/>9 <text:s/>8 <text:s/>6 <text:s/>5 <text:s/>5]</text:p>
      <text:p text:style-name="P8">eps=0.6 min=6: noise=4022 clusters= <text:s/>4 top10=[14 <text:s/>8 <text:s/>8 <text:s/>6]</text:p>
      <text:p text:style-name="P8">eps=0.6 min=7: noise=4029 clusters= <text:s/>3 top10=[14 <text:s/>8 <text:s/>7]</text:p>
      <text:p text:style-name="P8">eps=0.6 min=8: noise=4036 clusters= <text:s/>2 top10=[14 <text:s/>8]</text:p>
      <text:p text:style-name="P8">eps=0.7 min=3: noise=3741 clusters= 62 top10=[27 23 23 14 10 <text:s/>9 <text:s/>9 <text:s/>6 <text:s/>6 <text:s/>6]</text:p>
      <text:p text:style-name="P8">eps=0.7 min=4: noise=3859 clusters= 25 top10=[25 23 22 14 10 <text:s/>9 <text:s/>8 <text:s/>6 <text:s/>6 <text:s/>6]</text:p>
      <text:p text:style-name="P8">eps=0.7 min=5: noise=3901 clusters= 16 top10=[25 23 21 14 10 <text:s/>9 <text:s/>6 <text:s/>6 <text:s/>6 <text:s/>6]</text:p>
      <text:p text:style-name="P8">eps=0.7 min=6: noise=3939 clusters= <text:s/>9 top10=[25 23 21 14 <text:s/>9 <text:s/>9 <text:s/>6 <text:s/>6 <text:s/>6]</text:p>
      <text:p text:style-name="P8">eps=0.7 min=7: noise=3961 clusters= <text:s/>6 top10=[25 21 19 14 <text:s/>9 <text:s/>9]</text:p>
      <text:p text:style-name="P8">eps=0.7 min=8: noise=3962 clusters= <text:s/>6 top10=[25 21 19 14 <text:s/>9 <text:s/>8]</text:p>
      <text:p text:style-name="P8">eps=0.8 min=3: noise=3173 clusters= 97 top10=[413 <text:s/>47 <text:s/>22 <text:s/>18 <text:s/>11 <text:s/>11 <text:s/>10 <text:s/>10 <text:s/>10 <text:s/>10]</text:p>
      <text:p text:style-name="P8">eps=0.8 min=4: noise=3384 clusters= 42 top10=[376 <text:s/>44 <text:s/>22 <text:s/>16 <text:s/>11 <text:s/>10 <text:s/>10 <text:s/>10 <text:s text:c="2"/>9 <text:s text:c="2"/>8]</text:p>
      <text:p text:style-name="P8">eps=0.8 min=5: noise=3480 clusters= 24 top10=[361 <text:s/>43 <text:s/>22 <text:s/>16 <text:s/>10 <text:s/>10 <text:s/>10 <text:s text:c="2"/>8 <text:s text:c="2"/>8 <text:s text:c="2"/>7]</text:p>
      <text:p text:style-name="P8">eps=0.8 min=6: noise=3529 clusters= 19 top10=[324 <text:s/>43 <text:s/>25 <text:s/>22 <text:s/>12 <text:s/>10 <text:s/>10 <text:s/>10 <text:s text:c="2"/>8 <text:s text:c="2"/>8]</text:p>
      <text:p text:style-name="P8">eps=0.8 min=7: noise=3571 clusters= 15 top10=[306 <text:s/>43 <text:s/>26 <text:s/>22 <text:s/>12 <text:s/>10 <text:s/>10 <text:s text:c="2"/>9 <text:s text:c="2"/>8 <text:s text:c="2"/>8]</text:p>
      <text:p text:style-name="P8">eps=0.8 min=8: noise=3627 clusters= 11 top10=[282 <text:s/>28 <text:s/>26 <text:s/>22 <text:s/>14 <text:s/>12 <text:s/>11 <text:s/>10 <text:s text:c="2"/>9 <text:s text:c="2"/>9]</text:p>
      <text:p text:style-name="P8">eps=0.9 min=3: noise=2035 clusters= 69 top10=[1688 <text:s text:c="2"/>30 <text:s text:c="2"/>13 <text:s text:c="2"/>12 <text:s text:c="2"/>10 <text:s text:c="3"/>9 <text:s text:c="3"/>9 <text:s text:c="3"/>8 <text:s text:c="3"/>8 <text:s text:c="3"/>7]</text:p>
      <text:p text:style-name="P8">eps=0.9 min=4: noise=2189 clusters= 38 top10=[1640 <text:s text:c="2"/>28 <text:s text:c="2"/>13 <text:s text:c="2"/>12 <text:s text:c="2"/>10 <text:s text:c="3"/>9 <text:s text:c="3"/>8 <text:s text:c="3"/>8 <text:s text:c="3"/>7 <text:s text:c="3"/>7]</text:p>
      <text:p text:style-name="P8">eps=0.9 min=5: noise=2296 clusters= 22 top10=[1573 <text:s text:c="2"/>30 <text:s text:c="2"/>28 <text:s text:c="2"/>13 <text:s text:c="2"/>12 <text:s text:c="2"/>10 <text:s text:c="3"/>9 <text:s text:c="3"/>8 <text:s text:c="3"/>8 <text:s text:c="3"/>7]</text:p>
      <text:p text:style-name="P8">eps=0.9 min=6: noise=2390 clusters= 15 top10=[1528 <text:s text:c="2"/>30 <text:s text:c="2"/>20 <text:s text:c="2"/>13 <text:s text:c="2"/>10 <text:s text:c="3"/>9 <text:s text:c="3"/>9 <text:s text:c="3"/>8 <text:s text:c="3"/>7 <text:s text:c="3"/>7]</text:p>
      <text:p text:style-name="P8">eps=0.9 min=7: noise=2453 clusters= 10 top10=[1500 <text:s text:c="2"/>30 <text:s text:c="2"/>17 <text:s text:c="2"/>10 <text:s text:c="2"/>10 <text:s text:c="3"/>9 <text:s text:c="3"/>8 <text:s text:c="3"/>7 <text:s text:c="3"/>7 <text:s text:c="3"/>7]</text:p>
      <text:p text:style-name="P8">eps=0.9 min=8: noise=2502 clusters= <text:s/>6 top10=[1480 <text:s text:c="2"/>31 <text:s text:c="2"/>17 <text:s text:c="2"/>10 <text:s text:c="3"/>9 <text:s text:c="3"/>9]</text:p>
      <text:p text:style-name="P8">eps=1.0 min=3: noise= 762 clusters= 18 top10=[3229 <text:s text:c="2"/>10 <text:s text:c="3"/>7 <text:s text:c="3"/>4 <text:s text:c="3"/>4 <text:s text:c="3"/>4 <text:s text:c="3"/>4 <text:s text:c="3"/>4 <text:s text:c="3"/>3 <text:s text:c="3"/>3]</text:p>
      <text:p text:style-name="P8">eps=1.0 min=4: noise= 823 clusters= <text:s/>9 top10=[3194 <text:s text:c="2"/>10 <text:s text:c="3"/>7 <text:s text:c="3"/>4 <text:s text:c="3"/>4 <text:s text:c="3"/>4 <text:s text:c="3"/>4 <text:s text:c="3"/>4 <text:s text:c="3"/>4]</text:p>
      <text:p text:style-name="P8">eps=1.0 min=5: noise= 881 clusters= <text:s/>3 top10=[3160 <text:s text:c="2"/>10 <text:s text:c="3"/>7]</text:p>
      <text:p text:style-name="P8">eps=1.0 min=6: noise= 904 clusters= <text:s/>4 top10=[3132 <text:s text:c="2"/>10 <text:s text:c="3"/>7 <text:s text:c="3"/>5]</text:p>
      <text:p text:style-name="P8">eps=1.0 min=7: noise= 930 clusters= <text:s/>3 top10=[3111 <text:s text:c="2"/>10 <text:s text:c="3"/>7]</text:p>
      <text:p text:style-name="P8">eps=1.0 min=8: noise= 958 clusters= <text:s/>3 top10=[3083 <text:s text:c="2"/>10 <text:s text:c="3"/>7]</text:p>
      <text:p text:style-name="P8">eps=1.1 min=3: noise= <text:s/>80 clusters= <text:s/>2 top10=[3975 <text:s text:c="3"/>3]</text:p>
      <text:p text:style-name="P8">eps=1.1 min=4: noise= <text:s/>84 clusters= <text:s/>1 top10=[3974]</text:p>
      <text:p text:style-name="P8">eps=1.1 min=5: noise= <text:s/>85 clusters= <text:s/>1 top10=[3973]</text:p>
      <text:p text:style-name="P8">eps=1.1 min=6: noise= <text:s/>87 clusters= <text:s/>1 top10=[3971]</text:p>
      <text:p text:style-name="P8"><text:soft-page-break/>eps=1.1 min=7: noise= <text:s/>88 clusters= <text:s/>1 top10=[3970]</text:p>
      <text:p text:style-name="P8">eps=1.1 min=8: noise= <text:s/>88 clusters= <text:s/>1 top10=[3970]</text:p>
      <text:p text:style-name="P8">eps=1.2 min=3: noise= <text:s text:c="2"/>3 clusters= <text:s/>1 top10=[4055]</text:p>
      <text:p text:style-name="P8">eps=1.2 min=4: noise= <text:s text:c="2"/>3 clusters= <text:s/>1 top10=[4055]</text:p>
      <text:p text:style-name="P8">eps=1.2 min=5: noise= <text:s text:c="2"/>3 clusters= <text:s/>1 top10=[4055]</text:p>
      <text:p text:style-name="P8">eps=1.2 min=6: noise= <text:s text:c="2"/>3 clusters= <text:s/>1 top10=[4055]</text:p>
      <text:p text:style-name="P8">eps=1.2 min=7: noise= <text:s text:c="2"/>3 clusters= <text:s/>1 top10=[4055]</text:p>
      <text:p text:style-name="P8">eps=1.2 min=8: noise= <text:s text:c="2"/>3 clusters= <text:s/>1 top10=[4055]</text:p>
      <text:p text:style-name="P8">eps=1.3 min=3: noise= <text:s text:c="2"/>0 clusters= <text:s/>1 top10=[4058]</text:p>
      <text:p text:style-name="P8">eps=1.3 min=4: noise= <text:s text:c="2"/>0 clusters= <text:s/>1 top10=[4058]</text:p>
      <text:p text:style-name="P8">eps=1.3 min=5: noise= <text:s text:c="2"/>0 clusters= <text:s/>1 top10=[4058]</text:p>
      <text:p text:style-name="P8">eps=1.3 min=6: noise= <text:s text:c="2"/>0 clusters= <text:s/>1 top10=[4058]</text:p>
      <text:p text:style-name="P8">eps=1.3 min=7: noise= <text:s text:c="2"/>0 clusters= <text:s/>1 top10=[4058]</text:p>
      <text:p text:style-name="P8">eps=1.3 min=8: noise= <text:s text:c="2"/>0 clusters= <text:s/>1 top10=[4058]</text:p>
      <text:p text:style-name="P8">&gt; DBSCAN 226.59798979759216 to run</text:p>
      <text:h text:style-name="P19" text:outline-level="2"><text:span text:style-name="T4">Ngram</text:span> <text:span text:style-name="T4">4</text:span></text:h>
      <text:p text:style-name="P6">&gt;Namespace(dr=None, intro=False, lemmer=False, lemstop=False, max_df=None, methods=['km', 'em', 'ac', 'aa', 'aw', 'db'], min_df=None, ngram=4, raw=False, stemer=False, stopword=False, title=False)</text:p>
      <text:p text:style-name="P6">NGRAM 4 experiment</text:p>
      <text:p text:style-name="P6">&gt;TfidfVectorizer(analyzer='char_wb', binary=False, decode_error='strict',</text:p>
      <text:p text:style-name="P6"><text:s text:c="8"/>dtype=&lt;class 'numpy.float64'&gt;, encoding='utf-8', input='content',</text:p>
      <text:p text:style-name="P6"><text:s text:c="8"/>lowercase=True, max_df=1.0, max_features=None, min_df=1,</text:p>
      <text:p text:style-name="P6"><text:s text:c="8"/>ngram_range=(4, 4), norm='l2', preprocessor=None, smooth_idf=True,</text:p>
      <text:p text:style-name="P6"><text:s text:c="8"/>stop_words=None, strip_accents=None, sublinear_tf=False,</text:p>
      <text:p text:style-name="P6"><text:s text:c="8"/>token_pattern='(?u)\\b\\w\\w+\\b', tokenizer=None, use_idf=True,</text:p>
      <text:p text:style-name="P6"><text:s text:c="8"/>vocabulary=None)</text:p>
      <text:p text:style-name="P6">&gt;(4058, 61448)</text:p>
      <text:p text:style-name="P6"/>
      <text:p text:style-name="P6">K-means results</text:p>
      <text:p text:style-name="P6">[1734 <text:s/>833 <text:s/>652 <text:s/>448 <text:s/>391]</text:p>
      <text:p text:style-name="P6">Cluster 0: 1965 2207 3564 26900 3417 3562 26632 32186 1459 4187</text:p>
      <text:p text:style-name="P6">Cluster 1: 1965 3417 2207 26900 18808 4187 12866 787 1370 22158</text:p>
      <text:p text:style-name="P6">Cluster 2: 37998 33055 36771 52941 312 49401 9350 10669 1965 23581</text:p>
      <text:p text:style-name="P6">Cluster 3: 1965 4062 47174 40914 57346 33299 40490 16387 5133 28566</text:p>
      <text:p text:style-name="P6">Cluster 4: 20504 34981 3812 44783 51911 1965 5479 37911 32123 60458</text:p>
      <text:p text:style-name="P6">Rand <text:s text:c="7"/>0.494</text:p>
      <text:p text:style-name="P6">Homogeneity 0.576</text:p>
      <text:p text:style-name="P6">Homogeneity 0.638</text:p>
      <text:p text:style-name="P6">[[137 <text:s/>14 620 123 <text:s text:c="2"/>1]</text:p>
      <text:p text:style-name="P6"><text:s/>[ 47 731 <text:s text:c="2"/>0 <text:s text:c="2"/>1 <text:s text:c="2"/>0]</text:p>
      <text:p text:style-name="P6"><text:s/>[ 24 <text:s/>24 <text:s text:c="2"/>2 320 390]</text:p>
      <text:p text:style-name="P6"><text:s/>[792 <text:s/>38 <text:s text:c="2"/>5 <text:s text:c="2"/>2 <text:s text:c="2"/>0]</text:p>
      <text:p text:style-name="P6"><text:s/>[734 <text:s/>26 <text:s/>25 <text:s text:c="2"/>2 <text:s text:c="2"/>0]]</text:p>
      <text:p text:style-name="P6">New labels:</text:p>
      <text:p text:style-name="P6">0 -&gt; 3(Mokslas)</text:p>
      <text:p text:style-name="P6">1 -&gt; 1(Veidai)</text:p>
      <text:p text:style-name="P6">2 -&gt; 0(Auto)</text:p>
      <text:p text:style-name="P6">3 -&gt; 2(Sportas)</text:p>
      <text:p text:style-name="P6">4 -&gt; 2(Sportas)</text:p>
      <text:p text:style-name="P6">[ 652 <text:s/>833 <text:s/>839 1734]</text:p>
      <text:p text:style-name="P6">Rand <text:s text:c="7"/>0.535</text:p>
      <text:p text:style-name="P6">Homogeneity 0.563</text:p>
      <text:p text:style-name="P6">Homogeneity 0.692</text:p>
      <text:p text:style-name="P6">[[620 <text:s/>14 124 137 <text:s text:c="2"/>0]</text:p>
      <text:p text:style-name="P6"><text:s/>[ <text:s/>0 731 <text:s text:c="2"/>1 <text:s/>47 <text:s text:c="2"/>0]</text:p>
      <text:p text:style-name="P6"><text:s/>[ <text:s/>2 <text:s/>24 710 <text:s/>24 <text:s text:c="2"/>0]</text:p>
      <text:p text:style-name="P6"><text:s/>[ <text:s/>5 <text:s/>38 <text:s text:c="2"/>2 792 <text:s text:c="2"/>0]</text:p>
      <text:p text:style-name="P6"><text:s/>[ 25 <text:s/>26 <text:s text:c="2"/>2 734 <text:s text:c="2"/>0]]</text:p>
      <text:p text:style-name="P6">{'model': KMeans(algorithm='auto', copy_x=True, init='k-means++', max_iter=300,</text:p>
      <text:p text:style-name="P6"><text:s text:c="4"/>n_clusters=5, n_init=10, n_jobs=-1, precompute_distances='auto',</text:p>
      <text:p text:style-name="P6"><text:s text:c="4"/>random_state=42, tol=0.0001, verbose=0), 'title': 'K-means'}</text:p>
      <text:p text:style-name="P6">&gt; K-means 1220.5934927463531 to run</text:p>
      <text:p text:style-name="P6"/>
      <text:p text:style-name="P6">Expectation-maximization results</text:p>
      <text:p text:style-name="P6">(array([0, 1, 2, 3, 4]), array([ 388, 1737, <text:s/>449, 1080, <text:s/>404]))</text:p>
      <text:p text:style-name="P6">Cluster 0: 1965 37613 33123 2207 2897 46747 26900 28407 1459 28146</text:p>
      <text:p text:style-name="P6">Cluster 1: 1965 3417 2207 26900 3562 4187 3564 22158 2450 22026</text:p>
      <text:p text:style-name="P6">Cluster 2: 1965 4062 47174 40914 57346 33299 40490 16387 28566 35447</text:p>
      <text:p text:style-name="P6">Cluster 3: 37998 33055 36771 52941 312 9350 49401 1965 10669 3562</text:p>
      <text:p text:style-name="P6"><text:soft-page-break/>Cluster 4: 20504 34981 3812 44783 51911 1965 37911 32123 5479 60458</text:p>
      <text:p text:style-name="P6">Rand <text:s text:c="7"/>0.339</text:p>
      <text:p text:style-name="P6">Homogeneity 0.464</text:p>
      <text:p text:style-name="P6">Homogeneity 0.528</text:p>
      <text:p text:style-name="P6">[[ <text:s/>3 <text:s/>64 126 701 <text:s text:c="2"/>1]</text:p>
      <text:p text:style-name="P6"><text:s/>[ <text:s/>2 769 <text:s text:c="2"/>3 <text:s text:c="2"/>3 <text:s text:c="2"/>2]</text:p>
      <text:p text:style-name="P6"><text:s/>[ <text:s/>0 <text:s/>39 316 <text:s text:c="2"/>4 401]</text:p>
      <text:p text:style-name="P6"><text:s/>[376 390 <text:s text:c="2"/>2 <text:s/>69 <text:s text:c="2"/>0]</text:p>
      <text:p text:style-name="P6"><text:s/>[ <text:s/>7 475 <text:s text:c="2"/>2 303 <text:s text:c="2"/>0]]</text:p>
      <text:p text:style-name="P6">New labels:</text:p>
      <text:p text:style-name="P6">0 -&gt; 3(Mokslas)</text:p>
      <text:p text:style-name="P6">1 -&gt; 1(Veidai)</text:p>
      <text:p text:style-name="P6">2 -&gt; 2(Sportas)</text:p>
      <text:p text:style-name="P6">3 -&gt; 0(Auto)</text:p>
      <text:p text:style-name="P6">4 -&gt; 2(Sportas)</text:p>
      <text:p text:style-name="P6">[1080 1737 <text:s/>853 <text:s/>388]</text:p>
      <text:p text:style-name="P6">Rand <text:s text:c="7"/>0.384</text:p>
      <text:p text:style-name="P6">Homogeneity 0.451</text:p>
      <text:p text:style-name="P6">Homogeneity 0.571</text:p>
      <text:p text:style-name="P6">[[701 <text:s/>64 127 <text:s text:c="2"/>3 <text:s text:c="2"/>0]</text:p>
      <text:p text:style-name="P6"><text:s/>[ <text:s/>3 769 <text:s text:c="2"/>5 <text:s text:c="2"/>2 <text:s text:c="2"/>0]</text:p>
      <text:p text:style-name="P6"><text:s/>[ <text:s/>4 <text:s/>39 717 <text:s text:c="2"/>0 <text:s text:c="2"/>0]</text:p>
      <text:p text:style-name="P6"><text:s/>[ 69 390 <text:s text:c="2"/>2 376 <text:s text:c="2"/>0]</text:p>
      <text:p text:style-name="P6"><text:s/>[303 475 <text:s text:c="2"/>2 <text:s text:c="2"/>7 <text:s text:c="2"/>0]]</text:p>
      <text:p text:style-name="P6">{'model': GaussianMixture(covariance_type='diag', init_params='kmeans', max_iter=100,</text:p>
      <text:p text:style-name="P6"><text:s text:c="8"/>means_init=None, n_components=5, n_init=1, precisions_init=None,</text:p>
      <text:p text:style-name="P6"><text:s text:c="8"/>random_state=42, reg_covar=1e-06, tol=0.001, verbose=0,</text:p>
      <text:p text:style-name="P6"><text:s text:c="8"/>verbose_interval=10, warm_start=False, weights_init=None), 'title': 'Expectation-maximization'}</text:p>
      <text:p text:style-name="P6">&gt; Expectation-maximization 110.61564373970032 to run</text:p>
      <text:p text:style-name="P6"/>
      <text:p text:style-name="P6">Complete-linkage clustering results</text:p>
      <text:p text:style-name="P6">(array([0, 1, 2, 3, 4]), array([3503, <text:s/>279, <text:s/>102, <text:s text:c="2"/>29, <text:s/>145]))</text:p>
      <text:p text:style-name="P6">Rand <text:s text:c="7"/>0.045</text:p>
      <text:p text:style-name="P6">Homogeneity 0.134</text:p>
      <text:p text:style-name="P6">Homogeneity 0.385</text:p>
      <text:p text:style-name="P6">[[881 <text:s text:c="2"/>8 <text:s text:c="2"/>6 <text:s text:c="2"/>0 <text:s text:c="2"/>0]</text:p>
      <text:p text:style-name="P6"><text:s/>[774 <text:s text:c="2"/>1 <text:s text:c="2"/>2 <text:s text:c="2"/>2 <text:s text:c="2"/>0]</text:p>
      <text:p text:style-name="P6"><text:s/>[343 270 <text:s text:c="2"/>0 <text:s text:c="2"/>2 145]</text:p>
      <text:p text:style-name="P6"><text:s/>[796 <text:s text:c="2"/>0 <text:s/>40 <text:s text:c="2"/>1 <text:s text:c="2"/>0]</text:p>
      <text:p text:style-name="P6"><text:s/>[709 <text:s text:c="2"/>0 <text:s/>54 <text:s/>24 <text:s text:c="2"/>0]]</text:p>
      <text:p text:style-name="P6">New labels:</text:p>
      <text:p text:style-name="P6">0 -&gt; 0(Auto)</text:p>
      <text:p text:style-name="P6">1 -&gt; 2(Sportas)</text:p>
      <text:p text:style-name="P6">2 -&gt; 4(Verslas)</text:p>
      <text:p text:style-name="P6">3 -&gt; 4(Verslas)</text:p>
      <text:p text:style-name="P6">4 -&gt; 2(Sportas)</text:p>
      <text:p text:style-name="P6">[3503 <text:s text:c="3"/>0 <text:s/>424 <text:s text:c="3"/>0 <text:s/>131]</text:p>
      <text:p text:style-name="P6">Rand <text:s text:c="7"/>0.057</text:p>
      <text:p text:style-name="P6">Homogeneity 0.131</text:p>
      <text:p text:style-name="P6">Homogeneity 0.444</text:p>
      <text:p text:style-name="P6">[[881 <text:s text:c="2"/>0 <text:s text:c="2"/>8 <text:s text:c="2"/>0 <text:s text:c="2"/>6]</text:p>
      <text:p text:style-name="P6"><text:s/>[774 <text:s text:c="2"/>0 <text:s text:c="2"/>1 <text:s text:c="2"/>0 <text:s text:c="2"/>4]</text:p>
      <text:p text:style-name="P6"><text:s/>[343 <text:s text:c="2"/>0 415 <text:s text:c="2"/>0 <text:s text:c="2"/>2]</text:p>
      <text:p text:style-name="P6"><text:s/>[796 <text:s text:c="2"/>0 <text:s text:c="2"/>0 <text:s text:c="2"/>0 <text:s/>41]</text:p>
      <text:p text:style-name="P6"><text:s/>[709 <text:s text:c="2"/>0 <text:s text:c="2"/>0 <text:s text:c="2"/>0 <text:s/>78]]</text:p>
      <text:p text:style-name="P6">{'model': AgglomerativeClustering(affinity='euclidean', compute_full_tree='auto',</text:p>
      <text:p text:style-name="P6"><text:s text:c="12"/>connectivity=None, linkage='complete', memory=None,</text:p>
      <text:p text:style-name="P6"><text:s text:c="12"/>n_clusters=5, pooling_func='deprecated'), 'title': 'Complete-linkage clustering'}</text:p>
      <text:p text:style-name="P6">&gt; Complete-linkage clustering 533.3723497390747 to run</text:p>
      <text:p text:style-name="P6"/>
      <text:p text:style-name="P6">Average-linkage clustering results</text:p>
      <text:p text:style-name="P6">(array([0, 1, 2, 3, 4]), array([4053, <text:s text:c="3"/>1, <text:s text:c="3"/>2, <text:s text:c="3"/>1, <text:s text:c="3"/>1]))</text:p>
      <text:p text:style-name="P6">Rand <text:s text:c="7"/>-0.000</text:p>
      <text:p text:style-name="P6">Homogeneity 0.001</text:p>
      <text:p text:style-name="P6">Homogeneity 0.178</text:p>
      <text:p text:style-name="P6">[[894 <text:s text:c="2"/>0 <text:s text:c="2"/>0 <text:s text:c="2"/>1 <text:s text:c="2"/>0]</text:p>
      <text:p text:style-name="P6"><text:s/>[779 <text:s text:c="2"/>0 <text:s text:c="2"/>0 <text:s text:c="2"/>0 <text:s text:c="2"/>0]</text:p>
      <text:p text:style-name="P6"><text:s/>[760 <text:s text:c="2"/>0 <text:s text:c="2"/>0 <text:s text:c="2"/>0 <text:s text:c="2"/>0]</text:p>
      <text:p text:style-name="P6"><text:s/>[836 <text:s text:c="2"/>1 <text:s text:c="2"/>0 <text:s text:c="2"/>0 <text:s text:c="2"/>0]</text:p>
      <text:p text:style-name="P6"><text:s/>[784 <text:s text:c="2"/>0 <text:s text:c="2"/>2 <text:s text:c="2"/>0 <text:s text:c="2"/>1]]</text:p>
      <text:p text:style-name="P6">New labels:</text:p>
      <text:p text:style-name="P6"><text:soft-page-break/>0 -&gt; 0(Auto)</text:p>
      <text:p text:style-name="P6">1 -&gt; 3(Mokslas)</text:p>
      <text:p text:style-name="P6">2 -&gt; 4(Verslas)</text:p>
      <text:p text:style-name="P6">3 -&gt; 0(Auto)</text:p>
      <text:p text:style-name="P6">4 -&gt; 4(Verslas)</text:p>
      <text:p text:style-name="P6">[4054 <text:s text:c="3"/>0 <text:s text:c="3"/>0 <text:s text:c="3"/>1 <text:s text:c="3"/>3]</text:p>
      <text:p text:style-name="P6">Rand <text:s text:c="7"/>0.000</text:p>
      <text:p text:style-name="P6">Homogeneity 0.001</text:p>
      <text:p text:style-name="P6">Homogeneity 0.192</text:p>
      <text:p text:style-name="P6">[[895 <text:s text:c="2"/>0 <text:s text:c="2"/>0 <text:s text:c="2"/>0 <text:s text:c="2"/>0]</text:p>
      <text:p text:style-name="P6"><text:s/>[779 <text:s text:c="2"/>0 <text:s text:c="2"/>0 <text:s text:c="2"/>0 <text:s text:c="2"/>0]</text:p>
      <text:p text:style-name="P6"><text:s/>[760 <text:s text:c="2"/>0 <text:s text:c="2"/>0 <text:s text:c="2"/>0 <text:s text:c="2"/>0]</text:p>
      <text:p text:style-name="P6"><text:s/>[836 <text:s text:c="2"/>0 <text:s text:c="2"/>0 <text:s text:c="2"/>1 <text:s text:c="2"/>0]</text:p>
      <text:p text:style-name="P6"><text:s/>[784 <text:s text:c="2"/>0 <text:s text:c="2"/>0 <text:s text:c="2"/>0 <text:s text:c="2"/>3]]</text:p>
      <text:p text:style-name="P6">{'model': AgglomerativeClustering(affinity='euclidean', compute_full_tree='auto',</text:p>
      <text:p text:style-name="P6"><text:s text:c="12"/>connectivity=None, linkage='average', memory=None,</text:p>
      <text:p text:style-name="P6"><text:s text:c="12"/>n_clusters=5, pooling_func='deprecated'), 'title': 'Average-linkage clustering'}</text:p>
      <text:p text:style-name="P6">&gt; Average-linkage clustering 591.8020298480988 to run</text:p>
      <text:p text:style-name="P6"/>
      <text:p text:style-name="P6">Ward-linkage clustering results</text:p>
      <text:p text:style-name="P6">(array([0, 1, 2, 3, 4]), array([1595, <text:s/>734, <text:s/>541, <text:s/>392, <text:s/>796]))</text:p>
      <text:p text:style-name="P6">Rand <text:s text:c="7"/>0.521</text:p>
      <text:p text:style-name="P6">Homogeneity 0.585</text:p>
      <text:p text:style-name="P6">Homogeneity 0.631</text:p>
      <text:p text:style-name="P6">[[ 46 665 172 <text:s text:c="2"/>2 <text:s/>10]</text:p>
      <text:p text:style-name="P6"><text:s/>[ 53 <text:s text:c="2"/>2 <text:s/>17 <text:s text:c="2"/>2 705]</text:p>
      <text:p text:style-name="P6"><text:s/>[ 17 <text:s text:c="2"/>2 344 386 <text:s/>11]</text:p>
      <text:p text:style-name="P6"><text:s/>[792 <text:s text:c="2"/>9 <text:s text:c="2"/>2 <text:s text:c="2"/>0 <text:s/>34]</text:p>
      <text:p text:style-name="P6"><text:s/>[687 <text:s/>56 <text:s text:c="2"/>6 <text:s text:c="2"/>2 <text:s/>36]]</text:p>
      <text:p text:style-name="P6">New labels:</text:p>
      <text:p text:style-name="P6">0 -&gt; 3(Mokslas)</text:p>
      <text:p text:style-name="P6">1 -&gt; 0(Auto)</text:p>
      <text:p text:style-name="P6">2 -&gt; 2(Sportas)</text:p>
      <text:p text:style-name="P6">3 -&gt; 2(Sportas)</text:p>
      <text:p text:style-name="P6">4 -&gt; 1(Veidai)</text:p>
      <text:p text:style-name="P6">[ 734 <text:s/>796 <text:s/>933 1595]</text:p>
      <text:p text:style-name="P6">Rand <text:s text:c="7"/>0.559</text:p>
      <text:p text:style-name="P6">Homogeneity 0.568</text:p>
      <text:p text:style-name="P6">Homogeneity 0.685</text:p>
      <text:p text:style-name="P6">[[665 <text:s/>10 174 <text:s/>46 <text:s text:c="2"/>0]</text:p>
      <text:p text:style-name="P6"><text:s/>[ <text:s/>2 705 <text:s/>19 <text:s/>53 <text:s text:c="2"/>0]</text:p>
      <text:p text:style-name="P6"><text:s/>[ <text:s/>2 <text:s/>11 730 <text:s/>17 <text:s text:c="2"/>0]</text:p>
      <text:p text:style-name="P6"><text:s/>[ <text:s/>9 <text:s/>34 <text:s text:c="2"/>2 792 <text:s text:c="2"/>0]</text:p>
      <text:p text:style-name="P6"><text:s/>[ 56 <text:s/>36 <text:s text:c="2"/>8 687 <text:s text:c="2"/>0]]</text:p>
      <text:p text:style-name="P6">{'model': AgglomerativeClustering(affinity='euclidean', compute_full_tree='auto',</text:p>
      <text:p text:style-name="P6"><text:s text:c="12"/>connectivity=None, linkage='ward', memory=None, n_clusters=5,</text:p>
      <text:p text:style-name="P6"><text:s text:c="12"/>pooling_func='deprecated'), 'title': 'Ward-linkage clustering'}</text:p>
      <text:p text:style-name="P6">&gt; Ward-linkage clustering 618.9160931110382 to run</text:p>
      <text:p text:style-name="P6"/>
      <text:p text:style-name="P6">DBSCAN results</text:p>
      <text:p text:style-name="P6">eps=0.6 min=3: noise=3993 clusters= 15 top10=[12 <text:s/>5 <text:s/>5 <text:s/>5 <text:s/>5 <text:s/>4 <text:s/>4 <text:s/>4 <text:s/>3 <text:s/>3]</text:p>
      <text:p text:style-name="P6">eps=0.6 min=4: noise=4015 clusters= <text:s/>8 top10=[12 <text:s/>5 <text:s/>5 <text:s/>5 <text:s/>4 <text:s/>4 <text:s/>4 <text:s/>4]</text:p>
      <text:p text:style-name="P6">eps=0.6 min=5: noise=4031 clusters= <text:s/>4 top10=[12 <text:s/>5 <text:s/>5 <text:s/>5]</text:p>
      <text:p text:style-name="P6">eps=0.6 min=6: noise=4046 clusters= <text:s/>1 top10=[12]</text:p>
      <text:p text:style-name="P6">eps=0.6 min=7: noise=4047 clusters= <text:s/>1 top10=[11]</text:p>
      <text:p text:style-name="P6">eps=0.6 min=8: noise=4047 clusters= <text:s/>1 top10=[11]</text:p>
      <text:p text:style-name="P6">eps=0.7 min=3: noise=3945 clusters= 28 top10=[14 <text:s/>7 <text:s/>6 <text:s/>6 <text:s/>5 <text:s/>5 <text:s/>4 <text:s/>4 <text:s/>4 <text:s/>4]</text:p>
      <text:p text:style-name="P6">eps=0.7 min=4: noise=3999 clusters= 10 top10=[14 <text:s/>7 <text:s/>6 <text:s/>6 <text:s/>5 <text:s/>5 <text:s/>4 <text:s/>4 <text:s/>4 <text:s/>4]</text:p>
      <text:p text:style-name="P6">eps=0.7 min=5: noise=4015 clusters= <text:s/>6 top10=[14 <text:s/>7 <text:s/>6 <text:s/>6 <text:s/>5 <text:s/>5]</text:p>
      <text:p text:style-name="P6">eps=0.7 min=6: noise=4031 clusters= <text:s/>3 top10=[14 <text:s/>7 <text:s/>6]</text:p>
      <text:p text:style-name="P6">eps=0.7 min=7: noise=4037 clusters= <text:s/>2 top10=[14 <text:s/>7]</text:p>
      <text:p text:style-name="P6">eps=0.7 min=8: noise=4044 clusters= <text:s/>1 top10=[14]</text:p>
      <text:p text:style-name="P6">eps=0.8 min=3: noise=3862 clusters= 45 top10=[17 14 <text:s/>9 <text:s/>9 <text:s/>7 <text:s/>6 <text:s/>6 <text:s/>6 <text:s/>5 <text:s/>5]</text:p>
      <text:p text:style-name="P6">eps=0.8 min=4: noise=3957 clusters= 15 top10=[16 14 <text:s/>9 <text:s/>8 <text:s/>7 <text:s/>6 <text:s/>6 <text:s/>6 <text:s/>5 <text:s/>4]</text:p>
      <text:p text:style-name="P6">eps=0.8 min=5: noise=3986 clusters= <text:s/>9 top10=[14 14 <text:s/>9 <text:s/>7 <text:s/>6 <text:s/>6 <text:s/>6 <text:s/>5 <text:s/>5]</text:p>
      <text:p text:style-name="P6">eps=0.8 min=6: noise=3998 clusters= <text:s/>7 top10=[14 13 <text:s/>9 <text:s/>6 <text:s/>6 <text:s/>6 <text:s/>6]</text:p>
      <text:p text:style-name="P6">eps=0.8 min=7: noise=4022 clusters= <text:s/>3 top10=[14 13 <text:s/>9]</text:p>
      <text:p text:style-name="P6">eps=0.8 min=8: noise=4022 clusters= <text:s/>3 top10=[14 13 <text:s/>9]</text:p>
      <text:p text:style-name="P6">eps=0.9 min=3: noise=3575 clusters= 99 top10=[32 23 21 10 10 10 <text:s/>9 <text:s/>9 <text:s/>9 <text:s/>8]</text:p>
      <text:p text:style-name="P6">eps=0.9 min=4: noise=3763 clusters= 42 top10=[31 22 21 10 10 <text:s/>9 <text:s/>9 <text:s/>9 <text:s/>9 <text:s/>8]</text:p>
      <text:p text:style-name="P6">eps=0.9 min=5: noise=3848 clusters= 24 top10=[27 22 21 10 10 <text:s/>9 <text:s/>9 <text:s/>9 <text:s/>7 <text:s/>7]</text:p>
      <text:p text:style-name="P6">eps=0.9 min=6: noise=3881 clusters= 18 top10=[27 22 21 10 10 <text:s/>9 <text:s/>9 <text:s/>8 <text:s/>7 <text:s/>6]</text:p>
      <text:p text:style-name="P6"><text:soft-page-break/>eps=0.9 min=7: noise=3948 clusters= <text:s/>8 top10=[27 22 21 10 <text:s/>9 <text:s/>7 <text:s/>7 <text:s/>7]</text:p>
      <text:p text:style-name="P6">eps=0.9 min=8: noise=3969 clusters= <text:s/>5 top10=[27 22 21 10 <text:s/>9]</text:p>
      <text:p text:style-name="P6">eps=1.0 min=3: noise=2933 clusters=162 top10=[92 57 46 35 31 27 27 21 19 19]</text:p>
      <text:p text:style-name="P6">eps=1.0 min=4: noise=3192 clusters= 92 top10=[90 55 43 35 29 27 23 21 19 18]</text:p>
      <text:p text:style-name="P6">eps=1.0 min=5: noise=3355 clusters= 57 top10=[89 55 42 35 29 22 21 19 18 17]</text:p>
      <text:p text:style-name="P6">eps=1.0 min=6: noise=3468 clusters= 43 top10=[87 55 37 35 29 19 19 18 14 13]</text:p>
      <text:p text:style-name="P6">eps=1.0 min=7: noise=3552 clusters= 34 top10=[61 55 35 33 29 24 19 18 16 13]</text:p>
      <text:p text:style-name="P6">eps=1.0 min=8: noise=3646 clusters= 24 top10=[55 54 34 30 29 19 18 16 13 12]</text:p>
      <text:p text:style-name="P6">eps=1.1 min=3: noise=1816 clusters= 96 top10=[1646 <text:s text:c="2"/>39 <text:s text:c="2"/>38 <text:s text:c="2"/>30 <text:s text:c="2"/>18 <text:s text:c="2"/>18 <text:s text:c="2"/>16 <text:s text:c="2"/>15 <text:s text:c="2"/>14 <text:s text:c="2"/>13]</text:p>
      <text:p text:style-name="P6">eps=1.1 min=4: noise=2019 clusters= 63 top10=[1549 <text:s text:c="2"/>32 <text:s text:c="2"/>28 <text:s text:c="2"/>19 <text:s text:c="2"/>18 <text:s text:c="2"/>18 <text:s text:c="2"/>16 <text:s text:c="2"/>15 <text:s text:c="2"/>14 <text:s text:c="2"/>13]</text:p>
      <text:p text:style-name="P6">eps=1.1 min=5: noise=2177 clusters= 42 top10=[1444 <text:s text:c="2"/>49 <text:s text:c="2"/>27 <text:s text:c="2"/>20 <text:s text:c="2"/>19 <text:s text:c="2"/>18 <text:s text:c="2"/>17 <text:s text:c="2"/>16 <text:s text:c="2"/>15 <text:s text:c="2"/>14]</text:p>
      <text:p text:style-name="P6">eps=1.1 min=6: noise=2293 clusters= 35 top10=[1386 <text:s text:c="2"/>48 <text:s text:c="2"/>24 <text:s text:c="2"/>20 <text:s text:c="2"/>18 <text:s text:c="2"/>17 <text:s text:c="2"/>17 <text:s text:c="2"/>14 <text:s text:c="2"/>13 <text:s text:c="2"/>13]</text:p>
      <text:p text:style-name="P6">eps=1.1 min=7: noise=2426 clusters= 26 top10=[1325 <text:s text:c="2"/>34 <text:s text:c="2"/>23 <text:s text:c="2"/>20 <text:s text:c="2"/>17 <text:s text:c="2"/>16 <text:s text:c="2"/>16 <text:s text:c="2"/>15 <text:s text:c="2"/>14 <text:s text:c="2"/>13]</text:p>
      <text:p text:style-name="P6">eps=1.1 min=8: noise=2519 clusters= 21 top10=[1280 <text:s text:c="2"/>34 <text:s text:c="2"/>23 <text:s text:c="2"/>20 <text:s text:c="2"/>15 <text:s text:c="2"/>14 <text:s text:c="2"/>13 <text:s text:c="2"/>13 <text:s text:c="2"/>12 <text:s text:c="2"/>12]</text:p>
      <text:p text:style-name="P6">eps=1.2 min=3: noise= 579 clusters= 17 top10=[3409 <text:s text:c="3"/>9 <text:s text:c="3"/>6 <text:s text:c="3"/>6 <text:s text:c="3"/>6 <text:s text:c="3"/>5 <text:s text:c="3"/>5 <text:s text:c="3"/>4 <text:s text:c="3"/>4 <text:s text:c="3"/>4]</text:p>
      <text:p text:style-name="P6">eps=1.2 min=4: noise= 638 clusters= 10 top10=[3369 <text:s text:c="3"/>9 <text:s text:c="3"/>7 <text:s text:c="3"/>6 <text:s text:c="3"/>6 <text:s text:c="3"/>5 <text:s text:c="3"/>5 <text:s text:c="3"/>5 <text:s text:c="3"/>4 <text:s text:c="3"/>4]</text:p>
      <text:p text:style-name="P6">eps=1.2 min=5: noise= 673 clusters= <text:s/>8 top10=[3343 <text:s text:c="3"/>8 <text:s text:c="3"/>7 <text:s text:c="3"/>6 <text:s text:c="3"/>6 <text:s text:c="3"/>5 <text:s text:c="3"/>5 <text:s text:c="3"/>5]</text:p>
      <text:p text:style-name="P6">eps=1.2 min=6: noise= 718 clusters= <text:s/>6 top10=[3308 <text:s text:c="3"/>8 <text:s text:c="3"/>7 <text:s text:c="3"/>6 <text:s text:c="3"/>6 <text:s text:c="3"/>5]</text:p>
      <text:p text:style-name="P6">eps=1.2 min=7: noise= 766 clusters= <text:s/>2 top10=[3285 <text:s text:c="3"/>7]</text:p>
      <text:p text:style-name="P6">eps=1.2 min=8: noise= 797 clusters= <text:s/>1 top10=[3261]</text:p>
      <text:p text:style-name="P6">eps=1.3 min=3: noise= <text:s/>12 clusters= <text:s/>1 top10=[4046]</text:p>
      <text:p text:style-name="P6">eps=1.3 min=4: noise= <text:s/>12 clusters= <text:s/>1 top10=[4046]</text:p>
      <text:p text:style-name="P6">eps=1.3 min=5: noise= <text:s/>12 clusters= <text:s/>1 top10=[4046]</text:p>
      <text:p text:style-name="P6">eps=1.3 min=6: noise= <text:s/>13 clusters= <text:s/>1 top10=[4045]</text:p>
      <text:p text:style-name="P6">eps=1.3 min=7: noise= <text:s/>13 clusters= <text:s/>1 top10=[4045]</text:p>
      <text:p text:style-name="P6">eps=1.3 min=8: noise= <text:s/>13 clusters= <text:s/>1 top10=[4045]</text:p>
      <text:p text:style-name="P6">&gt; DBSCAN 301.52688550949097 to run</text:p>
      <text:p text:style-name="P6">slurmstepd-lxibm129: error: Exceeded step memory limit at some point.</text:p>
      <text:h text:style-name="P19" text:outline-level="2"><text:span text:style-name="T4">Ngram</text:span> <text:span text:style-name="T4">5</text:span></text:h>
      <text:p text:style-name="P6">&gt;Namespace(dr=None, intro=False, lemmer=False, lemstop=False, max_df=None, methods=['km', 'em', 'ac', 'aa', 'aw', 'db'], min_df=None, ngram=5, raw=False, stemer=False, stopword=False, title=False)</text:p>
      <text:p text:style-name="P6">NGRAM 5 experiment</text:p>
      <text:p text:style-name="P6">&gt;TfidfVectorizer(analyzer='char_wb', binary=False, decode_error='strict',</text:p>
      <text:p text:style-name="P6"><text:s text:c="8"/>dtype=&lt;class 'numpy.float64'&gt;, encoding='utf-8', input='content',</text:p>
      <text:p text:style-name="P6"><text:s text:c="8"/>lowercase=True, max_df=1.0, max_features=None, min_df=1,</text:p>
      <text:p text:style-name="P6"><text:s text:c="8"/>ngram_range=(5, 5), norm='l2', preprocessor=None, smooth_idf=True,</text:p>
      <text:p text:style-name="P6"><text:s text:c="8"/>stop_words=None, strip_accents=None, sublinear_tf=False,</text:p>
      <text:p text:style-name="P6"><text:s text:c="8"/>token_pattern='(?u)\\b\\w\\w+\\b', tokenizer=None, use_idf=True,</text:p>
      <text:p text:style-name="P6"><text:s text:c="8"/>vocabulary=None)</text:p>
      <text:p text:style-name="P6">&gt;(4058, 147974)</text:p>
      <text:p text:style-name="P6"/>
      <text:p text:style-name="P6">K-means results</text:p>
      <text:p text:style-name="P6">[ 838 <text:s/>629 <text:s/>397 1740 <text:s/>454]</text:p>
      <text:p text:style-name="P6">Cluster 0: 6406 7086 4529 2829 9927 85269 86517 8079 14545 14153</text:p>
      <text:p text:style-name="P6">Cluster 1: 95257 84022 131714 123230 29346 1132 92592 6406 15783 61195</text:p>
      <text:p text:style-name="P6">Cluster 2: 88653 128972 111871 12952 6406 95004 7794 72375 4768 131516</text:p>
      <text:p text:style-name="P6">Cluster 3: 6406 7086 60090 16753 12024 4822 102609 8079 2880 8570</text:p>
      <text:p text:style-name="P6">Cluster 4: 6406 14001 117511 84618 44749 139976 89859 45415 17036 76597</text:p>
      <text:p text:style-name="P6">Rand <text:s text:c="7"/>0.485</text:p>
      <text:p text:style-name="P6">Homogeneity 0.571</text:p>
      <text:p text:style-name="P6">Homogeneity 0.633</text:p>
      <text:p text:style-name="P6">[[ 14 601 <text:s text:c="2"/>1 145 134]</text:p>
      <text:p text:style-name="P6"><text:s/>[732 <text:s text:c="2"/>0 <text:s text:c="2"/>0 <text:s/>45 <text:s text:c="2"/>2]</text:p>
      <text:p text:style-name="P6"><text:s/>[ 19 <text:s text:c="2"/>1 396 <text:s/>30 314]</text:p>
      <text:p text:style-name="P6"><text:s/>[ 55 <text:s text:c="2"/>4 <text:s text:c="2"/>0 776 <text:s text:c="2"/>2]</text:p>
      <text:p text:style-name="P6"><text:s/>[ 18 <text:s/>23 <text:s text:c="2"/>0 744 <text:s text:c="2"/>2]]</text:p>
      <text:p text:style-name="P6">New labels:</text:p>
      <text:p text:style-name="P6">0 -&gt; 1(Veidai)</text:p>
      <text:p text:style-name="P6">1 -&gt; 0(Auto)</text:p>
      <text:p text:style-name="P6">2 -&gt; 2(Sportas)</text:p>
      <text:p text:style-name="P6">3 -&gt; 3(Mokslas)</text:p>
      <text:p text:style-name="P6">4 -&gt; 2(Sportas)</text:p>
      <text:p text:style-name="P6">[ 629 <text:s/>838 <text:s/>851 1740]</text:p>
      <text:p text:style-name="P6">Rand <text:s text:c="7"/>0.525</text:p>
      <text:p text:style-name="P6">Homogeneity 0.556</text:p>
      <text:p text:style-name="P6">Homogeneity 0.685</text:p>
      <text:p text:style-name="P6">[[601 <text:s/>14 135 145 <text:s text:c="2"/>0]</text:p>
      <text:p text:style-name="P6"><text:s/>[ <text:s/>0 732 <text:s text:c="2"/>2 <text:s/>45 <text:s text:c="2"/>0]</text:p>
      <text:p text:style-name="P6"><text:s/>[ <text:s/>1 <text:s/>19 710 <text:s/>30 <text:s text:c="2"/>0]</text:p>
      <text:p text:style-name="P6"><text:soft-page-break/><text:s/>[ <text:s/>4 <text:s/>55 <text:s text:c="2"/>2 776 <text:s text:c="2"/>0]</text:p>
      <text:p text:style-name="P6"><text:s/>[ 23 <text:s/>18 <text:s text:c="2"/>2 744 <text:s text:c="2"/>0]]</text:p>
      <text:p text:style-name="P6">{'title': 'K-means', 'model': KMeans(algorithm='auto', copy_x=True, init='k-means++', max_iter=300,</text:p>
      <text:p text:style-name="P6"><text:s text:c="4"/>n_clusters=5, n_init=10, n_jobs=-1, precompute_distances='auto',</text:p>
      <text:p text:style-name="P6"><text:s text:c="4"/>random_state=42, tol=0.0001, verbose=0)}</text:p>
      <text:p text:style-name="P6">&gt; K-means 1238.491340637207 to run</text:p>
      <text:p text:style-name="P6"/>
      <text:p text:style-name="P6">Expectation-maximization results</text:p>
      <text:p text:style-name="P6">(array([0, 1, 2, 3, 4]), array([ 277, <text:s/>106, 1430, <text:s/>706, 1539]))</text:p>
      <text:p text:style-name="P6">Cluster 0: 6406 9742 84170 94273 73334 116600 7859 7086 72654 77787</text:p>
      <text:p text:style-name="P6">Cluster 1: 15824 23829 133206 6406 9742 7086 94273 84170 86745 73334</text:p>
      <text:p text:style-name="P6">Cluster 2: 6406 7086 60090 12024 102609 2880 16753 4822 59133 77451</text:p>
      <text:p text:style-name="P6">Cluster 3: 95257 84022 131714 123230 29346 1132 92592 6406 15783 61195</text:p>
      <text:p text:style-name="P6">Cluster 4: 6406 7086 77451 8570 59133 84618 44749 139976 17036 17142</text:p>
      <text:p text:style-name="P6">Rand <text:s text:c="7"/>0.418</text:p>
      <text:p text:style-name="P6">Homogeneity 0.481</text:p>
      <text:p text:style-name="P6">Homogeneity 0.587</text:p>
      <text:p text:style-name="P6">[[ <text:s/>0 <text:s text:c="2"/>2 111 672 110]</text:p>
      <text:p text:style-name="P6"><text:s/>[ <text:s/>2 <text:s text:c="2"/>0 103 <text:s text:c="2"/>1 673]</text:p>
      <text:p text:style-name="P6"><text:s/>[ <text:s/>0 <text:s text:c="2"/>0 <text:s/>19 <text:s text:c="2"/>5 736]</text:p>
      <text:p text:style-name="P6"><text:s/>[272 <text:s/>87 458 <text:s text:c="2"/>5 <text:s/>15]</text:p>
      <text:p text:style-name="P6"><text:s/>[ <text:s/>3 <text:s/>17 739 <text:s/>23 <text:s text:c="2"/>5]]</text:p>
      <text:p text:style-name="P6">New labels:</text:p>
      <text:p text:style-name="P6">0 -&gt; 3(Mokslas)</text:p>
      <text:p text:style-name="P6">1 -&gt; 3(Mokslas)</text:p>
      <text:p text:style-name="P6">2 -&gt; 4(Verslas)</text:p>
      <text:p text:style-name="P6">3 -&gt; 0(Auto)</text:p>
      <text:p text:style-name="P6">4 -&gt; 2(Sportas)</text:p>
      <text:p text:style-name="P6">[ 706 <text:s text:c="3"/>0 1539 <text:s/>383 1430]</text:p>
      <text:p text:style-name="P6">Rand <text:s text:c="7"/>0.427</text:p>
      <text:p text:style-name="P6">Homogeneity 0.478</text:p>
      <text:p text:style-name="P6">Homogeneity 0.609</text:p>
      <text:p text:style-name="P6">[[672 <text:s text:c="2"/>0 110 <text:s text:c="2"/>2 111]</text:p>
      <text:p text:style-name="P6"><text:s/>[ <text:s/>1 <text:s text:c="2"/>0 673 <text:s text:c="2"/>2 103]</text:p>
      <text:p text:style-name="P6"><text:s/>[ <text:s/>5 <text:s text:c="2"/>0 736 <text:s text:c="2"/>0 <text:s/>19]</text:p>
      <text:p text:style-name="P6"><text:s/>[ <text:s/>5 <text:s text:c="2"/>0 <text:s/>15 359 458]</text:p>
      <text:p text:style-name="P6"><text:s/>[ 23 <text:s text:c="2"/>0 <text:s text:c="2"/>5 <text:s/>20 739]]</text:p>
      <text:p text:style-name="P6">{'title': 'Expectation-maximization', 'model': GaussianMixture(covariance_type='diag', init_params='kmeans', max_iter=100,</text:p>
      <text:p text:style-name="P6"><text:s text:c="8"/>means_init=None, n_components=5, n_init=1, precisions_init=None,</text:p>
      <text:p text:style-name="P6"><text:s text:c="8"/>random_state=42, reg_covar=1e-06, tol=0.001, verbose=0,</text:p>
      <text:p text:style-name="P6"><text:s text:c="8"/>verbose_interval=10, warm_start=False, weights_init=None)}</text:p>
      <text:p text:style-name="P6">&gt; Expectation-maximization 773.5324747562408 to run</text:p>
      <text:p text:style-name="P6"/>
      <text:p text:style-name="P6">Complete-linkage clustering results</text:p>
      <text:p text:style-name="P6">(array([0, 1, 2, 3, 4]), array([2414, <text:s/>931, <text:s text:c="3"/>5, <text:s/>388, <text:s/>320]))</text:p>
      <text:p text:style-name="P6">Rand <text:s text:c="7"/>0.129</text:p>
      <text:p text:style-name="P6">Homogeneity 0.225</text:p>
      <text:p text:style-name="P6">Homogeneity 0.335</text:p>
      <text:p text:style-name="P6">[[804 <text:s/>35 <text:s text:c="2"/>0 <text:s/>55 <text:s text:c="2"/>1]</text:p>
      <text:p text:style-name="P6"><text:s/>[431 322 <text:s text:c="2"/>0 <text:s/>26 <text:s text:c="2"/>0]</text:p>
      <text:p text:style-name="P6"><text:s/>[116 <text:s/>20 <text:s text:c="2"/>1 304 319]</text:p>
      <text:p text:style-name="P6"><text:s/>[596 237 <text:s text:c="2"/>1 <text:s text:c="2"/>3 <text:s text:c="2"/>0]</text:p>
      <text:p text:style-name="P6"><text:s/>[467 317 <text:s text:c="2"/>3 <text:s text:c="2"/>0 <text:s text:c="2"/>0]]</text:p>
      <text:p text:style-name="P6">New labels:</text:p>
      <text:p text:style-name="P6">0 -&gt; 0(Auto)</text:p>
      <text:p text:style-name="P6">1 -&gt; 1(Veidai)</text:p>
      <text:p text:style-name="P6">2 -&gt; 4(Verslas)</text:p>
      <text:p text:style-name="P6">3 -&gt; 2(Sportas)</text:p>
      <text:p text:style-name="P6">4 -&gt; 2(Sportas)</text:p>
      <text:p text:style-name="P6">[2414 <text:s/>931 <text:s/>708 <text:s text:c="3"/>0 <text:s text:c="3"/>5]</text:p>
      <text:p text:style-name="P6">Rand <text:s text:c="7"/>0.165</text:p>
      <text:p text:style-name="P6">Homogeneity 0.217</text:p>
      <text:p text:style-name="P6">Homogeneity 0.364</text:p>
      <text:p text:style-name="P6">[[804 <text:s/>35 <text:s/>56 <text:s text:c="2"/>0 <text:s text:c="2"/>0]</text:p>
      <text:p text:style-name="P6"><text:s/>[431 322 <text:s/>26 <text:s text:c="2"/>0 <text:s text:c="2"/>0]</text:p>
      <text:p text:style-name="P6"><text:s/>[116 <text:s/>20 623 <text:s text:c="2"/>0 <text:s text:c="2"/>1]</text:p>
      <text:p text:style-name="P6"><text:s/>[596 237 <text:s text:c="2"/>3 <text:s text:c="2"/>0 <text:s text:c="2"/>1]</text:p>
      <text:p text:style-name="P6"><text:s/>[467 317 <text:s text:c="2"/>0 <text:s text:c="2"/>0 <text:s text:c="2"/>3]]</text:p>
      <text:p text:style-name="P6">{'title': 'Complete-linkage clustering', 'model': AgglomerativeClustering(affinity='euclidean', compute_full_tree='auto',</text:p>
      <text:p text:style-name="P6"><text:soft-page-break/><text:s text:c="12"/>connectivity=None, linkage='complete', memory=None,</text:p>
      <text:p text:style-name="P6"><text:s text:c="12"/>n_clusters=5, pooling_func='deprecated')}</text:p>
      <text:p text:style-name="P6">&gt; Complete-linkage clustering 1102.8868079185486 to run</text:p>
      <text:p text:style-name="P6"/>
      <text:p text:style-name="P6">Average-linkage clustering results</text:p>
      <text:p text:style-name="P6">(array([0, 1, 2, 3, 4]), array([4053, <text:s text:c="3"/>2, <text:s text:c="3"/>1, <text:s text:c="3"/>1, <text:s text:c="3"/>1]))</text:p>
      <text:p text:style-name="P6">Rand <text:s text:c="7"/>0.000</text:p>
      <text:p text:style-name="P6">Homogeneity 0.001</text:p>
      <text:p text:style-name="P6">Homogeneity 0.180</text:p>
      <text:p text:style-name="P6">[[895 <text:s text:c="2"/>0 <text:s text:c="2"/>0 <text:s text:c="2"/>0 <text:s text:c="2"/>0]</text:p>
      <text:p text:style-name="P6"><text:s/>[779 <text:s text:c="2"/>0 <text:s text:c="2"/>0 <text:s text:c="2"/>0 <text:s text:c="2"/>0]</text:p>
      <text:p text:style-name="P6"><text:s/>[759 <text:s text:c="2"/>0 <text:s text:c="2"/>0 <text:s text:c="2"/>1 <text:s text:c="2"/>0]</text:p>
      <text:p text:style-name="P6"><text:s/>[835 <text:s text:c="2"/>0 <text:s text:c="2"/>1 <text:s text:c="2"/>0 <text:s text:c="2"/>1]</text:p>
      <text:p text:style-name="P6"><text:s/>[785 <text:s text:c="2"/>2 <text:s text:c="2"/>0 <text:s text:c="2"/>0 <text:s text:c="2"/>0]]</text:p>
      <text:p text:style-name="P6">New labels:</text:p>
      <text:p text:style-name="P6">0 -&gt; 0(Auto)</text:p>
      <text:p text:style-name="P6">1 -&gt; 4(Verslas)</text:p>
      <text:p text:style-name="P6">2 -&gt; 3(Mokslas)</text:p>
      <text:p text:style-name="P6">3 -&gt; 2(Sportas)</text:p>
      <text:p text:style-name="P6">4 -&gt; 3(Mokslas)</text:p>
      <text:p text:style-name="P6">[4053 <text:s text:c="3"/>0 <text:s text:c="3"/>1 <text:s text:c="3"/>2 <text:s text:c="3"/>2]</text:p>
      <text:p text:style-name="P6">Rand <text:s text:c="7"/>0.000</text:p>
      <text:p text:style-name="P6">Homogeneity 0.001</text:p>
      <text:p text:style-name="P6">Homogeneity 0.185</text:p>
      <text:p text:style-name="P6">[[895 <text:s text:c="2"/>0 <text:s text:c="2"/>0 <text:s text:c="2"/>0 <text:s text:c="2"/>0]</text:p>
      <text:p text:style-name="P6"><text:s/>[779 <text:s text:c="2"/>0 <text:s text:c="2"/>0 <text:s text:c="2"/>0 <text:s text:c="2"/>0]</text:p>
      <text:p text:style-name="P6"><text:s/>[759 <text:s text:c="2"/>0 <text:s text:c="2"/>1 <text:s text:c="2"/>0 <text:s text:c="2"/>0]</text:p>
      <text:p text:style-name="P6"><text:s/>[835 <text:s text:c="2"/>0 <text:s text:c="2"/>0 <text:s text:c="2"/>2 <text:s text:c="2"/>0]</text:p>
      <text:p text:style-name="P6"><text:s/>[785 <text:s text:c="2"/>0 <text:s text:c="2"/>0 <text:s text:c="2"/>0 <text:s text:c="2"/>2]]</text:p>
      <text:p text:style-name="P6">{'title': 'Average-linkage clustering', 'model': AgglomerativeClustering(affinity='euclidean', compute_full_tree='auto',</text:p>
      <text:p text:style-name="P6"><text:s text:c="12"/>connectivity=None, linkage='average', memory=None,</text:p>
      <text:p text:style-name="P6"><text:s text:c="12"/>n_clusters=5, pooling_func='deprecated')}</text:p>
      <text:p text:style-name="P6">&gt; Average-linkage clustering 1097.6010355949402 to run</text:p>
      <text:p text:style-name="P6"/>
      <text:p text:style-name="P6">Ward-linkage clustering results</text:p>
      <text:p text:style-name="P6">(array([0, 1, 2, 3, 4]), array([ 754, 1735, <text:s/>534, <text:s/>406, <text:s/>629]))</text:p>
      <text:p text:style-name="P6">Rand <text:s text:c="7"/>0.431</text:p>
      <text:p text:style-name="P6">Homogeneity 0.521</text:p>
      <text:p text:style-name="P6">Homogeneity 0.573</text:p>
      <text:p text:style-name="P6">[[664 <text:s/>60 166 <text:s text:c="2"/>1 <text:s text:c="2"/>4]</text:p>
      <text:p text:style-name="P6"><text:s/>[ <text:s/>2 729 <text:s/>20 <text:s text:c="2"/>4 <text:s/>24]</text:p>
      <text:p text:style-name="P6"><text:s/>[ <text:s/>2 <text:s/>18 338 399 <text:s text:c="2"/>3]</text:p>
      <text:p text:style-name="P6"><text:s/>[ 11 756 <text:s text:c="2"/>4 <text:s text:c="2"/>0 <text:s/>66]</text:p>
      <text:p text:style-name="P6"><text:s/>[ 75 172 <text:s text:c="2"/>6 <text:s text:c="2"/>2 532]]</text:p>
      <text:p text:style-name="P6">New labels:</text:p>
      <text:p text:style-name="P6">0 -&gt; 0(Auto)</text:p>
      <text:p text:style-name="P6">1 -&gt; 3(Mokslas)</text:p>
      <text:p text:style-name="P6">2 -&gt; 2(Sportas)</text:p>
      <text:p text:style-name="P6">3 -&gt; 2(Sportas)</text:p>
      <text:p text:style-name="P6">4 -&gt; 4(Verslas)</text:p>
      <text:p text:style-name="P6">[ 754 <text:s text:c="3"/>0 <text:s/>940 1735 <text:s/>629]</text:p>
      <text:p text:style-name="P6">Rand <text:s text:c="7"/>0.472</text:p>
      <text:p text:style-name="P6">Homogeneity 0.504</text:p>
      <text:p text:style-name="P6">Homogeneity 0.621</text:p>
      <text:p text:style-name="P6">[[664 <text:s text:c="2"/>0 167 <text:s/>60 <text:s text:c="2"/>4]</text:p>
      <text:p text:style-name="P6"><text:s/>[ <text:s/>2 <text:s text:c="2"/>0 <text:s/>24 729 <text:s/>24]</text:p>
      <text:p text:style-name="P6"><text:s/>[ <text:s/>2 <text:s text:c="2"/>0 737 <text:s/>18 <text:s text:c="2"/>3]</text:p>
      <text:p text:style-name="P6"><text:s/>[ 11 <text:s text:c="2"/>0 <text:s text:c="2"/>4 756 <text:s/>66]</text:p>
      <text:p text:style-name="P6"><text:s/>[ 75 <text:s text:c="2"/>0 <text:s text:c="2"/>8 172 532]]</text:p>
      <text:p text:style-name="P6">{'title': 'Ward-linkage clustering', 'model': AgglomerativeClustering(affinity='euclidean', compute_full_tree='auto',</text:p>
      <text:p text:style-name="P6"><text:s text:c="12"/>connectivity=None, linkage='ward', memory=None, n_clusters=5,</text:p>
      <text:p text:style-name="P6"><text:s text:c="12"/>pooling_func='deprecated')}</text:p>
      <text:p text:style-name="P6">&gt; Ward-linkage clustering 1098.3708407878876 to run</text:p>
      <text:p text:style-name="P6"/>
      <text:p text:style-name="P6">DBSCAN results</text:p>
      <text:p text:style-name="P6">eps=0.6 min=3: noise=4001 clusters= 14 top10=[11 <text:s/>5 <text:s/>5 <text:s/>4 <text:s/>4 <text:s/>4 <text:s/>3 <text:s/>3 <text:s/>3 <text:s/>3]</text:p>
      <text:p text:style-name="P6">eps=0.6 min=4: noise=4026 clusters= <text:s/>6 top10=[11 <text:s/>5 <text:s/>4 <text:s/>4 <text:s/>4 <text:s/>4]</text:p>
      <text:p text:style-name="P6">eps=0.6 min=5: noise=4042 clusters= <text:s/>2 top10=[11 <text:s/>5]</text:p>
      <text:p text:style-name="P6">eps=0.6 min=6: noise=4048 clusters= <text:s/>1 top10=[10]</text:p>
      <text:p text:style-name="P6">eps=0.6 min=7: noise=4048 clusters= <text:s/>1 top10=[10]</text:p>
      <text:p text:style-name="P6"><text:soft-page-break/>eps=0.6 min=8: noise=4049 clusters= <text:s/>1 top10=[9]</text:p>
      <text:p text:style-name="P6">eps=0.7 min=3: noise=3970 clusters= 21 top10=[14 <text:s/>6 <text:s/>5 <text:s/>5 <text:s/>5 <text:s/>5 <text:s/>4 <text:s/>4 <text:s/>4 <text:s/>3]</text:p>
      <text:p text:style-name="P6">eps=0.7 min=4: noise=4007 clusters= <text:s/>9 top10=[14 <text:s/>6 <text:s/>5 <text:s/>5 <text:s/>5 <text:s/>4 <text:s/>4 <text:s/>4 <text:s/>4]</text:p>
      <text:p text:style-name="P6">eps=0.7 min=5: noise=4023 clusters= <text:s/>5 top10=[14 <text:s/>6 <text:s/>5 <text:s/>5 <text:s/>5]</text:p>
      <text:p text:style-name="P6">eps=0.7 min=6: noise=4044 clusters= <text:s/>1 top10=[14]</text:p>
      <text:p text:style-name="P6">eps=0.7 min=7: noise=4044 clusters= <text:s/>1 top10=[14]</text:p>
      <text:p text:style-name="P6">eps=0.7 min=8: noise=4044 clusters= <text:s/>1 top10=[14]</text:p>
      <text:p text:style-name="P6">eps=0.8 min=3: noise=3919 clusters= 35 top10=[14 <text:s/>9 <text:s/>7 <text:s/>6 <text:s/>6 <text:s/>5 <text:s/>5 <text:s/>4 <text:s/>4 <text:s/>4]</text:p>
      <text:p text:style-name="P6">eps=0.8 min=4: noise=3998 clusters= <text:s/>9 top10=[14 <text:s/>9 <text:s/>7 <text:s/>6 <text:s/>6 <text:s/>5 <text:s/>5 <text:s/>4 <text:s/>4]</text:p>
      <text:p text:style-name="P6">eps=0.8 min=5: noise=4006 clusters= <text:s/>7 top10=[14 <text:s/>9 <text:s/>7 <text:s/>6 <text:s/>6 <text:s/>5 <text:s/>5]</text:p>
      <text:p text:style-name="P6">eps=0.8 min=6: noise=4019 clusters= <text:s/>5 top10=[14 <text:s/>7 <text:s/>6 <text:s/>6 <text:s/>6]</text:p>
      <text:p text:style-name="P6">eps=0.8 min=7: noise=4037 clusters= <text:s/>2 top10=[14 <text:s/>7]</text:p>
      <text:p text:style-name="P6">eps=0.8 min=8: noise=4044 clusters= <text:s/>1 top10=[14]</text:p>
      <text:p text:style-name="P6">eps=0.9 min=3: noise=3775 clusters= 63 top10=[20 18 11 10 10 <text:s/>9 <text:s/>7 <text:s/>7 <text:s/>6 <text:s/>6]</text:p>
      <text:p text:style-name="P6">eps=0.9 min=4: noise=3897 clusters= 24 top10=[19 18 11 10 <text:s/>9 <text:s/>9 <text:s/>7 <text:s/>6 <text:s/>6 <text:s/>6]</text:p>
      <text:p text:style-name="P6">eps=0.9 min=5: noise=3949 clusters= 12 top10=[18 16 11 10 <text:s/>9 <text:s/>9 <text:s/>7 <text:s/>6 <text:s/>6 <text:s/>6]</text:p>
      <text:p text:style-name="P6">eps=0.9 min=6: noise=3965 clusters= 10 top10=[18 16 10 10 <text:s/>9 <text:s/>6 <text:s/>6 <text:s/>6 <text:s/>6 <text:s/>6]</text:p>
      <text:p text:style-name="P6">eps=0.9 min=7: noise=3998 clusters= <text:s/>5 top10=[18 16 10 <text:s/>9 <text:s/>7]</text:p>
      <text:p text:style-name="P6">eps=0.9 min=8: noise=4005 clusters= <text:s/>4 top10=[18 16 10 <text:s/>9]</text:p>
      <text:p text:style-name="P6">eps=1.0 min=3: noise=3424 clusters=116 top10=[39 30 27 19 14 12 12 12 10 10]</text:p>
      <text:p text:style-name="P6">eps=1.0 min=4: noise=3597 clusters= 64 top10=[39 30 27 14 12 12 10 10 10 10]</text:p>
      <text:p text:style-name="P6">eps=1.0 min=5: noise=3724 clusters= 37 top10=[39 30 27 12 12 10 10 10 10 <text:s/>9]</text:p>
      <text:p text:style-name="P6">eps=1.0 min=6: noise=3794 clusters= 27 top10=[35 28 25 12 10 10 10 <text:s/>9 <text:s/>9 <text:s/>9]</text:p>
      <text:p text:style-name="P6">eps=1.0 min=7: noise=3874 clusters= 15 top10=[32 28 24 12 10 10 <text:s/>9 <text:s/>9 <text:s/>8 <text:s/>7]</text:p>
      <text:p text:style-name="P6">eps=1.0 min=8: noise=3923 clusters= <text:s/>9 top10=[28 27 24 12 10 <text:s/>9 <text:s/>9 <text:s/>8 <text:s/>8]</text:p>
      <text:p text:style-name="P6">eps=1.1 min=3: noise=2582 clusters=155 top10=[240 171 <text:s/>72 <text:s/>70 <text:s/>49 <text:s/>34 <text:s/>32 <text:s/>17 <text:s/>17 <text:s/>17]</text:p>
      <text:p text:style-name="P6">eps=1.1 min=4: noise=2836 clusters=100 top10=[155 138 <text:s/>68 <text:s/>49 <text:s/>41 <text:s/>33 <text:s/>32 <text:s/>31 <text:s/>31 <text:s/>25]</text:p>
      <text:p text:style-name="P6">eps=1.1 min=5: noise=3004 clusters= 74 top10=[124 124 <text:s/>67 <text:s/>44 <text:s/>41 <text:s/>33 <text:s/>32 <text:s/>30 <text:s/>24 <text:s/>20]</text:p>
      <text:p text:style-name="P6">eps=1.1 min=6: noise=3168 clusters= 54 top10=[119 <text:s/>96 <text:s/>65 <text:s/>41 <text:s/>33 <text:s/>33 <text:s/>29 <text:s/>28 <text:s/>23 <text:s/>23]</text:p>
      <text:p text:style-name="P6">eps=1.1 min=7: noise=3290 clusters= 41 top10=[118 <text:s/>87 <text:s/>65 <text:s/>41 <text:s/>33 <text:s/>30 <text:s/>28 <text:s/>25 <text:s/>23 <text:s/>21]</text:p>
      <text:p text:style-name="P6">eps=1.1 min=8: noise=3393 clusters= 31 top10=[115 <text:s/>72 <text:s/>64 <text:s/>41 <text:s/>33 <text:s/>30 <text:s/>28 <text:s/>25 <text:s/>20 <text:s/>20]</text:p>
      <text:p text:style-name="P6">eps=1.2 min=3: noise=1347 clusters= 56 top10=[2368 <text:s text:c="2"/>85 <text:s text:c="2"/>18 <text:s text:c="2"/>15 <text:s text:c="2"/>14 <text:s text:c="2"/>13 <text:s text:c="3"/>7 <text:s text:c="3"/>7 <text:s text:c="3"/>7 <text:s text:c="3"/>6]</text:p>
      <text:p text:style-name="P6">eps=1.2 min=4: noise=1489 clusters= 29 top10=[2314 <text:s text:c="2"/>83 <text:s text:c="2"/>18 <text:s text:c="2"/>14 <text:s text:c="2"/>14 <text:s text:c="2"/>13 <text:s text:c="3"/>7 <text:s text:c="3"/>7 <text:s text:c="3"/>7 <text:s text:c="3"/>6]</text:p>
      <text:p text:style-name="P6">eps=1.2 min=5: noise=1590 clusters= 22 top10=[2251 <text:s text:c="2"/>42 <text:s text:c="2"/>36 <text:s text:c="2"/>18 <text:s text:c="2"/>14 <text:s text:c="2"/>14 <text:s text:c="2"/>10 <text:s text:c="3"/>7 <text:s text:c="3"/>7 <text:s text:c="3"/>6]</text:p>
      <text:p text:style-name="P6">eps=1.2 min=6: noise=1682 clusters= 17 top10=[2193 <text:s text:c="2"/>41 <text:s text:c="2"/>30 <text:s text:c="2"/>16 <text:s text:c="2"/>14 <text:s text:c="2"/>13 <text:s text:c="2"/>10 <text:s text:c="3"/>7 <text:s text:c="3"/>7 <text:s text:c="3"/>7]</text:p>
      <text:p text:style-name="P6">eps=1.2 min=7: noise=1796 clusters= 15 top10=[2062 <text:s text:c="2"/>39 <text:s text:c="2"/>26 <text:s text:c="2"/>22 <text:s text:c="2"/>16 <text:s text:c="2"/>15 <text:s text:c="2"/>14 <text:s text:c="2"/>12 <text:s text:c="2"/>12 <text:s text:c="3"/>9]</text:p>
      <text:p text:style-name="P6">eps=1.2 min=8: noise=1866 clusters= 16 top10=[1971 <text:s text:c="2"/>36 <text:s text:c="2"/>25 <text:s text:c="2"/>23 <text:s text:c="2"/>17 <text:s text:c="2"/>16 <text:s text:c="2"/>15 <text:s text:c="2"/>14 <text:s text:c="2"/>13 <text:s text:c="2"/>12]</text:p>
      <text:p text:style-name="P6">eps=1.3 min=3: noise= 127 clusters= <text:s/>4 top10=[3921 <text:s text:c="3"/>4 <text:s text:c="3"/>3 <text:s text:c="3"/>3]</text:p>
      <text:p text:style-name="P6">eps=1.3 min=4: noise= 144 clusters= <text:s/>2 top10=[3910 <text:s text:c="3"/>4]</text:p>
      <text:p text:style-name="P6">eps=1.3 min=5: noise= 154 clusters= <text:s/>1 top10=[3904]</text:p>
      <text:p text:style-name="P6">eps=1.3 min=6: noise= 162 clusters= <text:s/>1 top10=[3896]</text:p>
      <text:p text:style-name="P6">eps=1.3 min=7: noise= 176 clusters= <text:s/>1 top10=[3882]</text:p>
      <text:p text:style-name="P6">eps=1.3 min=8: noise= 185 clusters= <text:s/>1 top10=[3873]</text:p>
      <text:p text:style-name="P6">&gt; DBSCAN 153.67207050323486 to run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Exception ignored in: &lt;function WeakValueDictionary.__init__.&lt;locals&gt;.remove at 0x7f862a883f28&gt;</text:p>
      <text:p text:style-name="P6">Traceback (most recent call last):</text:p>
      <text:p text:style-name="P6"><text:s text:c="2"/>File "/image/usr/lib/python3.5/weakref.py", line 117, in remove</text:p>
      <text:p text:style-name="P6">TypeError: 'NoneType' object is not callable</text:p>
      <text:p text:style-name="P6"><text:soft-page-break/>slurmstepd-lxibm147: error: Exceeded step memory limit at some point.</text:p>
      <text:h text:style-name="P20" text:outline-level="2">Lemstop</text:h>
      <text:p text:style-name="P2">&gt;Namespace(dr=None, intro=False, lemmer=False, lemstop=True, max_df=None, methods=['km', 'em', 'ac', 'aa', 'aw', 'db'], min_df=None, ngram=None, raw=False, stemer=False, stopword=False, title=False)</text:p>
      <text:p text:style-name="P2">LEMASTOP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1.0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79916)</text:p>
      <text:p text:style-name="P2"/>
      <text:p text:style-name="P2">K-means results</text:p>
      <text:p text:style-name="P2">[ 445 1548 <text:s/>674 <text:s/>340 1051]</text:p>
      <text:p text:style-name="P2">Cluster 0: 62174 58866 45879 32446 74049 8606 29545 72940 55248 50335</text:p>
      <text:p text:style-name="P2">Cluster 1: 75245 8606 32446 15286 32436 57996 8563 32287 79527 24720</text:p>
      <text:p text:style-name="P2">Cluster 2: 5861 12887 69241 5851 75245 5852 5863 5832 15286 8606</text:p>
      <text:p text:style-name="P2">Cluster 3: 57479 30490 25530 57471 32929 67416 25560 48549 30489 72889</text:p>
      <text:p text:style-name="P2">Cluster 4: 14017 75245 9703 8563 8606 32446 15286 57996 32436 11417</text:p>
      <text:p text:style-name="P2">Rand <text:s text:c="7"/>0.409</text:p>
      <text:p text:style-name="P2">Homogeneity 0.499</text:p>
      <text:p text:style-name="P2">Homogeneity 0.547</text:p>
      <text:p text:style-name="P2">[[119 <text:s/>77 633 <text:s text:c="2"/>0 <text:s/>66]</text:p>
      <text:p text:style-name="P2"><text:s/>[ <text:s/>1 764 <text:s text:c="2"/>0 <text:s text:c="2"/>0 <text:s/>14]</text:p>
      <text:p text:style-name="P2"><text:s/>[320 <text:s/>93 <text:s text:c="2"/>1 340 <text:s text:c="2"/>6]</text:p>
      <text:p text:style-name="P2"><text:s/>[ <text:s/>2 530 <text:s text:c="2"/>5 <text:s text:c="2"/>0 300]</text:p>
      <text:p text:style-name="P2"><text:s/>[ <text:s/>3 <text:s/>84 <text:s/>35 <text:s text:c="2"/>0 665]]</text:p>
      <text:p text:style-name="P2">New labels:</text:p>
      <text:p text:style-name="P2">0 -&gt; 2(Sportas)</text:p>
      <text:p text:style-name="P2">1 -&gt; 1(Veidai)</text:p>
      <text:p text:style-name="P2">2 -&gt; 0(Auto)</text:p>
      <text:p text:style-name="P2">3 -&gt; 2(Sportas)</text:p>
      <text:p text:style-name="P2">4 -&gt; 4(Verslas)</text:p>
      <text:p text:style-name="P2">[ 674 1548 <text:s/>785 <text:s text:c="3"/>0 1051]</text:p>
      <text:p text:style-name="P2">Rand <text:s text:c="7"/>0.449</text:p>
      <text:p text:style-name="P2">Homogeneity 0.487</text:p>
      <text:p text:style-name="P2">Homogeneity 0.587</text:p>
      <text:p text:style-name="P2">[[633 <text:s/>77 119 <text:s text:c="2"/>0 <text:s/>66]</text:p>
      <text:p text:style-name="P2"><text:s/>[ <text:s/>0 764 <text:s text:c="2"/>1 <text:s text:c="2"/>0 <text:s/>14]</text:p>
      <text:p text:style-name="P2"><text:s/>[ <text:s/>1 <text:s/>93 660 <text:s text:c="2"/>0 <text:s text:c="2"/>6]</text:p>
      <text:p text:style-name="P2"><text:s/>[ <text:s/>5 530 <text:s text:c="2"/>2 <text:s text:c="2"/>0 300]</text:p>
      <text:p text:style-name="P2"><text:s/>[ 35 <text:s/>84 <text:s text:c="2"/>3 <text:s text:c="2"/>0 665]]</text:p>
      <text:p text:style-name="P2">{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, 'title': 'K-means'}</text:p>
      <text:p text:style-name="P2">&gt; K-means 160.93683314323425 to run</text:p>
      <text:p text:style-name="P2"/>
      <text:p text:style-name="P2">Expectation-maximization results</text:p>
      <text:p text:style-name="P2">(array([0, 1, 2, 3, 4]), array([ 351, 1202, <text:s/>707, 1286, <text:s/>512]))</text:p>
      <text:p text:style-name="P2">Cluster 0: 75245 33351 8606 79079 58440 15286 26873 70686 79527 32446</text:p>
      <text:p text:style-name="P2">Cluster 1: 8606 75245 32446 62174 24720 8563 32287 32436 45879 14442</text:p>
      <text:p text:style-name="P2">Cluster 2: 5861 69241 12887 5851 75245 5852 5863 5832 15286 8563</text:p>
      <text:p text:style-name="P2">Cluster 3: 75245 14017 9703 8606 8563 32446 15286 57996 32436 8877</text:p>
      <text:p text:style-name="P2">Cluster 4: 57479 74092 25530 30490 8606 25560 67416 57471 30489 48549</text:p>
      <text:p text:style-name="P2">Rand <text:s text:c="7"/>0.474</text:p>
      <text:p text:style-name="P2">Homogeneity 0.551</text:p>
      <text:p text:style-name="P2">Homogeneity 0.590</text:p>
      <text:p text:style-name="P2">[[ <text:s/>4 134 661 <text:s/>73 <text:s/>23]</text:p>
      <text:p text:style-name="P2"><text:s/>[ <text:s/>1 734 <text:s text:c="2"/>0 <text:s/>44 <text:s text:c="2"/>0]</text:p>
      <text:p text:style-name="P2"><text:s/>[ <text:s/>0 257 <text:s text:c="2"/>1 <text:s/>13 489]</text:p>
      <text:p text:style-name="P2"><text:s/>[342 <text:s/>68 <text:s text:c="2"/>7 420 <text:s text:c="2"/>0]</text:p>
      <text:p text:style-name="P2"><text:s/>[ <text:s/>4 <text:s text:c="2"/>9 <text:s/>38 736 <text:s text:c="2"/>0]]</text:p>
      <text:p text:style-name="P2">New labels:</text:p>
      <text:p text:style-name="P2">0 -&gt; 3(Mokslas)</text:p>
      <text:p text:style-name="P2">1 -&gt; 1(Veidai)</text:p>
      <text:p text:style-name="P2">2 -&gt; 0(Auto)</text:p>
      <text:p text:style-name="P2">3 -&gt; 4(Verslas)</text:p>
      <text:p text:style-name="P2"><text:soft-page-break/>4 -&gt; 2(Sportas)</text:p>
      <text:p text:style-name="P2">[ 707 1202 <text:s/>512 <text:s/>351 1286]</text:p>
      <text:p text:style-name="P2">Rand <text:s text:c="7"/>0.474</text:p>
      <text:p text:style-name="P2">Homogeneity 0.551</text:p>
      <text:p text:style-name="P2">Homogeneity 0.590</text:p>
      <text:p text:style-name="P2">[[661 134 <text:s/>23 <text:s text:c="2"/>4 <text:s/>73]</text:p>
      <text:p text:style-name="P2"><text:s/>[ <text:s/>0 734 <text:s text:c="2"/>0 <text:s text:c="2"/>1 <text:s/>44]</text:p>
      <text:p text:style-name="P2"><text:s/>[ <text:s/>1 257 489 <text:s text:c="2"/>0 <text:s/>13]</text:p>
      <text:p text:style-name="P2"><text:s/>[ <text:s/>7 <text:s/>68 <text:s text:c="2"/>0 342 420]</text:p>
      <text:p text:style-name="P2"><text:s/>[ 38 <text:s text:c="2"/>9 <text:s text:c="2"/>0 <text:s text:c="2"/>4 736]]</text:p>
      <text:p text:style-name="P2">{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, 'title': 'Expectation-maximization'}</text:p>
      <text:p text:style-name="P2">&gt; Expectation-maximization 53.50093483924866 to run</text:p>
      <text:p text:style-name="P2"/>
      <text:p text:style-name="P2">Complete-linkage clustering results</text:p>
      <text:p text:style-name="P2">(array([0, 1, 2, 3, 4]), array([1256, <text:s/>731, <text:s/>685, <text:s/>478, <text:s/>908]))</text:p>
      <text:p text:style-name="P2">Rand <text:s text:c="7"/>0.076</text:p>
      <text:p text:style-name="P2">Homogeneity 0.116</text:p>
      <text:p text:style-name="P2">Homogeneity 0.119</text:p>
      <text:p text:style-name="P2">[[320 184 <text:s/>77 243 <text:s/>71]</text:p>
      <text:p text:style-name="P2"><text:s/>[279 124 104 <text:s/>91 181]</text:p>
      <text:p text:style-name="P2"><text:s/>[307 <text:s text:c="2"/>3 373 <text:s text:c="2"/>5 <text:s/>72]</text:p>
      <text:p text:style-name="P2"><text:s/>[226 241 <text:s/>25 <text:s/>70 275]</text:p>
      <text:p text:style-name="P2"><text:s/>[124 179 106 <text:s/>69 309]]</text:p>
      <text:p text:style-name="P2">New labels:</text:p>
      <text:p text:style-name="P2">0 -&gt; 0(Auto)</text:p>
      <text:p text:style-name="P2">1 -&gt; 3(Mokslas)</text:p>
      <text:p text:style-name="P2">2 -&gt; 2(Sportas)</text:p>
      <text:p text:style-name="P2">3 -&gt; 0(Auto)</text:p>
      <text:p text:style-name="P2">4 -&gt; 4(Verslas)</text:p>
      <text:p text:style-name="P2">[1734 <text:s text:c="3"/>0 <text:s/>685 <text:s/>731 <text:s/>908]</text:p>
      <text:p text:style-name="P2">Rand <text:s text:c="7"/>0.072</text:p>
      <text:p text:style-name="P2">Homogeneity 0.098</text:p>
      <text:p text:style-name="P2">Homogeneity 0.120</text:p>
      <text:p text:style-name="P2">[[563 <text:s text:c="2"/>0 <text:s/>77 184 <text:s/>71]</text:p>
      <text:p text:style-name="P2"><text:s/>[370 <text:s text:c="2"/>0 104 124 181]</text:p>
      <text:p text:style-name="P2"><text:s/>[312 <text:s text:c="2"/>0 373 <text:s text:c="2"/>3 <text:s/>72]</text:p>
      <text:p text:style-name="P2"><text:s/>[296 <text:s text:c="2"/>0 <text:s/>25 241 275]</text:p>
      <text:p text:style-name="P2"><text:s/>[193 <text:s text:c="2"/>0 106 179 309]]</text:p>
      <text:p text:style-name="P2">{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, 'title': 'Complete-linkage clustering'}</text:p>
      <text:p text:style-name="P2">&gt; Complete-linkage clustering 469.3368718624115 to run</text:p>
      <text:p text:style-name="P2"/>
      <text:p text:style-name="P2">Average-linkage clustering results</text:p>
      <text:p text:style-name="P2">(array([0, 1, 2, 3, 4]), array([4051, <text:s text:c="3"/>2, <text:s text:c="3"/>2, <text:s text:c="3"/>1, <text:s text:c="3"/>2]))</text:p>
      <text:p text:style-name="P2">Rand <text:s text:c="7"/>0.000</text:p>
      <text:p text:style-name="P2">Homogeneity 0.002</text:p>
      <text:p text:style-name="P2">Homogeneity 0.164</text:p>
      <text:p text:style-name="P2">[[895 <text:s text:c="2"/>0 <text:s text:c="2"/>0 <text:s text:c="2"/>0 <text:s text:c="2"/>0]</text:p>
      <text:p text:style-name="P2"><text:s/>[776 <text:s text:c="2"/>1 <text:s text:c="2"/>2 <text:s text:c="2"/>0 <text:s text:c="2"/>0]</text:p>
      <text:p text:style-name="P2"><text:s/>[760 <text:s text:c="2"/>0 <text:s text:c="2"/>0 <text:s text:c="2"/>0 <text:s text:c="2"/>0]</text:p>
      <text:p text:style-name="P2"><text:s/>[835 <text:s text:c="2"/>1 <text:s text:c="2"/>0 <text:s text:c="2"/>1 <text:s text:c="2"/>0]</text:p>
      <text:p text:style-name="P2"><text:s/>[785 <text:s text:c="2"/>0 <text:s text:c="2"/>0 <text:s text:c="2"/>0 <text:s text:c="2"/>2]]</text:p>
      <text:p text:style-name="P2">New labels:</text:p>
      <text:p text:style-name="P2">0 -&gt; 0(Auto)</text:p>
      <text:p text:style-name="P2">1 -&gt; 1(Veidai)</text:p>
      <text:p text:style-name="P2">2 -&gt; 1(Veidai)</text:p>
      <text:p text:style-name="P2">3 -&gt; 3(Mokslas)</text:p>
      <text:p text:style-name="P2">4 -&gt; 4(Verslas)</text:p>
      <text:p text:style-name="P2">[4051 <text:s text:c="3"/>4 <text:s text:c="3"/>0 <text:s text:c="3"/>1 <text:s text:c="3"/>2]</text:p>
      <text:p text:style-name="P2">Rand <text:s text:c="7"/>0.000</text:p>
      <text:p text:style-name="P2">Homogeneity 0.001</text:p>
      <text:p text:style-name="P2">Homogeneity 0.157</text:p>
      <text:p text:style-name="P2">[[895 <text:s text:c="2"/>0 <text:s text:c="2"/>0 <text:s text:c="2"/>0 <text:s text:c="2"/>0]</text:p>
      <text:p text:style-name="P2"><text:s/>[776 <text:s text:c="2"/>3 <text:s text:c="2"/>0 <text:s text:c="2"/>0 <text:s text:c="2"/>0]</text:p>
      <text:p text:style-name="P2"><text:s/>[760 <text:s text:c="2"/>0 <text:s text:c="2"/>0 <text:s text:c="2"/>0 <text:s text:c="2"/>0]</text:p>
      <text:p text:style-name="P2"><text:s/>[835 <text:s text:c="2"/>1 <text:s text:c="2"/>0 <text:s text:c="2"/>1 <text:s text:c="2"/>0]</text:p>
      <text:p text:style-name="P2"><text:s/>[785 <text:s text:c="2"/>0 <text:s text:c="2"/>0 <text:s text:c="2"/>0 <text:s text:c="2"/>2]]</text:p>
      <text:p text:style-name="P2"><text:soft-page-break/>{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, 'title': 'Average-linkage clustering'}</text:p>
      <text:p text:style-name="P2">&gt; Average-linkage clustering 469.01748752593994 to run</text:p>
      <text:p text:style-name="P2"/>
      <text:p text:style-name="P2">Ward-linkage clustering results</text:p>
      <text:p text:style-name="P2">(array([0, 1, 2, 3, 4]), array([2552, <text:s/>421, <text:s/>612, <text:s/>418, <text:s text:c="2"/>55]))</text:p>
      <text:p text:style-name="P2">Rand <text:s text:c="7"/>0.257</text:p>
      <text:p text:style-name="P2">Homogeneity 0.391</text:p>
      <text:p text:style-name="P2">Homogeneity 0.568</text:p>
      <text:p text:style-name="P2">[[177 <text:s text:c="2"/>4 560 154 <text:s text:c="2"/>0]</text:p>
      <text:p text:style-name="P2"><text:s/>[771 <text:s text:c="2"/>1 <text:s text:c="2"/>1 <text:s text:c="2"/>6 <text:s text:c="2"/>0]</text:p>
      <text:p text:style-name="P2"><text:s/>[ 37 412 <text:s text:c="2"/>0 256 <text:s/>55]</text:p>
      <text:p text:style-name="P2"><text:s/>[823 <text:s text:c="2"/>4 <text:s text:c="2"/>9 <text:s text:c="2"/>1 <text:s text:c="2"/>0]</text:p>
      <text:p text:style-name="P2"><text:s/>[744 <text:s text:c="2"/>0 <text:s/>42 <text:s text:c="2"/>1 <text:s text:c="2"/>0]]</text:p>
      <text:p text:style-name="P2">New labels:</text:p>
      <text:p text:style-name="P2">0 -&gt; 3(Mokslas)</text:p>
      <text:p text:style-name="P2">1 -&gt; 2(Sportas)</text:p>
      <text:p text:style-name="P2">2 -&gt; 0(Auto)</text:p>
      <text:p text:style-name="P2">3 -&gt; 2(Sportas)</text:p>
      <text:p text:style-name="P2">4 -&gt; 2(Sportas)</text:p>
      <text:p text:style-name="P2">[ 612 <text:s text:c="3"/>0 <text:s/>894 2552]</text:p>
      <text:p text:style-name="P2">Rand <text:s text:c="7"/>0.298</text:p>
      <text:p text:style-name="P2">Homogeneity 0.371</text:p>
      <text:p text:style-name="P2">Homogeneity 0.656</text:p>
      <text:p text:style-name="P2">[[560 <text:s text:c="2"/>0 158 177 <text:s text:c="2"/>0]</text:p>
      <text:p text:style-name="P2"><text:s/>[ <text:s/>1 <text:s text:c="2"/>0 <text:s text:c="2"/>7 771 <text:s text:c="2"/>0]</text:p>
      <text:p text:style-name="P2"><text:s/>[ <text:s/>0 <text:s text:c="2"/>0 723 <text:s/>37 <text:s text:c="2"/>0]</text:p>
      <text:p text:style-name="P2"><text:s/>[ <text:s/>9 <text:s text:c="2"/>0 <text:s text:c="2"/>5 823 <text:s text:c="2"/>0]</text:p>
      <text:p text:style-name="P2"><text:s/>[ 42 <text:s text:c="2"/>0 <text:s text:c="2"/>1 744 <text:s text:c="2"/>0]]</text:p>
      <text:p text:style-name="P2">{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, 'title': 'Ward-linkage clustering'}</text:p>
      <text:p text:style-name="P2">&gt; Ward-linkage clustering 468.9580235481262 to run</text:p>
      <text:p text:style-name="P2"/>
      <text:p text:style-name="P2">DBSCAN results</text:p>
      <text:p text:style-name="P2">eps=0.6 min=3: noise=4041 clusters= <text:s/>5 top10=[5 3 3 3 3]</text:p>
      <text:p text:style-name="P2">eps=0.6 min=4: noise=4053 clusters= <text:s/>1 top10=[5]</text:p>
      <text:p text:style-name="P2">eps=0.6 min=5: noise=4053 clusters= <text:s/>1 top10=[5]</text:p>
      <text:p text:style-name="P2">eps=0.6 min=6: noise=4058 clusters= <text:s/>0 top10=[]</text:p>
      <text:p text:style-name="P2">eps=0.6 min=7: noise=4058 clusters= <text:s/>0 top10=[]</text:p>
      <text:p text:style-name="P2">eps=0.6 min=8: noise=4058 clusters= <text:s/>0 top10=[]</text:p>
      <text:p text:style-name="P2">eps=0.7 min=3: noise=4018 clusters= 11 top10=[9 4 3 3 3 3 3 3 3 3]</text:p>
      <text:p text:style-name="P2">eps=0.7 min=4: noise=4045 clusters= <text:s/>2 top10=[9 4]</text:p>
      <text:p text:style-name="P2">eps=0.7 min=5: noise=4049 clusters= <text:s/>1 top10=[9]</text:p>
      <text:p text:style-name="P2">eps=0.7 min=6: noise=4049 clusters= <text:s/>1 top10=[9]</text:p>
      <text:p text:style-name="P2">eps=0.7 min=7: noise=4049 clusters= <text:s/>1 top10=[9]</text:p>
      <text:p text:style-name="P2">eps=0.7 min=8: noise=4050 clusters= <text:s/>1 top10=[8]</text:p>
      <text:p text:style-name="P2">eps=0.8 min=3: noise=3971 clusters= 23 top10=[14 <text:s/>5 <text:s/>5 <text:s/>4 <text:s/>4 <text:s/>4 <text:s/>3 <text:s/>3 <text:s/>3 <text:s/>3]</text:p>
      <text:p text:style-name="P2">eps=0.8 min=4: noise=4022 clusters= <text:s/>6 top10=[14 <text:s/>5 <text:s/>5 <text:s/>4 <text:s/>4 <text:s/>4]</text:p>
      <text:p text:style-name="P2">eps=0.8 min=5: noise=4039 clusters= <text:s/>2 top10=[14 <text:s/>5]</text:p>
      <text:p text:style-name="P2">eps=0.8 min=6: noise=4044 clusters= <text:s/>1 top10=[14]</text:p>
      <text:p text:style-name="P2">eps=0.8 min=7: noise=4044 clusters= <text:s/>1 top10=[14]</text:p>
      <text:p text:style-name="P2">eps=0.8 min=8: noise=4044 clusters= <text:s/>1 top10=[14]</text:p>
      <text:p text:style-name="P2">eps=0.9 min=3: noise=3936 clusters= 32 top10=[14 <text:s/>7 <text:s/>6 <text:s/>5 <text:s/>5 <text:s/>4 <text:s/>4 <text:s/>4 <text:s/>4 <text:s/>3]</text:p>
      <text:p text:style-name="P2">eps=0.9 min=4: noise=4005 clusters= <text:s/>9 top10=[14 <text:s/>7 <text:s/>6 <text:s/>5 <text:s/>5 <text:s/>4 <text:s/>4 <text:s/>4 <text:s/>4]</text:p>
      <text:p text:style-name="P2">eps=0.9 min=5: noise=4021 clusters= <text:s/>5 top10=[14 <text:s/>7 <text:s/>6 <text:s/>5 <text:s/>5]</text:p>
      <text:p text:style-name="P2">eps=0.9 min=6: noise=4032 clusters= <text:s/>3 top10=[14 <text:s/>6 <text:s/>6]</text:p>
      <text:p text:style-name="P2">eps=0.9 min=7: noise=4044 clusters= <text:s/>1 top10=[14]</text:p>
      <text:p text:style-name="P2">eps=0.9 min=8: noise=4044 clusters= <text:s/>1 top10=[14]</text:p>
      <text:p text:style-name="P2">eps=1.0 min=3: noise=3854 clusters= 46 top10=[27 10 10 <text:s/>9 <text:s/>6 <text:s/>6 <text:s/>5 <text:s/>5 <text:s/>5 <text:s/>4]</text:p>
      <text:p text:style-name="P2">eps=1.0 min=4: noise=3949 clusters= 16 top10=[27 10 10 <text:s/>9 <text:s/>6 <text:s/>6 <text:s/>5 <text:s/>4 <text:s/>4 <text:s/>4]</text:p>
      <text:p text:style-name="P2">eps=1.0 min=5: noise=3985 clusters= <text:s/>7 top10=[27 10 10 <text:s/>9 <text:s/>6 <text:s/>6 <text:s/>5]</text:p>
      <text:p text:style-name="P2">eps=1.0 min=6: noise=3993 clusters= <text:s/>6 top10=[24 10 10 <text:s/>9 <text:s/>6 <text:s/>6]</text:p>
      <text:p text:style-name="P2">eps=1.0 min=7: noise=4006 clusters= <text:s/>4 top10=[24 10 <text:s/>9 <text:s/>9]</text:p>
      <text:p text:style-name="P2">eps=1.0 min=8: noise=4017 clusters= <text:s/>4 top10=[14 10 <text:s/>9 <text:s/>8]</text:p>
      <text:p text:style-name="P2">eps=1.1 min=3: noise=3568 clusters= 86 top10=[49 33 15 11 11 10 10 10 <text:s/>8 <text:s/>8]</text:p>
      <text:p text:style-name="P2">eps=1.1 min=4: noise=3711 clusters= 47 top10=[48 29 15 11 11 10 10 10 <text:s/>8 <text:s/>7]</text:p>
      <text:p text:style-name="P2">eps=1.1 min=5: noise=3814 clusters= 28 top10=[48 13 11 11 10 10 10 <text:s/>9 <text:s/>8 <text:s/>8]</text:p>
      <text:p text:style-name="P2">eps=1.1 min=6: noise=3873 clusters= 19 top10=[45 11 11 10 10 10 <text:s/>9 <text:s/>8 <text:s/>8 <text:s/>7]</text:p>
      <text:p text:style-name="P2">eps=1.1 min=7: noise=3913 clusters= 13 top10=[42 11 10 10 10 10 <text:s/>9 <text:s/>9 <text:s/>7 <text:s/>7]</text:p>
      <text:p text:style-name="P2">eps=1.1 min=8: noise=3959 clusters= <text:s/>7 top10=[42 11 10 10 <text:s/>9 <text:s/>9 <text:s/>8]</text:p>
      <text:p text:style-name="P2"><text:soft-page-break/>eps=1.2 min=3: noise=2773 clusters=139 top10=[240 <text:s/>97 <text:s/>74 <text:s/>67 <text:s/>35 <text:s/>30 <text:s/>21 <text:s/>21 <text:s/>20 <text:s/>14]</text:p>
      <text:p text:style-name="P2">eps=1.2 min=4: noise=2989 clusters= 87 top10=[238 <text:s/>92 <text:s/>67 <text:s/>65 <text:s/>33 <text:s/>30 <text:s/>21 <text:s/>20 <text:s/>20 <text:s/>14]</text:p>
      <text:p text:style-name="P2">eps=1.2 min=5: noise=3157 clusters= 59 top10=[211 <text:s/>65 <text:s/>65 <text:s/>58 <text:s/>33 <text:s/>27 <text:s/>25 <text:s/>20 <text:s/>20 <text:s/>20]</text:p>
      <text:p text:style-name="P2">eps=1.2 min=6: noise=3281 clusters= 46 top10=[110 <text:s/>99 <text:s/>65 <text:s/>61 <text:s/>33 <text:s/>27 <text:s/>26 <text:s/>25 <text:s/>20 <text:s/>17]</text:p>
      <text:p text:style-name="P2">eps=1.2 min=7: noise=3364 clusters= 36 top10=[110 <text:s/>97 <text:s/>63 <text:s/>55 <text:s/>33 <text:s/>27 <text:s/>26 <text:s/>25 <text:s/>17 <text:s/>16]</text:p>
      <text:p text:style-name="P2">eps=1.2 min=8: noise=3465 clusters= 26 top10=[97 96 60 50 33 25 22 20 17 16]</text:p>
      <text:p text:style-name="P2">eps=1.3 min=3: noise= 917 clusters= 28 top10=[3001 <text:s text:c="2"/>21 <text:s text:c="2"/>13 <text:s text:c="2"/>11 <text:s text:c="3"/>8 <text:s text:c="3"/>6 <text:s text:c="3"/>6 <text:s text:c="3"/>5 <text:s text:c="3"/>5 <text:s text:c="3"/>5]</text:p>
      <text:p text:style-name="P2">eps=1.3 min=4: noise=1007 clusters= 21 top10=[2936 <text:s text:c="2"/>20 <text:s text:c="2"/>12 <text:s text:c="2"/>10 <text:s text:c="3"/>6 <text:s text:c="3"/>6 <text:s text:c="3"/>5 <text:s text:c="3"/>5 <text:s text:c="3"/>5 <text:s text:c="3"/>5]</text:p>
      <text:p text:style-name="P2">eps=1.3 min=5: noise=1120 clusters= 13 top10=[2860 <text:s text:c="2"/>19 <text:s text:c="3"/>8 <text:s text:c="3"/>7 <text:s text:c="3"/>6 <text:s text:c="3"/>6 <text:s text:c="3"/>5 <text:s text:c="3"/>5 <text:s text:c="3"/>5 <text:s text:c="3"/>5]</text:p>
      <text:p text:style-name="P2">eps=1.3 min=6: noise=1200 clusters= <text:s/>7 top10=[2806 <text:s text:c="2"/>19 <text:s text:c="3"/>8 <text:s text:c="3"/>7 <text:s text:c="3"/>6 <text:s text:c="3"/>6 <text:s text:c="3"/>6]</text:p>
      <text:p text:style-name="P2">eps=1.3 min=7: noise=1261 clusters= <text:s/>6 top10=[2750 <text:s text:c="2"/>18 <text:s text:c="3"/>8 <text:s text:c="3"/>8 <text:s text:c="3"/>7 <text:s text:c="3"/>6]</text:p>
      <text:p text:style-name="P2">eps=1.3 min=8: noise=1317 clusters= <text:s/>4 top10=[2707 <text:s text:c="2"/>18 <text:s text:c="3"/>8 <text:s text:c="3"/>8]</text:p>
      <text:p text:style-name="P2">&gt; DBSCAN 27.65603756904602 to run</text:p>
      <text:h text:style-name="P20" text:outline-level="2">Lemmer</text:h>
      <text:p text:style-name="P5">&gt;Namespace(dr=None, intro=False, lemmer=True, lemstop=False, max_df=None, methods=['km', 'em', 'ac', 'aa', 'aw', 'db'], min_df=None, ngram=None, raw=False, stemer=False, stopword=False, title=False)</text:p>
      <text:p text:style-name="P5">LEMER experiment</text:p>
      <text:p text:style-name="P5">&gt;TfidfVectorizer(analyzer='word', binary=False, decode_error='strict',</text:p>
      <text:p text:style-name="P5"><text:s text:c="8"/>dtype=&lt;class 'numpy.float64'&gt;, encoding='utf-8', input='content',</text:p>
      <text:p text:style-name="P5"><text:s text:c="8"/>lowercase=True, max_df=1.0, max_features=None, min_df=1,</text:p>
      <text:p text:style-name="P5"><text:s text:c="8"/>ngram_range=(1, 1), norm='l2', preprocessor=None, smooth_idf=True,</text:p>
      <text:p text:style-name="P5"><text:s text:c="8"/>stop_words=None, strip_accents=None, sublinear_tf=False,</text:p>
      <text:p text:style-name="P5"><text:s text:c="8"/>token_pattern='(?u)\\b\\w\\w+\\b', tokenizer=None, use_idf=True,</text:p>
      <text:p text:style-name="P5"><text:s text:c="8"/>vocabulary=None)</text:p>
      <text:p text:style-name="P5">&gt;(4058, 56848)</text:p>
      <text:p text:style-name="P5"/>
      <text:p text:style-name="P5">K-means results</text:p>
      <text:p text:style-name="P5">[ 382 <text:s/>649 <text:s/>759 <text:s/>753 1515]</text:p>
      <text:p text:style-name="P5">Cluster 0: 42053 21772 55166 17296 25107 48274 11236 21544 41496 27383</text:p>
      <text:p text:style-name="P5">Cluster 1: 3763 17296 7014 51297 19010 11207 19583 49501 27687 20671</text:p>
      <text:p text:style-name="P5">Cluster 2: 17296 7014 19010 3960 19583 48167 56654 46160 23001 23297</text:p>
      <text:p text:style-name="P5">Cluster 3: 17296 7014 39515 19583 12021 19010 54747 26904 19637 24273</text:p>
      <text:p text:style-name="P5">Cluster 4: 17296 7014 19010 19583 55717 26904 23001 13482 17540 46160</text:p>
      <text:p text:style-name="P5">Rand <text:s text:c="7"/>0.313</text:p>
      <text:p text:style-name="P5">Homogeneity 0.406</text:p>
      <text:p text:style-name="P5">Homogeneity 0.432</text:p>
      <text:p text:style-name="P5">[[ <text:s/>2 619 <text:s/>26 <text:s/>45 203]</text:p>
      <text:p text:style-name="P5"><text:s/>[ <text:s/>0 <text:s text:c="2"/>0 466 <text:s/>19 294]</text:p>
      <text:p text:style-name="P5"><text:s/>[380 <text:s text:c="2"/>2 <text:s/>84 <text:s text:c="2"/>6 288]</text:p>
      <text:p text:style-name="P5"><text:s/>[ <text:s/>0 <text:s text:c="2"/>4 107 119 607]</text:p>
      <text:p text:style-name="P5"><text:s/>[ <text:s/>0 <text:s/>24 <text:s/>76 564 123]]</text:p>
      <text:p text:style-name="P5">New labels:</text:p>
      <text:p text:style-name="P5">0 -&gt; 2(Sportas)</text:p>
      <text:p text:style-name="P5">1 -&gt; 0(Auto)</text:p>
      <text:p text:style-name="P5">2 -&gt; 1(Veidai)</text:p>
      <text:p text:style-name="P5">3 -&gt; 4(Verslas)</text:p>
      <text:p text:style-name="P5">4 -&gt; 3(Mokslas)</text:p>
      <text:p text:style-name="P5">[ 649 <text:s/>759 <text:s/>382 1515 <text:s/>753]</text:p>
      <text:p text:style-name="P5">Rand <text:s text:c="7"/>0.313</text:p>
      <text:p text:style-name="P5">Homogeneity 0.406</text:p>
      <text:p text:style-name="P5">Homogeneity 0.432</text:p>
      <text:p text:style-name="P5">[[619 <text:s/>26 <text:s text:c="2"/>2 203 <text:s/>45]</text:p>
      <text:p text:style-name="P5"><text:s/>[ <text:s/>0 466 <text:s text:c="2"/>0 294 <text:s/>19]</text:p>
      <text:p text:style-name="P5"><text:s/>[ <text:s/>2 <text:s/>84 380 288 <text:s text:c="2"/>6]</text:p>
      <text:p text:style-name="P5"><text:s/>[ <text:s/>4 107 <text:s text:c="2"/>0 607 119]</text:p>
      <text:p text:style-name="P5"><text:s/>[ 24 <text:s/>76 <text:s text:c="2"/>0 123 564]]</text:p>
      <text:p text:style-name="P5">{'model': KMeans(algorithm='auto', copy_x=True, init='k-means++', max_iter=300,</text:p>
      <text:p text:style-name="P5"><text:s text:c="4"/>n_clusters=5, n_init=10, n_jobs=-1, precompute_distances='auto',</text:p>
      <text:p text:style-name="P5"><text:s text:c="4"/>random_state=42, tol=0.0001, verbose=0), 'title': 'K-means'}</text:p>
      <text:p text:style-name="P5">&gt; K-means 317.7312505245209 to run</text:p>
      <text:p text:style-name="P5"/>
      <text:p text:style-name="P5">Expectation-maximization results</text:p>
      <text:p text:style-name="P5">(array([0, 1, 2, 3, 4]), array([ 363, 1014, 1790, <text:s/>764, <text:s/>127]))</text:p>
      <text:p text:style-name="P5">Cluster 0: 17296 7014 19010 27772 19583 56438 13482 50209 55717 56654</text:p>
      <text:p text:style-name="P5">Cluster 1: 17296 7014 19010 3960 19583 48167 46160 23001 56654 12631</text:p>
      <text:p text:style-name="P5">Cluster 2: 17296 7014 19010 24273 19583 26904 55717 21772 39515 17540</text:p>
      <text:p text:style-name="P5">Cluster 3: 3763 17296 7014 51297 19010 11207 19583 49501 20671 27687</text:p>
      <text:p text:style-name="P5">Cluster 4: 48508 17289 17865 17296 39613 7014 2006 11267 54817 13482</text:p>
      <text:p text:style-name="P5">Rand <text:s text:c="7"/>0.297</text:p>
      <text:p text:style-name="P5"><text:soft-page-break/>Homogeneity 0.376</text:p>
      <text:p text:style-name="P5">Homogeneity 0.449</text:p>
      <text:p text:style-name="P5">[[ <text:s/>1 <text:s/>27 151 711 <text:s text:c="2"/>5]</text:p>
      <text:p text:style-name="P5"><text:s/>[ <text:s/>1 607 171 <text:s text:c="2"/>0 <text:s text:c="2"/>0]</text:p>
      <text:p text:style-name="P5"><text:s/>[ <text:s/>0 128 629 <text:s text:c="2"/>3 <text:s text:c="2"/>0]</text:p>
      <text:p text:style-name="P5"><text:s/>[355 114 241 <text:s text:c="2"/>7 120]</text:p>
      <text:p text:style-name="P5"><text:s/>[ <text:s/>6 138 598 <text:s/>43 <text:s text:c="2"/>2]]</text:p>
      <text:p text:style-name="P5">New labels:</text:p>
      <text:p text:style-name="P5">0 -&gt; 3(Mokslas)</text:p>
      <text:p text:style-name="P5">1 -&gt; 1(Veidai)</text:p>
      <text:p text:style-name="P5">2 -&gt; 2(Sportas)</text:p>
      <text:p text:style-name="P5">3 -&gt; 0(Auto)</text:p>
      <text:p text:style-name="P5">4 -&gt; 3(Mokslas)</text:p>
      <text:p text:style-name="P5">[ 764 1014 1790 <text:s/>490]</text:p>
      <text:p text:style-name="P5">Rand <text:s text:c="7"/>0.315</text:p>
      <text:p text:style-name="P5">Homogeneity 0.375</text:p>
      <text:p text:style-name="P5">Homogeneity 0.472</text:p>
      <text:p text:style-name="P5">[[711 <text:s/>27 151 <text:s text:c="2"/>6 <text:s text:c="2"/>0]</text:p>
      <text:p text:style-name="P5"><text:s/>[ <text:s/>0 607 171 <text:s text:c="2"/>1 <text:s text:c="2"/>0]</text:p>
      <text:p text:style-name="P5"><text:s/>[ <text:s/>3 128 629 <text:s text:c="2"/>0 <text:s text:c="2"/>0]</text:p>
      <text:p text:style-name="P5"><text:s/>[ <text:s/>7 114 241 475 <text:s text:c="2"/>0]</text:p>
      <text:p text:style-name="P5"><text:s/>[ 43 138 598 <text:s text:c="2"/>8 <text:s text:c="2"/>0]]</text:p>
      <text:p text:style-name="P5">{'model': GaussianMixture(covariance_type='diag', init_params='kmeans', max_iter=100,</text:p>
      <text:p text:style-name="P5"><text:s text:c="8"/>means_init=None, n_components=5, n_init=1, precisions_init=None,</text:p>
      <text:p text:style-name="P5"><text:s text:c="8"/>random_state=42, reg_covar=1e-06, tol=0.001, verbose=0,</text:p>
      <text:p text:style-name="P5"><text:s text:c="8"/>verbose_interval=10, warm_start=False, weights_init=None), 'title': 'Expectation-maximization'}</text:p>
      <text:p text:style-name="P5">&gt; Expectation-maximization 37.542500734329224 to run</text:p>
      <text:p text:style-name="P5"/>
      <text:p text:style-name="P5">Complete-linkage clustering results</text:p>
      <text:p text:style-name="P5">(array([0, 1, 2, 3, 4]), array([ 197, <text:s/>136, <text:s/>751, <text:s text:c="2"/>44, 2930]))</text:p>
      <text:p text:style-name="P5">Rand <text:s text:c="7"/>0.132</text:p>
      <text:p text:style-name="P5">Homogeneity 0.214</text:p>
      <text:p text:style-name="P5">Homogeneity 0.401</text:p>
      <text:p text:style-name="P5">[[ 32 <text:s text:c="2"/>5 141 <text:s text:c="2"/>0 717]</text:p>
      <text:p text:style-name="P5"><text:s/>[ 11 <text:s text:c="2"/>0 <text:s/>75 <text:s text:c="2"/>0 693]</text:p>
      <text:p text:style-name="P5"><text:s/>[ 14 131 528 <text:s/>44 <text:s/>43]</text:p>
      <text:p text:style-name="P5"><text:s/>[ 35 <text:s text:c="2"/>0 <text:s text:c="2"/>4 <text:s text:c="2"/>0 798]</text:p>
      <text:p text:style-name="P5"><text:s/>[105 <text:s text:c="2"/>0 <text:s text:c="2"/>3 <text:s text:c="2"/>0 679]]</text:p>
      <text:p text:style-name="P5">New labels:</text:p>
      <text:p text:style-name="P5">0 -&gt; 4(Verslas)</text:p>
      <text:p text:style-name="P5">1 -&gt; 2(Sportas)</text:p>
      <text:p text:style-name="P5">2 -&gt; 2(Sportas)</text:p>
      <text:p text:style-name="P5">3 -&gt; 2(Sportas)</text:p>
      <text:p text:style-name="P5">4 -&gt; 3(Mokslas)</text:p>
      <text:p text:style-name="P5">[ <text:s text:c="2"/>0 <text:s text:c="3"/>0 <text:s/>931 2930 <text:s/>197]</text:p>
      <text:p text:style-name="P5">Rand <text:s text:c="7"/>0.161</text:p>
      <text:p text:style-name="P5">Homogeneity 0.208</text:p>
      <text:p text:style-name="P5">Homogeneity 0.464</text:p>
      <text:p text:style-name="P5">[[ <text:s/>0 <text:s text:c="2"/>0 146 717 <text:s/>32]</text:p>
      <text:p text:style-name="P5"><text:s/>[ <text:s/>0 <text:s text:c="2"/>0 <text:s/>75 693 <text:s/>11]</text:p>
      <text:p text:style-name="P5"><text:s/>[ <text:s/>0 <text:s text:c="2"/>0 703 <text:s/>43 <text:s/>14]</text:p>
      <text:p text:style-name="P5"><text:s/>[ <text:s/>0 <text:s text:c="2"/>0 <text:s text:c="2"/>4 798 <text:s/>35]</text:p>
      <text:p text:style-name="P5"><text:s/>[ <text:s/>0 <text:s text:c="2"/>0 <text:s text:c="2"/>3 679 105]]</text:p>
      <text:p text:style-name="P5">{'model': AgglomerativeClustering(affinity='euclidean', compute_full_tree='auto',</text:p>
      <text:p text:style-name="P5"><text:s text:c="12"/>connectivity=None, linkage='complete', memory=None,</text:p>
      <text:p text:style-name="P5"><text:s text:c="12"/>n_clusters=5, pooling_func='deprecated'), 'title': 'Complete-linkage clustering'}</text:p>
      <text:p text:style-name="P5">&gt; Complete-linkage clustering 389.7934546470642 to run</text:p>
      <text:p text:style-name="P5"/>
      <text:p text:style-name="P5">Average-linkage clustering results</text:p>
      <text:p text:style-name="P5">(array([0, 1, 2, 3, 4]), array([4054, <text:s text:c="3"/>1, <text:s text:c="3"/>1, <text:s text:c="3"/>1, <text:s text:c="3"/>1]))</text:p>
      <text:p text:style-name="P5">Rand <text:s text:c="7"/>-0.000</text:p>
      <text:p text:style-name="P5">Homogeneity 0.001</text:p>
      <text:p text:style-name="P5">Homogeneity 0.168</text:p>
      <text:p text:style-name="P5">[[894 <text:s text:c="2"/>0 <text:s text:c="2"/>1 <text:s text:c="2"/>0 <text:s text:c="2"/>0]</text:p>
      <text:p text:style-name="P5"><text:s/>[779 <text:s text:c="2"/>0 <text:s text:c="2"/>0 <text:s text:c="2"/>0 <text:s text:c="2"/>0]</text:p>
      <text:p text:style-name="P5"><text:s/>[760 <text:s text:c="2"/>0 <text:s text:c="2"/>0 <text:s text:c="2"/>0 <text:s text:c="2"/>0]</text:p>
      <text:p text:style-name="P5"><text:s/>[834 <text:s text:c="2"/>1 <text:s text:c="2"/>0 <text:s text:c="2"/>1 <text:s text:c="2"/>1]</text:p>
      <text:p text:style-name="P5"><text:s/>[787 <text:s text:c="2"/>0 <text:s text:c="2"/>0 <text:s text:c="2"/>0 <text:s text:c="2"/>0]]</text:p>
      <text:p text:style-name="P5">New labels:</text:p>
      <text:p text:style-name="P5">0 -&gt; 0(Auto)</text:p>
      <text:p text:style-name="P5">1 -&gt; 3(Mokslas)</text:p>
      <text:p text:style-name="P5"><text:soft-page-break/>2 -&gt; 0(Auto)</text:p>
      <text:p text:style-name="P5">3 -&gt; 3(Mokslas)</text:p>
      <text:p text:style-name="P5">4 -&gt; 3(Mokslas)</text:p>
      <text:p text:style-name="P5">[4055 <text:s text:c="3"/>0 <text:s text:c="3"/>0 <text:s text:c="3"/>3]</text:p>
      <text:p text:style-name="P5">Rand <text:s text:c="7"/>-0.000</text:p>
      <text:p text:style-name="P5">Homogeneity 0.001</text:p>
      <text:p text:style-name="P5">Homogeneity 0.192</text:p>
      <text:p text:style-name="P5">[[895 <text:s text:c="2"/>0 <text:s text:c="2"/>0 <text:s text:c="2"/>0 <text:s text:c="2"/>0]</text:p>
      <text:p text:style-name="P5"><text:s/>[779 <text:s text:c="2"/>0 <text:s text:c="2"/>0 <text:s text:c="2"/>0 <text:s text:c="2"/>0]</text:p>
      <text:p text:style-name="P5"><text:s/>[760 <text:s text:c="2"/>0 <text:s text:c="2"/>0 <text:s text:c="2"/>0 <text:s text:c="2"/>0]</text:p>
      <text:p text:style-name="P5"><text:s/>[834 <text:s text:c="2"/>0 <text:s text:c="2"/>0 <text:s text:c="2"/>3 <text:s text:c="2"/>0]</text:p>
      <text:p text:style-name="P5"><text:s/>[787 <text:s text:c="2"/>0 <text:s text:c="2"/>0 <text:s text:c="2"/>0 <text:s text:c="2"/>0]]</text:p>
      <text:p text:style-name="P5">{'model': AgglomerativeClustering(affinity='euclidean', compute_full_tree='auto',</text:p>
      <text:p text:style-name="P5"><text:s text:c="12"/>connectivity=None, linkage='average', memory=None,</text:p>
      <text:p text:style-name="P5"><text:s text:c="12"/>n_clusters=5, pooling_func='deprecated'), 'title': 'Average-linkage clustering'}</text:p>
      <text:p text:style-name="P5">&gt; Average-linkage clustering 389.7244107723236 to run</text:p>
      <text:p text:style-name="P5"/>
      <text:p text:style-name="P5">Ward-linkage clustering results</text:p>
      <text:p text:style-name="P5">(array([0, 1, 2, 3, 4]), array([1776, <text:s/>588, <text:s/>671, <text:s/>354, <text:s/>669]))</text:p>
      <text:p text:style-name="P5">Rand <text:s text:c="7"/>0.432</text:p>
      <text:p text:style-name="P5">Homogeneity 0.522</text:p>
      <text:p text:style-name="P5">Homogeneity 0.579</text:p>
      <text:p text:style-name="P5">[[ 85 175 618 <text:s text:c="2"/>2 <text:s/>15]</text:p>
      <text:p text:style-name="P5"><text:s/>[165 <text:s/>22 <text:s text:c="2"/>1 <text:s text:c="2"/>0 591]</text:p>
      <text:p text:style-name="P5"><text:s/>[ 15 373 <text:s text:c="2"/>2 352 <text:s/>18]</text:p>
      <text:p text:style-name="P5"><text:s/>[792 <text:s/>11 <text:s text:c="2"/>6 <text:s text:c="2"/>0 <text:s/>28]</text:p>
      <text:p text:style-name="P5"><text:s/>[719 <text:s text:c="2"/>7 <text:s/>44 <text:s text:c="2"/>0 <text:s/>17]]</text:p>
      <text:p text:style-name="P5">New labels:</text:p>
      <text:p text:style-name="P5">0 -&gt; 3(Mokslas)</text:p>
      <text:p text:style-name="P5">1 -&gt; 2(Sportas)</text:p>
      <text:p text:style-name="P5">2 -&gt; 0(Auto)</text:p>
      <text:p text:style-name="P5">3 -&gt; 2(Sportas)</text:p>
      <text:p text:style-name="P5">4 -&gt; 1(Veidai)</text:p>
      <text:p text:style-name="P5">[ 671 <text:s/>669 <text:s/>942 1776]</text:p>
      <text:p text:style-name="P5">Rand <text:s text:c="7"/>0.472</text:p>
      <text:p text:style-name="P5">Homogeneity 0.505</text:p>
      <text:p text:style-name="P5">Homogeneity 0.627</text:p>
      <text:p text:style-name="P5">[[618 <text:s/>15 177 <text:s/>85 <text:s text:c="2"/>0]</text:p>
      <text:p text:style-name="P5"><text:s/>[ <text:s/>1 591 <text:s/>22 165 <text:s text:c="2"/>0]</text:p>
      <text:p text:style-name="P5"><text:s/>[ <text:s/>2 <text:s/>18 725 <text:s/>15 <text:s text:c="2"/>0]</text:p>
      <text:p text:style-name="P5"><text:s/>[ <text:s/>6 <text:s/>28 <text:s/>11 792 <text:s text:c="2"/>0]</text:p>
      <text:p text:style-name="P5"><text:s/>[ 44 <text:s/>17 <text:s text:c="2"/>7 719 <text:s text:c="2"/>0]]</text:p>
      <text:p text:style-name="P5">{'model': AgglomerativeClustering(affinity='euclidean', compute_full_tree='auto',</text:p>
      <text:p text:style-name="P5"><text:s text:c="12"/>connectivity=None, linkage='ward', memory=None, n_clusters=5,</text:p>
      <text:p text:style-name="P5"><text:s text:c="12"/>pooling_func='deprecated'), 'title': 'Ward-linkage clustering'}</text:p>
      <text:p text:style-name="P5">&gt; Ward-linkage clustering 389.65335726737976 to run</text:p>
      <text:p text:style-name="P5"/>
      <text:p text:style-name="P5">DBSCAN results</text:p>
      <text:p text:style-name="P5">eps=0.6 min=3: noise=3998 clusters= 15 top10=[11 <text:s/>5 <text:s/>5 <text:s/>4 <text:s/>4 <text:s/>4 <text:s/>3 <text:s/>3 <text:s/>3 <text:s/>3]</text:p>
      <text:p text:style-name="P5">eps=0.6 min=4: noise=4025 clusters= <text:s/>6 top10=[11 <text:s/>5 <text:s/>5 <text:s/>4 <text:s/>4 <text:s/>4]</text:p>
      <text:p text:style-name="P5">eps=0.6 min=5: noise=4037 clusters= <text:s/>3 top10=[11 <text:s/>5 <text:s/>5]</text:p>
      <text:p text:style-name="P5">eps=0.6 min=6: noise=4048 clusters= <text:s/>1 top10=[10]</text:p>
      <text:p text:style-name="P5">eps=0.6 min=7: noise=4048 clusters= <text:s/>1 top10=[10]</text:p>
      <text:p text:style-name="P5">eps=0.6 min=8: noise=4048 clusters= <text:s/>1 top10=[10]</text:p>
      <text:p text:style-name="P5">eps=0.7 min=3: noise=3956 clusters= 26 top10=[14 <text:s/>5 <text:s/>5 <text:s/>5 <text:s/>5 <text:s/>5 <text:s/>4 <text:s/>4 <text:s/>4 <text:s/>3]</text:p>
      <text:p text:style-name="P5">eps=0.7 min=4: noise=4007 clusters= <text:s/>9 top10=[14 <text:s/>5 <text:s/>5 <text:s/>5 <text:s/>5 <text:s/>5 <text:s/>4 <text:s/>4 <text:s/>4]</text:p>
      <text:p text:style-name="P5">eps=0.7 min=5: noise=4024 clusters= <text:s/>5 top10=[14 <text:s/>5 <text:s/>5 <text:s/>5 <text:s/>5]</text:p>
      <text:p text:style-name="P5">eps=0.7 min=6: noise=4044 clusters= <text:s/>1 top10=[14]</text:p>
      <text:p text:style-name="P5">eps=0.7 min=7: noise=4044 clusters= <text:s/>1 top10=[14]</text:p>
      <text:p text:style-name="P5">eps=0.7 min=8: noise=4044 clusters= <text:s/>1 top10=[14]</text:p>
      <text:p text:style-name="P5">eps=0.8 min=3: noise=3898 clusters= 40 top10=[14 10 <text:s/>9 <text:s/>6 <text:s/>6 <text:s/>6 <text:s/>5 <text:s/>5 <text:s/>4 <text:s/>4]</text:p>
      <text:p text:style-name="P5">eps=0.8 min=4: noise=3986 clusters= 11 top10=[14 <text:s/>9 <text:s/>9 <text:s/>6 <text:s/>6 <text:s/>6 <text:s/>5 <text:s/>5 <text:s/>4 <text:s/>4]</text:p>
      <text:p text:style-name="P5">eps=0.8 min=5: noise=4003 clusters= <text:s/>7 top10=[14 <text:s/>9 <text:s/>9 <text:s/>6 <text:s/>6 <text:s/>6 <text:s/>5]</text:p>
      <text:p text:style-name="P5">eps=0.8 min=6: noise=4014 clusters= <text:s/>5 top10=[14 <text:s/>9 <text:s/>9 <text:s/>6 <text:s/>6]</text:p>
      <text:p text:style-name="P5">eps=0.8 min=7: noise=4028 clusters= <text:s/>3 top10=[14 <text:s/>9 <text:s/>7]</text:p>
      <text:p text:style-name="P5">eps=0.8 min=8: noise=4036 clusters= <text:s/>2 top10=[14 <text:s/>8]</text:p>
      <text:p text:style-name="P5">eps=0.9 min=3: noise=3693 clusters= 80 top10=[22 21 10 10 10 <text:s/>9 <text:s/>9 <text:s/>7 <text:s/>7 <text:s/>6]</text:p>
      <text:p text:style-name="P5">eps=0.9 min=4: noise=3856 clusters= 29 top10=[22 21 10 10 10 <text:s/>9 <text:s/>9 <text:s/>7 <text:s/>6 <text:s/>6]</text:p>
      <text:p text:style-name="P5">eps=0.9 min=5: noise=3922 clusters= 15 top10=[22 21 10 10 10 <text:s/>9 <text:s/>7 <text:s/>7 <text:s/>6 <text:s/>6]</text:p>
      <text:p text:style-name="P5">eps=0.9 min=6: noise=3942 clusters= 12 top10=[22 21 10 <text:s/>9 <text:s/>9 <text:s/>7 <text:s/>7 <text:s/>7 <text:s/>6 <text:s/>6]</text:p>
      <text:p text:style-name="P5">eps=0.9 min=7: noise=3974 clusters= <text:s/>7 top10=[22 21 10 <text:s/>9 <text:s/>8 <text:s/>7 <text:s/>7]</text:p>
      <text:p text:style-name="P5">eps=0.9 min=8: noise=3996 clusters= <text:s/>4 top10=[22 21 10 <text:s/>9]</text:p>
      <text:p text:style-name="P5"><text:soft-page-break/>eps=1.0 min=3: noise=3242 clusters=147 top10=[41 34 33 19 18 18 15 14 12 12]</text:p>
      <text:p text:style-name="P5">eps=1.0 min=4: noise=3486 clusters= 73 top10=[41 34 33 18 18 18 14 14 12 12]</text:p>
      <text:p text:style-name="P5">eps=1.0 min=5: noise=3621 clusters= 46 top10=[40 33 28 18 18 17 12 12 12 11]</text:p>
      <text:p text:style-name="P5">eps=1.0 min=6: noise=3709 clusters= 32 top10=[34 33 28 18 18 17 12 12 11 11]</text:p>
      <text:p text:style-name="P5">eps=1.0 min=7: noise=3791 clusters= 19 top10=[34 33 28 18 18 17 12 11 11 10]</text:p>
      <text:p text:style-name="P5">eps=1.0 min=8: noise=3837 clusters= 14 top10=[33 31 28 18 18 17 12 10 10 10]</text:p>
      <text:p text:style-name="P5">eps=1.1 min=3: noise=2369 clusters=159 top10=[626 <text:s/>92 <text:s/>55 <text:s/>47 <text:s/>40 <text:s/>33 <text:s/>28 <text:s/>19 <text:s/>15 <text:s/>14]</text:p>
      <text:p text:style-name="P5">eps=1.1 min=4: noise=2614 clusters= 99 top10=[564 <text:s/>86 <text:s/>50 <text:s/>46 <text:s/>44 <text:s/>40 <text:s/>31 <text:s/>17 <text:s/>15 <text:s/>15]</text:p>
      <text:p text:style-name="P5">eps=1.1 min=5: noise=2811 clusters= 76 top10=[405 <text:s/>61 <text:s/>56 <text:s/>44 <text:s/>42 <text:s/>39 <text:s/>34 <text:s/>31 <text:s/>24 <text:s/>24]</text:p>
      <text:p text:style-name="P5">eps=1.1 min=6: noise=2973 clusters= 57 top10=[330 <text:s/>57 <text:s/>52 <text:s/>44 <text:s/>39 <text:s/>37 <text:s/>34 <text:s/>28 <text:s/>25 <text:s/>24]</text:p>
      <text:p text:style-name="P5">eps=1.1 min=7: noise=3190 clusters= 40 top10=[246 <text:s/>53 <text:s/>51 <text:s/>41 <text:s/>39 <text:s/>33 <text:s/>28 <text:s/>28 <text:s/>25 <text:s/>22]</text:p>
      <text:p text:style-name="P5">eps=1.1 min=8: noise=3281 clusters= 35 top10=[216 <text:s/>51 <text:s/>50 <text:s/>41 <text:s/>39 <text:s/>31 <text:s/>28 <text:s/>28 <text:s/>26 <text:s/>18]</text:p>
      <text:p text:style-name="P5">eps=1.2 min=3: noise= 954 clusters= 37 top10=[2959 <text:s text:c="3"/>9 <text:s text:c="3"/>9 <text:s text:c="3"/>6 <text:s text:c="3"/>6 <text:s text:c="3"/>6 <text:s text:c="3"/>6 <text:s text:c="3"/>6 <text:s text:c="3"/>5 <text:s text:c="3"/>5]</text:p>
      <text:p text:style-name="P5">eps=1.2 min=4: noise=1066 clusters= 18 top10=[2900 <text:s text:c="3"/>8 <text:s text:c="3"/>7 <text:s text:c="3"/>6 <text:s text:c="3"/>6 <text:s text:c="3"/>6 <text:s text:c="3"/>6 <text:s text:c="3"/>6 <text:s text:c="3"/>6 <text:s text:c="3"/>6]</text:p>
      <text:p text:style-name="P5">eps=1.2 min=5: noise=1157 clusters= 20 top10=[2781 <text:s text:c="2"/>19 <text:s text:c="2"/>10 <text:s text:c="3"/>8 <text:s text:c="3"/>6 <text:s text:c="3"/>6 <text:s text:c="3"/>6 <text:s text:c="3"/>6 <text:s text:c="3"/>6 <text:s text:c="3"/>5]</text:p>
      <text:p text:style-name="P5">eps=1.2 min=6: noise=1267 clusters= 11 top10=[2714 <text:s text:c="2"/>18 <text:s text:c="2"/>10 <text:s text:c="3"/>8 <text:s text:c="3"/>7 <text:s text:c="3"/>6 <text:s text:c="3"/>6 <text:s text:c="3"/>6 <text:s text:c="3"/>6 <text:s text:c="3"/>5]</text:p>
      <text:p text:style-name="P5">eps=1.2 min=7: noise=1373 clusters= <text:s/>7 top10=[2637 <text:s text:c="2"/>12 <text:s text:c="3"/>9 <text:s text:c="3"/>9 <text:s text:c="3"/>6 <text:s text:c="3"/>6 <text:s text:c="3"/>6]</text:p>
      <text:p text:style-name="P5">eps=1.2 min=8: noise=1454 clusters= <text:s/>5 top10=[2569 <text:s text:c="2"/>11 <text:s text:c="3"/>9 <text:s text:c="3"/>8 <text:s text:c="3"/>7]</text:p>
      <text:p text:style-name="P5">eps=1.3 min=3: noise= <text:s/>47 clusters= <text:s/>1 top10=[4011]</text:p>
      <text:p text:style-name="P5">eps=1.3 min=4: noise= <text:s/>49 clusters= <text:s/>1 top10=[4009]</text:p>
      <text:p text:style-name="P5">eps=1.3 min=5: noise= <text:s/>54 clusters= <text:s/>1 top10=[4004]</text:p>
      <text:p text:style-name="P5">eps=1.3 min=6: noise= <text:s/>61 clusters= <text:s/>1 top10=[3997]</text:p>
      <text:p text:style-name="P5">eps=1.3 min=7: noise= <text:s/>65 clusters= <text:s/>1 top10=[3993]</text:p>
      <text:p text:style-name="P5">eps=1.3 min=8: noise= <text:s/>67 clusters= <text:s/>1 top10=[3991]</text:p>
      <text:p text:style-name="P5">&gt; DBSCAN 34.537649154663086 to run</text:p>
      <text:h text:style-name="P20" text:outline-level="2">Stemer</text:h>
      <text:p text:style-name="P2">&gt;Namespace(dr=None, intro=False, lemmer=False, lemstop=False, max_df=None, methods=['km', 'em', 'ac', 'aa', 'aw', 'db'], min_df=None, ngram=None, raw=False, stemer=True, stopword=False, title=False)</text:p>
      <text:p text:style-name="P2">STEMER experiment</text:p>
      <text:p text:style-name="P2">&gt;TfidfVectorizer(analyzer='word', binary=False, decode_error='strict',</text:p>
      <text:p text:style-name="P2"><text:s text:c="8"/>dtype=&lt;class 'numpy.float64'&gt;, encoding='utf-8', input='content',</text:p>
      <text:p text:style-name="P2"><text:s text:c="8"/>lowercase=True, max_df=1.0, max_features=None, min_df=1,</text:p>
      <text:p text:style-name="P2"><text:s text:c="8"/>ngram_range=(1, 1), norm='l2', preprocessor=None, smooth_idf=True,</text:p>
      <text:p text:style-name="P2"><text:s text:c="8"/>stop_words=None, strip_accents=None, sublinear_tf=False,</text:p>
      <text:p text:style-name="P2"><text:s text:c="8"/>token_pattern='(?u)\\b\\w\\w+\\b', tokenizer=None, use_idf=True,</text:p>
      <text:p text:style-name="P2"><text:s text:c="8"/>vocabulary=None)</text:p>
      <text:p text:style-name="P2">&gt;(4058, 47668)</text:p>
      <text:p text:style-name="P2"/>
      <text:p text:style-name="P2">K-means results</text:p>
      <text:p text:style-name="P2">[ 442 <text:s/>664 <text:s/>390 1151 1411]</text:p>
      <text:p text:style-name="P2">Cluster 0: 13571 43547 37690 19262 37700 19069 34038 44041 45465 21063</text:p>
      <text:p text:style-name="P2">Cluster 1: 3385 13571 43231 9000 15693 41566 21636 16446 18289 32725</text:p>
      <text:p text:style-name="P2">Cluster 2: 35255 17303 13571 46322 47229 19868 17110 40571 9020 30738</text:p>
      <text:p text:style-name="P2">Cluster 3: 13571 15693 9584 33296 21063 19262 7084 18289 45823 45168</text:p>
      <text:p text:style-name="P2">Cluster 4: 13571 15693 18289 45168 40261 20241 5740 21063 38364 44279</text:p>
      <text:p text:style-name="P2">Rand <text:s text:c="7"/>0.431</text:p>
      <text:p text:style-name="P2">Homogeneity 0.518</text:p>
      <text:p text:style-name="P2">Homogeneity 0.560</text:p>
      <text:p text:style-name="P2">[[144 629 <text:s text:c="2"/>1 <text:s/>83 <text:s/>38]</text:p>
      <text:p text:style-name="P2"><text:s/>[ <text:s/>0 <text:s text:c="2"/>0 <text:s text:c="2"/>0 <text:s/>25 754]</text:p>
      <text:p text:style-name="P2"><text:s/>[294 <text:s text:c="2"/>1 389 <text:s/>13 <text:s/>63]</text:p>
      <text:p text:style-name="P2"><text:s/>[ <text:s/>2 <text:s text:c="2"/>4 <text:s text:c="2"/>0 345 486]</text:p>
      <text:p text:style-name="P2"><text:s/>[ <text:s/>2 <text:s/>30 <text:s text:c="2"/>0 685 <text:s/>70]]</text:p>
      <text:p text:style-name="P2">New labels:</text:p>
      <text:p text:style-name="P2">0 -&gt; 2(Sportas)</text:p>
      <text:p text:style-name="P2">1 -&gt; 0(Auto)</text:p>
      <text:p text:style-name="P2">2 -&gt; 2(Sportas)</text:p>
      <text:p text:style-name="P2">3 -&gt; 4(Verslas)</text:p>
      <text:p text:style-name="P2">4 -&gt; 1(Veidai)</text:p>
      <text:p text:style-name="P2">[ 664 1411 <text:s/>832 <text:s text:c="3"/>0 1151]</text:p>
      <text:p text:style-name="P2">Rand <text:s text:c="7"/>0.469</text:p>
      <text:p text:style-name="P2">Homogeneity 0.503</text:p>
      <text:p text:style-name="P2">Homogeneity 0.601</text:p>
      <text:p text:style-name="P2">[[629 <text:s/>38 145 <text:s text:c="2"/>0 <text:s/>83]</text:p>
      <text:p text:style-name="P2"><text:s/>[ <text:s/>0 754 <text:s text:c="2"/>0 <text:s text:c="2"/>0 <text:s/>25]</text:p>
      <text:p text:style-name="P2"><text:s/>[ <text:s/>1 <text:s/>63 683 <text:s text:c="2"/>0 <text:s/>13]</text:p>
      <text:p text:style-name="P2"><text:s/>[ <text:s/>4 486 <text:s text:c="2"/>2 <text:s text:c="2"/>0 345]</text:p>
      <text:p text:style-name="P2"><text:s/>[ 30 <text:s/>70 <text:s text:c="2"/>2 <text:s text:c="2"/>0 685]]</text:p>
      <text:p text:style-name="P2"><text:soft-page-break/>{'title': 'K-means', 'model': KMeans(algorithm='auto', copy_x=True, init='k-means++', max_iter=300,</text:p>
      <text:p text:style-name="P2"><text:s text:c="4"/>n_clusters=5, n_init=10, n_jobs=-1, precompute_distances='auto',</text:p>
      <text:p text:style-name="P2"><text:s text:c="4"/>random_state=42, tol=0.0001, verbose=0)}</text:p>
      <text:p text:style-name="P2">&gt; K-means 249.34528398513794 to run</text:p>
      <text:p text:style-name="P2"/>
      <text:p text:style-name="P2">Expectation-maximization results</text:p>
      <text:p text:style-name="P2">(array([0, 1, 2, 3, 4]), array([1189, <text:s/>544, <text:s/>848, <text:s/>818, <text:s/>659]))</text:p>
      <text:p text:style-name="P2">Cluster 0: 13571 15693 18289 45168 21063 40774 5740 10636 13725 38364</text:p>
      <text:p text:style-name="P2">Cluster 1: 35255 13571 17303 46322 40571 19262 47229 30738 19868 45465</text:p>
      <text:p text:style-name="P2">Cluster 2: 13571 9584 33296 15693 21063 19262 7084 45823 15730 21695</text:p>
      <text:p text:style-name="P2">Cluster 3: 13571 15693 20241 18289 40261 44279 10049 45168 38364 21063</text:p>
      <text:p text:style-name="P2">Cluster 4: 3385 13571 43231 9000 15693 21636 41566 16446 18289 10636</text:p>
      <text:p text:style-name="P2">Rand <text:s text:c="7"/>0.447</text:p>
      <text:p text:style-name="P2">Homogeneity 0.494</text:p>
      <text:p text:style-name="P2">Homogeneity 0.505</text:p>
      <text:p text:style-name="P2">[[ 62 <text:s/>19 <text:s/>62 125 627]</text:p>
      <text:p text:style-name="P2"><text:s/>[282 <text:s text:c="2"/>0 <text:s/>23 474 <text:s text:c="2"/>0]</text:p>
      <text:p text:style-name="P2"><text:s/>[ 86 525 <text:s text:c="2"/>7 141 <text:s text:c="2"/>1]</text:p>
      <text:p text:style-name="P2"><text:s/>[680 <text:s text:c="2"/>0 114 <text:s/>39 <text:s text:c="2"/>4]</text:p>
      <text:p text:style-name="P2"><text:s/>[ 79 <text:s text:c="2"/>0 642 <text:s/>39 <text:s/>27]]</text:p>
      <text:p text:style-name="P2">New labels:</text:p>
      <text:p text:style-name="P2">0 -&gt; 3(Mokslas)</text:p>
      <text:p text:style-name="P2">1 -&gt; 2(Sportas)</text:p>
      <text:p text:style-name="P2">2 -&gt; 4(Verslas)</text:p>
      <text:p text:style-name="P2">3 -&gt; 1(Veidai)</text:p>
      <text:p text:style-name="P2">4 -&gt; 0(Auto)</text:p>
      <text:p text:style-name="P2">[ 659 <text:s/>818 <text:s/>544 1189 <text:s/>848]</text:p>
      <text:p text:style-name="P2">Rand <text:s text:c="7"/>0.447</text:p>
      <text:p text:style-name="P2">Homogeneity 0.494</text:p>
      <text:p text:style-name="P2">Homogeneity 0.505</text:p>
      <text:p text:style-name="P2">[[627 125 <text:s/>19 <text:s/>62 <text:s/>62]</text:p>
      <text:p text:style-name="P2"><text:s/>[ <text:s/>0 474 <text:s text:c="2"/>0 282 <text:s/>23]</text:p>
      <text:p text:style-name="P2"><text:s/>[ <text:s/>1 141 525 <text:s/>86 <text:s text:c="2"/>7]</text:p>
      <text:p text:style-name="P2"><text:s/>[ <text:s/>4 <text:s/>39 <text:s text:c="2"/>0 680 114]</text:p>
      <text:p text:style-name="P2"><text:s/>[ 27 <text:s/>39 <text:s text:c="2"/>0 <text:s/>79 642]]</text:p>
      <text:p text:style-name="P2">{'title': 'Expectation-maximization', 'model': GaussianMixture(covariance_type='diag', init_params='kmeans', max_iter=100,</text:p>
      <text:p text:style-name="P2"><text:s text:c="8"/>means_init=None, n_components=5, n_init=1, precisions_init=None,</text:p>
      <text:p text:style-name="P2"><text:s text:c="8"/>random_state=42, reg_covar=1e-06, tol=0.001, verbose=0,</text:p>
      <text:p text:style-name="P2"><text:s text:c="8"/>verbose_interval=10, warm_start=False, weights_init=None)}</text:p>
      <text:p text:style-name="P2">&gt; Expectation-maximization 44.39216136932373 to run</text:p>
      <text:p text:style-name="P2"/>
      <text:p text:style-name="P2">Complete-linkage clustering results</text:p>
      <text:p text:style-name="P2">(array([0, 1, 2, 3, 4]), array([3344, <text:s/>226, <text:s/>129, <text:s/>325, <text:s text:c="2"/>34]))</text:p>
      <text:p text:style-name="P2">Rand <text:s text:c="7"/>0.057</text:p>
      <text:p text:style-name="P2">Homogeneity 0.152</text:p>
      <text:p text:style-name="P2">Homogeneity 0.363</text:p>
      <text:p text:style-name="P2">[[730 149 <text:s text:c="2"/>0 <text:s/>16 <text:s text:c="2"/>0]</text:p>
      <text:p text:style-name="P2"><text:s/>[763 <text:s/>12 <text:s text:c="2"/>0 <text:s text:c="2"/>4 <text:s text:c="2"/>0]</text:p>
      <text:p text:style-name="P2"><text:s/>[275 <text:s/>18 129 304 <text:s/>34]</text:p>
      <text:p text:style-name="P2"><text:s/>[827 <text:s/>10 <text:s text:c="2"/>0 <text:s text:c="2"/>0 <text:s text:c="2"/>0]</text:p>
      <text:p text:style-name="P2"><text:s/>[749 <text:s/>37 <text:s text:c="2"/>0 <text:s text:c="2"/>1 <text:s text:c="2"/>0]]</text:p>
      <text:p text:style-name="P2">New labels:</text:p>
      <text:p text:style-name="P2">0 -&gt; 3(Mokslas)</text:p>
      <text:p text:style-name="P2">1 -&gt; 0(Auto)</text:p>
      <text:p text:style-name="P2">2 -&gt; 2(Sportas)</text:p>
      <text:p text:style-name="P2">3 -&gt; 2(Sportas)</text:p>
      <text:p text:style-name="P2">4 -&gt; 2(Sportas)</text:p>
      <text:p text:style-name="P2">[ 226 <text:s text:c="3"/>0 <text:s/>488 3344]</text:p>
      <text:p text:style-name="P2">Rand <text:s text:c="7"/>0.074</text:p>
      <text:p text:style-name="P2">Homogeneity 0.150</text:p>
      <text:p text:style-name="P2">Homogeneity 0.420</text:p>
      <text:p text:style-name="P2">[[149 <text:s text:c="2"/>0 <text:s/>16 730 <text:s text:c="2"/>0]</text:p>
      <text:p text:style-name="P2"><text:s/>[ 12 <text:s text:c="2"/>0 <text:s text:c="2"/>4 763 <text:s text:c="2"/>0]</text:p>
      <text:p text:style-name="P2"><text:s/>[ 18 <text:s text:c="2"/>0 467 275 <text:s text:c="2"/>0]</text:p>
      <text:p text:style-name="P2"><text:s/>[ 10 <text:s text:c="2"/>0 <text:s text:c="2"/>0 827 <text:s text:c="2"/>0]</text:p>
      <text:p text:style-name="P2"><text:s/>[ 37 <text:s text:c="2"/>0 <text:s text:c="2"/>1 749 <text:s text:c="2"/>0]]</text:p>
      <text:p text:style-name="P2">{'title': 'Complete-linkage clustering', 'model': AgglomerativeClustering(affinity='euclidean', compute_full_tree='auto',</text:p>
      <text:p text:style-name="P2"><text:s text:c="12"/>connectivity=None, linkage='complete', memory=None,</text:p>
      <text:p text:style-name="P2"><text:s text:c="12"/>n_clusters=5, pooling_func='deprecated')}</text:p>
      <text:p text:style-name="P2"><text:soft-page-break/>&gt; Complete-linkage clustering 336.9955370426178 to run</text:p>
      <text:p text:style-name="P2"/>
      <text:p text:style-name="P2">Average-linkage clustering results</text:p>
      <text:p text:style-name="P2">(array([0, 1, 2, 3, 4]), array([4044, <text:s text:c="3"/>8, <text:s text:c="3"/>3, <text:s text:c="3"/>2, <text:s text:c="3"/>1]))</text:p>
      <text:p text:style-name="P2">Rand <text:s text:c="7"/>-0.000</text:p>
      <text:p text:style-name="P2">Homogeneity 0.002</text:p>
      <text:p text:style-name="P2">Homogeneity 0.131</text:p>
      <text:p text:style-name="P2">[[889 <text:s text:c="2"/>6 <text:s text:c="2"/>0 <text:s text:c="2"/>0 <text:s text:c="2"/>0]</text:p>
      <text:p text:style-name="P2"><text:s/>[779 <text:s text:c="2"/>0 <text:s text:c="2"/>0 <text:s text:c="2"/>0 <text:s text:c="2"/>0]</text:p>
      <text:p text:style-name="P2"><text:s/>[757 <text:s text:c="2"/>2 <text:s text:c="2"/>0 <text:s text:c="2"/>1 <text:s text:c="2"/>0]</text:p>
      <text:p text:style-name="P2"><text:s/>[834 <text:s text:c="2"/>0 <text:s text:c="2"/>1 <text:s text:c="2"/>1 <text:s text:c="2"/>1]</text:p>
      <text:p text:style-name="P2"><text:s/>[785 <text:s text:c="2"/>0 <text:s text:c="2"/>2 <text:s text:c="2"/>0 <text:s text:c="2"/>0]]</text:p>
      <text:p text:style-name="P2">New labels:</text:p>
      <text:p text:style-name="P2">0 -&gt; 0(Auto)</text:p>
      <text:p text:style-name="P2">1 -&gt; 0(Auto)</text:p>
      <text:p text:style-name="P2">2 -&gt; 4(Verslas)</text:p>
      <text:p text:style-name="P2">3 -&gt; 2(Sportas)</text:p>
      <text:p text:style-name="P2">4 -&gt; 3(Mokslas)</text:p>
      <text:p text:style-name="P2">[4052 <text:s text:c="3"/>0 <text:s text:c="3"/>2 <text:s text:c="3"/>1 <text:s text:c="3"/>3]</text:p>
      <text:p text:style-name="P2">Rand <text:s text:c="7"/>0.000</text:p>
      <text:p text:style-name="P2">Homogeneity 0.001</text:p>
      <text:p text:style-name="P2">Homogeneity 0.125</text:p>
      <text:p text:style-name="P2">[[895 <text:s text:c="2"/>0 <text:s text:c="2"/>0 <text:s text:c="2"/>0 <text:s text:c="2"/>0]</text:p>
      <text:p text:style-name="P2"><text:s/>[779 <text:s text:c="2"/>0 <text:s text:c="2"/>0 <text:s text:c="2"/>0 <text:s text:c="2"/>0]</text:p>
      <text:p text:style-name="P2"><text:s/>[759 <text:s text:c="2"/>0 <text:s text:c="2"/>1 <text:s text:c="2"/>0 <text:s text:c="2"/>0]</text:p>
      <text:p text:style-name="P2"><text:s/>[834 <text:s text:c="2"/>0 <text:s text:c="2"/>1 <text:s text:c="2"/>1 <text:s text:c="2"/>1]</text:p>
      <text:p text:style-name="P2"><text:s/>[785 <text:s text:c="2"/>0 <text:s text:c="2"/>0 <text:s text:c="2"/>0 <text:s text:c="2"/>2]]</text:p>
      <text:p text:style-name="P2">{'title': 'Average-linkage clustering', 'model': AgglomerativeClustering(affinity='euclidean', compute_full_tree='auto',</text:p>
      <text:p text:style-name="P2"><text:s text:c="12"/>connectivity=None, linkage='average', memory=None,</text:p>
      <text:p text:style-name="P2"><text:s text:c="12"/>n_clusters=5, pooling_func='deprecated')}</text:p>
      <text:p text:style-name="P2">&gt; Average-linkage clustering 337.0859875679016 to run</text:p>
      <text:p text:style-name="P2"/>
      <text:p text:style-name="P2">Ward-linkage clustering results</text:p>
      <text:p text:style-name="P2">(array([0, 1, 2, 3, 4]), array([ 494, 1665, <text:s/>715, <text:s/>413, <text:s/>771]))</text:p>
      <text:p text:style-name="P2">Rand <text:s text:c="7"/>0.487</text:p>
      <text:p text:style-name="P2">Homogeneity 0.563</text:p>
      <text:p text:style-name="P2">Homogeneity 0.614</text:p>
      <text:p text:style-name="P2">[[165 <text:s/>68 648 <text:s text:c="2"/>4 <text:s/>10]</text:p>
      <text:p text:style-name="P2"><text:s/>[ <text:s/>3 <text:s/>96 <text:s text:c="2"/>0 <text:s text:c="2"/>0 680]</text:p>
      <text:p text:style-name="P2"><text:s/>[321 <text:s/>22 <text:s text:c="2"/>2 405 <text:s/>10]</text:p>
      <text:p text:style-name="P2"><text:s/>[ <text:s/>3 772 <text:s/>17 <text:s text:c="2"/>0 <text:s/>45]</text:p>
      <text:p text:style-name="P2"><text:s/>[ <text:s/>2 707 <text:s/>48 <text:s text:c="2"/>4 <text:s/>26]]</text:p>
      <text:p text:style-name="P2">New labels:</text:p>
      <text:p text:style-name="P2">0 -&gt; 2(Sportas)</text:p>
      <text:p text:style-name="P2">1 -&gt; 3(Mokslas)</text:p>
      <text:p text:style-name="P2">2 -&gt; 0(Auto)</text:p>
      <text:p text:style-name="P2">3 -&gt; 2(Sportas)</text:p>
      <text:p text:style-name="P2">4 -&gt; 1(Veidai)</text:p>
      <text:p text:style-name="P2">[ 715 <text:s/>771 <text:s/>907 1665]</text:p>
      <text:p text:style-name="P2">Rand <text:s text:c="7"/>0.526</text:p>
      <text:p text:style-name="P2">Homogeneity 0.547</text:p>
      <text:p text:style-name="P2">Homogeneity 0.666</text:p>
      <text:p text:style-name="P2">[[648 <text:s/>10 169 <text:s/>68 <text:s text:c="2"/>0]</text:p>
      <text:p text:style-name="P2"><text:s/>[ <text:s/>0 680 <text:s text:c="2"/>3 <text:s/>96 <text:s text:c="2"/>0]</text:p>
      <text:p text:style-name="P2"><text:s/>[ <text:s/>2 <text:s/>10 726 <text:s/>22 <text:s text:c="2"/>0]</text:p>
      <text:p text:style-name="P2"><text:s/>[ 17 <text:s/>45 <text:s text:c="2"/>3 772 <text:s text:c="2"/>0]</text:p>
      <text:p text:style-name="P2"><text:s/>[ 48 <text:s/>26 <text:s text:c="2"/>6 707 <text:s text:c="2"/>0]]</text:p>
      <text:p text:style-name="P2">{'title': 'Ward-linkage clustering', 'model': AgglomerativeClustering(affinity='euclidean', compute_full_tree='auto',</text:p>
      <text:p text:style-name="P2"><text:s text:c="12"/>connectivity=None, linkage='ward', memory=None, n_clusters=5,</text:p>
      <text:p text:style-name="P2"><text:s text:c="12"/>pooling_func='deprecated')}</text:p>
      <text:p text:style-name="P2">&gt; Ward-linkage clustering 337.01082468032837 to run</text:p>
      <text:p text:style-name="P2"/>
      <text:p text:style-name="P2">DBSCAN results</text:p>
      <text:p text:style-name="P2">eps=0.6 min=3: noise=3995 clusters= 16 top10=[11 <text:s/>5 <text:s/>5 <text:s/>4 <text:s/>4 <text:s/>4 <text:s/>3 <text:s/>3 <text:s/>3 <text:s/>3]</text:p>
      <text:p text:style-name="P2">eps=0.6 min=4: noise=4025 clusters= <text:s/>6 top10=[11 <text:s/>5 <text:s/>5 <text:s/>4 <text:s/>4 <text:s/>4]</text:p>
      <text:p text:style-name="P2">eps=0.6 min=5: noise=4037 clusters= <text:s/>3 top10=[11 <text:s/>5 <text:s/>5]</text:p>
      <text:p text:style-name="P2">eps=0.6 min=6: noise=4048 clusters= <text:s/>1 top10=[10]</text:p>
      <text:p text:style-name="P2">eps=0.6 min=7: noise=4048 clusters= <text:s/>1 top10=[10]</text:p>
      <text:p text:style-name="P2">eps=0.6 min=8: noise=4048 clusters= <text:s/>1 top10=[10]</text:p>
      <text:p text:style-name="P2">eps=0.7 min=3: noise=3949 clusters= 26 top10=[14 <text:s/>9 <text:s/>6 <text:s/>6 <text:s/>5 <text:s/>5 <text:s/>5 <text:s/>4 <text:s/>4 <text:s/>3]</text:p>
      <text:p text:style-name="P2"><text:soft-page-break/>eps=0.7 min=4: noise=4001 clusters= <text:s/>9 top10=[14 <text:s/>9 <text:s/>6 <text:s/>6 <text:s/>5 <text:s/>5 <text:s/>4 <text:s/>4 <text:s/>4]</text:p>
      <text:p text:style-name="P2">eps=0.7 min=5: noise=4014 clusters= <text:s/>6 top10=[14 <text:s/>9 <text:s/>6 <text:s/>5 <text:s/>5 <text:s/>5]</text:p>
      <text:p text:style-name="P2">eps=0.7 min=6: noise=4037 clusters= <text:s/>2 top10=[14 <text:s/>7]</text:p>
      <text:p text:style-name="P2">eps=0.7 min=7: noise=4037 clusters= <text:s/>2 top10=[14 <text:s/>7]</text:p>
      <text:p text:style-name="P2">eps=0.7 min=8: noise=4044 clusters= <text:s/>1 top10=[14]</text:p>
      <text:p text:style-name="P2">eps=0.8 min=3: noise=3889 clusters= 43 top10=[14 10 <text:s/>9 <text:s/>6 <text:s/>6 <text:s/>6 <text:s/>5 <text:s/>4 <text:s/>4 <text:s/>4]</text:p>
      <text:p text:style-name="P2">eps=0.8 min=4: noise=3983 clusters= 12 top10=[14 <text:s/>9 <text:s/>9 <text:s/>6 <text:s/>6 <text:s/>6 <text:s/>5 <text:s/>4 <text:s/>4 <text:s/>4]</text:p>
      <text:p text:style-name="P2">eps=0.8 min=5: noise=4003 clusters= <text:s/>7 top10=[14 <text:s/>9 <text:s/>9 <text:s/>6 <text:s/>6 <text:s/>6 <text:s/>5]</text:p>
      <text:p text:style-name="P2">eps=0.8 min=6: noise=4014 clusters= <text:s/>5 top10=[14 <text:s/>9 <text:s/>9 <text:s/>6 <text:s/>6]</text:p>
      <text:p text:style-name="P2">eps=0.8 min=7: noise=4026 clusters= <text:s/>3 top10=[14 <text:s/>9 <text:s/>9]</text:p>
      <text:p text:style-name="P2">eps=0.8 min=8: noise=4027 clusters= <text:s/>3 top10=[14 <text:s/>9 <text:s/>8]</text:p>
      <text:p text:style-name="P2">eps=0.9 min=3: noise=3679 clusters= 80 top10=[24 20 15 10 10 <text:s/>9 <text:s/>9 <text:s/>9 <text:s/>8 <text:s/>7]</text:p>
      <text:p text:style-name="P2">eps=0.9 min=4: noise=3822 clusters= 36 top10=[23 20 11 10 10 <text:s/>9 <text:s/>9 <text:s/>9 <text:s/>7 <text:s/>7]</text:p>
      <text:p text:style-name="P2">eps=0.9 min=5: noise=3907 clusters= 17 top10=[23 20 10 10 <text:s/>9 <text:s/>9 <text:s/>9 <text:s/>7 <text:s/>7 <text:s/>7]</text:p>
      <text:p text:style-name="P2">eps=0.9 min=6: noise=3925 clusters= 15 top10=[23 20 10 <text:s/>9 <text:s/>8 <text:s/>7 <text:s/>7 <text:s/>7 <text:s/>6 <text:s/>6]</text:p>
      <text:p text:style-name="P2">eps=0.9 min=7: noise=3976 clusters= <text:s/>7 top10=[23 18 10 <text:s/>9 <text:s/>8 <text:s/>7 <text:s/>7]</text:p>
      <text:p text:style-name="P2">eps=0.9 min=8: noise=3998 clusters= <text:s/>4 top10=[23 18 10 <text:s/>9]</text:p>
      <text:p text:style-name="P2">eps=1.0 min=3: noise=3198 clusters=148 top10=[41 40 34 26 23 21 18 18 15 15]</text:p>
      <text:p text:style-name="P2">eps=1.0 min=4: noise=3440 clusters= 75 top10=[41 40 34 26 23 21 18 17 14 12]</text:p>
      <text:p text:style-name="P2">eps=1.0 min=5: noise=3574 clusters= 47 top10=[39 38 34 26 21 18 17 13 12 12]</text:p>
      <text:p text:style-name="P2">eps=1.0 min=6: noise=3662 clusters= 35 top10=[38 34 28 25 21 18 17 12 12 12]</text:p>
      <text:p text:style-name="P2">eps=1.0 min=7: noise=3772 clusters= 20 top10=[35 31 28 22 21 18 17 12 11 11]</text:p>
      <text:p text:style-name="P2">eps=1.0 min=8: noise=3821 clusters= 14 top10=[33 31 28 21 20 18 17 12 11 10]</text:p>
      <text:p text:style-name="P2">eps=1.1 min=3: noise=2292 clusters=156 top10=[579 122 <text:s/>89 <text:s/>66 <text:s/>40 <text:s/>35 <text:s/>33 <text:s/>33 <text:s/>29 <text:s/>18]</text:p>
      <text:p text:style-name="P2">eps=1.1 min=4: noise=2537 clusters= 97 top10=[519 <text:s/>98 <text:s/>88 <text:s/>64 <text:s/>40 <text:s/>35 <text:s/>33 <text:s/>32 <text:s/>30 <text:s/>29]</text:p>
      <text:p text:style-name="P2">eps=1.1 min=5: noise=2736 clusters= 75 top10=[411 <text:s/>58 <text:s/>48 <text:s/>44 <text:s/>40 <text:s/>39 <text:s/>34 <text:s/>31 <text:s/>30 <text:s/>28]</text:p>
      <text:p text:style-name="P2">eps=1.1 min=6: noise=2882 clusters= 65 top10=[265 <text:s/>58 <text:s/>55 <text:s/>46 <text:s/>40 <text:s/>39 <text:s/>39 <text:s/>31 <text:s/>31 <text:s/>30]</text:p>
      <text:p text:style-name="P2">eps=1.1 min=7: noise=3085 clusters= 49 top10=[249 <text:s/>55 <text:s/>46 <text:s/>40 <text:s/>39 <text:s/>31 <text:s/>31 <text:s/>30 <text:s/>30 <text:s/>26]</text:p>
      <text:p text:style-name="P2">eps=1.1 min=8: noise=3181 clusters= 42 top10=[181 <text:s/>51 <text:s/>45 <text:s/>44 <text:s/>40 <text:s/>39 <text:s/>31 <text:s/>31 <text:s/>30 <text:s/>27]</text:p>
      <text:p text:style-name="P2">eps=1.2 min=3: noise= 967 clusters= 33 top10=[2957 <text:s text:c="3"/>9 <text:s text:c="3"/>8 <text:s text:c="3"/>7 <text:s text:c="3"/>6 <text:s text:c="3"/>6 <text:s text:c="3"/>6 <text:s text:c="3"/>6 <text:s text:c="3"/>5 <text:s text:c="3"/>5]</text:p>
      <text:p text:style-name="P2">eps=1.2 min=4: noise=1064 clusters= 18 top10=[2892 <text:s text:c="2"/>18 <text:s text:c="3"/>9 <text:s text:c="3"/>8 <text:s text:c="3"/>7 <text:s text:c="3"/>6 <text:s text:c="3"/>6 <text:s text:c="3"/>6 <text:s text:c="3"/>6 <text:s text:c="3"/>5]</text:p>
      <text:p text:style-name="P2">eps=1.2 min=5: noise=1161 clusters= 16 top10=[2800 <text:s text:c="2"/>17 <text:s text:c="3"/>8 <text:s text:c="3"/>8 <text:s text:c="3"/>7 <text:s text:c="3"/>7 <text:s text:c="3"/>6 <text:s text:c="3"/>6 <text:s text:c="3"/>6 <text:s text:c="3"/>5]</text:p>
      <text:p text:style-name="P2">eps=1.2 min=6: noise=1267 clusters= <text:s/>9 top10=[2737 <text:s text:c="3"/>9 <text:s text:c="3"/>8 <text:s text:c="3"/>7 <text:s text:c="3"/>7 <text:s text:c="3"/>6 <text:s text:c="3"/>6 <text:s text:c="3"/>6 <text:s text:c="3"/>5]</text:p>
      <text:p text:style-name="P2">eps=1.2 min=7: noise=1349 clusters= <text:s/>7 top10=[2670 <text:s text:c="3"/>8 <text:s text:c="3"/>7 <text:s text:c="3"/>6 <text:s text:c="3"/>6 <text:s text:c="3"/>6 <text:s text:c="3"/>6]</text:p>
      <text:p text:style-name="P2">eps=1.2 min=8: noise=1435 clusters= <text:s/>1 top10=[2623]</text:p>
      <text:p text:style-name="P2">eps=1.3 min=3: noise= <text:s/>48 clusters= <text:s/>1 top10=[4010]</text:p>
      <text:p text:style-name="P2">eps=1.3 min=4: noise= <text:s/>50 clusters= <text:s/>1 top10=[4008]</text:p>
      <text:p text:style-name="P2">eps=1.3 min=5: noise= <text:s/>54 clusters= <text:s/>1 top10=[4004]</text:p>
      <text:p text:style-name="P2">eps=1.3 min=6: noise= <text:s/>57 clusters= <text:s/>1 top10=[4001]</text:p>
      <text:p text:style-name="P2">eps=1.3 min=7: noise= <text:s/>63 clusters= <text:s/>1 top10=[3995]</text:p>
      <text:p text:style-name="P2">eps=1.3 min=8: noise= <text:s/>70 clusters= <text:s/>1 top10=[3988]</text:p>
      <text:p text:style-name="P2">&gt; DBSCAN 40.027209520339966 to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as </meta:initial-creator>
    <meta:creation-date>2018-12-21T21:31:20.473143353</meta:creation-date>
    <dc:date>2018-12-26T23:14:50.369923579</dc:date>
    <dc:creator>Domas </dc:creator>
    <meta:editing-duration>PT1H38M30S</meta:editing-duration>
    <meta:editing-cycles>6</meta:editing-cycles>
    <meta:generator>LibreOffice/6.1.3.2$Linux_X86_64 LibreOffice_project/10$Build-2</meta:generator>
    <meta:document-statistic meta:table-count="0" meta:image-count="0" meta:object-count="0" meta:page-count="101" meta:paragraph-count="6729" meta:word-count="38321" meta:character-count="266328" meta:non-whitespace-character-count="209136"/>
  </office:meta>
</office:document-meta>
</file>